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rrow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7.001cm"/>
    </style:style>
    <style:style style:name="co8" style:family="table-column">
      <style:table-column-properties fo:break-before="auto" style:column-width="16cm"/>
    </style:style>
    <style:style style:name="co9" style:family="table-column">
      <style:table-column-properties fo:break-before="auto" style:column-width="6.001cm"/>
    </style:style>
    <style:style style:name="co10" style:family="table-column">
      <style:table-column-properties fo:break-before="auto" style:column-width="1.9cm"/>
    </style:style>
    <style:style style:name="co11" style:family="table-column">
      <style:table-column-properties fo:break-before="auto" style:column-width="2.101cm"/>
    </style:style>
    <style:style style:name="co12" style:family="table-column">
      <style:table-column-properties fo:break-before="auto" style:column-width="2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18" style:family="table-cell" style:parent-style-name="Default" style:data-style-name="N10"/>
    <style:style style:name="ce19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" style:family="table-cell" style:parent-style-name="Default" style:data-style-name="N116"/>
    <style:style style:name="ce21" style:family="table-cell" style:parent-style-name="Default" style:data-style-name="N2">
      <style:text-properties style:font-name="Arial1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ext-properties fo:font-weight="normal" style:font-weight-asian="normal" style:font-weight-complex="normal"/>
    </style:style>
    <style:style style:name="ce28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3">
      <style:text-properties fo:font-style="italic" style:font-style-asian="italic" style:font-style-complex="italic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style:font-name="Bookman Old Style"/>
    </style:style>
    <style:style style:name="ce34" style:family="table-cell" style:parent-style-name="Default">
      <style:text-properties style:font-name="Bookman Old Style" fo:font-style="italic" style:font-style-asian="italic" style:font-style-complex="italic"/>
    </style:style>
    <style:style style:name="ce35" style:family="table-cell" style:parent-style-name="Default" style:data-style-name="N2">
      <style:text-properties style:font-name="Bookman Old Style"/>
    </style:style>
    <style:style style:name="ce36" style:family="table-cell" style:parent-style-name="Default" style:data-style-name="N111"/>
    <style:style style:name="ce37" style:family="table-cell" style:parent-style-name="Default" style:data-style-name="N3"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4"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 style:data-style-name="N4">
      <style:text-properties fo:font-weight="normal" style:font-weight-asian="normal" style:font-weight-complex="normal"/>
    </style:style>
    <style:style style:name="ce44" style:family="table-cell" style:parent-style-name="Default" style:data-style-name="N4"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4">
      <style:text-properties style:font-name="Bookman Old Style"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font-name="Bookman Old Style" fo:font-style="italic" style:font-style-asian="italic" style:font-style-complex="italic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font-name="Bookman Old Style" fo:font-style="italic" style:font-style-asian="italic" style:font-style-complex="italic"/>
    </style:style>
    <style:style style:name="ce48" style:family="table-cell" style:parent-style-name="Default" style:data-style-name="N111">
      <style:text-properties style:font-name="Bookman Old Style"/>
    </style:style>
    <style:style style:name="ce49" style:family="table-cell" style:parent-style-name="Default" style:data-style-name="N117"/>
    <style:style style:name="ce50" style:family="table-cell" style:parent-style-name="Default" style:data-style-name="N112"/>
    <style:style style:name="ce51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style:font-name="Bookman Old Style" fo:font-style="italic" style:font-style-asian="italic" style:font-style-complex="italic"/>
    </style:style>
    <style:style style:name="ce52" style:family="table-cell" style:parent-style-name="Default" style:data-style-name="N117">
      <style:text-properties style:font-name="Bookman Old Style"/>
    </style:style>
    <style:style style:name="ce53" style:family="table-cell" style:parent-style-name="Default" style:data-style-name="N109"/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5" style:family="table-cell" style:parent-style-name="Default" style:data-style-name="N118"/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ookman Old Style" fo:font-style="italic" style:font-style-asian="italic" style:font-style-complex="italic"/>
    </style:style>
    <style:style style:name="ce57" style:family="table-cell" style:parent-style-name="Default" style:data-style-name="N118">
      <style:text-properties style:font-name="Bookman Old Style"/>
    </style:style>
    <style:style style:name="ce58" style:family="table-cell" style:parent-style-name="Default" style:data-style-name="N119"/>
    <style:style style:name="ce59" style:family="table-cell" style:parent-style-name="Default" style:data-style-name="N119">
      <style:text-properties style:font-name="Bookman Old Style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Raw 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12" table:default-cell-style-name="ce12"/>
        <table:table-column table:style-name="co3" table:number-columns-repeated="12" table:default-cell-style-name="Default"/>
        <table:table-column table:style-name="co4" table:number-columns-repeated="230" table:default-cell-style-name="Default"/>
        <table:table-row table:style-name="ro1">
          <table:table-cell table:style-name="ce1" office:value-type="string">
            <text:p>Raw Data</text:p>
          </table:table-cell>
          <table:table-cell table:style-name="ce5"/>
          <table:table-cell table:style-name="ce11" table:number-columns-repeated="12"/>
          <table:table-cell table:style-name="ce1" table:number-columns-repeated="242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2">
          <table:table-cell office:value-type="string">
            <text:p>Dhrystone application running on an OpenRISC 1000 Reference Platform SoC with full cache, MMU and hard div configured. </text:p>
          </table:table-cell>
          <table:table-cell table:style-name="ce6"/>
          <table:table-cell table:number-columns-repeated="254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2">
          <table:table-cell office:value-type="string">
            <text:p>Number of Dhrystone cycles</text:p>
          </table:table-cell>
          <table:table-cell table:style-name="ce6" office:value-type="float" office:value="1000">
            <text:p>1,000</text:p>
          </table:table-cell>
          <table:table-cell table:number-columns-repeated="254"/>
        </table:table-row>
        <table:table-row table:style-name="ro3">
          <table:table-cell office:value-type="string">
            <text:p>Dhrystone Time (<text:span text:style-name="T1">μ</text:span>s)</text:p>
          </table:table-cell>
          <table:table-cell table:style-name="ce6" office:value-type="float" office:value="116416">
            <text:p>116,416</text:p>
          </table:table-cell>
          <table:table-cell table:number-columns-repeated="254"/>
        </table:table-row>
        <table:table-row table:style-name="ro3">
          <table:table-cell office:value-type="string">
            <text:p>Time / cycle (<text:span text:style-name="T1">μ</text:span>s)</text:p>
          </table:table-cell>
          <table:table-cell table:style-name="ce6" table:formula="oooc:=[.B6]/[.B5]" office:value-type="float" office:value="116.416">
            <text:p>116</text:p>
          </table:table-cell>
          <table:table-cell table:number-columns-repeated="254"/>
        </table:table-row>
        <table:table-row table:style-name="ro2">
          <table:table-cell office:value-type="string">
            <text:p>Dhrystone rating</text:p>
          </table:table-cell>
          <table:table-cell table:style-name="ce7" table:formula="oooc:=FLOOR(1000000/[.B7];1)" office:value-type="float" office:value="8589">
            <text:p>8,589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Times in seconds for the stages of successive run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Modelled</text:p>
          </table:table-cell>
          <table:table-cell table:style-name="ce13" office:value-type="string" table:number-columns-spanned="2" table:number-rows-spanned="1">
            <text:p>Run 1</text:p>
          </table:table-cell>
          <table:covered-table-cell/>
          <table:table-cell table:style-name="ce13" office:value-type="string" table:number-columns-spanned="2" table:number-rows-spanned="1">
            <text:p>Run 2</text:p>
          </table:table-cell>
          <table:covered-table-cell table:style-name="Default"/>
          <table:table-cell table:style-name="ce13" office:value-type="string" table:number-columns-spanned="2" table:number-rows-spanned="1">
            <text:p>Run 3</text:p>
          </table:table-cell>
          <table:covered-table-cell table:style-name="Default"/>
          <table:table-cell table:style-name="ce13" office:value-type="string" table:number-columns-spanned="2" table:number-rows-spanned="1">
            <text:p>Run 4</text:p>
          </table:table-cell>
          <table:covered-table-cell table:style-name="Default"/>
          <table:table-cell table:style-name="ce13" office:value-type="string" table:number-columns-spanned="2" table:number-rows-spanned="1">
            <text:p>Run 5</text:p>
          </table:table-cell>
          <table:covered-table-cell table:style-name="Default"/>
          <table:table-cell table:style-name="ce13" office:value-type="string" table:number-columns-spanned="2" table:number-rows-spanned="1">
            <text:p>Run 6</text:p>
          </table:table-cell>
          <table:covered-table-cell table:style-name="Default"/>
          <table:table-cell table:style-name="ce13" office:value-type="string" table:number-columns-spanned="2" table:number-rows-spanned="1">
            <text:p>Run 7</text:p>
          </table:table-cell>
          <table:covered-table-cell/>
          <table:table-cell table:style-name="ce13" office:value-type="string" table:number-columns-spanned="2" table:number-rows-spanned="1">
            <text:p>Run 8</text:p>
          </table:table-cell>
          <table:covered-table-cell/>
          <table:table-cell table:style-name="ce13" office:value-type="string" table:number-columns-spanned="2" table:number-rows-spanned="1">
            <text:p>Run 9</text:p>
          </table:table-cell>
          <table:covered-table-cell/>
          <table:table-cell table:style-name="ce13" office:value-type="string" table:number-columns-spanned="2" table:number-rows-spanned="1">
            <text:p>Run 10</text:p>
          </table:table-cell>
          <table:covered-table-cell/>
          <table:table-cell table:style-name="ce13" office:value-type="string" table:number-columns-spanned="2" table:number-rows-spanned="1">
            <text:p>Run 11</text:p>
          </table:table-cell>
          <table:covered-table-cell/>
          <table:table-cell table:style-name="ce13" office:value-type="string" table:number-columns-spanned="2" table:number-rows-spanned="1">
            <text:p>Run 12</text:p>
          </table:table-cell>
          <table:covered-table-cell/>
          <table:table-cell table:number-columns-repeated="230"/>
        </table:table-row>
        <table:table-row table:style-name="ro2">
          <table:table-cell/>
          <table:table-cell table:style-name="ce9" office:value-type="string">
            <text:p>time (ns)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style-name="ce14" office:value-type="string">
            <text:p>user</text:p>
          </table:table-cell>
          <table:table-cell table:style-name="ce14" office:value-type="string">
            <text:p>sys</text:p>
          </table:table-cell>
          <table:table-cell table:number-columns-repeated="230"/>
        </table:table-row>
        <table:table-row table:style-name="ro4">
          <table:table-cell table:style-name="ce2" office:value-type="string">
            <text:p>Icarus Verilog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Original baseline</text:p>
          </table:table-cell>
          <table:table-cell table:style-name="ce6" office:value-type="float" office:value="117986152">
            <text:p>117,986,152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Elaboration</text:p>
          </table:table-cell>
          <table:table-cell table:style-name="ce9"/>
          <table:table-cell office:value-type="float" office:value="1.47">
            <text:p>1.47</text:p>
          </table:table-cell>
          <table:table-cell office:value-type="float" office:value="0.32">
            <text:p>0.32</text:p>
          </table:table-cell>
          <table:table-cell office:value-type="float" office:value="1.45">
            <text:p>1.45</text:p>
          </table:table-cell>
          <table:table-cell office:value-type="float" office:value="0.35">
            <text:p>0.35</text:p>
          </table:table-cell>
          <table:table-cell office:value-type="float" office:value="1.47">
            <text:p>1.47</text:p>
          </table:table-cell>
          <table:table-cell office:value-type="float" office:value="0.31">
            <text:p>0.31</text:p>
          </table:table-cell>
          <table:table-cell office:value-type="float" office:value="1.45">
            <text:p>1.45</text:p>
          </table:table-cell>
          <table:table-cell office:value-type="float" office:value="0.33">
            <text:p>0.33</text:p>
          </table:table-cell>
          <table:table-cell office:value-type="float" office:value="1.46">
            <text:p>1.46</text:p>
          </table:table-cell>
          <table:table-cell office:value-type="float" office:value="0.31">
            <text:p>0.31</text:p>
          </table:table-cell>
          <table:table-cell office:value-type="float" office:value="1.47">
            <text:p>1.47</text:p>
          </table:table-cell>
          <table:table-cell office:value-type="float" office:value="0.3">
            <text:p>0.3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Simulation</text:p>
          </table:table-cell>
          <table:table-cell table:style-name="ce9"/>
          <table:table-cell office:value-type="float" office:value="789.06">
            <text:p>789.06</text:p>
          </table:table-cell>
          <table:table-cell office:value-type="float" office:value="0.31">
            <text:p>0.31</text:p>
          </table:table-cell>
          <table:table-cell office:value-type="float" office:value="807.58">
            <text:p>807.58</text:p>
          </table:table-cell>
          <table:table-cell office:value-type="float" office:value="0.34">
            <text:p>0.34</text:p>
          </table:table-cell>
          <table:table-cell office:value-type="float" office:value="790.3">
            <text:p>790.30</text:p>
          </table:table-cell>
          <table:table-cell office:value-type="float" office:value="0.18">
            <text:p>0.18</text:p>
          </table:table-cell>
          <table:table-cell office:value-type="float" office:value="811.36">
            <text:p>811.36</text:p>
          </table:table-cell>
          <table:table-cell office:value-type="float" office:value="0.17">
            <text:p>0.17</text:p>
          </table:table-cell>
          <table:table-cell office:value-type="float" office:value="799.26">
            <text:p>799.26</text:p>
          </table:table-cell>
          <table:table-cell office:value-type="float" office:value="0.25">
            <text:p>0.25</text:p>
          </table:table-cell>
          <table:table-cell office:value-type="float" office:value="781.93">
            <text:p>781.93</text:p>
          </table:table-cell>
          <table:table-cell office:value-type="float" office:value="0.31">
            <text:p>0.3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Verilator baseline command file</text:p>
          </table:table-cell>
          <table:table-cell table:style-name="ce6" office:value-type="float" office:value="117986152">
            <text:p>117,986,152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Elaboration</text:p>
          </table:table-cell>
          <table:table-cell table:style-name="ce9"/>
          <table:table-cell office:value-type="float" office:value="1.47">
            <text:p>1.47</text:p>
          </table:table-cell>
          <table:table-cell office:value-type="float" office:value="0.3">
            <text:p>0.30</text:p>
          </table:table-cell>
          <table:table-cell office:value-type="float" office:value="1.43">
            <text:p>1.43</text:p>
          </table:table-cell>
          <table:table-cell office:value-type="float" office:value="0.32">
            <text:p>0.32</text:p>
          </table:table-cell>
          <table:table-cell office:value-type="float" office:value="1.48">
            <text:p>1.48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3">
            <text:p>0.30</text:p>
          </table:table-cell>
          <table:table-cell office:value-type="float" office:value="1.49">
            <text:p>1.49</text:p>
          </table:table-cell>
          <table:table-cell office:value-type="float" office:value="0.29">
            <text:p>0.29</text:p>
          </table:table-cell>
          <table:table-cell office:value-type="float" office:value="1.48">
            <text:p>1.48</text:p>
          </table:table-cell>
          <table:table-cell office:value-type="float" office:value="0.29">
            <text:p>0.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Simulation</text:p>
          </table:table-cell>
          <table:table-cell table:style-name="ce9"/>
          <table:table-cell office:value-type="float" office:value="806.39">
            <text:p>806.39</text:p>
          </table:table-cell>
          <table:table-cell office:value-type="float" office:value="0.22">
            <text:p>0.22</text:p>
          </table:table-cell>
          <table:table-cell office:value-type="float" office:value="785.24">
            <text:p>785.24</text:p>
          </table:table-cell>
          <table:table-cell office:value-type="float" office:value="0.35">
            <text:p>0.35</text:p>
          </table:table-cell>
          <table:table-cell office:value-type="float" office:value="799.57">
            <text:p>799.57</text:p>
          </table:table-cell>
          <table:table-cell office:value-type="float" office:value="0.21">
            <text:p>0.21</text:p>
          </table:table-cell>
          <table:table-cell office:value-type="float" office:value="789.82">
            <text:p>789.82</text:p>
          </table:table-cell>
          <table:table-cell office:value-type="float" office:value="0.21">
            <text:p>0.21</text:p>
          </table:table-cell>
          <table:table-cell office:value-type="float" office:value="789.7">
            <text:p>789.70</text:p>
          </table:table-cell>
          <table:table-cell office:value-type="float" office:value="0.1">
            <text:p>0.10</text:p>
          </table:table-cell>
          <table:table-cell office:value-type="float" office:value="788.06">
            <text:p>788.06</text:p>
          </table:table-cell>
          <table:table-cell office:value-type="float" office:value="0.09">
            <text:p>0.0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Verilator optimized command file</text:p>
          </table:table-cell>
          <table:table-cell table:style-name="ce6" office:value-type="float" office:value="117986152">
            <text:p>117,986,152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Elaboration</text:p>
          </table:table-cell>
          <table:table-cell table:style-name="ce9"/>
          <table:table-cell office:value-type="float" office:value="1.49">
            <text:p>1.49</text:p>
          </table:table-cell>
          <table:table-cell office:value-type="float" office:value="0.31">
            <text:p>0.31</text:p>
          </table:table-cell>
          <table:table-cell office:value-type="float" office:value="1.52">
            <text:p>1.52</text:p>
          </table:table-cell>
          <table:table-cell office:value-type="float" office:value="0.29">
            <text:p>0.29</text:p>
          </table:table-cell>
          <table:table-cell office:value-type="float" office:value="1.49">
            <text:p>1.49</text:p>
          </table:table-cell>
          <table:table-cell office:value-type="float" office:value="0.27">
            <text:p>0.27</text:p>
          </table:table-cell>
          <table:table-cell office:value-type="float" office:value="1.45">
            <text:p>1.45</text:p>
          </table:table-cell>
          <table:table-cell office:value-type="float" office:value="0.31">
            <text:p>0.31</text:p>
          </table:table-cell>
          <table:table-cell office:value-type="float" office:value="1.47">
            <text:p>1.47</text:p>
          </table:table-cell>
          <table:table-cell office:value-type="float" office:value="0.32">
            <text:p>0.32</text:p>
          </table:table-cell>
          <table:table-cell office:value-type="float" office:value="1.47">
            <text:p>1.47</text:p>
          </table:table-cell>
          <table:table-cell office:value-type="float" office:value="0.29">
            <text:p>0.2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Simulation</text:p>
          </table:table-cell>
          <table:table-cell table:style-name="ce9"/>
          <table:table-cell office:value-type="float" office:value="846.4">
            <text:p>846.40</text:p>
          </table:table-cell>
          <table:table-cell office:value-type="float" office:value="4.27">
            <text:p>4.27</text:p>
          </table:table-cell>
          <table:table-cell office:value-type="float" office:value="798.97">
            <text:p>798.97</text:p>
          </table:table-cell>
          <table:table-cell office:value-type="float" office:value="0.9">
            <text:p>0.90</text:p>
          </table:table-cell>
          <table:table-cell office:value-type="float" office:value="822.82">
            <text:p>822.82</text:p>
          </table:table-cell>
          <table:table-cell office:value-type="float" office:value="0.22">
            <text:p>0.22</text:p>
          </table:table-cell>
          <table:table-cell office:value-type="float" office:value="792.67">
            <text:p>792.67</text:p>
          </table:table-cell>
          <table:table-cell office:value-type="float" office:value="0.26">
            <text:p>0.26</text:p>
          </table:table-cell>
          <table:table-cell office:value-type="float" office:value="770.65">
            <text:p>770.65</text:p>
          </table:table-cell>
          <table:table-cell office:value-type="float" office:value="0.09">
            <text:p>0.09</text:p>
          </table:table-cell>
          <table:table-cell office:value-type="float" office:value="782.9">
            <text:p>782.90</text:p>
          </table:table-cell>
          <table:table-cell office:value-type="float" office:value="0.18">
            <text:p>0.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Verilog variation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Baseline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3">
            <text:p>13.30</text:p>
          </table:table-cell>
          <table:table-cell office:value-type="float" office:value="0.79">
            <text:p>0.79</text:p>
          </table:table-cell>
          <table:table-cell office:value-type="float" office:value="13.34">
            <text:p>13.34</text:p>
          </table:table-cell>
          <table:table-cell office:value-type="float" office:value="0.81">
            <text:p>0.81</text:p>
          </table:table-cell>
          <table:table-cell office:value-type="float" office:value="13.01">
            <text:p>13.01</text:p>
          </table:table-cell>
          <table:table-cell office:value-type="float" office:value="0.81">
            <text:p>0.81</text:p>
          </table:table-cell>
          <table:table-cell office:value-type="float" office:value="13.04">
            <text:p>13.04</text:p>
          </table:table-cell>
          <table:table-cell office:value-type="float" office:value="0.82">
            <text:p>0.82</text:p>
          </table:table-cell>
          <table:table-cell office:value-type="float" office:value="13.09">
            <text:p>13.09</text:p>
          </table:table-cell>
          <table:table-cell office:value-type="float" office:value="0.81">
            <text:p>0.81</text:p>
          </table:table-cell>
          <table:table-cell office:value-type="float" office:value="13.07">
            <text:p>13.07</text:p>
          </table:table-cell>
          <table:table-cell office:value-type="float" office:value="0.77">
            <text:p>0.7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42">
            <text:p>27.42</text:p>
          </table:table-cell>
          <table:table-cell office:value-type="float" office:value="0.01">
            <text:p>0.01</text:p>
          </table:table-cell>
          <table:table-cell office:value-type="float" office:value="28.97">
            <text:p>28.97</text:p>
          </table:table-cell>
          <table:table-cell office:value-type="float" office:value="0">
            <text:p>0.00</text:p>
          </table:table-cell>
          <table:table-cell office:value-type="float" office:value="27.49">
            <text:p>27.49</text:p>
          </table:table-cell>
          <table:table-cell office:value-type="float" office:value="0">
            <text:p>0.00</text:p>
          </table:table-cell>
          <table:table-cell office:value-type="float" office:value="27.46">
            <text:p>27.46</text:p>
          </table:table-cell>
          <table:table-cell office:value-type="float" office:value="0">
            <text:p>0.00</text:p>
          </table:table-cell>
          <table:table-cell office:value-type="float" office:value="27.3">
            <text:p>27.30</text:p>
          </table:table-cell>
          <table:table-cell office:value-type="float" office:value="0">
            <text:p>0.00</text:p>
          </table:table-cell>
          <table:table-cell office:value-type="float" office:value="27.35">
            <text:p>27.35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CASEX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27">
            <text:p>13.27</text:p>
          </table:table-cell>
          <table:table-cell office:value-type="float" office:value="0.85">
            <text:p>0.85</text:p>
          </table:table-cell>
          <table:table-cell office:value-type="float" office:value="13.21">
            <text:p>13.21</text:p>
          </table:table-cell>
          <table:table-cell office:value-type="float" office:value="0.74">
            <text:p>0.74</text:p>
          </table:table-cell>
          <table:table-cell office:value-type="float" office:value="13.1">
            <text:p>13.10</text:p>
          </table:table-cell>
          <table:table-cell office:value-type="float" office:value="0.74">
            <text:p>0.74</text:p>
          </table:table-cell>
          <table:table-cell office:value-type="float" office:value="13.01">
            <text:p>13.01</text:p>
          </table:table-cell>
          <table:table-cell office:value-type="float" office:value="0.82">
            <text:p>0.82</text:p>
          </table:table-cell>
          <table:table-cell office:value-type="float" office:value="13.1">
            <text:p>13.10</text:p>
          </table:table-cell>
          <table:table-cell office:value-type="float" office:value="0.8">
            <text:p>0.80</text:p>
          </table:table-cell>
          <table:table-cell office:value-type="float" office:value="13.08">
            <text:p>13.08</text:p>
          </table:table-cell>
          <table:table-cell office:value-type="float" office:value="0.76">
            <text:p>0.7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36">
            <text:p>27.36</text:p>
          </table:table-cell>
          <table:table-cell office:value-type="float" office:value="0.01">
            <text:p>0.01</text:p>
          </table:table-cell>
          <table:table-cell office:value-type="float" office:value="27.56">
            <text:p>27.56</text:p>
          </table:table-cell>
          <table:table-cell office:value-type="float" office:value="0.01">
            <text:p>0.01</text:p>
          </table:table-cell>
          <table:table-cell office:value-type="float" office:value="28.23">
            <text:p>28.23</text:p>
          </table:table-cell>
          <table:table-cell office:value-type="float" office:value="0.01">
            <text:p>0.01</text:p>
          </table:table-cell>
          <table:table-cell office:value-type="float" office:value="27.28">
            <text:p>27.28</text:p>
          </table:table-cell>
          <table:table-cell office:value-type="float" office:value="0.01">
            <text:p>0.01</text:p>
          </table:table-cell>
          <table:table-cell office:value-type="float" office:value="27.72">
            <text:p>27.72</text:p>
          </table:table-cell>
          <table:table-cell office:value-type="float" office:value="0">
            <text:p>0.00</text:p>
          </table:table-cell>
          <table:table-cell office:value-type="float" office:value="27.36">
            <text:p>27.36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VARHIDDEN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3">
            <text:p>13.30</text:p>
          </table:table-cell>
          <table:table-cell office:value-type="float" office:value="0.81">
            <text:p>0.81</text:p>
          </table:table-cell>
          <table:table-cell office:value-type="float" office:value="13.17">
            <text:p>13.17</text:p>
          </table:table-cell>
          <table:table-cell office:value-type="float" office:value="0.78">
            <text:p>0.78</text:p>
          </table:table-cell>
          <table:table-cell office:value-type="float" office:value="13.04">
            <text:p>13.04</text:p>
          </table:table-cell>
          <table:table-cell office:value-type="float" office:value="0.81">
            <text:p>0.81</text:p>
          </table:table-cell>
          <table:table-cell office:value-type="float" office:value="13.05">
            <text:p>13.05</text:p>
          </table:table-cell>
          <table:table-cell office:value-type="float" office:value="0.8">
            <text:p>0.80</text:p>
          </table:table-cell>
          <table:table-cell office:value-type="float" office:value="13.02">
            <text:p>13.02</text:p>
          </table:table-cell>
          <table:table-cell office:value-type="float" office:value="0.8">
            <text:p>0.80</text:p>
          </table:table-cell>
          <table:table-cell office:value-type="float" office:value="13.07">
            <text:p>13.07</text:p>
          </table:table-cell>
          <table:table-cell office:value-type="float" office:value="0.78">
            <text:p>0.7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85">
            <text:p>27.85</text:p>
          </table:table-cell>
          <table:table-cell office:value-type="float" office:value="0.03">
            <text:p>0.03</text:p>
          </table:table-cell>
          <table:table-cell office:value-type="float" office:value="27.49">
            <text:p>27.49</text:p>
          </table:table-cell>
          <table:table-cell office:value-type="float" office:value="0">
            <text:p>0.00</text:p>
          </table:table-cell>
          <table:table-cell office:value-type="float" office:value="27.35">
            <text:p>27.35</text:p>
          </table:table-cell>
          <table:table-cell office:value-type="float" office:value="0">
            <text:p>0.00</text:p>
          </table:table-cell>
          <table:table-cell office:value-type="float" office:value="27.45">
            <text:p>27.45</text:p>
          </table:table-cell>
          <table:table-cell office:value-type="float" office:value="0">
            <text:p>0.00</text:p>
          </table:table-cell>
          <table:table-cell office:value-type="float" office:value="27.57">
            <text:p>27.57</text:p>
          </table:table-cell>
          <table:table-cell office:value-type="float" office:value="0.01">
            <text:p>0.01</text:p>
          </table:table-cell>
          <table:table-cell office:value-type="float" office:value="28.2">
            <text:p>28.20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IMPLICIT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33">
            <text:p>13.33</text:p>
          </table:table-cell>
          <table:table-cell office:value-type="float" office:value="0.8">
            <text:p>0.80</text:p>
          </table:table-cell>
          <table:table-cell office:value-type="float" office:value="13.18">
            <text:p>13.18</text:p>
          </table:table-cell>
          <table:table-cell office:value-type="float" office:value="0.76">
            <text:p>0.76</text:p>
          </table:table-cell>
          <table:table-cell office:value-type="float" office:value="13.02">
            <text:p>13.02</text:p>
          </table:table-cell>
          <table:table-cell office:value-type="float" office:value="0.79">
            <text:p>0.79</text:p>
          </table:table-cell>
          <table:table-cell office:value-type="float" office:value="13.05">
            <text:p>13.05</text:p>
          </table:table-cell>
          <table:table-cell office:value-type="float" office:value="0.77">
            <text:p>0.77</text:p>
          </table:table-cell>
          <table:table-cell office:value-type="float" office:value="13.05">
            <text:p>13.05</text:p>
          </table:table-cell>
          <table:table-cell office:value-type="float" office:value="0.79">
            <text:p>0.79</text:p>
          </table:table-cell>
          <table:table-cell office:value-type="float" office:value="13.08">
            <text:p>13.08</text:p>
          </table:table-cell>
          <table:table-cell office:value-type="float" office:value="0.72">
            <text:p>0.7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56">
            <text:p>27.56</text:p>
          </table:table-cell>
          <table:table-cell office:value-type="float" office:value="0.01">
            <text:p>0.01</text:p>
          </table:table-cell>
          <table:table-cell office:value-type="float" office:value="27.52">
            <text:p>27.52</text:p>
          </table:table-cell>
          <table:table-cell office:value-type="float" office:value="0.01">
            <text:p>0.01</text:p>
          </table:table-cell>
          <table:table-cell office:value-type="float" office:value="28.23">
            <text:p>28.23</text:p>
          </table:table-cell>
          <table:table-cell office:value-type="float" office:value="0.01">
            <text:p>0.01</text:p>
          </table:table-cell>
          <table:table-cell office:value-type="float" office:value="27.5">
            <text:p>27.50</text:p>
          </table:table-cell>
          <table:table-cell office:value-type="float" office:value="0">
            <text:p>0.00</text:p>
          </table:table-cell>
          <table:table-cell office:value-type="float" office:value="27.41">
            <text:p>27.41</text:p>
          </table:table-cell>
          <table:table-cell office:value-type="float" office:value="0">
            <text:p>0.00</text:p>
          </table:table-cell>
          <table:table-cell office:value-type="float" office:value="28.35">
            <text:p>28.35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WIDTH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46">
            <text:p>13.46</text:p>
          </table:table-cell>
          <table:table-cell office:value-type="float" office:value="0.8">
            <text:p>0.80</text:p>
          </table:table-cell>
          <table:table-cell office:value-type="float" office:value="13.09">
            <text:p>13.09</text:p>
          </table:table-cell>
          <table:table-cell office:value-type="float" office:value="0.81">
            <text:p>0.81</text:p>
          </table:table-cell>
          <table:table-cell office:value-type="float" office:value="13.06">
            <text:p>13.06</text:p>
          </table:table-cell>
          <table:table-cell office:value-type="float" office:value="0.81">
            <text:p>0.81</text:p>
          </table:table-cell>
          <table:table-cell office:value-type="float" office:value="13.04">
            <text:p>13.04</text:p>
          </table:table-cell>
          <table:table-cell office:value-type="float" office:value="0.81">
            <text:p>0.81</text:p>
          </table:table-cell>
          <table:table-cell office:value-type="float" office:value="13.06">
            <text:p>13.06</text:p>
          </table:table-cell>
          <table:table-cell office:value-type="float" office:value="0.8">
            <text:p>0.80</text:p>
          </table:table-cell>
          <table:table-cell office:value-type="float" office:value="13.02">
            <text:p>13.02</text:p>
          </table:table-cell>
          <table:table-cell office:value-type="float" office:value="0.78">
            <text:p>0.7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45">
            <text:p>27.45</text:p>
          </table:table-cell>
          <table:table-cell office:value-type="float" office:value="0.01">
            <text:p>0.01</text:p>
          </table:table-cell>
          <table:table-cell office:value-type="float" office:value="27.42">
            <text:p>27.42</text:p>
          </table:table-cell>
          <table:table-cell office:value-type="float" office:value="0.01">
            <text:p>0.01</text:p>
          </table:table-cell>
          <table:table-cell office:value-type="float" office:value="27.4">
            <text:p>27.40</text:p>
          </table:table-cell>
          <table:table-cell office:value-type="float" office:value="0">
            <text:p>0.00</text:p>
          </table:table-cell>
          <table:table-cell office:value-type="float" office:value="27.32">
            <text:p>27.32</text:p>
          </table:table-cell>
          <table:table-cell office:value-type="float" office:value="0.01">
            <text:p>0.01</text:p>
          </table:table-cell>
          <table:table-cell office:value-type="float" office:value="27.39">
            <text:p>27.39</text:p>
          </table:table-cell>
          <table:table-cell office:value-type="float" office:value="0.01">
            <text:p>0.01</text:p>
          </table:table-cell>
          <table:table-cell office:value-type="float" office:value="27.44">
            <text:p>27.44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CASEINCOMPLETE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51">
            <text:p>13.51</text:p>
          </table:table-cell>
          <table:table-cell office:value-type="float" office:value="0.85">
            <text:p>0.85</text:p>
          </table:table-cell>
          <table:table-cell office:value-type="float" office:value="13.11">
            <text:p>13.11</text:p>
          </table:table-cell>
          <table:table-cell office:value-type="float" office:value="0.76">
            <text:p>0.76</text:p>
          </table:table-cell>
          <table:table-cell office:value-type="float" office:value="13.06">
            <text:p>13.06</text:p>
          </table:table-cell>
          <table:table-cell office:value-type="float" office:value="0.81">
            <text:p>0.81</text:p>
          </table:table-cell>
          <table:table-cell office:value-type="float" office:value="13.08">
            <text:p>13.08</text:p>
          </table:table-cell>
          <table:table-cell office:value-type="float" office:value="0.78">
            <text:p>0.78</text:p>
          </table:table-cell>
          <table:table-cell office:value-type="float" office:value="13">
            <text:p>13.00</text:p>
          </table:table-cell>
          <table:table-cell office:value-type="float" office:value="0.81">
            <text:p>0.81</text:p>
          </table:table-cell>
          <table:table-cell office:value-type="float" office:value="13.01">
            <text:p>13.01</text:p>
          </table:table-cell>
          <table:table-cell office:value-type="float" office:value="0.81">
            <text:p>0.8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39">
            <text:p>27.39</text:p>
          </table:table-cell>
          <table:table-cell office:value-type="float" office:value="0.04">
            <text:p>0.04</text:p>
          </table:table-cell>
          <table:table-cell office:value-type="float" office:value="27.23">
            <text:p>27.23</text:p>
          </table:table-cell>
          <table:table-cell office:value-type="float" office:value="0.01">
            <text:p>0.01</text:p>
          </table:table-cell>
          <table:table-cell office:value-type="float" office:value="27.11">
            <text:p>27.11</text:p>
          </table:table-cell>
          <table:table-cell office:value-type="float" office:value="0">
            <text:p>0.00</text:p>
          </table:table-cell>
          <table:table-cell office:value-type="float" office:value="27.19">
            <text:p>27.19</text:p>
          </table:table-cell>
          <table:table-cell office:value-type="float" office:value="0">
            <text:p>0.00</text:p>
          </table:table-cell>
          <table:table-cell office:value-type="float" office:value="27.19">
            <text:p>27.19</text:p>
          </table:table-cell>
          <table:table-cell office:value-type="float" office:value="0.01">
            <text:p>0.01</text:p>
          </table:table-cell>
          <table:table-cell office:value-type="float" office:value="27.28">
            <text:p>27.28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COMBDLY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5">
            <text:p>13.50</text:p>
          </table:table-cell>
          <table:table-cell office:value-type="float" office:value="0.85">
            <text:p>0.85</text:p>
          </table:table-cell>
          <table:table-cell office:value-type="float" office:value="13.05">
            <text:p>13.05</text:p>
          </table:table-cell>
          <table:table-cell office:value-type="float" office:value="0.82">
            <text:p>0.82</text:p>
          </table:table-cell>
          <table:table-cell office:value-type="float" office:value="13.08">
            <text:p>13.08</text:p>
          </table:table-cell>
          <table:table-cell office:value-type="float" office:value="0.76">
            <text:p>0.76</text:p>
          </table:table-cell>
          <table:table-cell office:value-type="float" office:value="13.04">
            <text:p>13.04</text:p>
          </table:table-cell>
          <table:table-cell office:value-type="float" office:value="0.77">
            <text:p>0.77</text:p>
          </table:table-cell>
          <table:table-cell office:value-type="float" office:value="13.02">
            <text:p>13.02</text:p>
          </table:table-cell>
          <table:table-cell office:value-type="float" office:value="0.81">
            <text:p>0.81</text:p>
          </table:table-cell>
          <table:table-cell office:value-type="float" office:value="12.95">
            <text:p>12.95</text:p>
          </table:table-cell>
          <table:table-cell office:value-type="float" office:value="0.86">
            <text:p>0.8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4">
            <text:p>27.40</text:p>
          </table:table-cell>
          <table:table-cell office:value-type="float" office:value="0.03">
            <text:p>0.03</text:p>
          </table:table-cell>
          <table:table-cell office:value-type="float" office:value="27.19">
            <text:p>27.19</text:p>
          </table:table-cell>
          <table:table-cell office:value-type="float" office:value="0">
            <text:p>0.00</text:p>
          </table:table-cell>
          <table:table-cell office:value-type="float" office:value="27.13">
            <text:p>27.13</text:p>
          </table:table-cell>
          <table:table-cell office:value-type="float" office:value="0.01">
            <text:p>0.01</text:p>
          </table:table-cell>
          <table:table-cell office:value-type="float" office:value="27.08">
            <text:p>27.08</text:p>
          </table:table-cell>
          <table:table-cell office:value-type="float" office:value="0.01">
            <text:p>0.01</text:p>
          </table:table-cell>
          <table:table-cell office:value-type="float" office:value="27.07">
            <text:p>27.07</text:p>
          </table:table-cell>
          <table:table-cell office:value-type="float" office:value="0.01">
            <text:p>0.01</text:p>
          </table:table-cell>
          <table:table-cell office:value-type="float" office:value="27.97">
            <text:p>27.97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UNOPTFLAT fixed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53">
            <text:p>13.53</text:p>
          </table:table-cell>
          <table:table-cell office:value-type="float" office:value="0.8">
            <text:p>0.80</text:p>
          </table:table-cell>
          <table:table-cell office:value-type="float" office:value="13.16">
            <text:p>13.16</text:p>
          </table:table-cell>
          <table:table-cell office:value-type="float" office:value="0.75">
            <text:p>0.75</text:p>
          </table:table-cell>
          <table:table-cell office:value-type="float" office:value="13.05">
            <text:p>13.05</text:p>
          </table:table-cell>
          <table:table-cell office:value-type="float" office:value="0.8">
            <text:p>0.80</text:p>
          </table:table-cell>
          <table:table-cell office:value-type="float" office:value="13.1">
            <text:p>13.10</text:p>
          </table:table-cell>
          <table:table-cell office:value-type="float" office:value="0.79">
            <text:p>0.79</text:p>
          </table:table-cell>
          <table:table-cell office:value-type="float" office:value="13.02">
            <text:p>13.02</text:p>
          </table:table-cell>
          <table:table-cell office:value-type="float" office:value="0.81">
            <text:p>0.81</text:p>
          </table:table-cell>
          <table:table-cell office:value-type="float" office:value="13.09">
            <text:p>13.09</text:p>
          </table:table-cell>
          <table:table-cell office:value-type="float" office:value="0.82">
            <text:p>0.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5.58">
            <text:p>25.58</text:p>
          </table:table-cell>
          <table:table-cell office:value-type="float" office:value="0.02">
            <text:p>0.02</text:p>
          </table:table-cell>
          <table:table-cell office:value-type="float" office:value="24.99">
            <text:p>24.99</text:p>
          </table:table-cell>
          <table:table-cell office:value-type="float" office:value="0.01">
            <text:p>0.01</text:p>
          </table:table-cell>
          <table:table-cell office:value-type="float" office:value="24.82">
            <text:p>24.82</text:p>
          </table:table-cell>
          <table:table-cell office:value-type="float" office:value="0">
            <text:p>0.00</text:p>
          </table:table-cell>
          <table:table-cell office:value-type="float" office:value="24.83">
            <text:p>24.83</text:p>
          </table:table-cell>
          <table:table-cell office:value-type="float" office:value="0.01">
            <text:p>0.01</text:p>
          </table:table-cell>
          <table:table-cell office:value-type="float" office:value="25.42">
            <text:p>25.42</text:p>
          </table:table-cell>
          <table:table-cell office:value-type="float" office:value="0">
            <text:p>0.00</text:p>
          </table:table-cell>
          <table:table-cell office:value-type="float" office:value="24.76">
            <text:p>24.76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SystemVerilog compliant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10"/>
          <table:table-cell table:style-name="ce3"/>
          <table:table-cell table:style-name="ce3" table:number-columns-repeated="231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39">
            <text:p>13.39</text:p>
          </table:table-cell>
          <table:table-cell office:value-type="float" office:value="0.82">
            <text:p>0.82</text:p>
          </table:table-cell>
          <table:table-cell office:value-type="float" office:value="13.1">
            <text:p>13.10</text:p>
          </table:table-cell>
          <table:table-cell office:value-type="float" office:value="0.8">
            <text:p>0.80</text:p>
          </table:table-cell>
          <table:table-cell office:value-type="float" office:value="13.05">
            <text:p>13.05</text:p>
          </table:table-cell>
          <table:table-cell office:value-type="float" office:value="0.83">
            <text:p>0.83</text:p>
          </table:table-cell>
          <table:table-cell office:value-type="float" office:value="13.06">
            <text:p>13.06</text:p>
          </table:table-cell>
          <table:table-cell office:value-type="float" office:value="0.79">
            <text:p>0.79</text:p>
          </table:table-cell>
          <table:table-cell office:value-type="float" office:value="12.98">
            <text:p>12.98</text:p>
          </table:table-cell>
          <table:table-cell office:value-type="float" office:value="0.84">
            <text:p>0.84</text:p>
          </table:table-cell>
          <table:table-cell office:value-type="float" office:value="12.99">
            <text:p>12.99</text:p>
          </table:table-cell>
          <table:table-cell office:value-type="float" office:value="0.8">
            <text:p>0.8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5.1">
            <text:p>25.10</text:p>
          </table:table-cell>
          <table:table-cell office:value-type="float" office:value="0.05">
            <text:p>0.05</text:p>
          </table:table-cell>
          <table:table-cell office:value-type="float" office:value="24.82">
            <text:p>24.82</text:p>
          </table:table-cell>
          <table:table-cell office:value-type="float" office:value="0">
            <text:p>0.00</text:p>
          </table:table-cell>
          <table:table-cell office:value-type="float" office:value="24.8">
            <text:p>24.80</text:p>
          </table:table-cell>
          <table:table-cell office:value-type="float" office:value="0.02">
            <text:p>0.02</text:p>
          </table:table-cell>
          <table:table-cell office:value-type="float" office:value="24.97">
            <text:p>24.97</text:p>
          </table:table-cell>
          <table:table-cell office:value-type="float" office:value="0">
            <text:p>0.00</text:p>
          </table:table-cell>
          <table:table-cell office:value-type="float" office:value="24.62">
            <text:p>24.62</text:p>
          </table:table-cell>
          <table:table-cell office:value-type="float" office:value="0">
            <text:p>0.00</text:p>
          </table:table-cell>
          <table:table-cell office:value-type="float" office:value="24.69">
            <text:p>24.69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OPT Flag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OPT_FAST=-O3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34.04">
            <text:p>34.04</text:p>
          </table:table-cell>
          <table:table-cell office:value-type="float" office:value="0.99">
            <text:p>0.99</text:p>
          </table:table-cell>
          <table:table-cell office:value-type="float" office:value="32.72">
            <text:p>32.72</text:p>
          </table:table-cell>
          <table:table-cell office:value-type="float" office:value="0.9">
            <text:p>0.90</text:p>
          </table:table-cell>
          <table:table-cell office:value-type="float" office:value="32.57">
            <text:p>32.57</text:p>
          </table:table-cell>
          <table:table-cell office:value-type="float" office:value="0.89">
            <text:p>0.89</text:p>
          </table:table-cell>
          <table:table-cell office:value-type="float" office:value="32.68">
            <text:p>32.68</text:p>
          </table:table-cell>
          <table:table-cell office:value-type="float" office:value="0.85">
            <text:p>0.85</text:p>
          </table:table-cell>
          <table:table-cell office:value-type="float" office:value="32.54">
            <text:p>32.54</text:p>
          </table:table-cell>
          <table:table-cell office:value-type="float" office:value="0.91">
            <text:p>0.91</text:p>
          </table:table-cell>
          <table:table-cell office:value-type="float" office:value="32.75">
            <text:p>32.75</text:p>
          </table:table-cell>
          <table:table-cell office:value-type="float" office:value="0.82">
            <text:p>0.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12.46">
            <text:p>12.46</text:p>
          </table:table-cell>
          <table:table-cell office:value-type="float" office:value="0.02">
            <text:p>0.02</text:p>
          </table:table-cell>
          <table:table-cell office:value-type="float" office:value="12.33">
            <text:p>12.33</text:p>
          </table:table-cell>
          <table:table-cell office:value-type="float" office:value="0">
            <text:p>0.00</text:p>
          </table:table-cell>
          <table:table-cell office:value-type="float" office:value="12.3">
            <text:p>12.30</text:p>
          </table:table-cell>
          <table:table-cell office:value-type="float" office:value="0.01">
            <text:p>0.01</text:p>
          </table:table-cell>
          <table:table-cell office:value-type="float" office:value="12.34">
            <text:p>12.34</text:p>
          </table:table-cell>
          <table:table-cell office:value-type="float" office:value="0">
            <text:p>0.00</text:p>
          </table:table-cell>
          <table:table-cell office:value-type="float" office:value="12.36">
            <text:p>12.36</text:p>
          </table:table-cell>
          <table:table-cell office:value-type="float" office:value="0.01">
            <text:p>0.01</text:p>
          </table:table-cell>
          <table:table-cell office:value-type="float" office:value="12.29">
            <text:p>12.29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OPT_SLOW=-O3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89">
            <text:p>13.89</text:p>
          </table:table-cell>
          <table:table-cell office:value-type="float" office:value="0.81">
            <text:p>0.81</text:p>
          </table:table-cell>
          <table:table-cell office:value-type="float" office:value="13.37">
            <text:p>13.37</text:p>
          </table:table-cell>
          <table:table-cell office:value-type="float" office:value="0.77">
            <text:p>0.77</text:p>
          </table:table-cell>
          <table:table-cell office:value-type="float" office:value="13.3">
            <text:p>13.30</text:p>
          </table:table-cell>
          <table:table-cell office:value-type="float" office:value="0.78">
            <text:p>0.78</text:p>
          </table:table-cell>
          <table:table-cell office:value-type="float" office:value="13.29">
            <text:p>13.29</text:p>
          </table:table-cell>
          <table:table-cell office:value-type="float" office:value="0.82">
            <text:p>0.82</text:p>
          </table:table-cell>
          <table:table-cell office:value-type="float" office:value="13.32">
            <text:p>13.32</text:p>
          </table:table-cell>
          <table:table-cell office:value-type="float" office:value="0.77">
            <text:p>0.77</text:p>
          </table:table-cell>
          <table:table-cell office:value-type="float" office:value="13.22">
            <text:p>13.22</text:p>
          </table:table-cell>
          <table:table-cell office:value-type="float" office:value="0.83">
            <text:p>0.8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7.05">
            <text:p>27.05</text:p>
          </table:table-cell>
          <table:table-cell office:value-type="float" office:value="0.03">
            <text:p>0.03</text:p>
          </table:table-cell>
          <table:table-cell office:value-type="float" office:value="24.93">
            <text:p>24.93</text:p>
          </table:table-cell>
          <table:table-cell office:value-type="float" office:value="0">
            <text:p>0.00</text:p>
          </table:table-cell>
          <table:table-cell office:value-type="float" office:value="25.02">
            <text:p>25.02</text:p>
          </table:table-cell>
          <table:table-cell office:value-type="float" office:value="0.01">
            <text:p>0.01</text:p>
          </table:table-cell>
          <table:table-cell office:value-type="float" office:value="25.07">
            <text:p>25.07</text:p>
          </table:table-cell>
          <table:table-cell office:value-type="float" office:value="0">
            <text:p>0.00</text:p>
          </table:table-cell>
          <table:table-cell office:value-type="float" office:value="25.03">
            <text:p>25.03</text:p>
          </table:table-cell>
          <table:table-cell office:value-type="float" office:value="0.01">
            <text:p>0.01</text:p>
          </table:table-cell>
          <table:table-cell office:value-type="float" office:value="24.96">
            <text:p>24.96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OPT=-O3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35.77">
            <text:p>35.77</text:p>
          </table:table-cell>
          <table:table-cell office:value-type="float" office:value="0.96">
            <text:p>0.96</text:p>
          </table:table-cell>
          <table:table-cell office:value-type="float" office:value="34.48">
            <text:p>34.48</text:p>
          </table:table-cell>
          <table:table-cell office:value-type="float" office:value="0.91">
            <text:p>0.91</text:p>
          </table:table-cell>
          <table:table-cell office:value-type="float" office:value="34.13">
            <text:p>34.13</text:p>
          </table:table-cell>
          <table:table-cell office:value-type="float" office:value="0.88">
            <text:p>0.88</text:p>
          </table:table-cell>
          <table:table-cell office:value-type="float" office:value="34.23">
            <text:p>34.23</text:p>
          </table:table-cell>
          <table:table-cell office:value-type="float" office:value="0.88">
            <text:p>0.88</text:p>
          </table:table-cell>
          <table:table-cell office:value-type="float" office:value="34.27">
            <text:p>34.27</text:p>
          </table:table-cell>
          <table:table-cell office:value-type="float" office:value="0.86">
            <text:p>0.86</text:p>
          </table:table-cell>
          <table:table-cell office:value-type="float" office:value="34.13">
            <text:p>34.13</text:p>
          </table:table-cell>
          <table:table-cell office:value-type="float" office:value="0.85">
            <text:p>0.85</text:p>
          </table:table-cell>
          <table:table-cell table:style-name="ce12" office:value-type="float" office:value="35.56">
            <text:p>35.56</text:p>
          </table:table-cell>
          <table:table-cell table:style-name="ce12" office:value-type="float" office:value="1.01">
            <text:p>1.01</text:p>
          </table:table-cell>
          <table:table-cell table:style-name="ce12" office:value-type="float" office:value="34.22">
            <text:p>34.22</text:p>
          </table:table-cell>
          <table:table-cell table:style-name="ce12" office:value-type="float" office:value="0.88">
            <text:p>0.88</text:p>
          </table:table-cell>
          <table:table-cell table:style-name="ce12" office:value-type="float" office:value="34.19">
            <text:p>34.19</text:p>
          </table:table-cell>
          <table:table-cell table:style-name="ce12" office:value-type="float" office:value="0.91">
            <text:p>0.91</text:p>
          </table:table-cell>
          <table:table-cell table:style-name="ce12" office:value-type="float" office:value="34.09">
            <text:p>34.09</text:p>
          </table:table-cell>
          <table:table-cell table:style-name="ce12" office:value-type="float" office:value="0.95">
            <text:p>0.95</text:p>
          </table:table-cell>
          <table:table-cell table:style-name="ce12" office:value-type="float" office:value="34.12">
            <text:p>34.12</text:p>
          </table:table-cell>
          <table:table-cell table:style-name="ce12" office:value-type="float" office:value="0.87">
            <text:p>0.87</text:p>
          </table:table-cell>
          <table:table-cell table:style-name="ce12" office:value-type="float" office:value="34.04">
            <text:p>34.04</text:p>
          </table:table-cell>
          <table:table-cell table:style-name="ce12" office:value-type="float" office:value="0.95">
            <text:p>0.95</text:p>
          </table:table-cell>
          <table:table-cell table:number-columns-repeated="230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12.44">
            <text:p>12.44</text:p>
          </table:table-cell>
          <table:table-cell office:value-type="float" office:value="0.02">
            <text:p>0.02</text:p>
          </table:table-cell>
          <table:table-cell office:value-type="float" office:value="12.38">
            <text:p>12.38</text:p>
          </table:table-cell>
          <table:table-cell office:value-type="float" office:value="0">
            <text:p>0.00</text:p>
          </table:table-cell>
          <table:table-cell office:value-type="float" office:value="12.42">
            <text:p>12.42</text:p>
          </table:table-cell>
          <table:table-cell office:value-type="float" office:value="0">
            <text:p>0.00</text:p>
          </table:table-cell>
          <table:table-cell office:value-type="float" office:value="12.37">
            <text:p>12.37</text:p>
          </table:table-cell>
          <table:table-cell office:value-type="float" office:value="0">
            <text:p>0.00</text:p>
          </table:table-cell>
          <table:table-cell office:value-type="float" office:value="12.36">
            <text:p>12.36</text:p>
          </table:table-cell>
          <table:table-cell office:value-type="float" office:value="0">
            <text:p>0.00</text:p>
          </table:table-cell>
          <table:table-cell office:value-type="float" office:value="12.34">
            <text:p>12.34</text:p>
          </table:table-cell>
          <table:table-cell office:value-type="float" office:value="0.01">
            <text:p>0.01</text:p>
          </table:table-cell>
          <table:table-cell table:style-name="ce12" office:value-type="float" office:value="12.37">
            <text:p>12.37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2.39">
            <text:p>12.39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12.36">
            <text:p>12.36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2.37">
            <text:p>12.37</text:p>
          </table:table-cell>
          <table:table-cell table:style-name="ce12" office:value-type="float" office:value="0">
            <text:p>0.00</text:p>
          </table:table-cell>
          <table:table-cell table:style-name="ce12" office:value-type="float" office:value="12.39">
            <text:p>12.39</text:p>
          </table:table-cell>
          <table:table-cell table:style-name="ce12" office:value-type="float" office:value="0.01">
            <text:p>0.01</text:p>
          </table:table-cell>
          <table:table-cell table:style-name="ce12" office:value-type="float" office:value="12.4">
            <text:p>12.40</text:p>
          </table:table-cell>
          <table:table-cell table:style-name="ce12" office:value-type="float" office:value="0">
            <text:p>0.00</text:p>
          </table:table-cell>
          <table:table-cell table:number-columns-repeated="23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Optimization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OPT=-O0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13.71">
            <text:p>13.71</text:p>
          </table:table-cell>
          <table:table-cell office:value-type="float" office:value="0.85">
            <text:p>0.85</text:p>
          </table:table-cell>
          <table:table-cell office:value-type="float" office:value="13.12">
            <text:p>13.12</text:p>
          </table:table-cell>
          <table:table-cell office:value-type="float" office:value="0.77">
            <text:p>0.77</text:p>
          </table:table-cell>
          <table:table-cell office:value-type="float" office:value="13.1">
            <text:p>13.10</text:p>
          </table:table-cell>
          <table:table-cell office:value-type="float" office:value="0.76">
            <text:p>0.76</text:p>
          </table:table-cell>
          <table:table-cell office:value-type="float" office:value="13.06">
            <text:p>13.06</text:p>
          </table:table-cell>
          <table:table-cell office:value-type="float" office:value="0.78">
            <text:p>0.78</text:p>
          </table:table-cell>
          <table:table-cell office:value-type="float" office:value="13.04">
            <text:p>13.04</text:p>
          </table:table-cell>
          <table:table-cell office:value-type="float" office:value="0.8">
            <text:p>0.80</text:p>
          </table:table-cell>
          <table:table-cell office:value-type="float" office:value="13.05">
            <text:p>13.05</text:p>
          </table:table-cell>
          <table:table-cell office:value-type="float" office:value="0.81">
            <text:p>0.8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25.27">
            <text:p>25.27</text:p>
          </table:table-cell>
          <table:table-cell office:value-type="float" office:value="0.01">
            <text:p>0.01</text:p>
          </table:table-cell>
          <table:table-cell office:value-type="float" office:value="25.06">
            <text:p>25.06</text:p>
          </table:table-cell>
          <table:table-cell office:value-type="float" office:value="0.01">
            <text:p>0.01</text:p>
          </table:table-cell>
          <table:table-cell office:value-type="float" office:value="25.62">
            <text:p>25.62</text:p>
          </table:table-cell>
          <table:table-cell office:value-type="float" office:value="0.01">
            <text:p>0.01</text:p>
          </table:table-cell>
          <table:table-cell office:value-type="float" office:value="24.6">
            <text:p>24.60</text:p>
          </table:table-cell>
          <table:table-cell office:value-type="float" office:value="0.01">
            <text:p>0.01</text:p>
          </table:table-cell>
          <table:table-cell office:value-type="float" office:value="24.82">
            <text:p>24.82</text:p>
          </table:table-cell>
          <table:table-cell office:value-type="float" office:value="0.01">
            <text:p>0.01</text:p>
          </table:table-cell>
          <table:table-cell office:value-type="float" office:value="24.89">
            <text:p>24.89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OPT=-O1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21.56">
            <text:p>21.56</text:p>
          </table:table-cell>
          <table:table-cell office:value-type="float" office:value="0.84">
            <text:p>0.84</text:p>
          </table:table-cell>
          <table:table-cell office:value-type="float" office:value="20.6">
            <text:p>20.60</text:p>
          </table:table-cell>
          <table:table-cell office:value-type="float" office:value="0.84">
            <text:p>0.84</text:p>
          </table:table-cell>
          <table:table-cell office:value-type="float" office:value="20.53">
            <text:p>20.53</text:p>
          </table:table-cell>
          <table:table-cell office:value-type="float" office:value="0.79">
            <text:p>0.79</text:p>
          </table:table-cell>
          <table:table-cell office:value-type="float" office:value="20.42">
            <text:p>20.42</text:p>
          </table:table-cell>
          <table:table-cell office:value-type="float" office:value="0.88">
            <text:p>0.88</text:p>
          </table:table-cell>
          <table:table-cell office:value-type="float" office:value="20.45">
            <text:p>20.45</text:p>
          </table:table-cell>
          <table:table-cell office:value-type="float" office:value="0.86">
            <text:p>0.86</text:p>
          </table:table-cell>
          <table:table-cell office:value-type="float" office:value="20.48">
            <text:p>20.48</text:p>
          </table:table-cell>
          <table:table-cell office:value-type="float" office:value="0.83">
            <text:p>0.8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13.13">
            <text:p>13.13</text:p>
          </table:table-cell>
          <table:table-cell office:value-type="float" office:value="0.02">
            <text:p>0.02</text:p>
          </table:table-cell>
          <table:table-cell office:value-type="float" office:value="13.18">
            <text:p>13.18</text:p>
          </table:table-cell>
          <table:table-cell office:value-type="float" office:value="0">
            <text:p>0.00</text:p>
          </table:table-cell>
          <table:table-cell office:value-type="float" office:value="13.03">
            <text:p>13.03</text:p>
          </table:table-cell>
          <table:table-cell office:value-type="float" office:value="0.01">
            <text:p>0.01</text:p>
          </table:table-cell>
          <table:table-cell office:value-type="float" office:value="13.14">
            <text:p>13.14</text:p>
          </table:table-cell>
          <table:table-cell office:value-type="float" office:value="0">
            <text:p>0.00</text:p>
          </table:table-cell>
          <table:table-cell office:value-type="float" office:value="13.05">
            <text:p>13.05</text:p>
          </table:table-cell>
          <table:table-cell office:value-type="float" office:value="0.01">
            <text:p>0.01</text:p>
          </table:table-cell>
          <table:table-cell office:value-type="float" office:value="13.17">
            <text:p>13.17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OPT=-O2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33.13">
            <text:p>33.13</text:p>
          </table:table-cell>
          <table:table-cell office:value-type="float" office:value="0.94">
            <text:p>0.94</text:p>
          </table:table-cell>
          <table:table-cell office:value-type="float" office:value="31.73">
            <text:p>31.73</text:p>
          </table:table-cell>
          <table:table-cell office:value-type="float" office:value="0.82">
            <text:p>0.82</text:p>
          </table:table-cell>
          <table:table-cell office:value-type="float" office:value="31.61">
            <text:p>31.61</text:p>
          </table:table-cell>
          <table:table-cell office:value-type="float" office:value="0.85">
            <text:p>0.85</text:p>
          </table:table-cell>
          <table:table-cell office:value-type="float" office:value="31.52">
            <text:p>31.52</text:p>
          </table:table-cell>
          <table:table-cell office:value-type="float" office:value="0.93">
            <text:p>0.93</text:p>
          </table:table-cell>
          <table:table-cell office:value-type="float" office:value="31.62">
            <text:p>31.62</text:p>
          </table:table-cell>
          <table:table-cell office:value-type="float" office:value="0.88">
            <text:p>0.88</text:p>
          </table:table-cell>
          <table:table-cell office:value-type="float" office:value="31.69">
            <text:p>31.69</text:p>
          </table:table-cell>
          <table:table-cell office:value-type="float" office:value="0.88">
            <text:p>0.8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12.86">
            <text:p>12.86</text:p>
          </table:table-cell>
          <table:table-cell office:value-type="float" office:value="0.01">
            <text:p>0.01</text:p>
          </table:table-cell>
          <table:table-cell office:value-type="float" office:value="12.71">
            <text:p>12.71</text:p>
          </table:table-cell>
          <table:table-cell office:value-type="float" office:value="0">
            <text:p>0.00</text:p>
          </table:table-cell>
          <table:table-cell office:value-type="float" office:value="12.78">
            <text:p>12.78</text:p>
          </table:table-cell>
          <table:table-cell office:value-type="float" office:value="0.01">
            <text:p>0.01</text:p>
          </table:table-cell>
          <table:table-cell office:value-type="float" office:value="12.72">
            <text:p>12.72</text:p>
          </table:table-cell>
          <table:table-cell office:value-type="float" office:value="0">
            <text:p>0.00</text:p>
          </table:table-cell>
          <table:table-cell office:value-type="float" office:value="12.78">
            <text:p>12.78</text:p>
          </table:table-cell>
          <table:table-cell office:value-type="float" office:value="0">
            <text:p>0.00</text:p>
          </table:table-cell>
          <table:table-cell office:value-type="float" office:value="12.69">
            <text:p>12.69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OPT=-Os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</text:p>
          </table:table-cell>
          <table:table-cell table:style-name="ce9"/>
          <table:table-cell office:value-type="float" office:value="25.42">
            <text:p>25.42</text:p>
          </table:table-cell>
          <table:table-cell office:value-type="float" office:value="0.86">
            <text:p>0.86</text:p>
          </table:table-cell>
          <table:table-cell office:value-type="float" office:value="25.5">
            <text:p>25.50</text:p>
          </table:table-cell>
          <table:table-cell office:value-type="float" office:value="0.77">
            <text:p>0.77</text:p>
          </table:table-cell>
          <table:table-cell office:value-type="float" office:value="25.39">
            <text:p>25.39</text:p>
          </table:table-cell>
          <table:table-cell office:value-type="float" office:value="0.82">
            <text:p>0.82</text:p>
          </table:table-cell>
          <table:table-cell office:value-type="float" office:value="25.35">
            <text:p>25.35</text:p>
          </table:table-cell>
          <table:table-cell office:value-type="float" office:value="0.83">
            <text:p>0.83</text:p>
          </table:table-cell>
          <table:table-cell office:value-type="float" office:value="25.33">
            <text:p>25.33</text:p>
          </table:table-cell>
          <table:table-cell office:value-type="float" office:value="0.84">
            <text:p>0.84</text:p>
          </table:table-cell>
          <table:table-cell office:value-type="float" office:value="25.44">
            <text:p>25.44</text:p>
          </table:table-cell>
          <table:table-cell office:value-type="float" office:value="0.82">
            <text:p>0.8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</text:p>
          </table:table-cell>
          <table:table-cell table:style-name="ce9"/>
          <table:table-cell office:value-type="float" office:value="12.24">
            <text:p>12.24</text:p>
          </table:table-cell>
          <table:table-cell office:value-type="float" office:value="0.01">
            <text:p>0.01</text:p>
          </table:table-cell>
          <table:table-cell office:value-type="float" office:value="12.19">
            <text:p>12.19</text:p>
          </table:table-cell>
          <table:table-cell office:value-type="float" office:value="0.01">
            <text:p>0.01</text:p>
          </table:table-cell>
          <table:table-cell office:value-type="float" office:value="12.21">
            <text:p>12.21</text:p>
          </table:table-cell>
          <table:table-cell office:value-type="float" office:value="0">
            <text:p>0.00</text:p>
          </table:table-cell>
          <table:table-cell office:value-type="float" office:value="12.25">
            <text:p>12.25</text:p>
          </table:table-cell>
          <table:table-cell office:value-type="float" office:value="0">
            <text:p>0.00</text:p>
          </table:table-cell>
          <table:table-cell office:value-type="float" office:value="12.23">
            <text:p>12.23</text:p>
          </table:table-cell>
          <table:table-cell office:value-type="float" office:value="0.01">
            <text:p>0.01</text:p>
          </table:table-cell>
          <table:table-cell office:value-type="float" office:value="12.28">
            <text:p>12.28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-Os Profiling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-fbranch-probabilities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30.81">
            <text:p>30.81</text:p>
          </table:table-cell>
          <table:table-cell office:value-type="float" office:value="0.87">
            <text:p>0.87</text:p>
          </table:table-cell>
          <table:table-cell office:value-type="float" office:value="30.77">
            <text:p>30.77</text:p>
          </table:table-cell>
          <table:table-cell office:value-type="float" office:value="0.83">
            <text:p>0.83</text:p>
          </table:table-cell>
          <table:table-cell office:value-type="float" office:value="30.54">
            <text:p>30.54</text:p>
          </table:table-cell>
          <table:table-cell office:value-type="float" office:value="0.91">
            <text:p>0.91</text:p>
          </table:table-cell>
          <table:table-cell office:value-type="float" office:value="30.58">
            <text:p>30.58</text:p>
          </table:table-cell>
          <table:table-cell office:value-type="float" office:value="0.88">
            <text:p>0.88</text:p>
          </table:table-cell>
          <table:table-cell office:value-type="float" office:value="30.62">
            <text:p>30.62</text:p>
          </table:table-cell>
          <table:table-cell office:value-type="float" office:value="0.92">
            <text:p>0.92</text:p>
          </table:table-cell>
          <table:table-cell office:value-type="float" office:value="30.61">
            <text:p>30.61</text:p>
          </table:table-cell>
          <table:table-cell office:value-type="float" office:value="0.85">
            <text:p>0.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7.78">
            <text:p>17.78</text:p>
          </table:table-cell>
          <table:table-cell office:value-type="float" office:value="0.01">
            <text:p>0.01</text:p>
          </table:table-cell>
          <table:table-cell office:value-type="float" office:value="17.83">
            <text:p>17.83</text:p>
          </table:table-cell>
          <table:table-cell office:value-type="float" office:value="0">
            <text:p>0.00</text:p>
          </table:table-cell>
          <table:table-cell office:value-type="float" office:value="18.06">
            <text:p>18.06</text:p>
          </table:table-cell>
          <table:table-cell office:value-type="float" office:value="0.01">
            <text:p>0.01</text:p>
          </table:table-cell>
          <table:table-cell office:value-type="float" office:value="17.69">
            <text:p>17.69</text:p>
          </table:table-cell>
          <table:table-cell office:value-type="float" office:value="0.01">
            <text:p>0.01</text:p>
          </table:table-cell>
          <table:table-cell office:value-type="float" office:value="17.65">
            <text:p>17.65</text:p>
          </table:table-cell>
          <table:table-cell office:value-type="float" office:value="0">
            <text:p>0.00</text:p>
          </table:table-cell>
          <table:table-cell office:value-type="float" office:value="17.71">
            <text:p>17.71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22.6">
            <text:p>22.60</text:p>
          </table:table-cell>
          <table:table-cell office:value-type="float" office:value="1.12">
            <text:p>1.12</text:p>
          </table:table-cell>
          <table:table-cell office:value-type="float" office:value="22.37">
            <text:p>22.37</text:p>
          </table:table-cell>
          <table:table-cell office:value-type="float" office:value="0.66">
            <text:p>0.66</text:p>
          </table:table-cell>
          <table:table-cell office:value-type="float" office:value="22.3">
            <text:p>22.30</text:p>
          </table:table-cell>
          <table:table-cell office:value-type="float" office:value="0.67">
            <text:p>0.67</text:p>
          </table:table-cell>
          <table:table-cell office:value-type="float" office:value="22.39">
            <text:p>22.39</text:p>
          </table:table-cell>
          <table:table-cell office:value-type="float" office:value="0.66">
            <text:p>0.66</text:p>
          </table:table-cell>
          <table:table-cell office:value-type="float" office:value="22.32">
            <text:p>22.32</text:p>
          </table:table-cell>
          <table:table-cell office:value-type="float" office:value="0.61">
            <text:p>0.61</text:p>
          </table:table-cell>
          <table:table-cell office:value-type="float" office:value="22.32">
            <text:p>22.32</text:p>
          </table:table-cell>
          <table:table-cell office:value-type="float" office:value="0.65">
            <text:p>0.65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11.97">
            <text:p>11.97</text:p>
          </table:table-cell>
          <table:table-cell office:value-type="float" office:value="0">
            <text:p>0.00</text:p>
          </table:table-cell>
          <table:table-cell office:value-type="float" office:value="11.99">
            <text:p>11.99</text:p>
          </table:table-cell>
          <table:table-cell office:value-type="float" office:value="0">
            <text:p>0.00</text:p>
          </table:table-cell>
          <table:table-cell office:value-type="float" office:value="11.96">
            <text:p>11.96</text:p>
          </table:table-cell>
          <table:table-cell office:value-type="float" office:value="0">
            <text:p>0.00</text:p>
          </table:table-cell>
          <table:table-cell office:value-type="float" office:value="11.93">
            <text:p>11.93</text:p>
          </table:table-cell>
          <table:table-cell office:value-type="float" office:value="0.01">
            <text:p>0.01</text:p>
          </table:table-cell>
          <table:table-cell office:value-type="float" office:value="11.88">
            <text:p>11.88</text:p>
          </table:table-cell>
          <table:table-cell office:value-type="float" office:value="0.01">
            <text:p>0.01</text:p>
          </table:table-cell>
          <table:table-cell office:value-type="float" office:value="11.91">
            <text:p>11.91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vpt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34.73">
            <text:p>34.73</text:p>
          </table:table-cell>
          <table:table-cell office:value-type="float" office:value="1.2">
            <text:p>1.20</text:p>
          </table:table-cell>
          <table:table-cell office:value-type="float" office:value="30.84">
            <text:p>30.84</text:p>
          </table:table-cell>
          <table:table-cell office:value-type="float" office:value="0.82">
            <text:p>0.82</text:p>
          </table:table-cell>
          <table:table-cell office:value-type="float" office:value="30.52">
            <text:p>30.52</text:p>
          </table:table-cell>
          <table:table-cell office:value-type="float" office:value="0.89">
            <text:p>0.89</text:p>
          </table:table-cell>
          <table:table-cell office:value-type="float" office:value="30.7">
            <text:p>30.70</text:p>
          </table:table-cell>
          <table:table-cell office:value-type="float" office:value="0.88">
            <text:p>0.88</text:p>
          </table:table-cell>
          <table:table-cell office:value-type="float" office:value="30.61">
            <text:p>30.61</text:p>
          </table:table-cell>
          <table:table-cell office:value-type="float" office:value="0.87">
            <text:p>0.87</text:p>
          </table:table-cell>
          <table:table-cell office:value-type="float" office:value="30.55">
            <text:p>30.55</text:p>
          </table:table-cell>
          <table:table-cell office:value-type="float" office:value="0.85">
            <text:p>0.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9.34">
            <text:p>19.34</text:p>
          </table:table-cell>
          <table:table-cell office:value-type="float" office:value="0.02">
            <text:p>0.02</text:p>
          </table:table-cell>
          <table:table-cell office:value-type="float" office:value="18.38">
            <text:p>18.38</text:p>
          </table:table-cell>
          <table:table-cell office:value-type="float" office:value="0">
            <text:p>0.00</text:p>
          </table:table-cell>
          <table:table-cell office:value-type="float" office:value="17.71">
            <text:p>17.71</text:p>
          </table:table-cell>
          <table:table-cell office:value-type="float" office:value="0.01">
            <text:p>0.01</text:p>
          </table:table-cell>
          <table:table-cell office:value-type="float" office:value="17.79">
            <text:p>17.79</text:p>
          </table:table-cell>
          <table:table-cell office:value-type="float" office:value="0">
            <text:p>0.00</text:p>
          </table:table-cell>
          <table:table-cell office:value-type="float" office:value="17.75">
            <text:p>17.75</text:p>
          </table:table-cell>
          <table:table-cell office:value-type="float" office:value="0">
            <text:p>0.00</text:p>
          </table:table-cell>
          <table:table-cell office:value-type="float" office:value="17.67">
            <text:p>17.67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5.18">
            <text:p>25.18</text:p>
          </table:table-cell>
          <table:table-cell office:value-type="float" office:value="0.91">
            <text:p>0.91</text:p>
          </table:table-cell>
          <table:table-cell office:value-type="float" office:value="22.5">
            <text:p>22.50</text:p>
          </table:table-cell>
          <table:table-cell office:value-type="float" office:value="0.61">
            <text:p>0.61</text:p>
          </table:table-cell>
          <table:table-cell office:value-type="float" office:value="22.31">
            <text:p>22.31</text:p>
          </table:table-cell>
          <table:table-cell office:value-type="float" office:value="0.67">
            <text:p>0.67</text:p>
          </table:table-cell>
          <table:table-cell office:value-type="float" office:value="22.34">
            <text:p>22.34</text:p>
          </table:table-cell>
          <table:table-cell office:value-type="float" office:value="0.68">
            <text:p>0.68</text:p>
          </table:table-cell>
          <table:table-cell office:value-type="float" office:value="22.31">
            <text:p>22.31</text:p>
          </table:table-cell>
          <table:table-cell office:value-type="float" office:value="0.66">
            <text:p>0.66</text:p>
          </table:table-cell>
          <table:table-cell office:value-type="float" office:value="22.3">
            <text:p>22.30</text:p>
          </table:table-cell>
          <table:table-cell office:value-type="float" office:value="0.65">
            <text:p>0.65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12.02">
            <text:p>12.02</text:p>
          </table:table-cell>
          <table:table-cell office:value-type="float" office:value="0.01">
            <text:p>0.01</text:p>
          </table:table-cell>
          <table:table-cell office:value-type="float" office:value="11.9">
            <text:p>11.90</text:p>
          </table:table-cell>
          <table:table-cell office:value-type="float" office:value="0">
            <text:p>0.00</text:p>
          </table:table-cell>
          <table:table-cell office:value-type="float" office:value="11.95">
            <text:p>11.95</text:p>
          </table:table-cell>
          <table:table-cell office:value-type="float" office:value="0">
            <text:p>0.00</text:p>
          </table:table-cell>
          <table:table-cell office:value-type="float" office:value="11.91">
            <text:p>11.91</text:p>
          </table:table-cell>
          <table:table-cell office:value-type="float" office:value="0">
            <text:p>0.00</text:p>
          </table:table-cell>
          <table:table-cell office:value-type="float" office:value="11.86">
            <text:p>11.86</text:p>
          </table:table-cell>
          <table:table-cell office:value-type="float" office:value="0.01">
            <text:p>0.01</text:p>
          </table:table-cell>
          <table:table-cell office:value-type="float" office:value="11.9">
            <text:p>11.90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unroll-loops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30.88">
            <text:p>30.88</text:p>
          </table:table-cell>
          <table:table-cell office:value-type="float" office:value="0.87">
            <text:p>0.87</text:p>
          </table:table-cell>
          <table:table-cell office:value-type="float" office:value="30.72">
            <text:p>30.72</text:p>
          </table:table-cell>
          <table:table-cell office:value-type="float" office:value="0.8">
            <text:p>0.80</text:p>
          </table:table-cell>
          <table:table-cell office:value-type="float" office:value="30.56">
            <text:p>30.56</text:p>
          </table:table-cell>
          <table:table-cell office:value-type="float" office:value="0.87">
            <text:p>0.87</text:p>
          </table:table-cell>
          <table:table-cell office:value-type="float" office:value="30.63">
            <text:p>30.63</text:p>
          </table:table-cell>
          <table:table-cell office:value-type="float" office:value="0.86">
            <text:p>0.86</text:p>
          </table:table-cell>
          <table:table-cell office:value-type="float" office:value="30.63">
            <text:p>30.63</text:p>
          </table:table-cell>
          <table:table-cell office:value-type="float" office:value="0.84">
            <text:p>0.84</text:p>
          </table:table-cell>
          <table:table-cell office:value-type="float" office:value="30.56">
            <text:p>30.56</text:p>
          </table:table-cell>
          <table:table-cell office:value-type="float" office:value="0.88">
            <text:p>0.8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17.69">
            <text:p>17.69</text:p>
          </table:table-cell>
          <table:table-cell office:value-type="float" office:value="0.04">
            <text:p>0.04</text:p>
          </table:table-cell>
          <table:table-cell office:value-type="float" office:value="17.88">
            <text:p>17.88</text:p>
          </table:table-cell>
          <table:table-cell office:value-type="float" office:value="0">
            <text:p>0.00</text:p>
          </table:table-cell>
          <table:table-cell office:value-type="float" office:value="17.74">
            <text:p>17.74</text:p>
          </table:table-cell>
          <table:table-cell office:value-type="float" office:value="0">
            <text:p>0.00</text:p>
          </table:table-cell>
          <table:table-cell office:value-type="float" office:value="17.73">
            <text:p>17.73</text:p>
          </table:table-cell>
          <table:table-cell office:value-type="float" office:value="0.01">
            <text:p>0.01</text:p>
          </table:table-cell>
          <table:table-cell office:value-type="float" office:value="17.74">
            <text:p>17.74</text:p>
          </table:table-cell>
          <table:table-cell office:value-type="float" office:value="0">
            <text:p>0.00</text:p>
          </table:table-cell>
          <table:table-cell office:value-type="float" office:value="17.67">
            <text:p>17.67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2.92">
            <text:p>22.92</text:p>
          </table:table-cell>
          <table:table-cell office:value-type="float" office:value="0.65">
            <text:p>0.65</text:p>
          </table:table-cell>
          <table:table-cell office:value-type="float" office:value="22.88">
            <text:p>22.88</text:p>
          </table:table-cell>
          <table:table-cell office:value-type="float" office:value="0.69">
            <text:p>0.69</text:p>
          </table:table-cell>
          <table:table-cell office:value-type="float" office:value="22.57">
            <text:p>22.57</text:p>
          </table:table-cell>
          <table:table-cell office:value-type="float" office:value="0.65">
            <text:p>0.65</text:p>
          </table:table-cell>
          <table:table-cell office:value-type="float" office:value="22.57">
            <text:p>22.57</text:p>
          </table:table-cell>
          <table:table-cell office:value-type="float" office:value="0.7">
            <text:p>0.70</text:p>
          </table:table-cell>
          <table:table-cell office:value-type="float" office:value="22.65">
            <text:p>22.65</text:p>
          </table:table-cell>
          <table:table-cell office:value-type="float" office:value="0.63">
            <text:p>0.63</text:p>
          </table:table-cell>
          <table:table-cell office:value-type="float" office:value="22.62">
            <text:p>22.62</text:p>
          </table:table-cell>
          <table:table-cell office:value-type="float" office:value="0.66">
            <text:p>0.66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11.93">
            <text:p>11.93</text:p>
          </table:table-cell>
          <table:table-cell office:value-type="float" office:value="0.01">
            <text:p>0.01</text:p>
          </table:table-cell>
          <table:table-cell office:value-type="float" office:value="12.05">
            <text:p>12.05</text:p>
          </table:table-cell>
          <table:table-cell office:value-type="float" office:value="0">
            <text:p>0.00</text:p>
          </table:table-cell>
          <table:table-cell office:value-type="float" office:value="12.07">
            <text:p>12.07</text:p>
          </table:table-cell>
          <table:table-cell office:value-type="float" office:value="0">
            <text:p>0.00</text:p>
          </table:table-cell>
          <table:table-cell office:value-type="float" office:value="12.05">
            <text:p>12.05</text:p>
          </table:table-cell>
          <table:table-cell office:value-type="float" office:value="0">
            <text:p>0.00</text:p>
          </table:table-cell>
          <table:table-cell office:value-type="float" office:value="11.92">
            <text:p>11.92</text:p>
          </table:table-cell>
          <table:table-cell office:value-type="float" office:value="0.01">
            <text:p>0.01</text:p>
          </table:table-cell>
          <table:table-cell office:value-type="float" office:value="11.98">
            <text:p>11.98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peel-loops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30.88">
            <text:p>30.88</text:p>
          </table:table-cell>
          <table:table-cell office:value-type="float" office:value="0.88">
            <text:p>0.88</text:p>
          </table:table-cell>
          <table:table-cell office:value-type="float" office:value="30.75">
            <text:p>30.75</text:p>
          </table:table-cell>
          <table:table-cell office:value-type="float" office:value="0.9">
            <text:p>0.90</text:p>
          </table:table-cell>
          <table:table-cell office:value-type="float" office:value="30.57">
            <text:p>30.57</text:p>
          </table:table-cell>
          <table:table-cell office:value-type="float" office:value="0.87">
            <text:p>0.87</text:p>
          </table:table-cell>
          <table:table-cell office:value-type="float" office:value="30.54">
            <text:p>30.54</text:p>
          </table:table-cell>
          <table:table-cell office:value-type="float" office:value="0.91">
            <text:p>0.91</text:p>
          </table:table-cell>
          <table:table-cell office:value-type="float" office:value="30.6">
            <text:p>30.60</text:p>
          </table:table-cell>
          <table:table-cell office:value-type="float" office:value="0.88">
            <text:p>0.88</text:p>
          </table:table-cell>
          <table:table-cell office:value-type="float" office:value="30.6">
            <text:p>30.60</text:p>
          </table:table-cell>
          <table:table-cell office:value-type="float" office:value="0.85">
            <text:p>0.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7.84">
            <text:p>17.84</text:p>
          </table:table-cell>
          <table:table-cell office:value-type="float" office:value="0.01">
            <text:p>0.01</text:p>
          </table:table-cell>
          <table:table-cell office:value-type="float" office:value="17.87">
            <text:p>17.87</text:p>
          </table:table-cell>
          <table:table-cell office:value-type="float" office:value="0">
            <text:p>0.00</text:p>
          </table:table-cell>
          <table:table-cell office:value-type="float" office:value="17.75">
            <text:p>17.75</text:p>
          </table:table-cell>
          <table:table-cell office:value-type="float" office:value="0.01">
            <text:p>0.01</text:p>
          </table:table-cell>
          <table:table-cell office:value-type="float" office:value="17.74">
            <text:p>17.74</text:p>
          </table:table-cell>
          <table:table-cell office:value-type="float" office:value="0.01">
            <text:p>0.01</text:p>
          </table:table-cell>
          <table:table-cell office:value-type="float" office:value="17.79">
            <text:p>17.79</text:p>
          </table:table-cell>
          <table:table-cell office:value-type="float" office:value="0.01">
            <text:p>0.01</text:p>
          </table:table-cell>
          <table:table-cell office:value-type="float" office:value="17.65">
            <text:p>17.65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22.8">
            <text:p>22.80</text:p>
          </table:table-cell>
          <table:table-cell office:value-type="float" office:value="0.62">
            <text:p>0.62</text:p>
          </table:table-cell>
          <table:table-cell office:value-type="float" office:value="22.73">
            <text:p>22.73</text:p>
          </table:table-cell>
          <table:table-cell office:value-type="float" office:value="0.62">
            <text:p>0.62</text:p>
          </table:table-cell>
          <table:table-cell office:value-type="float" office:value="22.65">
            <text:p>22.65</text:p>
          </table:table-cell>
          <table:table-cell office:value-type="float" office:value="0.66">
            <text:p>0.66</text:p>
          </table:table-cell>
          <table:table-cell office:value-type="float" office:value="22.62">
            <text:p>22.62</text:p>
          </table:table-cell>
          <table:table-cell office:value-type="float" office:value="0.68">
            <text:p>0.68</text:p>
          </table:table-cell>
          <table:table-cell office:value-type="float" office:value="22.61">
            <text:p>22.61</text:p>
          </table:table-cell>
          <table:table-cell office:value-type="float" office:value="0.68">
            <text:p>0.68</text:p>
          </table:table-cell>
          <table:table-cell office:value-type="float" office:value="22.68">
            <text:p>22.68</text:p>
          </table:table-cell>
          <table:table-cell office:value-type="float" office:value="0.62">
            <text:p>0.62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12.02">
            <text:p>12.02</text:p>
          </table:table-cell>
          <table:table-cell office:value-type="float" office:value="0.01">
            <text:p>0.01</text:p>
          </table:table-cell>
          <table:table-cell office:value-type="float" office:value="12.04">
            <text:p>12.04</text:p>
          </table:table-cell>
          <table:table-cell office:value-type="float" office:value="0.01">
            <text:p>0.01</text:p>
          </table:table-cell>
          <table:table-cell office:value-type="float" office:value="12.09">
            <text:p>12.09</text:p>
          </table:table-cell>
          <table:table-cell office:value-type="float" office:value="0">
            <text:p>0.00</text:p>
          </table:table-cell>
          <table:table-cell office:value-type="float" office:value="12.05">
            <text:p>12.05</text:p>
          </table:table-cell>
          <table:table-cell office:value-type="float" office:value="0">
            <text:p>0.00</text:p>
          </table:table-cell>
          <table:table-cell office:value-type="float" office:value="11.97">
            <text:p>11.97</text:p>
          </table:table-cell>
          <table:table-cell office:value-type="float" office:value="0">
            <text:p>0.00</text:p>
          </table:table-cell>
          <table:table-cell office:value-type="float" office:value="11.92">
            <text:p>11.92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tracer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30.78">
            <text:p>30.78</text:p>
          </table:table-cell>
          <table:table-cell office:value-type="float" office:value="0.89">
            <text:p>0.89</text:p>
          </table:table-cell>
          <table:table-cell office:value-type="float" office:value="30.71">
            <text:p>30.71</text:p>
          </table:table-cell>
          <table:table-cell office:value-type="float" office:value="0.86">
            <text:p>0.86</text:p>
          </table:table-cell>
          <table:table-cell office:value-type="float" office:value="30.66">
            <text:p>30.66</text:p>
          </table:table-cell>
          <table:table-cell office:value-type="float" office:value="0.87">
            <text:p>0.87</text:p>
          </table:table-cell>
          <table:table-cell office:value-type="float" office:value="30.56">
            <text:p>30.56</text:p>
          </table:table-cell>
          <table:table-cell office:value-type="float" office:value="0.91">
            <text:p>0.91</text:p>
          </table:table-cell>
          <table:table-cell office:value-type="float" office:value="30.55">
            <text:p>30.55</text:p>
          </table:table-cell>
          <table:table-cell office:value-type="float" office:value="0.89">
            <text:p>0.89</text:p>
          </table:table-cell>
          <table:table-cell office:value-type="float" office:value="30.62">
            <text:p>30.62</text:p>
          </table:table-cell>
          <table:table-cell office:value-type="float" office:value="0.85">
            <text:p>0.8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7.67">
            <text:p>17.67</text:p>
          </table:table-cell>
          <table:table-cell office:value-type="float" office:value="0.02">
            <text:p>0.02</text:p>
          </table:table-cell>
          <table:table-cell office:value-type="float" office:value="17.88">
            <text:p>17.88</text:p>
          </table:table-cell>
          <table:table-cell office:value-type="float" office:value="0">
            <text:p>0.00</text:p>
          </table:table-cell>
          <table:table-cell office:value-type="float" office:value="17.86">
            <text:p>17.86</text:p>
          </table:table-cell>
          <table:table-cell office:value-type="float" office:value="0">
            <text:p>0.00</text:p>
          </table:table-cell>
          <table:table-cell office:value-type="float" office:value="17.85">
            <text:p>17.85</text:p>
          </table:table-cell>
          <table:table-cell office:value-type="float" office:value="0.01">
            <text:p>0.01</text:p>
          </table:table-cell>
          <table:table-cell office:value-type="float" office:value="17.72">
            <text:p>17.72</text:p>
          </table:table-cell>
          <table:table-cell office:value-type="float" office:value="0">
            <text:p>0.00</text:p>
          </table:table-cell>
          <table:table-cell office:value-type="float" office:value="17.74">
            <text:p>17.74</text:p>
          </table:table-cell>
          <table:table-cell office:value-type="float" office:value="0">
            <text:p>0.00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2.76">
            <text:p>22.76</text:p>
          </table:table-cell>
          <table:table-cell office:value-type="float" office:value="0.65">
            <text:p>0.65</text:p>
          </table:table-cell>
          <table:table-cell office:value-type="float" office:value="22.72">
            <text:p>22.72</text:p>
          </table:table-cell>
          <table:table-cell office:value-type="float" office:value="0.65">
            <text:p>0.65</text:p>
          </table:table-cell>
          <table:table-cell office:value-type="float" office:value="22.67">
            <text:p>22.67</text:p>
          </table:table-cell>
          <table:table-cell office:value-type="float" office:value="0.66">
            <text:p>0.66</text:p>
          </table:table-cell>
          <table:table-cell office:value-type="float" office:value="22.62">
            <text:p>22.62</text:p>
          </table:table-cell>
          <table:table-cell office:value-type="float" office:value="0.68">
            <text:p>0.68</text:p>
          </table:table-cell>
          <table:table-cell office:value-type="float" office:value="22.63">
            <text:p>22.63</text:p>
          </table:table-cell>
          <table:table-cell office:value-type="float" office:value="0.66">
            <text:p>0.66</text:p>
          </table:table-cell>
          <table:table-cell office:value-type="float" office:value="22.68">
            <text:p>22.68</text:p>
          </table:table-cell>
          <table:table-cell office:value-type="float" office:value="0.63">
            <text:p>0.63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12.02">
            <text:p>12.02</text:p>
          </table:table-cell>
          <table:table-cell office:value-type="float" office:value="0">
            <text:p>0.00</text:p>
          </table:table-cell>
          <table:table-cell office:value-type="float" office:value="12.09">
            <text:p>12.09</text:p>
          </table:table-cell>
          <table:table-cell office:value-type="float" office:value="0">
            <text:p>0.00</text:p>
          </table:table-cell>
          <table:table-cell office:value-type="float" office:value="11.92">
            <text:p>11.92</text:p>
          </table:table-cell>
          <table:table-cell office:value-type="float" office:value="0.01">
            <text:p>0.01</text:p>
          </table:table-cell>
          <table:table-cell office:value-type="float" office:value="11.93">
            <text:p>11.93</text:p>
          </table:table-cell>
          <table:table-cell office:value-type="float" office:value="0">
            <text:p>0.00</text:p>
          </table:table-cell>
          <table:table-cell office:value-type="float" office:value="12">
            <text:p>12.00</text:p>
          </table:table-cell>
          <table:table-cell office:value-type="float" office:value="0.01">
            <text:p>0.01</text:p>
          </table:table-cell>
          <table:table-cell office:value-type="float" office:value="11.94">
            <text:p>11.94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-O3 Profiling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 table:number-columns-repeated="2"/>
        </table:table-row>
        <table:table-row table:style-name="ro2">
          <table:table-cell table:style-name="ce3" office:value-type="string">
            <text:p>-fbranch-probabilities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41.37">
            <text:p>41.37</text:p>
          </table:table-cell>
          <table:table-cell office:value-type="float" office:value="0.97">
            <text:p>0.97</text:p>
          </table:table-cell>
          <table:table-cell office:value-type="float" office:value="41.35">
            <text:p>41.35</text:p>
          </table:table-cell>
          <table:table-cell office:value-type="float" office:value="0.97">
            <text:p>0.97</text:p>
          </table:table-cell>
          <table:table-cell office:value-type="float" office:value="41.06">
            <text:p>41.06</text:p>
          </table:table-cell>
          <table:table-cell office:value-type="float" office:value="0.99">
            <text:p>0.99</text:p>
          </table:table-cell>
          <table:table-cell office:value-type="float" office:value="41.13">
            <text:p>41.13</text:p>
          </table:table-cell>
          <table:table-cell office:value-type="float" office:value="0.98">
            <text:p>0.98</text:p>
          </table:table-cell>
          <table:table-cell office:value-type="float" office:value="41.09">
            <text:p>41.09</text:p>
          </table:table-cell>
          <table:table-cell office:value-type="float" office:value="0.95">
            <text:p>0.95</text:p>
          </table:table-cell>
          <table:table-cell office:value-type="float" office:value="41.09">
            <text:p>41.09</text:p>
          </table:table-cell>
          <table:table-cell office:value-type="float" office:value="0.93">
            <text:p>0.9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7.06">
            <text:p>17.06</text:p>
          </table:table-cell>
          <table:table-cell office:value-type="float" office:value="0.02">
            <text:p>0.02</text:p>
          </table:table-cell>
          <table:table-cell office:value-type="float" office:value="17.01">
            <text:p>17.01</text:p>
          </table:table-cell>
          <table:table-cell office:value-type="float" office:value="0">
            <text:p>0.00</text:p>
          </table:table-cell>
          <table:table-cell office:value-type="float" office:value="17.8">
            <text:p>17.80</text:p>
          </table:table-cell>
          <table:table-cell office:value-type="float" office:value="0.01">
            <text:p>0.01</text:p>
          </table:table-cell>
          <table:table-cell office:value-type="float" office:value="16.94">
            <text:p>16.94</text:p>
          </table:table-cell>
          <table:table-cell office:value-type="float" office:value="0">
            <text:p>0.00</text:p>
          </table:table-cell>
          <table:table-cell office:value-type="float" office:value="16.92">
            <text:p>16.92</text:p>
          </table:table-cell>
          <table:table-cell office:value-type="float" office:value="0.01">
            <text:p>0.01</text:p>
          </table:table-cell>
          <table:table-cell office:value-type="float" office:value="17.86">
            <text:p>17.86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23.55">
            <text:p>23.55</text:p>
          </table:table-cell>
          <table:table-cell office:value-type="float" office:value="0.69">
            <text:p>0.69</text:p>
          </table:table-cell>
          <table:table-cell office:value-type="float" office:value="23.45">
            <text:p>23.45</text:p>
          </table:table-cell>
          <table:table-cell office:value-type="float" office:value="0.66">
            <text:p>0.66</text:p>
          </table:table-cell>
          <table:table-cell office:value-type="float" office:value="23.4">
            <text:p>23.40</text:p>
          </table:table-cell>
          <table:table-cell office:value-type="float" office:value="0.65">
            <text:p>0.65</text:p>
          </table:table-cell>
          <table:table-cell office:value-type="float" office:value="23.4">
            <text:p>23.40</text:p>
          </table:table-cell>
          <table:table-cell office:value-type="float" office:value="0.67">
            <text:p>0.67</text:p>
          </table:table-cell>
          <table:table-cell office:value-type="float" office:value="23.36">
            <text:p>23.36</text:p>
          </table:table-cell>
          <table:table-cell office:value-type="float" office:value="0.68">
            <text:p>0.68</text:p>
          </table:table-cell>
          <table:table-cell office:value-type="float" office:value="23.37">
            <text:p>23.37</text:p>
          </table:table-cell>
          <table:table-cell office:value-type="float" office:value="0.66">
            <text:p>0.66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9.35">
            <text:p>9.35</text:p>
          </table:table-cell>
          <table:table-cell office:value-type="float" office:value="0.01">
            <text:p>0.01</text:p>
          </table:table-cell>
          <table:table-cell office:value-type="float" office:value="9.31">
            <text:p>9.31</text:p>
          </table:table-cell>
          <table:table-cell office:value-type="float" office:value="0">
            <text:p>0.00</text:p>
          </table:table-cell>
          <table:table-cell office:value-type="float" office:value="9.38">
            <text:p>9.38</text:p>
          </table:table-cell>
          <table:table-cell office:value-type="float" office:value="0">
            <text:p>0.00</text:p>
          </table:table-cell>
          <table:table-cell office:value-type="float" office:value="9.36">
            <text:p>9.36</text:p>
          </table:table-cell>
          <table:table-cell office:value-type="float" office:value="0">
            <text:p>0.00</text:p>
          </table:table-cell>
          <table:table-cell office:value-type="float" office:value="9.36">
            <text:p>9.36</text:p>
          </table:table-cell>
          <table:table-cell office:value-type="float" office:value="0">
            <text:p>0.00</text:p>
          </table:table-cell>
          <table:table-cell office:value-type="float" office:value="9.37">
            <text:p>9.37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vpt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41.32">
            <text:p>41.32</text:p>
          </table:table-cell>
          <table:table-cell office:value-type="float" office:value="1.01">
            <text:p>1.01</text:p>
          </table:table-cell>
          <table:table-cell office:value-type="float" office:value="41.3">
            <text:p>41.30</text:p>
          </table:table-cell>
          <table:table-cell office:value-type="float" office:value="0.97">
            <text:p>0.97</text:p>
          </table:table-cell>
          <table:table-cell office:value-type="float" office:value="41.06">
            <text:p>41.06</text:p>
          </table:table-cell>
          <table:table-cell office:value-type="float" office:value="0.92">
            <text:p>0.92</text:p>
          </table:table-cell>
          <table:table-cell office:value-type="float" office:value="41.3">
            <text:p>41.30</text:p>
          </table:table-cell>
          <table:table-cell office:value-type="float" office:value="0.97">
            <text:p>0.97</text:p>
          </table:table-cell>
          <table:table-cell office:value-type="float" office:value="41.09">
            <text:p>41.09</text:p>
          </table:table-cell>
          <table:table-cell office:value-type="float" office:value="0.9">
            <text:p>0.90</text:p>
          </table:table-cell>
          <table:table-cell office:value-type="float" office:value="41.41">
            <text:p>41.41</text:p>
          </table:table-cell>
          <table:table-cell office:value-type="float" office:value="0.91">
            <text:p>0.9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6.98">
            <text:p>16.98</text:p>
          </table:table-cell>
          <table:table-cell office:value-type="float" office:value="0.03">
            <text:p>0.03</text:p>
          </table:table-cell>
          <table:table-cell office:value-type="float" office:value="17.02">
            <text:p>17.02</text:p>
          </table:table-cell>
          <table:table-cell office:value-type="float" office:value="0.01">
            <text:p>0.01</text:p>
          </table:table-cell>
          <table:table-cell office:value-type="float" office:value="16.95">
            <text:p>16.95</text:p>
          </table:table-cell>
          <table:table-cell office:value-type="float" office:value="0">
            <text:p>0.00</text:p>
          </table:table-cell>
          <table:table-cell office:value-type="float" office:value="16.92">
            <text:p>16.92</text:p>
          </table:table-cell>
          <table:table-cell office:value-type="float" office:value="0">
            <text:p>0.00</text:p>
          </table:table-cell>
          <table:table-cell office:value-type="float" office:value="16.96">
            <text:p>16.96</text:p>
          </table:table-cell>
          <table:table-cell office:value-type="float" office:value="0">
            <text:p>0.00</text:p>
          </table:table-cell>
          <table:table-cell office:value-type="float" office:value="16.91">
            <text:p>16.91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3.44">
            <text:p>23.44</text:p>
          </table:table-cell>
          <table:table-cell office:value-type="float" office:value="0.73">
            <text:p>0.73</text:p>
          </table:table-cell>
          <table:table-cell office:value-type="float" office:value="23.53">
            <text:p>23.53</text:p>
          </table:table-cell>
          <table:table-cell office:value-type="float" office:value="0.64">
            <text:p>0.64</text:p>
          </table:table-cell>
          <table:table-cell office:value-type="float" office:value="23.39">
            <text:p>23.39</text:p>
          </table:table-cell>
          <table:table-cell office:value-type="float" office:value="0.68">
            <text:p>0.68</text:p>
          </table:table-cell>
          <table:table-cell office:value-type="float" office:value="23.39">
            <text:p>23.39</text:p>
          </table:table-cell>
          <table:table-cell office:value-type="float" office:value="0.74">
            <text:p>0.74</text:p>
          </table:table-cell>
          <table:table-cell office:value-type="float" office:value="23.39">
            <text:p>23.39</text:p>
          </table:table-cell>
          <table:table-cell office:value-type="float" office:value="0.69">
            <text:p>0.69</text:p>
          </table:table-cell>
          <table:table-cell office:value-type="float" office:value="23.4">
            <text:p>23.40</text:p>
          </table:table-cell>
          <table:table-cell office:value-type="float" office:value="0.69">
            <text:p>0.69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9.34">
            <text:p>9.34</text:p>
          </table:table-cell>
          <table:table-cell office:value-type="float" office:value="0">
            <text:p>0.00</text:p>
          </table:table-cell>
          <table:table-cell office:value-type="float" office:value="9.32">
            <text:p>9.32</text:p>
          </table:table-cell>
          <table:table-cell office:value-type="float" office:value="0.01">
            <text:p>0.01</text:p>
          </table:table-cell>
          <table:table-cell office:value-type="float" office:value="9.33">
            <text:p>9.33</text:p>
          </table:table-cell>
          <table:table-cell office:value-type="float" office:value="0">
            <text:p>0.00</text:p>
          </table:table-cell>
          <table:table-cell office:value-type="float" office:value="9.34">
            <text:p>9.34</text:p>
          </table:table-cell>
          <table:table-cell office:value-type="float" office:value="0">
            <text:p>0.00</text:p>
          </table:table-cell>
          <table:table-cell office:value-type="float" office:value="9.32">
            <text:p>9.32</text:p>
          </table:table-cell>
          <table:table-cell office:value-type="float" office:value="0">
            <text:p>0.00</text:p>
          </table:table-cell>
          <table:table-cell office:value-type="float" office:value="9.35">
            <text:p>9.35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unroll-loops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41.42">
            <text:p>41.42</text:p>
          </table:table-cell>
          <table:table-cell office:value-type="float" office:value="1.09">
            <text:p>1.09</text:p>
          </table:table-cell>
          <table:table-cell office:value-type="float" office:value="41.3">
            <text:p>41.30</text:p>
          </table:table-cell>
          <table:table-cell office:value-type="float" office:value="0.9">
            <text:p>0.90</text:p>
          </table:table-cell>
          <table:table-cell office:value-type="float" office:value="41.07">
            <text:p>41.07</text:p>
          </table:table-cell>
          <table:table-cell office:value-type="float" office:value="0.93">
            <text:p>0.93</text:p>
          </table:table-cell>
          <table:table-cell office:value-type="float" office:value="41.31">
            <text:p>41.31</text:p>
          </table:table-cell>
          <table:table-cell office:value-type="float" office:value="0.95">
            <text:p>0.95</text:p>
          </table:table-cell>
          <table:table-cell office:value-type="float" office:value="41.09">
            <text:p>41.09</text:p>
          </table:table-cell>
          <table:table-cell office:value-type="float" office:value="0.97">
            <text:p>0.97</text:p>
          </table:table-cell>
          <table:table-cell office:value-type="float" office:value="41.17">
            <text:p>41.17</text:p>
          </table:table-cell>
          <table:table-cell office:value-type="float" office:value="0.9">
            <text:p>0.9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18.21">
            <text:p>18.21</text:p>
          </table:table-cell>
          <table:table-cell office:value-type="float" office:value="0.01">
            <text:p>0.01</text:p>
          </table:table-cell>
          <table:table-cell office:value-type="float" office:value="16.97">
            <text:p>16.97</text:p>
          </table:table-cell>
          <table:table-cell office:value-type="float" office:value="0.01">
            <text:p>0.01</text:p>
          </table:table-cell>
          <table:table-cell office:value-type="float" office:value="16.95">
            <text:p>16.95</text:p>
          </table:table-cell>
          <table:table-cell office:value-type="float" office:value="0.01">
            <text:p>0.01</text:p>
          </table:table-cell>
          <table:table-cell office:value-type="float" office:value="16.96">
            <text:p>16.96</text:p>
          </table:table-cell>
          <table:table-cell office:value-type="float" office:value="0.01">
            <text:p>0.01</text:p>
          </table:table-cell>
          <table:table-cell office:value-type="float" office:value="16.93">
            <text:p>16.93</text:p>
          </table:table-cell>
          <table:table-cell office:value-type="float" office:value="0">
            <text:p>0.00</text:p>
          </table:table-cell>
          <table:table-cell office:value-type="float" office:value="16.88">
            <text:p>16.88</text:p>
          </table:table-cell>
          <table:table-cell office:value-type="float" office:value="0">
            <text:p>0.00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3.79">
            <text:p>23.79</text:p>
          </table:table-cell>
          <table:table-cell office:value-type="float" office:value="0.73">
            <text:p>0.73</text:p>
          </table:table-cell>
          <table:table-cell office:value-type="float" office:value="23.91">
            <text:p>23.91</text:p>
          </table:table-cell>
          <table:table-cell office:value-type="float" office:value="0.66">
            <text:p>0.66</text:p>
          </table:table-cell>
          <table:table-cell office:value-type="float" office:value="23.69">
            <text:p>23.69</text:p>
          </table:table-cell>
          <table:table-cell office:value-type="float" office:value="0.73">
            <text:p>0.73</text:p>
          </table:table-cell>
          <table:table-cell office:value-type="float" office:value="23.7">
            <text:p>23.70</text:p>
          </table:table-cell>
          <table:table-cell office:value-type="float" office:value="0.67">
            <text:p>0.67</text:p>
          </table:table-cell>
          <table:table-cell office:value-type="float" office:value="23.67">
            <text:p>23.67</text:p>
          </table:table-cell>
          <table:table-cell office:value-type="float" office:value="0.66">
            <text:p>0.66</text:p>
          </table:table-cell>
          <table:table-cell office:value-type="float" office:value="23.74">
            <text:p>23.74</text:p>
          </table:table-cell>
          <table:table-cell office:value-type="float" office:value="0.66">
            <text:p>0.66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9.29">
            <text:p>9.29</text:p>
          </table:table-cell>
          <table:table-cell office:value-type="float" office:value="0.01">
            <text:p>0.01</text:p>
          </table:table-cell>
          <table:table-cell office:value-type="float" office:value="9.34">
            <text:p>9.34</text:p>
          </table:table-cell>
          <table:table-cell office:value-type="float" office:value="0">
            <text:p>0.00</text:p>
          </table:table-cell>
          <table:table-cell office:value-type="float" office:value="9.32">
            <text:p>9.32</text:p>
          </table:table-cell>
          <table:table-cell office:value-type="float" office:value="0.01">
            <text:p>0.01</text:p>
          </table:table-cell>
          <table:table-cell office:value-type="float" office:value="9.36">
            <text:p>9.36</text:p>
          </table:table-cell>
          <table:table-cell office:value-type="float" office:value="0">
            <text:p>0.00</text:p>
          </table:table-cell>
          <table:table-cell office:value-type="float" office:value="9.34">
            <text:p>9.34</text:p>
          </table:table-cell>
          <table:table-cell office:value-type="float" office:value="0">
            <text:p>0.00</text:p>
          </table:table-cell>
          <table:table-cell office:value-type="float" office:value="9.33">
            <text:p>9.33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peel-loops</text:p>
          </table:table-cell>
          <table:table-cell table:style-name="ce6" office:value-type="float" office:value="117986200">
            <text:p>117,986,200</text:p>
          </table:table-cell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9"/>
          <table:table-cell office:value-type="float" office:value="41.49">
            <text:p>41.49</text:p>
          </table:table-cell>
          <table:table-cell office:value-type="float" office:value="1.04">
            <text:p>1.04</text:p>
          </table:table-cell>
          <table:table-cell office:value-type="float" office:value="41.24">
            <text:p>41.24</text:p>
          </table:table-cell>
          <table:table-cell office:value-type="float" office:value="1">
            <text:p>1.00</text:p>
          </table:table-cell>
          <table:table-cell office:value-type="float" office:value="41.08">
            <text:p>41.08</text:p>
          </table:table-cell>
          <table:table-cell office:value-type="float" office:value="0.95">
            <text:p>0.95</text:p>
          </table:table-cell>
          <table:table-cell office:value-type="float" office:value="41.21">
            <text:p>41.21</text:p>
          </table:table-cell>
          <table:table-cell office:value-type="float" office:value="0.94">
            <text:p>0.94</text:p>
          </table:table-cell>
          <table:table-cell office:value-type="float" office:value="42.94">
            <text:p>42.94</text:p>
          </table:table-cell>
          <table:table-cell office:value-type="float" office:value="1.08">
            <text:p>1.08</text:p>
          </table:table-cell>
          <table:table-cell office:value-type="float" office:value="41.1">
            <text:p>41.10</text:p>
          </table:table-cell>
          <table:table-cell office:value-type="float" office:value="0.97">
            <text:p>0.9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6.96">
            <text:p>16.96</text:p>
          </table:table-cell>
          <table:table-cell office:value-type="float" office:value="0.01">
            <text:p>0.01</text:p>
          </table:table-cell>
          <table:table-cell office:value-type="float" office:value="16.93">
            <text:p>16.93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0">
            <text:p>0.00</text:p>
          </table:table-cell>
          <table:table-cell office:value-type="float" office:value="17.15">
            <text:p>17.15</text:p>
          </table:table-cell>
          <table:table-cell office:value-type="float" office:value="0">
            <text:p>0.00</text:p>
          </table:table-cell>
          <table:table-cell office:value-type="float" office:value="17.99">
            <text:p>17.99</text:p>
          </table:table-cell>
          <table:table-cell office:value-type="float" office:value="0.03">
            <text:p>0.03</text:p>
          </table:table-cell>
          <table:table-cell office:value-type="float" office:value="16.93">
            <text:p>16.93</text:p>
          </table:table-cell>
          <table:table-cell office:value-type="float" office:value="0.01">
            <text:p>0.0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23.74">
            <text:p>23.74</text:p>
          </table:table-cell>
          <table:table-cell office:value-type="float" office:value="0.71">
            <text:p>0.71</text:p>
          </table:table-cell>
          <table:table-cell office:value-type="float" office:value="23.83">
            <text:p>23.83</text:p>
          </table:table-cell>
          <table:table-cell office:value-type="float" office:value="0.65">
            <text:p>0.65</text:p>
          </table:table-cell>
          <table:table-cell office:value-type="float" office:value="23.63">
            <text:p>23.63</text:p>
          </table:table-cell>
          <table:table-cell office:value-type="float" office:value="0.67">
            <text:p>0.67</text:p>
          </table:table-cell>
          <table:table-cell office:value-type="float" office:value="23.71">
            <text:p>23.71</text:p>
          </table:table-cell>
          <table:table-cell office:value-type="float" office:value="0.69">
            <text:p>0.69</text:p>
          </table:table-cell>
          <table:table-cell office:value-type="float" office:value="26.88">
            <text:p>26.88</text:p>
          </table:table-cell>
          <table:table-cell office:value-type="float" office:value="0.84">
            <text:p>0.84</text:p>
          </table:table-cell>
          <table:table-cell office:value-type="float" office:value="23.67">
            <text:p>23.67</text:p>
          </table:table-cell>
          <table:table-cell office:value-type="float" office:value="0.69">
            <text:p>0.69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9.3">
            <text:p>9.30</text:p>
          </table:table-cell>
          <table:table-cell office:value-type="float" office:value="0">
            <text:p>0.00</text:p>
          </table:table-cell>
          <table:table-cell office:value-type="float" office:value="9.26">
            <text:p>9.26</text:p>
          </table:table-cell>
          <table:table-cell office:value-type="float" office:value="0">
            <text:p>0.00</text:p>
          </table:table-cell>
          <table:table-cell office:value-type="float" office:value="9.3">
            <text:p>9.30</text:p>
          </table:table-cell>
          <table:table-cell office:value-type="float" office:value="0">
            <text:p>0.00</text:p>
          </table:table-cell>
          <table:table-cell office:value-type="float" office:value="9.23">
            <text:p>9.23</text:p>
          </table:table-cell>
          <table:table-cell office:value-type="float" office:value="0">
            <text:p>0.00</text:p>
          </table:table-cell>
          <table:table-cell office:value-type="float" office:value="9.22">
            <text:p>9.22</text:p>
          </table:table-cell>
          <table:table-cell office:value-type="float" office:value="0.01">
            <text:p>0.01</text:p>
          </table:table-cell>
          <table:table-cell office:value-type="float" office:value="9.27">
            <text:p>9.27</text:p>
          </table:table-cell>
          <table:table-cell office:value-type="float" office:value="0.01">
            <text:p>0.0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3" office:value-type="string">
            <text:p>Add -ftracer</text:p>
          </table:table-cell>
          <table:table-cell table:style-name="ce9"/>
          <table:table-cell table:style-name="ce16" table:number-columns-repeated="12"/>
          <table:table-cell table:style-name="ce3" table:number-columns-repeated="242"/>
        </table:table-row>
        <table:table-row table:style-name="ro2">
          <table:table-cell table:style-name="ce4" office:value-type="string">
            <text:p>Model build generate</text:p>
          </table:table-cell>
          <table:table-cell table:style-name="ce6" office:value-type="float" office:value="117986200">
            <text:p>117,986,200</text:p>
          </table:table-cell>
          <table:table-cell office:value-type="float" office:value="41.3">
            <text:p>41.30</text:p>
          </table:table-cell>
          <table:table-cell office:value-type="float" office:value="0.98">
            <text:p>0.98</text:p>
          </table:table-cell>
          <table:table-cell office:value-type="float" office:value="41.34">
            <text:p>41.34</text:p>
          </table:table-cell>
          <table:table-cell office:value-type="float" office:value="0.93">
            <text:p>0.93</text:p>
          </table:table-cell>
          <table:table-cell office:value-type="float" office:value="41.23">
            <text:p>41.23</text:p>
          </table:table-cell>
          <table:table-cell office:value-type="float" office:value="0.96">
            <text:p>0.96</text:p>
          </table:table-cell>
          <table:table-cell office:value-type="float" office:value="41.05">
            <text:p>41.05</text:p>
          </table:table-cell>
          <table:table-cell office:value-type="float" office:value="1">
            <text:p>1.00</text:p>
          </table:table-cell>
          <table:table-cell office:value-type="float" office:value="42.88">
            <text:p>42.88</text:p>
          </table:table-cell>
          <table:table-cell office:value-type="float" office:value="1.07">
            <text:p>1.07</text:p>
          </table:table-cell>
          <table:table-cell office:value-type="float" office:value="41.15">
            <text:p>41.15</text:p>
          </table:table-cell>
          <table:table-cell office:value-type="float" office:value="0.94">
            <text:p>0.9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>
          <table:table-cell table:style-name="ce4" office:value-type="string">
            <text:p>Model run generate</text:p>
          </table:table-cell>
          <table:table-cell table:style-name="ce9"/>
          <table:table-cell office:value-type="float" office:value="17.92">
            <text:p>17.92</text:p>
          </table:table-cell>
          <table:table-cell office:value-type="float" office:value="0">
            <text:p>0.00</text:p>
          </table:table-cell>
          <table:table-cell office:value-type="float" office:value="16.85">
            <text:p>16.85</text:p>
          </table:table-cell>
          <table:table-cell office:value-type="float" office:value="0">
            <text:p>0.00</text:p>
          </table:table-cell>
          <table:table-cell office:value-type="float" office:value="16.95">
            <text:p>16.95</text:p>
          </table:table-cell>
          <table:table-cell office:value-type="float" office:value="0">
            <text:p>0.00</text:p>
          </table:table-cell>
          <table:table-cell office:value-type="float" office:value="16.95">
            <text:p>16.95</text:p>
          </table:table-cell>
          <table:table-cell office:value-type="float" office:value="0">
            <text:p>0.00</text:p>
          </table:table-cell>
          <table:table-cell office:value-type="float" office:value="16.98">
            <text:p>16.98</text:p>
          </table:table-cell>
          <table:table-cell office:value-type="float" office:value="0">
            <text:p>0.00</text:p>
          </table:table-cell>
          <table:table-cell office:value-type="float" office:value="16.99">
            <text:p>16.99</text:p>
          </table:table-cell>
          <table:table-cell office:value-type="float" office:value="0">
            <text:p>0.00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use</text:p>
          </table:table-cell>
          <table:table-cell table:style-name="ce9"/>
          <table:table-cell office:value-type="float" office:value="25.75">
            <text:p>25.75</text:p>
          </table:table-cell>
          <table:table-cell office:value-type="float" office:value="0.65">
            <text:p>0.65</text:p>
          </table:table-cell>
          <table:table-cell office:value-type="float" office:value="25.6">
            <text:p>25.60</text:p>
          </table:table-cell>
          <table:table-cell office:value-type="float" office:value="0.67">
            <text:p>0.67</text:p>
          </table:table-cell>
          <table:table-cell office:value-type="float" office:value="25.57">
            <text:p>25.57</text:p>
          </table:table-cell>
          <table:table-cell office:value-type="float" office:value="0.68">
            <text:p>0.68</text:p>
          </table:table-cell>
          <table:table-cell office:value-type="float" office:value="25.59">
            <text:p>25.59</text:p>
          </table:table-cell>
          <table:table-cell office:value-type="float" office:value="0.7">
            <text:p>0.70</text:p>
          </table:table-cell>
          <table:table-cell office:value-type="float" office:value="25.58">
            <text:p>25.58</text:p>
          </table:table-cell>
          <table:table-cell office:value-type="float" office:value="0.67">
            <text:p>0.67</text:p>
          </table:table-cell>
          <table:table-cell office:value-type="float" office:value="25.6">
            <text:p>25.60</text:p>
          </table:table-cell>
          <table:table-cell office:value-type="float" office:value="0.71">
            <text:p>0.71</text:p>
          </table:table-cell>
          <table:table-cell table:number-columns-repeated="242"/>
        </table:table-row>
        <table:table-row table:style-name="ro2">
          <table:table-cell table:style-name="ce4" office:value-type="string">
            <text:p>Model build run</text:p>
          </table:table-cell>
          <table:table-cell table:style-name="ce9"/>
          <table:table-cell office:value-type="float" office:value="9.11">
            <text:p>9.11</text:p>
          </table:table-cell>
          <table:table-cell office:value-type="float" office:value="0">
            <text:p>0.00</text:p>
          </table:table-cell>
          <table:table-cell office:value-type="float" office:value="9.09">
            <text:p>9.09</text:p>
          </table:table-cell>
          <table:table-cell office:value-type="float" office:value="0">
            <text:p>0.00</text:p>
          </table:table-cell>
          <table:table-cell office:value-type="float" office:value="9.14">
            <text:p>9.14</text:p>
          </table:table-cell>
          <table:table-cell office:value-type="float" office:value="0">
            <text:p>0.00</text:p>
          </table:table-cell>
          <table:table-cell office:value-type="float" office:value="9.09">
            <text:p>9.09</text:p>
          </table:table-cell>
          <table:table-cell office:value-type="float" office:value="0">
            <text:p>0.00</text:p>
          </table:table-cell>
          <table:table-cell office:value-type="float" office:value="9.22">
            <text:p>9.22</text:p>
          </table:table-cell>
          <table:table-cell office:value-type="float" office:value="0">
            <text:p>0.00</text:p>
          </table:table-cell>
          <table:table-cell office:value-type="float" office:value="9.11">
            <text:p>9.11</text:p>
          </table:table-cell>
          <table:table-cell office:value-type="float" office:value="0">
            <text:p>0.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231"/>
        </table:table-row>
        <table:table-row table:style-name="ro2" table:number-rows-repeated="6540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cessed Data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15" table:default-cell-style-name="ce12"/>
        <table:table-column table:style-name="co6" table:default-cell-style-name="ce22"/>
        <table:table-column table:style-name="co6" table:number-columns-repeated="239" table:default-cell-style-name="Default"/>
        <table:table-row table:style-name="ro1">
          <table:table-cell table:style-name="ce1" office:value-type="string">
            <text:p>Processed Data</text:p>
          </table:table-cell>
          <table:table-cell table:style-name="ce11" table:number-columns-repeated="15"/>
          <table:table-cell table:style-name="ce23"/>
          <table:table-cell table:style-name="ce1" table:number-columns-repeated="230"/>
          <table:table-cell table:number-columns-repeated="9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ummarized data for runs with statistical analysis</text:p>
          </table:table-cell>
          <table:table-cell table:number-columns-repeated="255"/>
        </table:table-row>
        <table:table-row table:style-name="ro2">
          <table:table-cell table:number-columns-repeated="4"/>
          <table:table-cell table:style-name="ce21"/>
          <table:table-cell table:number-columns-repeated="251"/>
        </table:table-row>
        <table:table-row table:style-name="ro2">
          <table:table-cell office:value-type="string">
            <text:p>Clock period (ns)</text:p>
          </table:table-cell>
          <table:table-cell table:style-name="ce17" office:value-type="float" office:value="100" table:number-columns-spanned="2" table:number-rows-spanned="1">
            <text:p>100</text:p>
          </table:table-cell>
          <table:covered-table-cell table:style-name="ce17"/>
          <table:table-cell/>
          <table:table-cell table:style-name="ce21"/>
          <table:table-cell table:number-columns-repeated="251"/>
        </table:table-row>
        <table:table-row table:style-name="ro2">
          <table:table-cell office:value-type="string">
            <text:p>Clock cyles</text:p>
          </table:table-cell>
          <table:table-cell table:style-name="ce6" table:formula="oooc:=ROUND(AVERAGE(['Raw Data'.B15:.B131])/[.B5];0)" office:value-type="float" office:value="1179862" table:number-columns-spanned="2" table:number-rows-spanned="1">
            <text:p>1,179,862</text:p>
          </table:table-cell>
          <table:covered-table-cell/>
          <table:table-cell table:number-columns-repeated="10"/>
          <table:table-cell table:style-name="ce22"/>
          <table:table-cell table:style-name="Default" table:number-columns-repeated="3"/>
          <table:table-cell table:number-columns-repeated="239"/>
        </table:table-row>
        <table:table-row table:style-name="ro2">
          <table:table-cell office:value-type="string">
            <text:p>Confidence limit</text:p>
          </table:table-cell>
          <table:table-cell table:style-name="ce18" office:value-type="percentage" office:value="0.95" table:number-columns-spanned="2" table:number-rows-spanned="1">
            <text:p>95%</text:p>
          </table:table-cell>
          <table:covered-table-cell/>
          <table:table-cell/>
          <table:table-cell table:style-name="ce6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4" office:value-type="string">
            <text:p>Mean</text:p>
          </table:table-cell>
          <table:table-cell table:style-name="ce14" office:value-type="string">
            <text:p>Std Err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14" office:value-type="string">
            <text:p>Run 1</text:p>
          </table:table-cell>
          <table:table-cell table:style-name="ce14" office:value-type="string">
            <text:p>Run 2</text:p>
          </table:table-cell>
          <table:table-cell table:style-name="ce14" office:value-type="string">
            <text:p>Run 3</text:p>
          </table:table-cell>
          <table:table-cell table:style-name="ce14" office:value-type="string">
            <text:p>Run 4</text:p>
          </table:table-cell>
          <table:table-cell table:style-name="ce14" office:value-type="string">
            <text:p>Run 5</text:p>
          </table:table-cell>
          <table:table-cell table:style-name="ce14" office:value-type="string">
            <text:p>Run 6</text:p>
          </table:table-cell>
          <table:table-cell table:style-name="ce14" office:value-type="string">
            <text:p>Run 7</text:p>
          </table:table-cell>
          <table:table-cell table:style-name="ce14" office:value-type="string">
            <text:p>Run 8</text:p>
          </table:table-cell>
          <table:table-cell table:style-name="ce14" office:value-type="string">
            <text:p>Run 9</text:p>
          </table:table-cell>
          <table:table-cell table:style-name="ce14" office:value-type="string">
            <text:p>Run 10</text:p>
          </table:table-cell>
          <table:table-cell table:style-name="ce14" office:value-type="string">
            <text:p>Run 11</text:p>
          </table:table-cell>
          <table:table-cell table:style-name="ce14" office:value-type="string">
            <text:p>Run 12</text:p>
          </table:table-cell>
          <table:table-cell table:number-columns-repeated="240"/>
        </table:table-row>
        <table:table-row table:style-name="ro4">
          <table:table-cell table:style-name="ce2" office:value-type="string">
            <text:p>Icarus Verilog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Original baseline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Elaboration time (s)</text:p>
          </table:table-cell>
          <table:table-cell table:formula="oooc:=AVERAGE([.E12:.P12])" office:value-type="float" office:value="1.78166666666667">
            <text:p>1.78</text:p>
          </table:table-cell>
          <table:table-cell table:formula="oooc:=STDEV([.E12:.P12])/SQRT(COUNT([.E12:.P12]))" office:value-type="float" office:value="0.00477260702109212">
            <text:p>0.00</text:p>
          </table:table-cell>
          <table:table-cell table:style-name="ce20" table:formula="oooc:=NORMINV(0.5+(CONF_LIMIT/2);0;[.C12])" office:value-type="float" office:value="0.00935413787370355">
            <text:p>± 0.01</text:p>
          </table:table-cell>
          <table:table-cell table:formula="oooc:=IF(ISBLANK(['Raw Data'.C16]);&quot;&quot;;SUM(['Raw Data'.C16:.D16]))" office:value-type="float" office:value="1.79">
            <text:p>1.79</text:p>
          </table:table-cell>
          <table:table-cell table:formula="oooc:=IF(ISBLANK(['Raw Data'.E16]);&quot;&quot;;SUM(['Raw Data'.E16:.F16]))" office:value-type="float" office:value="1.8">
            <text:p>1.80</text:p>
          </table:table-cell>
          <table:table-cell table:formula="oooc:=IF(ISBLANK(['Raw Data'.G16]);&quot;&quot;;SUM(['Raw Data'.G16:.H16]))" office:value-type="float" office:value="1.78">
            <text:p>1.78</text:p>
          </table:table-cell>
          <table:table-cell table:formula="oooc:=IF(ISBLANK(['Raw Data'.I16]);&quot;&quot;;SUM(['Raw Data'.I16:.J16]))" office:value-type="float" office:value="1.78">
            <text:p>1.78</text:p>
          </table:table-cell>
          <table:table-cell table:formula="oooc:=IF(ISBLANK(['Raw Data'.K16]);&quot;&quot;;SUM(['Raw Data'.K16:.L16]))" office:value-type="float" office:value="1.77">
            <text:p>1.77</text:p>
          </table:table-cell>
          <table:table-cell table:formula="oooc:=IF(ISBLANK(['Raw Data'.M16]);&quot;&quot;;SUM(['Raw Data'.M16:.N16]))" office:value-type="float" office:value="1.77">
            <text:p>1.77</text:p>
          </table:table-cell>
          <table:table-cell table:formula="oooc:=IF(ISBLANK(['Raw Data'.O16]);&quot;&quot;;SUM(['Raw Data'.O16:.P16]))">
            <text:p/>
          </table:table-cell>
          <table:table-cell table:formula="oooc:=IF(ISBLANK(['Raw Data'.Q16]);&quot;&quot;;SUM(['Raw Data'.Q16:.R16]))">
            <text:p/>
          </table:table-cell>
          <table:table-cell table:formula="oooc:=IF(ISBLANK(['Raw Data'.S16]);&quot;&quot;;SUM(['Raw Data'.S16:.T16]))">
            <text:p/>
          </table:table-cell>
          <table:table-cell table:formula="oooc:=IF(ISBLANK(['Raw Data'.U16]);&quot;&quot;;SUM(['Raw Data'.U16:.V16]))">
            <text:p/>
          </table:table-cell>
          <table:table-cell table:formula="oooc:=IF(ISBLANK(['Raw Data'.W16]);&quot;&quot;;SUM(['Raw Data'.W16:.X16]))">
            <text:p/>
          </table:table-cell>
          <table:table-cell table:formula="oooc:=IF(ISBLANK(['Raw Data'.Y16]);&quot;&quot;;SUM(['Raw Data'.Y16:.Z1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time (s)</text:p>
          </table:table-cell>
          <table:table-cell table:formula="oooc:=AVERAGE([.E13:.P13])" office:value-type="float" office:value="796.841666666667">
            <text:p>796.84</text:p>
          </table:table-cell>
          <table:table-cell table:formula="oooc:=STDEV([.E13:.P13])/SQRT(COUNT([.E13:.P13]))" office:value-type="float" office:value="4.67297864797654">
            <text:p>4.67</text:p>
          </table:table-cell>
          <table:table-cell table:style-name="ce20" table:formula="oooc:=NORMINV(0.5+(CONF_LIMIT/2);0;[.C13])" office:value-type="float" office:value="9.15886985055869">
            <text:p>± 9.16</text:p>
          </table:table-cell>
          <table:table-cell table:formula="oooc:=IF(ISBLANK(['Raw Data'.C17]);&quot;&quot;;SUM(['Raw Data'.C17:.D17]))" office:value-type="float" office:value="789.37">
            <text:p>789.37</text:p>
          </table:table-cell>
          <table:table-cell table:formula="oooc:=IF(ISBLANK(['Raw Data'.E17]);&quot;&quot;;SUM(['Raw Data'.E17:.F17]))" office:value-type="float" office:value="807.92">
            <text:p>807.92</text:p>
          </table:table-cell>
          <table:table-cell table:formula="oooc:=IF(ISBLANK(['Raw Data'.G17]);&quot;&quot;;SUM(['Raw Data'.G17:.H17]))" office:value-type="float" office:value="790.48">
            <text:p>790.48</text:p>
          </table:table-cell>
          <table:table-cell table:formula="oooc:=IF(ISBLANK(['Raw Data'.I17]);&quot;&quot;;SUM(['Raw Data'.I17:.J17]))" office:value-type="float" office:value="811.53">
            <text:p>811.53</text:p>
          </table:table-cell>
          <table:table-cell table:formula="oooc:=IF(ISBLANK(['Raw Data'.K17]);&quot;&quot;;SUM(['Raw Data'.K17:.L17]))" office:value-type="float" office:value="799.51">
            <text:p>799.51</text:p>
          </table:table-cell>
          <table:table-cell table:formula="oooc:=IF(ISBLANK(['Raw Data'.M17]);&quot;&quot;;SUM(['Raw Data'.M17:.N17]))" office:value-type="float" office:value="782.24">
            <text:p>782.24</text:p>
          </table:table-cell>
          <table:table-cell table:formula="oooc:=IF(ISBLANK(['Raw Data'.O17]);&quot;&quot;;SUM(['Raw Data'.O17:.P17]))">
            <text:p/>
          </table:table-cell>
          <table:table-cell table:formula="oooc:=IF(ISBLANK(['Raw Data'.Q17]);&quot;&quot;;SUM(['Raw Data'.Q17:.R17]))">
            <text:p/>
          </table:table-cell>
          <table:table-cell table:formula="oooc:=IF(ISBLANK(['Raw Data'.S17]);&quot;&quot;;SUM(['Raw Data'.S17:.T17]))">
            <text:p/>
          </table:table-cell>
          <table:table-cell table:formula="oooc:=IF(ISBLANK(['Raw Data'.U17]);&quot;&quot;;SUM(['Raw Data'.U17:.V17]))">
            <text:p/>
          </table:table-cell>
          <table:table-cell table:formula="oooc:=IF(ISBLANK(['Raw Data'.W17]);&quot;&quot;;SUM(['Raw Data'.W17:.X17]))">
            <text:p/>
          </table:table-cell>
          <table:table-cell table:formula="oooc:=IF(ISBLANK(['Raw Data'.Y17]);&quot;&quot;;SUM(['Raw Data'.Y17:.Z1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4:.P14])" office:value-type="float" office:value="1.48092738007273">
            <text:p>1.48</text:p>
          </table:table-cell>
          <table:table-cell table:formula="oooc:=STDEV([.E14:.P14])/SQRT(COUNT([.E14:.P14]))" office:value-type="float" office:value="0.00867333001091707">
            <text:p>0.01</text:p>
          </table:table-cell>
          <table:table-cell table:style-name="ce20" table:formula="oooc:=NORMINV(0.5+(CONF_LIMIT/2);0;[.C14])" office:value-type="float" office:value="0.0169994144474279">
            <text:p>± 0.02</text:p>
          </table:table-cell>
          <table:table-cell table:formula="oooc:=IF([.E13]=&quot;&quot;;&quot;&quot;;[.$B$6]/[.E13]/1000)" office:value-type="float" office:value="1.4946881690462">
            <text:p>1.49</text:p>
          </table:table-cell>
          <table:table-cell table:formula="oooc:=IF([.F13]=&quot;&quot;;&quot;&quot;;[.$B$6]/[.F13]/1000)" office:value-type="float" office:value="1.46036983859788">
            <text:p>1.46</text:p>
          </table:table-cell>
          <table:table-cell table:formula="oooc:=IF([.G13]=&quot;&quot;;&quot;&quot;;[.$B$6]/[.G13]/1000)" office:value-type="float" office:value="1.49258931282259">
            <text:p>1.49</text:p>
          </table:table-cell>
          <table:table-cell table:formula="oooc:=IF([.H13]=&quot;&quot;;&quot;&quot;;[.$B$6]/[.H13]/1000)" office:value-type="float" office:value="1.4538735474967">
            <text:p>1.45</text:p>
          </table:table-cell>
          <table:table-cell table:formula="oooc:=IF([.I13]=&quot;&quot;;&quot;&quot;;[.$B$6]/[.I13]/1000)" office:value-type="float" office:value="1.4757313854736">
            <text:p>1.48</text:p>
          </table:table-cell>
          <table:table-cell table:formula="oooc:=IF([.J13]=&quot;&quot;;&quot;&quot;;[.$B$6]/[.J13]/1000)" office:value-type="float" office:value="1.50831202699939">
            <text:p>1.51</text:p>
          </table:table-cell>
          <table:table-cell table:formula="oooc:=IF([.K13]=&quot;&quot;;&quot;&quot;;[.$B$6]/[.K13]/1000)">
            <text:p/>
          </table:table-cell>
          <table:table-cell table:formula="oooc:=IF([.L13]=&quot;&quot;;&quot;&quot;;[.$B$6]/[.L13]/1000)">
            <text:p/>
          </table:table-cell>
          <table:table-cell table:formula="oooc:=IF([.M13]=&quot;&quot;;&quot;&quot;;[.$B$6]/[.M13]/1000)">
            <text:p/>
          </table:table-cell>
          <table:table-cell table:formula="oooc:=IF([.N13]=&quot;&quot;;&quot;&quot;;[.$B$6]/[.N13]/1000)">
            <text:p/>
          </table:table-cell>
          <table:table-cell table:formula="oooc:=IF([.O13]=&quot;&quot;;&quot;&quot;;[.$B$6]/[.O13]/1000)">
            <text:p/>
          </table:table-cell>
          <table:table-cell table:formula="oooc:=IF([.P13]=&quot;&quot;;&quot;&quot;;[.$B$6]/[.P13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Verilator baseline command file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Elaboration time (s)</text:p>
          </table:table-cell>
          <table:table-cell table:formula="oooc:=AVERAGE([.E16:.P16])" office:value-type="float" office:value="1.77333333333333">
            <text:p>1.77</text:p>
          </table:table-cell>
          <table:table-cell table:formula="oooc:=STDEV([.E16:.P16])/SQRT(COUNT([.E16:.P16]))" office:value-type="float" office:value="0.00557773351022718">
            <text:p>0.01</text:p>
          </table:table-cell>
          <table:table-cell table:style-name="ce20" table:formula="oooc:=NORMINV(0.5+(CONF_LIMIT/2);0;[.C16])" office:value-type="float" office:value="0.0109321567954074">
            <text:p>± 0.01</text:p>
          </table:table-cell>
          <table:table-cell table:formula="oooc:=IF(ISBLANK(['Raw Data'.C19]);&quot;&quot;;SUM(['Raw Data'.C19:.D19]))" office:value-type="float" office:value="1.77">
            <text:p>1.77</text:p>
          </table:table-cell>
          <table:table-cell table:formula="oooc:=IF(ISBLANK(['Raw Data'.E19]);&quot;&quot;;SUM(['Raw Data'.E19:.F19]))" office:value-type="float" office:value="1.75">
            <text:p>1.75</text:p>
          </table:table-cell>
          <table:table-cell table:formula="oooc:=IF(ISBLANK(['Raw Data'.G19]);&quot;&quot;;SUM(['Raw Data'.G19:.H19]))" office:value-type="float" office:value="1.79">
            <text:p>1.79</text:p>
          </table:table-cell>
          <table:table-cell table:formula="oooc:=IF(ISBLANK(['Raw Data'.I19]);&quot;&quot;;SUM(['Raw Data'.I19:.J19]))" office:value-type="float" office:value="1.78">
            <text:p>1.78</text:p>
          </table:table-cell>
          <table:table-cell table:formula="oooc:=IF(ISBLANK(['Raw Data'.K19]);&quot;&quot;;SUM(['Raw Data'.K19:.L19]))" office:value-type="float" office:value="1.78">
            <text:p>1.78</text:p>
          </table:table-cell>
          <table:table-cell table:formula="oooc:=IF(ISBLANK(['Raw Data'.M19]);&quot;&quot;;SUM(['Raw Data'.M19:.N19]))" office:value-type="float" office:value="1.77">
            <text:p>1.77</text:p>
          </table:table-cell>
          <table:table-cell table:formula="oooc:=IF(ISBLANK(['Raw Data'.O19]);&quot;&quot;;SUM(['Raw Data'.O19:.P19]))">
            <text:p/>
          </table:table-cell>
          <table:table-cell table:formula="oooc:=IF(ISBLANK(['Raw Data'.Q19]);&quot;&quot;;SUM(['Raw Data'.Q19:.R19]))">
            <text:p/>
          </table:table-cell>
          <table:table-cell table:formula="oooc:=IF(ISBLANK(['Raw Data'.S19]);&quot;&quot;;SUM(['Raw Data'.S19:.T19]))">
            <text:p/>
          </table:table-cell>
          <table:table-cell table:formula="oooc:=IF(ISBLANK(['Raw Data'.U19]);&quot;&quot;;SUM(['Raw Data'.U19:.V19]))">
            <text:p/>
          </table:table-cell>
          <table:table-cell table:formula="oooc:=IF(ISBLANK(['Raw Data'.W19]);&quot;&quot;;SUM(['Raw Data'.W19:.X19]))">
            <text:p/>
          </table:table-cell>
          <table:table-cell table:formula="oooc:=IF(ISBLANK(['Raw Data'.Y19]);&quot;&quot;;SUM(['Raw Data'.Y19:.Z1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time (s)</text:p>
          </table:table-cell>
          <table:table-cell table:formula="oooc:=AVERAGE([.E17:.P17])" office:value-type="float" office:value="793.326666666667">
            <text:p>793.33</text:p>
          </table:table-cell>
          <table:table-cell table:formula="oooc:=STDEV([.E17:.P17])/SQRT(COUNT([.E17:.P17]))" office:value-type="float" office:value="3.30681988892316">
            <text:p>3.31</text:p>
          </table:table-cell>
          <table:table-cell table:style-name="ce20" table:formula="oooc:=NORMINV(0.5+(CONF_LIMIT/2);0;[.C17])" office:value-type="float" office:value="6.48124788565014">
            <text:p>± 6.48</text:p>
          </table:table-cell>
          <table:table-cell table:formula="oooc:=IF(ISBLANK(['Raw Data'.C20]);&quot;&quot;;SUM(['Raw Data'.C20:.D20]))" office:value-type="float" office:value="806.61">
            <text:p>806.61</text:p>
          </table:table-cell>
          <table:table-cell table:formula="oooc:=IF(ISBLANK(['Raw Data'.E20]);&quot;&quot;;SUM(['Raw Data'.E20:.F20]))" office:value-type="float" office:value="785.59">
            <text:p>785.59</text:p>
          </table:table-cell>
          <table:table-cell table:formula="oooc:=IF(ISBLANK(['Raw Data'.G20]);&quot;&quot;;SUM(['Raw Data'.G20:.H20]))" office:value-type="float" office:value="799.78">
            <text:p>799.78</text:p>
          </table:table-cell>
          <table:table-cell table:formula="oooc:=IF(ISBLANK(['Raw Data'.I20]);&quot;&quot;;SUM(['Raw Data'.I20:.J20]))" office:value-type="float" office:value="790.03">
            <text:p>790.03</text:p>
          </table:table-cell>
          <table:table-cell table:formula="oooc:=IF(ISBLANK(['Raw Data'.K20]);&quot;&quot;;SUM(['Raw Data'.K20:.L20]))" office:value-type="float" office:value="789.8">
            <text:p>789.80</text:p>
          </table:table-cell>
          <table:table-cell table:formula="oooc:=IF(ISBLANK(['Raw Data'.M20]);&quot;&quot;;SUM(['Raw Data'.M20:.N20]))" office:value-type="float" office:value="788.15">
            <text:p>788.15</text:p>
          </table:table-cell>
          <table:table-cell table:formula="oooc:=IF(ISBLANK(['Raw Data'.O20]);&quot;&quot;;SUM(['Raw Data'.O20:.P20]))">
            <text:p/>
          </table:table-cell>
          <table:table-cell table:formula="oooc:=IF(ISBLANK(['Raw Data'.Q20]);&quot;&quot;;SUM(['Raw Data'.Q20:.R20]))">
            <text:p/>
          </table:table-cell>
          <table:table-cell table:formula="oooc:=IF(ISBLANK(['Raw Data'.S20]);&quot;&quot;;SUM(['Raw Data'.S20:.T20]))">
            <text:p/>
          </table:table-cell>
          <table:table-cell table:formula="oooc:=IF(ISBLANK(['Raw Data'.U20]);&quot;&quot;;SUM(['Raw Data'.U20:.V20]))">
            <text:p/>
          </table:table-cell>
          <table:table-cell table:formula="oooc:=IF(ISBLANK(['Raw Data'.W20]);&quot;&quot;;SUM(['Raw Data'.W20:.X20]))">
            <text:p/>
          </table:table-cell>
          <table:table-cell table:formula="oooc:=IF(ISBLANK(['Raw Data'.Y20]);&quot;&quot;;SUM(['Raw Data'.Y20:.Z2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8:.P18])" office:value-type="float" office:value="1.48736177170534">
            <text:p>1.49</text:p>
          </table:table-cell>
          <table:table-cell table:formula="oooc:=STDEV([.E18:.P18])/SQRT(COUNT([.E18:.P18]))" office:value-type="float" office:value="0.00615446091806264">
            <text:p>0.01</text:p>
          </table:table-cell>
          <table:table-cell table:style-name="ce20" table:formula="oooc:=NORMINV(0.5+(CONF_LIMIT/2);0;[.C18])" office:value-type="float" office:value="0.0120625217436621">
            <text:p>± 0.01</text:p>
          </table:table-cell>
          <table:table-cell table:formula="oooc:=IF([.E17]=&quot;&quot;;&quot;&quot;;[.$B$6]/[.E17]/1000)" office:value-type="float" office:value="1.46274159755024">
            <text:p>1.46</text:p>
          </table:table-cell>
          <table:table-cell table:formula="oooc:=IF([.F17]=&quot;&quot;;&quot;&quot;;[.$B$6]/[.F17]/1000)" office:value-type="float" office:value="1.50188011558192">
            <text:p>1.50</text:p>
          </table:table-cell>
          <table:table-cell table:formula="oooc:=IF([.G17]=&quot;&quot;;&quot;&quot;;[.$B$6]/[.G17]/1000)" office:value-type="float" office:value="1.47523318912701">
            <text:p>1.48</text:p>
          </table:table-cell>
          <table:table-cell table:formula="oooc:=IF([.H17]=&quot;&quot;;&quot;&quot;;[.$B$6]/[.H17]/1000)" office:value-type="float" office:value="1.49343948963963">
            <text:p>1.49</text:p>
          </table:table-cell>
          <table:table-cell table:formula="oooc:=IF([.I17]=&quot;&quot;;&quot;&quot;;[.$B$6]/[.I17]/1000)" office:value-type="float" office:value="1.49387439858192">
            <text:p>1.49</text:p>
          </table:table-cell>
          <table:table-cell table:formula="oooc:=IF([.J17]=&quot;&quot;;&quot;&quot;;[.$B$6]/[.J17]/1000)" office:value-type="float" office:value="1.49700183975132">
            <text:p>1.50</text:p>
          </table:table-cell>
          <table:table-cell table:formula="oooc:=IF([.K17]=&quot;&quot;;&quot;&quot;;[.$B$6]/[.K17]/1000)">
            <text:p/>
          </table:table-cell>
          <table:table-cell table:formula="oooc:=IF([.L17]=&quot;&quot;;&quot;&quot;;[.$B$6]/[.L17]/1000)">
            <text:p/>
          </table:table-cell>
          <table:table-cell table:formula="oooc:=IF([.M17]=&quot;&quot;;&quot;&quot;;[.$B$6]/[.M17]/1000)">
            <text:p/>
          </table:table-cell>
          <table:table-cell table:formula="oooc:=IF([.N17]=&quot;&quot;;&quot;&quot;;[.$B$6]/[.N17]/1000)">
            <text:p/>
          </table:table-cell>
          <table:table-cell table:formula="oooc:=IF([.O17]=&quot;&quot;;&quot;&quot;;[.$B$6]/[.O17]/1000)">
            <text:p/>
          </table:table-cell>
          <table:table-cell table:formula="oooc:=IF([.P17]=&quot;&quot;;&quot;&quot;;[.$B$6]/[.P1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Verilator optimized command file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Elaboration time (s)</text:p>
          </table:table-cell>
          <table:table-cell table:formula="oooc:=AVERAGE([.E20:.P20])" office:value-type="float" office:value="1.78">
            <text:p>1.78</text:p>
          </table:table-cell>
          <table:table-cell table:formula="oooc:=STDEV([.E20:.P20])/SQRT(COUNT([.E20:.P20]))" office:value-type="float" office:value="0.00930949336251264">
            <text:p>0.01</text:p>
          </table:table-cell>
          <table:table-cell table:style-name="ce20" table:formula="oooc:=NORMINV(0.5+(CONF_LIMIT/2);0;[.C20])" office:value-type="float" office:value="0.0182462717048394">
            <text:p>± 0.02</text:p>
          </table:table-cell>
          <table:table-cell table:formula="oooc:=IF(ISBLANK(['Raw Data'.C22]);&quot;&quot;;SUM(['Raw Data'.C22:.D22]))" office:value-type="float" office:value="1.8">
            <text:p>1.80</text:p>
          </table:table-cell>
          <table:table-cell table:formula="oooc:=IF(ISBLANK(['Raw Data'.E22]);&quot;&quot;;SUM(['Raw Data'.E22:.F22]))" office:value-type="float" office:value="1.81">
            <text:p>1.81</text:p>
          </table:table-cell>
          <table:table-cell table:formula="oooc:=IF(ISBLANK(['Raw Data'.G22]);&quot;&quot;;SUM(['Raw Data'.G22:.H22]))" office:value-type="float" office:value="1.76">
            <text:p>1.76</text:p>
          </table:table-cell>
          <table:table-cell table:formula="oooc:=IF(ISBLANK(['Raw Data'.I22]);&quot;&quot;;SUM(['Raw Data'.I22:.J22]))" office:value-type="float" office:value="1.76">
            <text:p>1.76</text:p>
          </table:table-cell>
          <table:table-cell table:formula="oooc:=IF(ISBLANK(['Raw Data'.K22]);&quot;&quot;;SUM(['Raw Data'.K22:.L22]))" office:value-type="float" office:value="1.79">
            <text:p>1.79</text:p>
          </table:table-cell>
          <table:table-cell table:formula="oooc:=IF(ISBLANK(['Raw Data'.M22]);&quot;&quot;;SUM(['Raw Data'.M22:.N22]))" office:value-type="float" office:value="1.76">
            <text:p>1.76</text:p>
          </table:table-cell>
          <table:table-cell table:formula="oooc:=IF(ISBLANK(['Raw Data'.O22]);&quot;&quot;;SUM(['Raw Data'.O22:.P22]))">
            <text:p/>
          </table:table-cell>
          <table:table-cell table:formula="oooc:=IF(ISBLANK(['Raw Data'.Q22]);&quot;&quot;;SUM(['Raw Data'.Q22:.R22]))">
            <text:p/>
          </table:table-cell>
          <table:table-cell table:formula="oooc:=IF(ISBLANK(['Raw Data'.S22]);&quot;&quot;;SUM(['Raw Data'.S22:.T22]))">
            <text:p/>
          </table:table-cell>
          <table:table-cell table:formula="oooc:=IF(ISBLANK(['Raw Data'.U22]);&quot;&quot;;SUM(['Raw Data'.U22:.V22]))">
            <text:p/>
          </table:table-cell>
          <table:table-cell table:formula="oooc:=IF(ISBLANK(['Raw Data'.W22]);&quot;&quot;;SUM(['Raw Data'.W22:.X22]))">
            <text:p/>
          </table:table-cell>
          <table:table-cell table:formula="oooc:=IF(ISBLANK(['Raw Data'.Y22]);&quot;&quot;;SUM(['Raw Data'.Y22:.Z22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time (s)</text:p>
          </table:table-cell>
          <table:table-cell table:formula="oooc:=AVERAGE([.E21:.P21])" office:value-type="float" office:value="803.388333333333">
            <text:p>803.39</text:p>
          </table:table-cell>
          <table:table-cell table:formula="oooc:=STDEV([.E21:.P21])/SQRT(COUNT([.E21:.P21]))" office:value-type="float" office:value="11.8628853760139">
            <text:p>11.86</text:p>
          </table:table-cell>
          <table:table-cell table:style-name="ce20" table:formula="oooc:=NORMINV(0.5+(CONF_LIMIT/2);0;[.C21])" office:value-type="float" office:value="23.2508280897141">
            <text:p>± 23.25</text:p>
          </table:table-cell>
          <table:table-cell table:formula="oooc:=IF(ISBLANK(['Raw Data'.C23]);&quot;&quot;;SUM(['Raw Data'.C23:.D23]))" office:value-type="float" office:value="850.67">
            <text:p>850.67</text:p>
          </table:table-cell>
          <table:table-cell table:formula="oooc:=IF(ISBLANK(['Raw Data'.E23]);&quot;&quot;;SUM(['Raw Data'.E23:.F23]))" office:value-type="float" office:value="799.87">
            <text:p>799.87</text:p>
          </table:table-cell>
          <table:table-cell table:formula="oooc:=IF(ISBLANK(['Raw Data'.G23]);&quot;&quot;;SUM(['Raw Data'.G23:.H23]))" office:value-type="float" office:value="823.04">
            <text:p>823.04</text:p>
          </table:table-cell>
          <table:table-cell table:formula="oooc:=IF(ISBLANK(['Raw Data'.I23]);&quot;&quot;;SUM(['Raw Data'.I23:.J23]))" office:value-type="float" office:value="792.93">
            <text:p>792.93</text:p>
          </table:table-cell>
          <table:table-cell table:formula="oooc:=IF(ISBLANK(['Raw Data'.K23]);&quot;&quot;;SUM(['Raw Data'.K23:.L23]))" office:value-type="float" office:value="770.74">
            <text:p>770.74</text:p>
          </table:table-cell>
          <table:table-cell table:formula="oooc:=IF(ISBLANK(['Raw Data'.M23]);&quot;&quot;;SUM(['Raw Data'.M23:.N23]))" office:value-type="float" office:value="783.08">
            <text:p>783.08</text:p>
          </table:table-cell>
          <table:table-cell table:formula="oooc:=IF(ISBLANK(['Raw Data'.O23]);&quot;&quot;;SUM(['Raw Data'.O23:.P23]))">
            <text:p/>
          </table:table-cell>
          <table:table-cell table:formula="oooc:=IF(ISBLANK(['Raw Data'.Q23]);&quot;&quot;;SUM(['Raw Data'.Q23:.R23]))">
            <text:p/>
          </table:table-cell>
          <table:table-cell table:formula="oooc:=IF(ISBLANK(['Raw Data'.S23]);&quot;&quot;;SUM(['Raw Data'.S23:.T23]))">
            <text:p/>
          </table:table-cell>
          <table:table-cell table:formula="oooc:=IF(ISBLANK(['Raw Data'.U23]);&quot;&quot;;SUM(['Raw Data'.U23:.V23]))">
            <text:p/>
          </table:table-cell>
          <table:table-cell table:formula="oooc:=IF(ISBLANK(['Raw Data'.W23]);&quot;&quot;;SUM(['Raw Data'.W23:.X23]))">
            <text:p/>
          </table:table-cell>
          <table:table-cell table:formula="oooc:=IF(ISBLANK(['Raw Data'.Y23]);&quot;&quot;;SUM(['Raw Data'.Y23:.Z2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22:.P22])" office:value-type="float" office:value="1.4701795159436">
            <text:p>1.47</text:p>
          </table:table-cell>
          <table:table-cell table:formula="oooc:=STDEV([.E22:.P22])/SQRT(COUNT([.E22:.P22]))" office:value-type="float" office:value="0.021303716092443">
            <text:p>0.02</text:p>
          </table:table-cell>
          <table:table-cell table:style-name="ce20" table:formula="oooc:=NORMINV(0.5+(CONF_LIMIT/2);0;[.C22])" office:value-type="float" office:value="0.0417545162780547">
            <text:p>± 0.04</text:p>
          </table:table-cell>
          <table:table-cell table:formula="oooc:=IF([.E21]=&quot;&quot;;&quot;&quot;;[.$B$6]/[.E21]/1000)" office:value-type="float" office:value="1.38697967484453">
            <text:p>1.39</text:p>
          </table:table-cell>
          <table:table-cell table:formula="oooc:=IF([.F21]=&quot;&quot;;&quot;&quot;;[.$B$6]/[.F21]/1000)" office:value-type="float" office:value="1.47506719841974">
            <text:p>1.48</text:p>
          </table:table-cell>
          <table:table-cell table:formula="oooc:=IF([.G21]=&quot;&quot;;&quot;&quot;;[.$B$6]/[.G21]/1000)" office:value-type="float" office:value="1.43354150466563">
            <text:p>1.43</text:p>
          </table:table-cell>
          <table:table-cell table:formula="oooc:=IF([.H21]=&quot;&quot;;&quot;&quot;;[.$B$6]/[.H21]/1000)" office:value-type="float" office:value="1.48797750116656">
            <text:p>1.49</text:p>
          </table:table-cell>
          <table:table-cell table:formula="oooc:=IF([.I21]=&quot;&quot;;&quot;&quot;;[.$B$6]/[.I21]/1000)" office:value-type="float" office:value="1.53081713677764">
            <text:p>1.53</text:p>
          </table:table-cell>
          <table:table-cell table:formula="oooc:=IF([.J21]=&quot;&quot;;&quot;&quot;;[.$B$6]/[.J21]/1000)" office:value-type="float" office:value="1.50669407978751">
            <text:p>1.51</text:p>
          </table:table-cell>
          <table:table-cell table:formula="oooc:=IF([.K21]=&quot;&quot;;&quot;&quot;;[.$B$6]/[.K21]/1000)">
            <text:p/>
          </table:table-cell>
          <table:table-cell table:formula="oooc:=IF([.L21]=&quot;&quot;;&quot;&quot;;[.$B$6]/[.L21]/1000)">
            <text:p/>
          </table:table-cell>
          <table:table-cell table:formula="oooc:=IF([.M21]=&quot;&quot;;&quot;&quot;;[.$B$6]/[.M21]/1000)">
            <text:p/>
          </table:table-cell>
          <table:table-cell table:formula="oooc:=IF([.N21]=&quot;&quot;;&quot;&quot;;[.$B$6]/[.N21]/1000)">
            <text:p/>
          </table:table-cell>
          <table:table-cell table:formula="oooc:=IF([.O21]=&quot;&quot;;&quot;&quot;;[.$B$6]/[.O21]/1000)">
            <text:p/>
          </table:table-cell>
          <table:table-cell table:formula="oooc:=IF([.P21]=&quot;&quot;;&quot;&quot;;[.$B$6]/[.P21]/1000)">
            <text:p/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Verilog variations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Baseline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26:.P26])" office:value-type="float" office:value="13.9433333333333">
            <text:p>13.94</text:p>
          </table:table-cell>
          <table:table-cell table:formula="oooc:=STDEV([.E26:.P26])/SQRT(COUNT([.E26:.P26]))" office:value-type="float" office:value="0.0574262812462881">
            <text:p>0.06</text:p>
          </table:table-cell>
          <table:table-cell table:style-name="ce20" table:formula="oooc:=NORMINV(0.5+(CONF_LIMIT/2);0;[.C26])" office:value-type="float" office:value="0.112553443008793">
            <text:p>± 0.11</text:p>
          </table:table-cell>
          <table:table-cell table:formula="oooc:=IF(ISBLANK(['Raw Data'.C27]);&quot;&quot;;SUM(['Raw Data'.C27:.D27]))" office:value-type="float" office:value="14.09">
            <text:p>14.09</text:p>
          </table:table-cell>
          <table:table-cell table:formula="oooc:=IF(ISBLANK(['Raw Data'.E27]);&quot;&quot;;SUM(['Raw Data'.E27:.F27]))" office:value-type="float" office:value="14.15">
            <text:p>14.15</text:p>
          </table:table-cell>
          <table:table-cell table:formula="oooc:=IF(ISBLANK(['Raw Data'.G27]);&quot;&quot;;SUM(['Raw Data'.G27:.H27]))" office:value-type="float" office:value="13.82">
            <text:p>13.82</text:p>
          </table:table-cell>
          <table:table-cell table:formula="oooc:=IF(ISBLANK(['Raw Data'.I27]);&quot;&quot;;SUM(['Raw Data'.I27:.J27]))" office:value-type="float" office:value="13.86">
            <text:p>13.86</text:p>
          </table:table-cell>
          <table:table-cell table:formula="oooc:=IF(ISBLANK(['Raw Data'.K27]);&quot;&quot;;SUM(['Raw Data'.K27:.L27]))" office:value-type="float" office:value="13.9">
            <text:p>13.90</text:p>
          </table:table-cell>
          <table:table-cell table:formula="oooc:=IF(ISBLANK(['Raw Data'.M27]);&quot;&quot;;SUM(['Raw Data'.M27:.N27]))" office:value-type="float" office:value="13.84">
            <text:p>13.84</text:p>
          </table:table-cell>
          <table:table-cell table:formula="oooc:=IF(ISBLANK(['Raw Data'.O27]);&quot;&quot;;SUM(['Raw Data'.O27:.P27]))">
            <text:p/>
          </table:table-cell>
          <table:table-cell table:formula="oooc:=IF(ISBLANK(['Raw Data'.Q27]);&quot;&quot;;SUM(['Raw Data'.Q27:.R27]))">
            <text:p/>
          </table:table-cell>
          <table:table-cell table:formula="oooc:=IF(ISBLANK(['Raw Data'.S27]);&quot;&quot;;SUM(['Raw Data'.S27:.T27]))">
            <text:p/>
          </table:table-cell>
          <table:table-cell table:formula="oooc:=IF(ISBLANK(['Raw Data'.U27]);&quot;&quot;;SUM(['Raw Data'.U27:.V27]))">
            <text:p/>
          </table:table-cell>
          <table:table-cell table:formula="oooc:=IF(ISBLANK(['Raw Data'.W27]);&quot;&quot;;SUM(['Raw Data'.W27:.X27]))">
            <text:p/>
          </table:table-cell>
          <table:table-cell table:formula="oooc:=IF(ISBLANK(['Raw Data'.Y27]);&quot;&quot;;SUM(['Raw Data'.Y27:.Z2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27:.P27])" office:value-type="float" office:value="27.6683333333333">
            <text:p>27.67</text:p>
          </table:table-cell>
          <table:table-cell table:formula="oooc:=STDEV([.E27:.P27])/SQRT(COUNT([.E27:.P27]))" office:value-type="float" office:value="0.261857679750746">
            <text:p>0.26</text:p>
          </table:table-cell>
          <table:table-cell table:style-name="ce20" table:formula="oooc:=NORMINV(0.5+(CONF_LIMIT/2);0;[.C27])" office:value-type="float" office:value="0.513231621386685">
            <text:p>± 0.51</text:p>
          </table:table-cell>
          <table:table-cell table:formula="oooc:=IF(ISBLANK(['Raw Data'.C28]);&quot;&quot;;SUM(['Raw Data'.C28:.D28]))" office:value-type="float" office:value="27.43">
            <text:p>27.43</text:p>
          </table:table-cell>
          <table:table-cell table:formula="oooc:=IF(ISBLANK(['Raw Data'.E28]);&quot;&quot;;SUM(['Raw Data'.E28:.F28]))" office:value-type="float" office:value="28.97">
            <text:p>28.97</text:p>
          </table:table-cell>
          <table:table-cell table:formula="oooc:=IF(ISBLANK(['Raw Data'.G28]);&quot;&quot;;SUM(['Raw Data'.G28:.H28]))" office:value-type="float" office:value="27.49">
            <text:p>27.49</text:p>
          </table:table-cell>
          <table:table-cell table:formula="oooc:=IF(ISBLANK(['Raw Data'.I28]);&quot;&quot;;SUM(['Raw Data'.I28:.J28]))" office:value-type="float" office:value="27.46">
            <text:p>27.46</text:p>
          </table:table-cell>
          <table:table-cell table:formula="oooc:=IF(ISBLANK(['Raw Data'.K28]);&quot;&quot;;SUM(['Raw Data'.K28:.L28]))" office:value-type="float" office:value="27.3">
            <text:p>27.30</text:p>
          </table:table-cell>
          <table:table-cell table:formula="oooc:=IF(ISBLANK(['Raw Data'.M28]);&quot;&quot;;SUM(['Raw Data'.M28:.N28]))" office:value-type="float" office:value="27.36">
            <text:p>27.36</text:p>
          </table:table-cell>
          <table:table-cell table:formula="oooc:=IF(ISBLANK(['Raw Data'.O28]);&quot;&quot;;SUM(['Raw Data'.O28:.P28]))">
            <text:p/>
          </table:table-cell>
          <table:table-cell table:formula="oooc:=IF(ISBLANK(['Raw Data'.Q28]);&quot;&quot;;SUM(['Raw Data'.Q28:.R28]))">
            <text:p/>
          </table:table-cell>
          <table:table-cell table:formula="oooc:=IF(ISBLANK(['Raw Data'.S28]);&quot;&quot;;SUM(['Raw Data'.S28:.T28]))">
            <text:p/>
          </table:table-cell>
          <table:table-cell table:formula="oooc:=IF(ISBLANK(['Raw Data'.U28]);&quot;&quot;;SUM(['Raw Data'.U28:.V28]))">
            <text:p/>
          </table:table-cell>
          <table:table-cell table:formula="oooc:=IF(ISBLANK(['Raw Data'.W28]);&quot;&quot;;SUM(['Raw Data'.W28:.X28]))">
            <text:p/>
          </table:table-cell>
          <table:table-cell table:formula="oooc:=IF(ISBLANK(['Raw Data'.Y28]);&quot;&quot;;SUM(['Raw Data'.Y28:.Z28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28:.P28])" office:value-type="float" office:value="42.661473097071">
            <text:p>42.66</text:p>
          </table:table-cell>
          <table:table-cell table:formula="oooc:=STDEV([.E28:.P28])/SQRT(COUNT([.E28:.P28]))" office:value-type="float" office:value="0.389423723624579">
            <text:p>0.39</text:p>
          </table:table-cell>
          <table:table-cell table:style-name="ce20" table:formula="oooc:=NORMINV(0.5+(CONF_LIMIT/2);0;[.C28])" office:value-type="float" office:value="0.763256473029654">
            <text:p>± 0.76</text:p>
          </table:table-cell>
          <table:table-cell table:formula="oooc:=IF([.E27]=&quot;&quot;;&quot;&quot;;[.$B$6]/[.E27]/1000)" office:value-type="float" office:value="43.0135617936566">
            <text:p>43.01</text:p>
          </table:table-cell>
          <table:table-cell table:formula="oooc:=IF([.F27]=&quot;&quot;;&quot;&quot;;[.$B$6]/[.F27]/1000)" office:value-type="float" office:value="40.7270279599586">
            <text:p>40.73</text:p>
          </table:table-cell>
          <table:table-cell table:formula="oooc:=IF([.G27]=&quot;&quot;;&quot;&quot;;[.$B$6]/[.G27]/1000)" office:value-type="float" office:value="42.919679883594">
            <text:p>42.92</text:p>
          </table:table-cell>
          <table:table-cell table:formula="oooc:=IF([.H27]=&quot;&quot;;&quot;&quot;;[.$B$6]/[.H27]/1000)" office:value-type="float" office:value="42.9665695557174">
            <text:p>42.97</text:p>
          </table:table-cell>
          <table:table-cell table:formula="oooc:=IF([.I27]=&quot;&quot;;&quot;&quot;;[.$B$6]/[.I27]/1000)" office:value-type="float" office:value="43.2183882783883">
            <text:p>43.22</text:p>
          </table:table-cell>
          <table:table-cell table:formula="oooc:=IF([.J27]=&quot;&quot;;&quot;&quot;;[.$B$6]/[.J27]/1000)" office:value-type="float" office:value="43.1236111111111">
            <text:p>43.12</text:p>
          </table:table-cell>
          <table:table-cell table:formula="oooc:=IF([.K27]=&quot;&quot;;&quot;&quot;;[.$B$6]/[.K27]/1000)">
            <text:p/>
          </table:table-cell>
          <table:table-cell table:formula="oooc:=IF([.L27]=&quot;&quot;;&quot;&quot;;[.$B$6]/[.L27]/1000)">
            <text:p/>
          </table:table-cell>
          <table:table-cell table:formula="oooc:=IF([.M27]=&quot;&quot;;&quot;&quot;;[.$B$6]/[.M27]/1000)">
            <text:p/>
          </table:table-cell>
          <table:table-cell table:formula="oooc:=IF([.N27]=&quot;&quot;;&quot;&quot;;[.$B$6]/[.N27]/1000)">
            <text:p/>
          </table:table-cell>
          <table:table-cell table:formula="oooc:=IF([.O27]=&quot;&quot;;&quot;&quot;;[.$B$6]/[.O27]/1000)">
            <text:p/>
          </table:table-cell>
          <table:table-cell table:formula="oooc:=IF([.P27]=&quot;&quot;;&quot;&quot;;[.$B$6]/[.P2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CASEX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30:.P30])" office:value-type="float" office:value="13.9133333333333">
            <text:p>13.91</text:p>
          </table:table-cell>
          <table:table-cell table:formula="oooc:=STDEV([.E30:.P30])/SQRT(COUNT([.E30:.P30]))" office:value-type="float" office:value="0.0454361578970366">
            <text:p>0.05</text:p>
          </table:table-cell>
          <table:table-cell table:style-name="ce20" table:formula="oooc:=NORMINV(0.5+(CONF_LIMIT/2);0;[.C30])" office:value-type="float" office:value="0.0890532330740668">
            <text:p>± 0.09</text:p>
          </table:table-cell>
          <table:table-cell table:formula="oooc:=IF(ISBLANK(['Raw Data'.C30]);&quot;&quot;;SUM(['Raw Data'.C30:.D30]))" office:value-type="float" office:value="14.12">
            <text:p>14.12</text:p>
          </table:table-cell>
          <table:table-cell table:formula="oooc:=IF(ISBLANK(['Raw Data'.E30]);&quot;&quot;;SUM(['Raw Data'.E30:.F30]))" office:value-type="float" office:value="13.95">
            <text:p>13.95</text:p>
          </table:table-cell>
          <table:table-cell table:formula="oooc:=IF(ISBLANK(['Raw Data'.G30]);&quot;&quot;;SUM(['Raw Data'.G30:.H30]))" office:value-type="float" office:value="13.84">
            <text:p>13.84</text:p>
          </table:table-cell>
          <table:table-cell table:formula="oooc:=IF(ISBLANK(['Raw Data'.I30]);&quot;&quot;;SUM(['Raw Data'.I30:.J30]))" office:value-type="float" office:value="13.83">
            <text:p>13.83</text:p>
          </table:table-cell>
          <table:table-cell table:formula="oooc:=IF(ISBLANK(['Raw Data'.K30]);&quot;&quot;;SUM(['Raw Data'.K30:.L30]))" office:value-type="float" office:value="13.9">
            <text:p>13.90</text:p>
          </table:table-cell>
          <table:table-cell table:formula="oooc:=IF(ISBLANK(['Raw Data'.M30]);&quot;&quot;;SUM(['Raw Data'.M30:.N30]))" office:value-type="float" office:value="13.84">
            <text:p>13.84</text:p>
          </table:table-cell>
          <table:table-cell table:formula="oooc:=IF(ISBLANK(['Raw Data'.O30]);&quot;&quot;;SUM(['Raw Data'.O30:.P30]))">
            <text:p/>
          </table:table-cell>
          <table:table-cell table:formula="oooc:=IF(ISBLANK(['Raw Data'.Q30]);&quot;&quot;;SUM(['Raw Data'.Q30:.R30]))">
            <text:p/>
          </table:table-cell>
          <table:table-cell table:formula="oooc:=IF(ISBLANK(['Raw Data'.S30]);&quot;&quot;;SUM(['Raw Data'.S30:.T30]))">
            <text:p/>
          </table:table-cell>
          <table:table-cell table:formula="oooc:=IF(ISBLANK(['Raw Data'.U30]);&quot;&quot;;SUM(['Raw Data'.U30:.V30]))">
            <text:p/>
          </table:table-cell>
          <table:table-cell table:formula="oooc:=IF(ISBLANK(['Raw Data'.W30]);&quot;&quot;;SUM(['Raw Data'.W30:.X30]))">
            <text:p/>
          </table:table-cell>
          <table:table-cell table:formula="oooc:=IF(ISBLANK(['Raw Data'.Y30]);&quot;&quot;;SUM(['Raw Data'.Y30:.Z3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31:.P31])" office:value-type="float" office:value="27.5933333333333">
            <text:p>27.59</text:p>
          </table:table-cell>
          <table:table-cell table:formula="oooc:=STDEV([.E31:.P31])/SQRT(COUNT([.E31:.P31]))" office:value-type="float" office:value="0.144514512919791">
            <text:p>0.14</text:p>
          </table:table-cell>
          <table:table-cell table:style-name="ce20" table:formula="oooc:=NORMINV(0.5+(CONF_LIMIT/2);0;[.C31])" office:value-type="float" office:value="0.283243240566139">
            <text:p>± 0.28</text:p>
          </table:table-cell>
          <table:table-cell table:formula="oooc:=IF(ISBLANK(['Raw Data'.C31]);&quot;&quot;;SUM(['Raw Data'.C31:.D31]))" office:value-type="float" office:value="27.37">
            <text:p>27.37</text:p>
          </table:table-cell>
          <table:table-cell table:formula="oooc:=IF(ISBLANK(['Raw Data'.E31]);&quot;&quot;;SUM(['Raw Data'.E31:.F31]))" office:value-type="float" office:value="27.57">
            <text:p>27.57</text:p>
          </table:table-cell>
          <table:table-cell table:formula="oooc:=IF(ISBLANK(['Raw Data'.G31]);&quot;&quot;;SUM(['Raw Data'.G31:.H31]))" office:value-type="float" office:value="28.24">
            <text:p>28.24</text:p>
          </table:table-cell>
          <table:table-cell table:formula="oooc:=IF(ISBLANK(['Raw Data'.I31]);&quot;&quot;;SUM(['Raw Data'.I31:.J31]))" office:value-type="float" office:value="27.29">
            <text:p>27.29</text:p>
          </table:table-cell>
          <table:table-cell table:formula="oooc:=IF(ISBLANK(['Raw Data'.K31]);&quot;&quot;;SUM(['Raw Data'.K31:.L31]))" office:value-type="float" office:value="27.72">
            <text:p>27.72</text:p>
          </table:table-cell>
          <table:table-cell table:formula="oooc:=IF(ISBLANK(['Raw Data'.M31]);&quot;&quot;;SUM(['Raw Data'.M31:.N31]))" office:value-type="float" office:value="27.37">
            <text:p>27.37</text:p>
          </table:table-cell>
          <table:table-cell table:formula="oooc:=IF(ISBLANK(['Raw Data'.O31]);&quot;&quot;;SUM(['Raw Data'.O31:.P31]))">
            <text:p/>
          </table:table-cell>
          <table:table-cell table:formula="oooc:=IF(ISBLANK(['Raw Data'.Q31]);&quot;&quot;;SUM(['Raw Data'.Q31:.R31]))">
            <text:p/>
          </table:table-cell>
          <table:table-cell table:formula="oooc:=IF(ISBLANK(['Raw Data'.S31]);&quot;&quot;;SUM(['Raw Data'.S31:.T31]))">
            <text:p/>
          </table:table-cell>
          <table:table-cell table:formula="oooc:=IF(ISBLANK(['Raw Data'.U31]);&quot;&quot;;SUM(['Raw Data'.U31:.V31]))">
            <text:p/>
          </table:table-cell>
          <table:table-cell table:formula="oooc:=IF(ISBLANK(['Raw Data'.W31]);&quot;&quot;;SUM(['Raw Data'.W31:.X31]))">
            <text:p/>
          </table:table-cell>
          <table:table-cell table:formula="oooc:=IF(ISBLANK(['Raw Data'.Y31]);&quot;&quot;;SUM(['Raw Data'.Y31:.Z3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32:.P32])" office:value-type="float" office:value="42.7647425575077">
            <text:p>42.76</text:p>
          </table:table-cell>
          <table:table-cell table:formula="oooc:=STDEV([.E32:.P32])/SQRT(COUNT([.E32:.P32]))" office:value-type="float" office:value="0.221159353246529">
            <text:p>0.22</text:p>
          </table:table-cell>
          <table:table-cell table:style-name="ce20" table:formula="oooc:=NORMINV(0.5+(CONF_LIMIT/2);0;[.C32])" office:value-type="float" office:value="0.433464367207369">
            <text:p>± 0.43</text:p>
          </table:table-cell>
          <table:table-cell table:formula="oooc:=IF([.E31]=&quot;&quot;;&quot;&quot;;[.$B$6]/[.E31]/1000)" office:value-type="float" office:value="43.1078553160395">
            <text:p>43.11</text:p>
          </table:table-cell>
          <table:table-cell table:formula="oooc:=IF([.F31]=&quot;&quot;;&quot;&quot;;[.$B$6]/[.F31]/1000)" office:value-type="float" office:value="42.7951396445412">
            <text:p>42.80</text:p>
          </table:table-cell>
          <table:table-cell table:formula="oooc:=IF([.G31]=&quot;&quot;;&quot;&quot;;[.$B$6]/[.G31]/1000)" office:value-type="float" office:value="41.7798158640227">
            <text:p>41.78</text:p>
          </table:table-cell>
          <table:table-cell table:formula="oooc:=IF([.H31]=&quot;&quot;;&quot;&quot;;[.$B$6]/[.H31]/1000)" office:value-type="float" office:value="43.2342249908391">
            <text:p>43.23</text:p>
          </table:table-cell>
          <table:table-cell table:formula="oooc:=IF([.I31]=&quot;&quot;;&quot;&quot;;[.$B$6]/[.I31]/1000)" office:value-type="float" office:value="42.5635642135642">
            <text:p>42.56</text:p>
          </table:table-cell>
          <table:table-cell table:formula="oooc:=IF([.J31]=&quot;&quot;;&quot;&quot;;[.$B$6]/[.J31]/1000)" office:value-type="float" office:value="43.1078553160395">
            <text:p>43.11</text:p>
          </table:table-cell>
          <table:table-cell table:formula="oooc:=IF([.K31]=&quot;&quot;;&quot;&quot;;[.$B$6]/[.K31]/1000)">
            <text:p/>
          </table:table-cell>
          <table:table-cell table:formula="oooc:=IF([.L31]=&quot;&quot;;&quot;&quot;;[.$B$6]/[.L31]/1000)">
            <text:p/>
          </table:table-cell>
          <table:table-cell table:formula="oooc:=IF([.M31]=&quot;&quot;;&quot;&quot;;[.$B$6]/[.M31]/1000)">
            <text:p/>
          </table:table-cell>
          <table:table-cell table:formula="oooc:=IF([.N31]=&quot;&quot;;&quot;&quot;;[.$B$6]/[.N31]/1000)">
            <text:p/>
          </table:table-cell>
          <table:table-cell table:formula="oooc:=IF([.O31]=&quot;&quot;;&quot;&quot;;[.$B$6]/[.O31]/1000)">
            <text:p/>
          </table:table-cell>
          <table:table-cell table:formula="oooc:=IF([.P31]=&quot;&quot;;&quot;&quot;;[.$B$6]/[.P31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VARHIDDEN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34:.P34])" office:value-type="float" office:value="13.905">
            <text:p>13.91</text:p>
          </table:table-cell>
          <table:table-cell table:formula="oooc:=STDEV([.E34:.P34])/SQRT(COUNT([.E34:.P34]))" office:value-type="float" office:value="0.0448516071804197">
            <text:p>0.04</text:p>
          </table:table-cell>
          <table:table-cell table:style-name="ce20" table:formula="oooc:=NORMINV(0.5+(CONF_LIMIT/2);0;[.C34])" office:value-type="float" office:value="0.0879075347223607">
            <text:p>± 0.09</text:p>
          </table:table-cell>
          <table:table-cell table:formula="oooc:=IF(ISBLANK(['Raw Data'.C33]);&quot;&quot;;SUM(['Raw Data'.C33:.D33]))" office:value-type="float" office:value="14.11">
            <text:p>14.11</text:p>
          </table:table-cell>
          <table:table-cell table:formula="oooc:=IF(ISBLANK(['Raw Data'.E33]);&quot;&quot;;SUM(['Raw Data'.E33:.F33]))" office:value-type="float" office:value="13.95">
            <text:p>13.95</text:p>
          </table:table-cell>
          <table:table-cell table:formula="oooc:=IF(ISBLANK(['Raw Data'.G33]);&quot;&quot;;SUM(['Raw Data'.G33:.H33]))" office:value-type="float" office:value="13.85">
            <text:p>13.85</text:p>
          </table:table-cell>
          <table:table-cell table:formula="oooc:=IF(ISBLANK(['Raw Data'.I33]);&quot;&quot;;SUM(['Raw Data'.I33:.J33]))" office:value-type="float" office:value="13.85">
            <text:p>13.85</text:p>
          </table:table-cell>
          <table:table-cell table:formula="oooc:=IF(ISBLANK(['Raw Data'.K33]);&quot;&quot;;SUM(['Raw Data'.K33:.L33]))" office:value-type="float" office:value="13.82">
            <text:p>13.82</text:p>
          </table:table-cell>
          <table:table-cell table:formula="oooc:=IF(ISBLANK(['Raw Data'.M33]);&quot;&quot;;SUM(['Raw Data'.M33:.N33]))" office:value-type="float" office:value="13.85">
            <text:p>13.85</text:p>
          </table:table-cell>
          <table:table-cell table:formula="oooc:=IF(ISBLANK(['Raw Data'.O33]);&quot;&quot;;SUM(['Raw Data'.O33:.P33]))">
            <text:p/>
          </table:table-cell>
          <table:table-cell table:formula="oooc:=IF(ISBLANK(['Raw Data'.Q33]);&quot;&quot;;SUM(['Raw Data'.Q33:.R33]))">
            <text:p/>
          </table:table-cell>
          <table:table-cell table:formula="oooc:=IF(ISBLANK(['Raw Data'.S33]);&quot;&quot;;SUM(['Raw Data'.S33:.T33]))">
            <text:p/>
          </table:table-cell>
          <table:table-cell table:formula="oooc:=IF(ISBLANK(['Raw Data'.U33]);&quot;&quot;;SUM(['Raw Data'.U33:.V33]))">
            <text:p/>
          </table:table-cell>
          <table:table-cell table:formula="oooc:=IF(ISBLANK(['Raw Data'.W33]);&quot;&quot;;SUM(['Raw Data'.W33:.X33]))">
            <text:p/>
          </table:table-cell>
          <table:table-cell table:formula="oooc:=IF(ISBLANK(['Raw Data'.Y33]);&quot;&quot;;SUM(['Raw Data'.Y33:.Z3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35:.P35])" office:value-type="float" office:value="27.6583333333333">
            <text:p>27.66</text:p>
          </table:table-cell>
          <table:table-cell table:formula="oooc:=STDEV([.E35:.P35])/SQRT(COUNT([.E35:.P35]))" office:value-type="float" office:value="0.131083094935151">
            <text:p>0.13</text:p>
          </table:table-cell>
          <table:table-cell table:style-name="ce20" table:formula="oooc:=NORMINV(0.5+(CONF_LIMIT/2);0;[.C35])" office:value-type="float" office:value="0.25691814505494">
            <text:p>± 0.26</text:p>
          </table:table-cell>
          <table:table-cell table:formula="oooc:=IF(ISBLANK(['Raw Data'.C34]);&quot;&quot;;SUM(['Raw Data'.C34:.D34]))" office:value-type="float" office:value="27.88">
            <text:p>27.88</text:p>
          </table:table-cell>
          <table:table-cell table:formula="oooc:=IF(ISBLANK(['Raw Data'.E34]);&quot;&quot;;SUM(['Raw Data'.E34:.F34]))" office:value-type="float" office:value="27.49">
            <text:p>27.49</text:p>
          </table:table-cell>
          <table:table-cell table:formula="oooc:=IF(ISBLANK(['Raw Data'.G34]);&quot;&quot;;SUM(['Raw Data'.G34:.H34]))" office:value-type="float" office:value="27.35">
            <text:p>27.35</text:p>
          </table:table-cell>
          <table:table-cell table:formula="oooc:=IF(ISBLANK(['Raw Data'.I34]);&quot;&quot;;SUM(['Raw Data'.I34:.J34]))" office:value-type="float" office:value="27.45">
            <text:p>27.45</text:p>
          </table:table-cell>
          <table:table-cell table:formula="oooc:=IF(ISBLANK(['Raw Data'.K34]);&quot;&quot;;SUM(['Raw Data'.K34:.L34]))" office:value-type="float" office:value="27.58">
            <text:p>27.58</text:p>
          </table:table-cell>
          <table:table-cell table:formula="oooc:=IF(ISBLANK(['Raw Data'.M34]);&quot;&quot;;SUM(['Raw Data'.M34:.N34]))" office:value-type="float" office:value="28.2">
            <text:p>28.20</text:p>
          </table:table-cell>
          <table:table-cell table:formula="oooc:=IF(ISBLANK(['Raw Data'.O34]);&quot;&quot;;SUM(['Raw Data'.O34:.P34]))">
            <text:p/>
          </table:table-cell>
          <table:table-cell table:formula="oooc:=IF(ISBLANK(['Raw Data'.Q34]);&quot;&quot;;SUM(['Raw Data'.Q34:.R34]))">
            <text:p/>
          </table:table-cell>
          <table:table-cell table:formula="oooc:=IF(ISBLANK(['Raw Data'.S34]);&quot;&quot;;SUM(['Raw Data'.S34:.T34]))">
            <text:p/>
          </table:table-cell>
          <table:table-cell table:formula="oooc:=IF(ISBLANK(['Raw Data'.U34]);&quot;&quot;;SUM(['Raw Data'.U34:.V34]))">
            <text:p/>
          </table:table-cell>
          <table:table-cell table:formula="oooc:=IF(ISBLANK(['Raw Data'.W34]);&quot;&quot;;SUM(['Raw Data'.W34:.X34]))">
            <text:p/>
          </table:table-cell>
          <table:table-cell table:formula="oooc:=IF(ISBLANK(['Raw Data'.Y34]);&quot;&quot;;SUM(['Raw Data'.Y34:.Z34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36:.P36])" office:value-type="float" office:value="42.6632130750053">
            <text:p>42.66</text:p>
          </table:table-cell>
          <table:table-cell table:formula="oooc:=STDEV([.E36:.P36])/SQRT(COUNT([.E36:.P36]))" office:value-type="float" office:value="0.200441481734129">
            <text:p>0.20</text:p>
          </table:table-cell>
          <table:table-cell table:style-name="ce20" table:formula="oooc:=NORMINV(0.5+(CONF_LIMIT/2);0;[.C36])" office:value-type="float" office:value="0.392858085206736">
            <text:p>± 0.39</text:p>
          </table:table-cell>
          <table:table-cell table:formula="oooc:=IF([.E35]=&quot;&quot;;&quot;&quot;;[.$B$6]/[.E35]/1000)" office:value-type="float" office:value="42.3192969870875">
            <text:p>42.32</text:p>
          </table:table-cell>
          <table:table-cell table:formula="oooc:=IF([.F35]=&quot;&quot;;&quot;&quot;;[.$B$6]/[.F35]/1000)" office:value-type="float" office:value="42.919679883594">
            <text:p>42.92</text:p>
          </table:table-cell>
          <table:table-cell table:formula="oooc:=IF([.G35]=&quot;&quot;;&quot;&quot;;[.$B$6]/[.G35]/1000)" office:value-type="float" office:value="43.1393784277879">
            <text:p>43.14</text:p>
          </table:table-cell>
          <table:table-cell table:formula="oooc:=IF([.H35]=&quot;&quot;;&quot;&quot;;[.$B$6]/[.H35]/1000)" office:value-type="float" office:value="42.9822222222222">
            <text:p>42.98</text:p>
          </table:table-cell>
          <table:table-cell table:formula="oooc:=IF([.I35]=&quot;&quot;;&quot;&quot;;[.$B$6]/[.I35]/1000)" office:value-type="float" office:value="42.7796229151559">
            <text:p>42.78</text:p>
          </table:table-cell>
          <table:table-cell table:formula="oooc:=IF([.J35]=&quot;&quot;;&quot;&quot;;[.$B$6]/[.J35]/1000)" office:value-type="float" office:value="41.8390780141844">
            <text:p>41.84</text:p>
          </table:table-cell>
          <table:table-cell table:formula="oooc:=IF([.K35]=&quot;&quot;;&quot;&quot;;[.$B$6]/[.K35]/1000)">
            <text:p/>
          </table:table-cell>
          <table:table-cell table:formula="oooc:=IF([.L35]=&quot;&quot;;&quot;&quot;;[.$B$6]/[.L35]/1000)">
            <text:p/>
          </table:table-cell>
          <table:table-cell table:formula="oooc:=IF([.M35]=&quot;&quot;;&quot;&quot;;[.$B$6]/[.M35]/1000)">
            <text:p/>
          </table:table-cell>
          <table:table-cell table:formula="oooc:=IF([.N35]=&quot;&quot;;&quot;&quot;;[.$B$6]/[.N35]/1000)">
            <text:p/>
          </table:table-cell>
          <table:table-cell table:formula="oooc:=IF([.O35]=&quot;&quot;;&quot;&quot;;[.$B$6]/[.O35]/1000)">
            <text:p/>
          </table:table-cell>
          <table:table-cell table:formula="oooc:=IF([.P35]=&quot;&quot;;&quot;&quot;;[.$B$6]/[.P35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IMPLICIT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38:.P38])" office:value-type="float" office:value="13.89">
            <text:p>13.89</text:p>
          </table:table-cell>
          <table:table-cell table:formula="oooc:=STDEV([.E38:.P38])/SQRT(COUNT([.E38:.P38]))" office:value-type="float" office:value="0.0522812904711939">
            <text:p>0.05</text:p>
          </table:table-cell>
          <table:table-cell table:style-name="ce20" table:formula="oooc:=NORMINV(0.5+(CONF_LIMIT/2);0;[.C38])" office:value-type="float" office:value="0.102469446388817">
            <text:p>± 0.10</text:p>
          </table:table-cell>
          <table:table-cell table:formula="oooc:=IF(ISBLANK(['Raw Data'.C36]);&quot;&quot;;SUM(['Raw Data'.C36:.D36]))" office:value-type="float" office:value="14.13">
            <text:p>14.13</text:p>
          </table:table-cell>
          <table:table-cell table:formula="oooc:=IF(ISBLANK(['Raw Data'.E36]);&quot;&quot;;SUM(['Raw Data'.E36:.F36]))" office:value-type="float" office:value="13.94">
            <text:p>13.94</text:p>
          </table:table-cell>
          <table:table-cell table:formula="oooc:=IF(ISBLANK(['Raw Data'.G36]);&quot;&quot;;SUM(['Raw Data'.G36:.H36]))" office:value-type="float" office:value="13.81">
            <text:p>13.81</text:p>
          </table:table-cell>
          <table:table-cell table:formula="oooc:=IF(ISBLANK(['Raw Data'.I36]);&quot;&quot;;SUM(['Raw Data'.I36:.J36]))" office:value-type="float" office:value="13.82">
            <text:p>13.82</text:p>
          </table:table-cell>
          <table:table-cell table:formula="oooc:=IF(ISBLANK(['Raw Data'.K36]);&quot;&quot;;SUM(['Raw Data'.K36:.L36]))" office:value-type="float" office:value="13.84">
            <text:p>13.84</text:p>
          </table:table-cell>
          <table:table-cell table:formula="oooc:=IF(ISBLANK(['Raw Data'.M36]);&quot;&quot;;SUM(['Raw Data'.M36:.N36]))" office:value-type="float" office:value="13.8">
            <text:p>13.80</text:p>
          </table:table-cell>
          <table:table-cell table:formula="oooc:=IF(ISBLANK(['Raw Data'.O36]);&quot;&quot;;SUM(['Raw Data'.O36:.P36]))">
            <text:p/>
          </table:table-cell>
          <table:table-cell table:formula="oooc:=IF(ISBLANK(['Raw Data'.Q36]);&quot;&quot;;SUM(['Raw Data'.Q36:.R36]))">
            <text:p/>
          </table:table-cell>
          <table:table-cell table:formula="oooc:=IF(ISBLANK(['Raw Data'.S36]);&quot;&quot;;SUM(['Raw Data'.S36:.T36]))">
            <text:p/>
          </table:table-cell>
          <table:table-cell table:formula="oooc:=IF(ISBLANK(['Raw Data'.U36]);&quot;&quot;;SUM(['Raw Data'.U36:.V36]))">
            <text:p/>
          </table:table-cell>
          <table:table-cell table:formula="oooc:=IF(ISBLANK(['Raw Data'.W36]);&quot;&quot;;SUM(['Raw Data'.W36:.X36]))">
            <text:p/>
          </table:table-cell>
          <table:table-cell table:formula="oooc:=IF(ISBLANK(['Raw Data'.Y36]);&quot;&quot;;SUM(['Raw Data'.Y36:.Z3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39:.P39])" office:value-type="float" office:value="27.7666666666667">
            <text:p>27.77</text:p>
          </table:table-cell>
          <table:table-cell table:formula="oooc:=STDEV([.E39:.P39])/SQRT(COUNT([.E39:.P39]))" office:value-type="float" office:value="0.16904963110808">
            <text:p>0.17</text:p>
          </table:table-cell>
          <table:table-cell table:style-name="ce20" table:formula="oooc:=NORMINV(0.5+(CONF_LIMIT/2);0;[.C39])" office:value-type="float" office:value="0.331331188571618">
            <text:p>± 0.33</text:p>
          </table:table-cell>
          <table:table-cell table:formula="oooc:=IF(ISBLANK(['Raw Data'.C37]);&quot;&quot;;SUM(['Raw Data'.C37:.D37]))" office:value-type="float" office:value="27.57">
            <text:p>27.57</text:p>
          </table:table-cell>
          <table:table-cell table:formula="oooc:=IF(ISBLANK(['Raw Data'.E37]);&quot;&quot;;SUM(['Raw Data'.E37:.F37]))" office:value-type="float" office:value="27.53">
            <text:p>27.53</text:p>
          </table:table-cell>
          <table:table-cell table:formula="oooc:=IF(ISBLANK(['Raw Data'.G37]);&quot;&quot;;SUM(['Raw Data'.G37:.H37]))" office:value-type="float" office:value="28.24">
            <text:p>28.24</text:p>
          </table:table-cell>
          <table:table-cell table:formula="oooc:=IF(ISBLANK(['Raw Data'.I37]);&quot;&quot;;SUM(['Raw Data'.I37:.J37]))" office:value-type="float" office:value="27.5">
            <text:p>27.50</text:p>
          </table:table-cell>
          <table:table-cell table:formula="oooc:=IF(ISBLANK(['Raw Data'.K37]);&quot;&quot;;SUM(['Raw Data'.K37:.L37]))" office:value-type="float" office:value="27.41">
            <text:p>27.41</text:p>
          </table:table-cell>
          <table:table-cell table:formula="oooc:=IF(ISBLANK(['Raw Data'.M37]);&quot;&quot;;SUM(['Raw Data'.M37:.N37]))" office:value-type="float" office:value="28.35">
            <text:p>28.35</text:p>
          </table:table-cell>
          <table:table-cell table:formula="oooc:=IF(ISBLANK(['Raw Data'.O37]);&quot;&quot;;SUM(['Raw Data'.O37:.P37]))">
            <text:p/>
          </table:table-cell>
          <table:table-cell table:formula="oooc:=IF(ISBLANK(['Raw Data'.Q37]);&quot;&quot;;SUM(['Raw Data'.Q37:.R37]))">
            <text:p/>
          </table:table-cell>
          <table:table-cell table:formula="oooc:=IF(ISBLANK(['Raw Data'.S37]);&quot;&quot;;SUM(['Raw Data'.S37:.T37]))">
            <text:p/>
          </table:table-cell>
          <table:table-cell table:formula="oooc:=IF(ISBLANK(['Raw Data'.U37]);&quot;&quot;;SUM(['Raw Data'.U37:.V37]))">
            <text:p/>
          </table:table-cell>
          <table:table-cell table:formula="oooc:=IF(ISBLANK(['Raw Data'.W37]);&quot;&quot;;SUM(['Raw Data'.W37:.X37]))">
            <text:p/>
          </table:table-cell>
          <table:table-cell table:formula="oooc:=IF(ISBLANK(['Raw Data'.Y37]);&quot;&quot;;SUM(['Raw Data'.Y37:.Z3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40:.P40])" office:value-type="float" office:value="42.4998336424209">
            <text:p>42.50</text:p>
          </table:table-cell>
          <table:table-cell table:formula="oooc:=STDEV([.E40:.P40])/SQRT(COUNT([.E40:.P40]))" office:value-type="float" office:value="0.256393717259292">
            <text:p>0.26</text:p>
          </table:table-cell>
          <table:table-cell table:style-name="ce20" table:formula="oooc:=NORMINV(0.5+(CONF_LIMIT/2);0;[.C40])" office:value-type="float" office:value="0.502522451690558">
            <text:p>± 0.50</text:p>
          </table:table-cell>
          <table:table-cell table:formula="oooc:=IF([.E39]=&quot;&quot;;&quot;&quot;;[.$B$6]/[.E39]/1000)" office:value-type="float" office:value="42.7951396445412">
            <text:p>42.80</text:p>
          </table:table-cell>
          <table:table-cell table:formula="oooc:=IF([.F39]=&quot;&quot;;&quot;&quot;;[.$B$6]/[.F39]/1000)" office:value-type="float" office:value="42.8573192880494">
            <text:p>42.86</text:p>
          </table:table-cell>
          <table:table-cell table:formula="oooc:=IF([.G39]=&quot;&quot;;&quot;&quot;;[.$B$6]/[.G39]/1000)" office:value-type="float" office:value="41.7798158640227">
            <text:p>41.78</text:p>
          </table:table-cell>
          <table:table-cell table:formula="oooc:=IF([.H39]=&quot;&quot;;&quot;&quot;;[.$B$6]/[.H39]/1000)" office:value-type="float" office:value="42.9040727272727">
            <text:p>42.90</text:p>
          </table:table-cell>
          <table:table-cell table:formula="oooc:=IF([.I39]=&quot;&quot;;&quot;&quot;;[.$B$6]/[.I39]/1000)" office:value-type="float" office:value="43.0449470995987">
            <text:p>43.04</text:p>
          </table:table-cell>
          <table:table-cell table:formula="oooc:=IF([.J39]=&quot;&quot;;&quot;&quot;;[.$B$6]/[.J39]/1000)" office:value-type="float" office:value="41.6177072310406">
            <text:p>41.62</text:p>
          </table:table-cell>
          <table:table-cell table:formula="oooc:=IF([.K39]=&quot;&quot;;&quot;&quot;;[.$B$6]/[.K39]/1000)">
            <text:p/>
          </table:table-cell>
          <table:table-cell table:formula="oooc:=IF([.L39]=&quot;&quot;;&quot;&quot;;[.$B$6]/[.L39]/1000)">
            <text:p/>
          </table:table-cell>
          <table:table-cell table:formula="oooc:=IF([.M39]=&quot;&quot;;&quot;&quot;;[.$B$6]/[.M39]/1000)">
            <text:p/>
          </table:table-cell>
          <table:table-cell table:formula="oooc:=IF([.N39]=&quot;&quot;;&quot;&quot;;[.$B$6]/[.N39]/1000)">
            <text:p/>
          </table:table-cell>
          <table:table-cell table:formula="oooc:=IF([.O39]=&quot;&quot;;&quot;&quot;;[.$B$6]/[.O39]/1000)">
            <text:p/>
          </table:table-cell>
          <table:table-cell table:formula="oooc:=IF([.P39]=&quot;&quot;;&quot;&quot;;[.$B$6]/[.P39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WIDTH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42:.P42])" office:value-type="float" office:value="13.9233333333333">
            <text:p>13.92</text:p>
          </table:table-cell>
          <table:table-cell table:formula="oooc:=STDEV([.E42:.P42])/SQRT(COUNT([.E42:.P42]))" office:value-type="float" office:value="0.0686375342732469">
            <text:p>0.07</text:p>
          </table:table-cell>
          <table:table-cell table:style-name="ce20" table:formula="oooc:=NORMINV(0.5+(CONF_LIMIT/2);0;[.C42])" office:value-type="float" office:value="0.134527095163198">
            <text:p>± 0.13</text:p>
          </table:table-cell>
          <table:table-cell table:formula="oooc:=IF(ISBLANK(['Raw Data'.C39]);&quot;&quot;;SUM(['Raw Data'.C39:.D39]))" office:value-type="float" office:value="14.26">
            <text:p>14.26</text:p>
          </table:table-cell>
          <table:table-cell table:formula="oooc:=IF(ISBLANK(['Raw Data'.E39]);&quot;&quot;;SUM(['Raw Data'.E39:.F39]))" office:value-type="float" office:value="13.9">
            <text:p>13.90</text:p>
          </table:table-cell>
          <table:table-cell table:formula="oooc:=IF(ISBLANK(['Raw Data'.G39]);&quot;&quot;;SUM(['Raw Data'.G39:.H39]))" office:value-type="float" office:value="13.87">
            <text:p>13.87</text:p>
          </table:table-cell>
          <table:table-cell table:formula="oooc:=IF(ISBLANK(['Raw Data'.I39]);&quot;&quot;;SUM(['Raw Data'.I39:.J39]))" office:value-type="float" office:value="13.85">
            <text:p>13.85</text:p>
          </table:table-cell>
          <table:table-cell table:formula="oooc:=IF(ISBLANK(['Raw Data'.K39]);&quot;&quot;;SUM(['Raw Data'.K39:.L39]))" office:value-type="float" office:value="13.86">
            <text:p>13.86</text:p>
          </table:table-cell>
          <table:table-cell table:formula="oooc:=IF(ISBLANK(['Raw Data'.M39]);&quot;&quot;;SUM(['Raw Data'.M39:.N39]))" office:value-type="float" office:value="13.8">
            <text:p>13.80</text:p>
          </table:table-cell>
          <table:table-cell table:formula="oooc:=IF(ISBLANK(['Raw Data'.O39]);&quot;&quot;;SUM(['Raw Data'.O39:.P39]))">
            <text:p/>
          </table:table-cell>
          <table:table-cell table:formula="oooc:=IF(ISBLANK(['Raw Data'.Q39]);&quot;&quot;;SUM(['Raw Data'.Q39:.R39]))">
            <text:p/>
          </table:table-cell>
          <table:table-cell table:formula="oooc:=IF(ISBLANK(['Raw Data'.S39]);&quot;&quot;;SUM(['Raw Data'.S39:.T39]))">
            <text:p/>
          </table:table-cell>
          <table:table-cell table:formula="oooc:=IF(ISBLANK(['Raw Data'.U39]);&quot;&quot;;SUM(['Raw Data'.U39:.V39]))">
            <text:p/>
          </table:table-cell>
          <table:table-cell table:formula="oooc:=IF(ISBLANK(['Raw Data'.W39]);&quot;&quot;;SUM(['Raw Data'.W39:.X39]))">
            <text:p/>
          </table:table-cell>
          <table:table-cell table:formula="oooc:=IF(ISBLANK(['Raw Data'.Y39]);&quot;&quot;;SUM(['Raw Data'.Y39:.Z3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43:.P43])" office:value-type="float" office:value="27.4116666666667">
            <text:p>27.41</text:p>
          </table:table-cell>
          <table:table-cell table:formula="oooc:=STDEV([.E43:.P43])/SQRT(COUNT([.E43:.P43]))" office:value-type="float" office:value="0.0192209376577847">
            <text:p>0.02</text:p>
          </table:table-cell>
          <table:table-cell table:style-name="ce20" table:formula="oooc:=NORMINV(0.5+(CONF_LIMIT/2);0;[.C43])" office:value-type="float" office:value="0.0376723455583478">
            <text:p>± 0.04</text:p>
          </table:table-cell>
          <table:table-cell table:formula="oooc:=IF(ISBLANK(['Raw Data'.C40]);&quot;&quot;;SUM(['Raw Data'.C40:.D40]))" office:value-type="float" office:value="27.46">
            <text:p>27.46</text:p>
          </table:table-cell>
          <table:table-cell table:formula="oooc:=IF(ISBLANK(['Raw Data'.E40]);&quot;&quot;;SUM(['Raw Data'.E40:.F40]))" office:value-type="float" office:value="27.43">
            <text:p>27.43</text:p>
          </table:table-cell>
          <table:table-cell table:formula="oooc:=IF(ISBLANK(['Raw Data'.G40]);&quot;&quot;;SUM(['Raw Data'.G40:.H40]))" office:value-type="float" office:value="27.4">
            <text:p>27.40</text:p>
          </table:table-cell>
          <table:table-cell table:formula="oooc:=IF(ISBLANK(['Raw Data'.I40]);&quot;&quot;;SUM(['Raw Data'.I40:.J40]))" office:value-type="float" office:value="27.33">
            <text:p>27.33</text:p>
          </table:table-cell>
          <table:table-cell table:formula="oooc:=IF(ISBLANK(['Raw Data'.K40]);&quot;&quot;;SUM(['Raw Data'.K40:.L40]))" office:value-type="float" office:value="27.4">
            <text:p>27.40</text:p>
          </table:table-cell>
          <table:table-cell table:formula="oooc:=IF(ISBLANK(['Raw Data'.M40]);&quot;&quot;;SUM(['Raw Data'.M40:.N40]))" office:value-type="float" office:value="27.45">
            <text:p>27.45</text:p>
          </table:table-cell>
          <table:table-cell table:formula="oooc:=IF(ISBLANK(['Raw Data'.O40]);&quot;&quot;;SUM(['Raw Data'.O40:.P40]))">
            <text:p/>
          </table:table-cell>
          <table:table-cell table:formula="oooc:=IF(ISBLANK(['Raw Data'.Q40]);&quot;&quot;;SUM(['Raw Data'.Q40:.R40]))">
            <text:p/>
          </table:table-cell>
          <table:table-cell table:formula="oooc:=IF(ISBLANK(['Raw Data'.S40]);&quot;&quot;;SUM(['Raw Data'.S40:.T40]))">
            <text:p/>
          </table:table-cell>
          <table:table-cell table:formula="oooc:=IF(ISBLANK(['Raw Data'.U40]);&quot;&quot;;SUM(['Raw Data'.U40:.V40]))">
            <text:p/>
          </table:table-cell>
          <table:table-cell table:formula="oooc:=IF(ISBLANK(['Raw Data'.W40]);&quot;&quot;;SUM(['Raw Data'.W40:.X40]))">
            <text:p/>
          </table:table-cell>
          <table:table-cell table:formula="oooc:=IF(ISBLANK(['Raw Data'.Y40]);&quot;&quot;;SUM(['Raw Data'.Y40:.Z4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44:.P44])" office:value-type="float" office:value="43.0424358527925">
            <text:p>43.04</text:p>
          </table:table-cell>
          <table:table-cell table:formula="oooc:=STDEV([.E44:.P44])/SQRT(COUNT([.E44:.P44]))" office:value-type="float" office:value="0.0302183123821966">
            <text:p>0.03</text:p>
          </table:table-cell>
          <table:table-cell table:style-name="ce20" table:formula="oooc:=NORMINV(0.5+(CONF_LIMIT/2);0;[.C44])" office:value-type="float" office:value="0.059226803942686">
            <text:p>± 0.06</text:p>
          </table:table-cell>
          <table:table-cell table:formula="oooc:=IF([.E43]=&quot;&quot;;&quot;&quot;;[.$B$6]/[.E43]/1000)" office:value-type="float" office:value="42.9665695557174">
            <text:p>42.97</text:p>
          </table:table-cell>
          <table:table-cell table:formula="oooc:=IF([.F43]=&quot;&quot;;&quot;&quot;;[.$B$6]/[.F43]/1000)" office:value-type="float" office:value="43.0135617936566">
            <text:p>43.01</text:p>
          </table:table-cell>
          <table:table-cell table:formula="oooc:=IF([.G43]=&quot;&quot;;&quot;&quot;;[.$B$6]/[.G43]/1000)" office:value-type="float" office:value="43.0606569343066">
            <text:p>43.06</text:p>
          </table:table-cell>
          <table:table-cell table:formula="oooc:=IF([.H43]=&quot;&quot;;&quot;&quot;;[.$B$6]/[.H43]/1000)" office:value-type="float" office:value="43.1709476765459">
            <text:p>43.17</text:p>
          </table:table-cell>
          <table:table-cell table:formula="oooc:=IF([.I43]=&quot;&quot;;&quot;&quot;;[.$B$6]/[.I43]/1000)" office:value-type="float" office:value="43.0606569343066">
            <text:p>43.06</text:p>
          </table:table-cell>
          <table:table-cell table:formula="oooc:=IF([.J43]=&quot;&quot;;&quot;&quot;;[.$B$6]/[.J43]/1000)" office:value-type="float" office:value="42.9822222222222">
            <text:p>42.98</text:p>
          </table:table-cell>
          <table:table-cell table:formula="oooc:=IF([.K43]=&quot;&quot;;&quot;&quot;;[.$B$6]/[.K43]/1000)">
            <text:p/>
          </table:table-cell>
          <table:table-cell table:formula="oooc:=IF([.L43]=&quot;&quot;;&quot;&quot;;[.$B$6]/[.L43]/1000)">
            <text:p/>
          </table:table-cell>
          <table:table-cell table:formula="oooc:=IF([.M43]=&quot;&quot;;&quot;&quot;;[.$B$6]/[.M43]/1000)">
            <text:p/>
          </table:table-cell>
          <table:table-cell table:formula="oooc:=IF([.N43]=&quot;&quot;;&quot;&quot;;[.$B$6]/[.N43]/1000)">
            <text:p/>
          </table:table-cell>
          <table:table-cell table:formula="oooc:=IF([.O43]=&quot;&quot;;&quot;&quot;;[.$B$6]/[.O43]/1000)">
            <text:p/>
          </table:table-cell>
          <table:table-cell table:formula="oooc:=IF([.P43]=&quot;&quot;;&quot;&quot;;[.$B$6]/[.P43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CASEINCOMPLETE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46:.P46])" office:value-type="float" office:value="13.9316666666667">
            <text:p>13.93</text:p>
          </table:table-cell>
          <table:table-cell table:formula="oooc:=STDEV([.E46:.P46])/SQRT(COUNT([.E46:.P46]))" office:value-type="float" office:value="0.0863101642012366">
            <text:p>0.09</text:p>
          </table:table-cell>
          <table:table-cell table:style-name="ce20" table:formula="oooc:=NORMINV(0.5+(CONF_LIMIT/2);0;[.C46])" office:value-type="float" office:value="0.169164813334162">
            <text:p>± 0.17</text:p>
          </table:table-cell>
          <table:table-cell table:formula="oooc:=IF(ISBLANK(['Raw Data'.C42]);&quot;&quot;;SUM(['Raw Data'.C42:.D42]))" office:value-type="float" office:value="14.36">
            <text:p>14.36</text:p>
          </table:table-cell>
          <table:table-cell table:formula="oooc:=IF(ISBLANK(['Raw Data'.E42]);&quot;&quot;;SUM(['Raw Data'.E42:.F42]))" office:value-type="float" office:value="13.87">
            <text:p>13.87</text:p>
          </table:table-cell>
          <table:table-cell table:formula="oooc:=IF(ISBLANK(['Raw Data'.G42]);&quot;&quot;;SUM(['Raw Data'.G42:.H42]))" office:value-type="float" office:value="13.87">
            <text:p>13.87</text:p>
          </table:table-cell>
          <table:table-cell table:formula="oooc:=IF(ISBLANK(['Raw Data'.I42]);&quot;&quot;;SUM(['Raw Data'.I42:.J42]))" office:value-type="float" office:value="13.86">
            <text:p>13.86</text:p>
          </table:table-cell>
          <table:table-cell table:formula="oooc:=IF(ISBLANK(['Raw Data'.K42]);&quot;&quot;;SUM(['Raw Data'.K42:.L42]))" office:value-type="float" office:value="13.81">
            <text:p>13.81</text:p>
          </table:table-cell>
          <table:table-cell table:formula="oooc:=IF(ISBLANK(['Raw Data'.M42]);&quot;&quot;;SUM(['Raw Data'.M42:.N42]))" office:value-type="float" office:value="13.82">
            <text:p>13.82</text:p>
          </table:table-cell>
          <table:table-cell table:formula="oooc:=IF(ISBLANK(['Raw Data'.O42]);&quot;&quot;;SUM(['Raw Data'.O42:.P42]))">
            <text:p/>
          </table:table-cell>
          <table:table-cell table:formula="oooc:=IF(ISBLANK(['Raw Data'.Q42]);&quot;&quot;;SUM(['Raw Data'.Q42:.R42]))">
            <text:p/>
          </table:table-cell>
          <table:table-cell table:formula="oooc:=IF(ISBLANK(['Raw Data'.S42]);&quot;&quot;;SUM(['Raw Data'.S42:.T42]))">
            <text:p/>
          </table:table-cell>
          <table:table-cell table:formula="oooc:=IF(ISBLANK(['Raw Data'.U42]);&quot;&quot;;SUM(['Raw Data'.U42:.V42]))">
            <text:p/>
          </table:table-cell>
          <table:table-cell table:formula="oooc:=IF(ISBLANK(['Raw Data'.W42]);&quot;&quot;;SUM(['Raw Data'.W42:.X42]))">
            <text:p/>
          </table:table-cell>
          <table:table-cell table:formula="oooc:=IF(ISBLANK(['Raw Data'.Y42]);&quot;&quot;;SUM(['Raw Data'.Y42:.Z42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47:.P47])" office:value-type="float" office:value="27.2433333333333">
            <text:p>27.24</text:p>
          </table:table-cell>
          <table:table-cell table:formula="oooc:=STDEV([.E47:.P47])/SQRT(COUNT([.E47:.P47]))" office:value-type="float" office:value="0.0445471036594349">
            <text:p>0.04</text:p>
          </table:table-cell>
          <table:table-cell table:style-name="ce20" table:formula="oooc:=NORMINV(0.5+(CONF_LIMIT/2);0;[.C47])" office:value-type="float" office:value="0.0873107187880649">
            <text:p>± 0.09</text:p>
          </table:table-cell>
          <table:table-cell table:formula="oooc:=IF(ISBLANK(['Raw Data'.C43]);&quot;&quot;;SUM(['Raw Data'.C43:.D43]))" office:value-type="float" office:value="27.43">
            <text:p>27.43</text:p>
          </table:table-cell>
          <table:table-cell table:formula="oooc:=IF(ISBLANK(['Raw Data'.E43]);&quot;&quot;;SUM(['Raw Data'.E43:.F43]))" office:value-type="float" office:value="27.24">
            <text:p>27.24</text:p>
          </table:table-cell>
          <table:table-cell table:formula="oooc:=IF(ISBLANK(['Raw Data'.G43]);&quot;&quot;;SUM(['Raw Data'.G43:.H43]))" office:value-type="float" office:value="27.11">
            <text:p>27.11</text:p>
          </table:table-cell>
          <table:table-cell table:formula="oooc:=IF(ISBLANK(['Raw Data'.I43]);&quot;&quot;;SUM(['Raw Data'.I43:.J43]))" office:value-type="float" office:value="27.19">
            <text:p>27.19</text:p>
          </table:table-cell>
          <table:table-cell table:formula="oooc:=IF(ISBLANK(['Raw Data'.K43]);&quot;&quot;;SUM(['Raw Data'.K43:.L43]))" office:value-type="float" office:value="27.2">
            <text:p>27.20</text:p>
          </table:table-cell>
          <table:table-cell table:formula="oooc:=IF(ISBLANK(['Raw Data'.M43]);&quot;&quot;;SUM(['Raw Data'.M43:.N43]))" office:value-type="float" office:value="27.29">
            <text:p>27.29</text:p>
          </table:table-cell>
          <table:table-cell table:formula="oooc:=IF(ISBLANK(['Raw Data'.O43]);&quot;&quot;;SUM(['Raw Data'.O43:.P43]))">
            <text:p/>
          </table:table-cell>
          <table:table-cell table:formula="oooc:=IF(ISBLANK(['Raw Data'.Q43]);&quot;&quot;;SUM(['Raw Data'.Q43:.R43]))">
            <text:p/>
          </table:table-cell>
          <table:table-cell table:formula="oooc:=IF(ISBLANK(['Raw Data'.S43]);&quot;&quot;;SUM(['Raw Data'.S43:.T43]))">
            <text:p/>
          </table:table-cell>
          <table:table-cell table:formula="oooc:=IF(ISBLANK(['Raw Data'.U43]);&quot;&quot;;SUM(['Raw Data'.U43:.V43]))">
            <text:p/>
          </table:table-cell>
          <table:table-cell table:formula="oooc:=IF(ISBLANK(['Raw Data'.W43]);&quot;&quot;;SUM(['Raw Data'.W43:.X43]))">
            <text:p/>
          </table:table-cell>
          <table:table-cell table:formula="oooc:=IF(ISBLANK(['Raw Data'.Y43]);&quot;&quot;;SUM(['Raw Data'.Y43:.Z4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48:.P48])" office:value-type="float" office:value="43.3088609379719">
            <text:p>43.31</text:p>
          </table:table-cell>
          <table:table-cell table:formula="oooc:=STDEV([.E48:.P48])/SQRT(COUNT([.E48:.P48]))" office:value-type="float" office:value="0.0706440653249569">
            <text:p>0.07</text:p>
          </table:table-cell>
          <table:table-cell table:style-name="ce20" table:formula="oooc:=NORMINV(0.5+(CONF_LIMIT/2);0;[.C48])" office:value-type="float" office:value="0.13845982375841">
            <text:p>± 0.14</text:p>
          </table:table-cell>
          <table:table-cell table:formula="oooc:=IF([.E47]=&quot;&quot;;&quot;&quot;;[.$B$6]/[.E47]/1000)" office:value-type="float" office:value="43.0135617936566">
            <text:p>43.01</text:p>
          </table:table-cell>
          <table:table-cell table:formula="oooc:=IF([.F47]=&quot;&quot;;&quot;&quot;;[.$B$6]/[.F47]/1000)" office:value-type="float" office:value="43.3135829662261">
            <text:p>43.31</text:p>
          </table:table-cell>
          <table:table-cell table:formula="oooc:=IF([.G47]=&quot;&quot;;&quot;&quot;;[.$B$6]/[.G47]/1000)" office:value-type="float" office:value="43.5212836591664">
            <text:p>43.52</text:p>
          </table:table-cell>
          <table:table-cell table:formula="oooc:=IF([.H47]=&quot;&quot;;&quot;&quot;;[.$B$6]/[.H47]/1000)" office:value-type="float" office:value="43.3932328061787">
            <text:p>43.39</text:p>
          </table:table-cell>
          <table:table-cell table:formula="oooc:=IF([.I47]=&quot;&quot;;&quot;&quot;;[.$B$6]/[.I47]/1000)" office:value-type="float" office:value="43.3772794117647">
            <text:p>43.38</text:p>
          </table:table-cell>
          <table:table-cell table:formula="oooc:=IF([.J47]=&quot;&quot;;&quot;&quot;;[.$B$6]/[.J47]/1000)" office:value-type="float" office:value="43.2342249908391">
            <text:p>43.23</text:p>
          </table:table-cell>
          <table:table-cell table:formula="oooc:=IF([.K47]=&quot;&quot;;&quot;&quot;;[.$B$6]/[.K47]/1000)">
            <text:p/>
          </table:table-cell>
          <table:table-cell table:formula="oooc:=IF([.L47]=&quot;&quot;;&quot;&quot;;[.$B$6]/[.L47]/1000)">
            <text:p/>
          </table:table-cell>
          <table:table-cell table:formula="oooc:=IF([.M47]=&quot;&quot;;&quot;&quot;;[.$B$6]/[.M47]/1000)">
            <text:p/>
          </table:table-cell>
          <table:table-cell table:formula="oooc:=IF([.N47]=&quot;&quot;;&quot;&quot;;[.$B$6]/[.N47]/1000)">
            <text:p/>
          </table:table-cell>
          <table:table-cell table:formula="oooc:=IF([.O47]=&quot;&quot;;&quot;&quot;;[.$B$6]/[.O47]/1000)">
            <text:p/>
          </table:table-cell>
          <table:table-cell table:formula="oooc:=IF([.P47]=&quot;&quot;;&quot;&quot;;[.$B$6]/[.P4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COMBDLY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50:.P50])" office:value-type="float" office:value="13.9183333333333">
            <text:p>13.92</text:p>
          </table:table-cell>
          <table:table-cell table:formula="oooc:=STDEV([.E50:.P50])/SQRT(COUNT([.E50:.P50]))" office:value-type="float" office:value="0.0868107776207028">
            <text:p>0.09</text:p>
          </table:table-cell>
          <table:table-cell table:style-name="ce20" table:formula="oooc:=NORMINV(0.5+(CONF_LIMIT/2);0;[.C50])" office:value-type="float" office:value="0.170145997606493">
            <text:p>± 0.17</text:p>
          </table:table-cell>
          <table:table-cell table:formula="oooc:=IF(ISBLANK(['Raw Data'.C45]);&quot;&quot;;SUM(['Raw Data'.C45:.D45]))" office:value-type="float" office:value="14.35">
            <text:p>14.35</text:p>
          </table:table-cell>
          <table:table-cell table:formula="oooc:=IF(ISBLANK(['Raw Data'.E45]);&quot;&quot;;SUM(['Raw Data'.E45:.F45]))" office:value-type="float" office:value="13.87">
            <text:p>13.87</text:p>
          </table:table-cell>
          <table:table-cell table:formula="oooc:=IF(ISBLANK(['Raw Data'.G45]);&quot;&quot;;SUM(['Raw Data'.G45:.H45]))" office:value-type="float" office:value="13.84">
            <text:p>13.84</text:p>
          </table:table-cell>
          <table:table-cell table:formula="oooc:=IF(ISBLANK(['Raw Data'.I45]);&quot;&quot;;SUM(['Raw Data'.I45:.J45]))" office:value-type="float" office:value="13.81">
            <text:p>13.81</text:p>
          </table:table-cell>
          <table:table-cell table:formula="oooc:=IF(ISBLANK(['Raw Data'.K45]);&quot;&quot;;SUM(['Raw Data'.K45:.L45]))" office:value-type="float" office:value="13.83">
            <text:p>13.83</text:p>
          </table:table-cell>
          <table:table-cell table:formula="oooc:=IF(ISBLANK(['Raw Data'.M45]);&quot;&quot;;SUM(['Raw Data'.M45:.N45]))" office:value-type="float" office:value="13.81">
            <text:p>13.81</text:p>
          </table:table-cell>
          <table:table-cell table:formula="oooc:=IF(ISBLANK(['Raw Data'.O45]);&quot;&quot;;SUM(['Raw Data'.O45:.P45]))">
            <text:p/>
          </table:table-cell>
          <table:table-cell table:formula="oooc:=IF(ISBLANK(['Raw Data'.Q45]);&quot;&quot;;SUM(['Raw Data'.Q45:.R45]))">
            <text:p/>
          </table:table-cell>
          <table:table-cell table:formula="oooc:=IF(ISBLANK(['Raw Data'.S45]);&quot;&quot;;SUM(['Raw Data'.S45:.T45]))">
            <text:p/>
          </table:table-cell>
          <table:table-cell table:formula="oooc:=IF(ISBLANK(['Raw Data'.U45]);&quot;&quot;;SUM(['Raw Data'.U45:.V45]))">
            <text:p/>
          </table:table-cell>
          <table:table-cell table:formula="oooc:=IF(ISBLANK(['Raw Data'.W45]);&quot;&quot;;SUM(['Raw Data'.W45:.X45]))">
            <text:p/>
          </table:table-cell>
          <table:table-cell table:formula="oooc:=IF(ISBLANK(['Raw Data'.Y45]);&quot;&quot;;SUM(['Raw Data'.Y45:.Z45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51:.P51])" office:value-type="float" office:value="27.3183333333333">
            <text:p>27.32</text:p>
          </table:table-cell>
          <table:table-cell table:formula="oooc:=STDEV([.E51:.P51])/SQRT(COUNT([.E51:.P51]))" office:value-type="float" office:value="0.142300542670941">
            <text:p>0.14</text:p>
          </table:table-cell>
          <table:table-cell table:style-name="ce20" table:formula="oooc:=NORMINV(0.5+(CONF_LIMIT/2);0;[.C51])" office:value-type="float" office:value="0.27890393861555">
            <text:p>± 0.28</text:p>
          </table:table-cell>
          <table:table-cell table:formula="oooc:=IF(ISBLANK(['Raw Data'.C46]);&quot;&quot;;SUM(['Raw Data'.C46:.D46]))" office:value-type="float" office:value="27.43">
            <text:p>27.43</text:p>
          </table:table-cell>
          <table:table-cell table:formula="oooc:=IF(ISBLANK(['Raw Data'.E46]);&quot;&quot;;SUM(['Raw Data'.E46:.F46]))" office:value-type="float" office:value="27.19">
            <text:p>27.19</text:p>
          </table:table-cell>
          <table:table-cell table:formula="oooc:=IF(ISBLANK(['Raw Data'.G46]);&quot;&quot;;SUM(['Raw Data'.G46:.H46]))" office:value-type="float" office:value="27.14">
            <text:p>27.14</text:p>
          </table:table-cell>
          <table:table-cell table:formula="oooc:=IF(ISBLANK(['Raw Data'.I46]);&quot;&quot;;SUM(['Raw Data'.I46:.J46]))" office:value-type="float" office:value="27.09">
            <text:p>27.09</text:p>
          </table:table-cell>
          <table:table-cell table:formula="oooc:=IF(ISBLANK(['Raw Data'.K46]);&quot;&quot;;SUM(['Raw Data'.K46:.L46]))" office:value-type="float" office:value="27.08">
            <text:p>27.08</text:p>
          </table:table-cell>
          <table:table-cell table:formula="oooc:=IF(ISBLANK(['Raw Data'.M46]);&quot;&quot;;SUM(['Raw Data'.M46:.N46]))" office:value-type="float" office:value="27.98">
            <text:p>27.98</text:p>
          </table:table-cell>
          <table:table-cell table:formula="oooc:=IF(ISBLANK(['Raw Data'.O46]);&quot;&quot;;SUM(['Raw Data'.O46:.P46]))">
            <text:p/>
          </table:table-cell>
          <table:table-cell table:formula="oooc:=IF(ISBLANK(['Raw Data'.Q46]);&quot;&quot;;SUM(['Raw Data'.Q46:.R46]))">
            <text:p/>
          </table:table-cell>
          <table:table-cell table:formula="oooc:=IF(ISBLANK(['Raw Data'.S46]);&quot;&quot;;SUM(['Raw Data'.S46:.T46]))">
            <text:p/>
          </table:table-cell>
          <table:table-cell table:formula="oooc:=IF(ISBLANK(['Raw Data'.U46]);&quot;&quot;;SUM(['Raw Data'.U46:.V46]))">
            <text:p/>
          </table:table-cell>
          <table:table-cell table:formula="oooc:=IF(ISBLANK(['Raw Data'.W46]);&quot;&quot;;SUM(['Raw Data'.W46:.X46]))">
            <text:p/>
          </table:table-cell>
          <table:table-cell table:formula="oooc:=IF(ISBLANK(['Raw Data'.Y46]);&quot;&quot;;SUM(['Raw Data'.Y46:.Z4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52:.P52])" office:value-type="float" office:value="43.1951552763733">
            <text:p>43.20</text:p>
          </table:table-cell>
          <table:table-cell table:formula="oooc:=STDEV([.E52:.P52])/SQRT(COUNT([.E52:.P52]))" office:value-type="float" office:value="0.22158043088991">
            <text:p>0.22</text:p>
          </table:table-cell>
          <table:table-cell table:style-name="ce20" table:formula="oooc:=NORMINV(0.5+(CONF_LIMIT/2);0;[.C52])" office:value-type="float" office:value="0.43428966422309">
            <text:p>± 0.43</text:p>
          </table:table-cell>
          <table:table-cell table:formula="oooc:=IF([.E51]=&quot;&quot;;&quot;&quot;;[.$B$6]/[.E51]/1000)" office:value-type="float" office:value="43.0135617936566">
            <text:p>43.01</text:p>
          </table:table-cell>
          <table:table-cell table:formula="oooc:=IF([.F51]=&quot;&quot;;&quot;&quot;;[.$B$6]/[.F51]/1000)" office:value-type="float" office:value="43.3932328061787">
            <text:p>43.39</text:p>
          </table:table-cell>
          <table:table-cell table:formula="oooc:=IF([.G51]=&quot;&quot;;&quot;&quot;;[.$B$6]/[.G51]/1000)" office:value-type="float" office:value="43.4731761238025">
            <text:p>43.47</text:p>
          </table:table-cell>
          <table:table-cell table:formula="oooc:=IF([.H51]=&quot;&quot;;&quot;&quot;;[.$B$6]/[.H51]/1000)" office:value-type="float" office:value="43.5534145441122">
            <text:p>43.55</text:p>
          </table:table-cell>
          <table:table-cell table:formula="oooc:=IF([.I51]=&quot;&quot;;&quot;&quot;;[.$B$6]/[.I51]/1000)" office:value-type="float" office:value="43.5694977843427">
            <text:p>43.57</text:p>
          </table:table-cell>
          <table:table-cell table:formula="oooc:=IF([.J51]=&quot;&quot;;&quot;&quot;;[.$B$6]/[.J51]/1000)" office:value-type="float" office:value="42.1680486061472">
            <text:p>42.17</text:p>
          </table:table-cell>
          <table:table-cell table:formula="oooc:=IF([.K51]=&quot;&quot;;&quot;&quot;;[.$B$6]/[.K51]/1000)">
            <text:p/>
          </table:table-cell>
          <table:table-cell table:formula="oooc:=IF([.L51]=&quot;&quot;;&quot;&quot;;[.$B$6]/[.L51]/1000)">
            <text:p/>
          </table:table-cell>
          <table:table-cell table:formula="oooc:=IF([.M51]=&quot;&quot;;&quot;&quot;;[.$B$6]/[.M51]/1000)">
            <text:p/>
          </table:table-cell>
          <table:table-cell table:formula="oooc:=IF([.N51]=&quot;&quot;;&quot;&quot;;[.$B$6]/[.N51]/1000)">
            <text:p/>
          </table:table-cell>
          <table:table-cell table:formula="oooc:=IF([.O51]=&quot;&quot;;&quot;&quot;;[.$B$6]/[.O51]/1000)">
            <text:p/>
          </table:table-cell>
          <table:table-cell table:formula="oooc:=IF([.P51]=&quot;&quot;;&quot;&quot;;[.$B$6]/[.P51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UNOPTFLAT fixed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54:.P54])" office:value-type="float" office:value="13.9533333333333">
            <text:p>13.95</text:p>
          </table:table-cell>
          <table:table-cell table:formula="oooc:=STDEV([.E54:.P54])/SQRT(COUNT([.E54:.P54]))" office:value-type="float" office:value="0.0764925559195867">
            <text:p>0.08</text:p>
          </table:table-cell>
          <table:table-cell table:style-name="ce20" table:formula="oooc:=NORMINV(0.5+(CONF_LIMIT/2);0;[.C54])" office:value-type="float" office:value="0.149922654687806">
            <text:p>± 0.15</text:p>
          </table:table-cell>
          <table:table-cell table:formula="oooc:=IF(ISBLANK(['Raw Data'.C48]);&quot;&quot;;SUM(['Raw Data'.C48:.D48]))" office:value-type="float" office:value="14.33">
            <text:p>14.33</text:p>
          </table:table-cell>
          <table:table-cell table:formula="oooc:=IF(ISBLANK(['Raw Data'.E48]);&quot;&quot;;SUM(['Raw Data'.E48:.F48]))" office:value-type="float" office:value="13.91">
            <text:p>13.91</text:p>
          </table:table-cell>
          <table:table-cell table:formula="oooc:=IF(ISBLANK(['Raw Data'.G48]);&quot;&quot;;SUM(['Raw Data'.G48:.H48]))" office:value-type="float" office:value="13.85">
            <text:p>13.85</text:p>
          </table:table-cell>
          <table:table-cell table:formula="oooc:=IF(ISBLANK(['Raw Data'.I48]);&quot;&quot;;SUM(['Raw Data'.I48:.J48]))" office:value-type="float" office:value="13.89">
            <text:p>13.89</text:p>
          </table:table-cell>
          <table:table-cell table:formula="oooc:=IF(ISBLANK(['Raw Data'.K48]);&quot;&quot;;SUM(['Raw Data'.K48:.L48]))" office:value-type="float" office:value="13.83">
            <text:p>13.83</text:p>
          </table:table-cell>
          <table:table-cell table:formula="oooc:=IF(ISBLANK(['Raw Data'.M48]);&quot;&quot;;SUM(['Raw Data'.M48:.N48]))" office:value-type="float" office:value="13.91">
            <text:p>13.91</text:p>
          </table:table-cell>
          <table:table-cell table:formula="oooc:=IF(ISBLANK(['Raw Data'.O48]);&quot;&quot;;SUM(['Raw Data'.O48:.P48]))">
            <text:p/>
          </table:table-cell>
          <table:table-cell table:formula="oooc:=IF(ISBLANK(['Raw Data'.Q48]);&quot;&quot;;SUM(['Raw Data'.Q48:.R48]))">
            <text:p/>
          </table:table-cell>
          <table:table-cell table:formula="oooc:=IF(ISBLANK(['Raw Data'.S48]);&quot;&quot;;SUM(['Raw Data'.S48:.T48]))">
            <text:p/>
          </table:table-cell>
          <table:table-cell table:formula="oooc:=IF(ISBLANK(['Raw Data'.U48]);&quot;&quot;;SUM(['Raw Data'.U48:.V48]))">
            <text:p/>
          </table:table-cell>
          <table:table-cell table:formula="oooc:=IF(ISBLANK(['Raw Data'.W48]);&quot;&quot;;SUM(['Raw Data'.W48:.X48]))">
            <text:p/>
          </table:table-cell>
          <table:table-cell table:formula="oooc:=IF(ISBLANK(['Raw Data'.Y48]);&quot;&quot;;SUM(['Raw Data'.Y48:.Z48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55:.P55])" office:value-type="float" office:value="25.0733333333333">
            <text:p>25.07</text:p>
          </table:table-cell>
          <table:table-cell table:formula="oooc:=STDEV([.E55:.P55])/SQRT(COUNT([.E55:.P55]))" office:value-type="float" office:value="0.14372813843426">
            <text:p>0.14</text:p>
          </table:table-cell>
          <table:table-cell table:style-name="ce20" table:formula="oooc:=NORMINV(0.5+(CONF_LIMIT/2);0;[.C55])" office:value-type="float" office:value="0.281701974896136">
            <text:p>± 0.28</text:p>
          </table:table-cell>
          <table:table-cell table:formula="oooc:=IF(ISBLANK(['Raw Data'.C49]);&quot;&quot;;SUM(['Raw Data'.C49:.D49]))" office:value-type="float" office:value="25.6">
            <text:p>25.60</text:p>
          </table:table-cell>
          <table:table-cell table:formula="oooc:=IF(ISBLANK(['Raw Data'.E49]);&quot;&quot;;SUM(['Raw Data'.E49:.F49]))" office:value-type="float" office:value="25">
            <text:p>25.00</text:p>
          </table:table-cell>
          <table:table-cell table:formula="oooc:=IF(ISBLANK(['Raw Data'.G49]);&quot;&quot;;SUM(['Raw Data'.G49:.H49]))" office:value-type="float" office:value="24.82">
            <text:p>24.82</text:p>
          </table:table-cell>
          <table:table-cell table:formula="oooc:=IF(ISBLANK(['Raw Data'.I49]);&quot;&quot;;SUM(['Raw Data'.I49:.J49]))" office:value-type="float" office:value="24.84">
            <text:p>24.84</text:p>
          </table:table-cell>
          <table:table-cell table:formula="oooc:=IF(ISBLANK(['Raw Data'.K49]);&quot;&quot;;SUM(['Raw Data'.K49:.L49]))" office:value-type="float" office:value="25.42">
            <text:p>25.42</text:p>
          </table:table-cell>
          <table:table-cell table:formula="oooc:=IF(ISBLANK(['Raw Data'.M49]);&quot;&quot;;SUM(['Raw Data'.M49:.N49]))" office:value-type="float" office:value="24.76">
            <text:p>24.76</text:p>
          </table:table-cell>
          <table:table-cell table:formula="oooc:=IF(ISBLANK(['Raw Data'.O49]);&quot;&quot;;SUM(['Raw Data'.O49:.P49]))">
            <text:p/>
          </table:table-cell>
          <table:table-cell table:formula="oooc:=IF(ISBLANK(['Raw Data'.Q49]);&quot;&quot;;SUM(['Raw Data'.Q49:.R49]))">
            <text:p/>
          </table:table-cell>
          <table:table-cell table:formula="oooc:=IF(ISBLANK(['Raw Data'.S49]);&quot;&quot;;SUM(['Raw Data'.S49:.T49]))">
            <text:p/>
          </table:table-cell>
          <table:table-cell table:formula="oooc:=IF(ISBLANK(['Raw Data'.U49]);&quot;&quot;;SUM(['Raw Data'.U49:.V49]))">
            <text:p/>
          </table:table-cell>
          <table:table-cell table:formula="oooc:=IF(ISBLANK(['Raw Data'.W49]);&quot;&quot;;SUM(['Raw Data'.W49:.X49]))">
            <text:p/>
          </table:table-cell>
          <table:table-cell table:formula="oooc:=IF(ISBLANK(['Raw Data'.Y49]);&quot;&quot;;SUM(['Raw Data'.Y49:.Z4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56:.P56])" office:value-type="float" office:value="47.0641175967313">
            <text:p>47.06</text:p>
          </table:table-cell>
          <table:table-cell table:formula="oooc:=STDEV([.E56:.P56])/SQRT(COUNT([.E56:.P56]))" office:value-type="float" office:value="0.267606490036936">
            <text:p>0.27</text:p>
          </table:table-cell>
          <table:table-cell table:style-name="ce20" table:formula="oooc:=NORMINV(0.5+(CONF_LIMIT/2);0;[.C56])" office:value-type="float" office:value="0.524499082501571">
            <text:p>± 0.52</text:p>
          </table:table-cell>
          <table:table-cell table:formula="oooc:=IF([.E55]=&quot;&quot;;&quot;&quot;;[.$B$6]/[.E55]/1000)" office:value-type="float" office:value="46.088359375">
            <text:p>46.09</text:p>
          </table:table-cell>
          <table:table-cell table:formula="oooc:=IF([.F55]=&quot;&quot;;&quot;&quot;;[.$B$6]/[.F55]/1000)" office:value-type="float" office:value="47.19448">
            <text:p>47.19</text:p>
          </table:table-cell>
          <table:table-cell table:formula="oooc:=IF([.G55]=&quot;&quot;;&quot;&quot;;[.$B$6]/[.G55]/1000)" office:value-type="float" office:value="47.536744560838">
            <text:p>47.54</text:p>
          </table:table-cell>
          <table:table-cell table:formula="oooc:=IF([.H55]=&quot;&quot;;&quot;&quot;;[.$B$6]/[.H55]/1000)" office:value-type="float" office:value="47.4984702093398">
            <text:p>47.50</text:p>
          </table:table-cell>
          <table:table-cell table:formula="oooc:=IF([.I55]=&quot;&quot;;&quot;&quot;;[.$B$6]/[.I55]/1000)" office:value-type="float" office:value="46.4147128245476">
            <text:p>46.41</text:p>
          </table:table-cell>
          <table:table-cell table:formula="oooc:=IF([.J55]=&quot;&quot;;&quot;&quot;;[.$B$6]/[.J55]/1000)" office:value-type="float" office:value="47.6519386106624">
            <text:p>47.65</text:p>
          </table:table-cell>
          <table:table-cell table:formula="oooc:=IF([.K55]=&quot;&quot;;&quot;&quot;;[.$B$6]/[.K55]/1000)">
            <text:p/>
          </table:table-cell>
          <table:table-cell table:formula="oooc:=IF([.L55]=&quot;&quot;;&quot;&quot;;[.$B$6]/[.L55]/1000)">
            <text:p/>
          </table:table-cell>
          <table:table-cell table:formula="oooc:=IF([.M55]=&quot;&quot;;&quot;&quot;;[.$B$6]/[.M55]/1000)">
            <text:p/>
          </table:table-cell>
          <table:table-cell table:formula="oooc:=IF([.N55]=&quot;&quot;;&quot;&quot;;[.$B$6]/[.N55]/1000)">
            <text:p/>
          </table:table-cell>
          <table:table-cell table:formula="oooc:=IF([.O55]=&quot;&quot;;&quot;&quot;;[.$B$6]/[.O55]/1000)">
            <text:p/>
          </table:table-cell>
          <table:table-cell table:formula="oooc:=IF(ISBLANK(['Raw Data'.Y50]);&quot;&quot;;SUM(['Raw Data'.Y50:.Z50])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SystemVerilog compliant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58:.P58])" office:value-type="float" office:value="13.9083333333333">
            <text:p>13.91</text:p>
          </table:table-cell>
          <table:table-cell table:formula="oooc:=STDEV([.E58:.P58])/SQRT(COUNT([.E58:.P58]))" office:value-type="float" office:value="0.0624722160466377">
            <text:p>0.06</text:p>
          </table:table-cell>
          <table:table-cell table:style-name="ce20" table:formula="oooc:=NORMINV(0.5+(CONF_LIMIT/2);0;[.C58])" office:value-type="float" office:value="0.122443293485815">
            <text:p>± 0.12</text:p>
          </table:table-cell>
          <table:table-cell table:formula="oooc:=IF(ISBLANK(['Raw Data'.C51]);&quot;&quot;;SUM(['Raw Data'.C51:.D51]))" office:value-type="float" office:value="14.21">
            <text:p>14.21</text:p>
          </table:table-cell>
          <table:table-cell table:formula="oooc:=IF(ISBLANK(['Raw Data'.E51]);&quot;&quot;;SUM(['Raw Data'.E51:.F51]))" office:value-type="float" office:value="13.9">
            <text:p>13.90</text:p>
          </table:table-cell>
          <table:table-cell table:formula="oooc:=IF(ISBLANK(['Raw Data'.G51]);&quot;&quot;;SUM(['Raw Data'.G51:.H51]))" office:value-type="float" office:value="13.88">
            <text:p>13.88</text:p>
          </table:table-cell>
          <table:table-cell table:formula="oooc:=IF(ISBLANK(['Raw Data'.I51]);&quot;&quot;;SUM(['Raw Data'.I51:.J51]))" office:value-type="float" office:value="13.85">
            <text:p>13.85</text:p>
          </table:table-cell>
          <table:table-cell table:formula="oooc:=IF(ISBLANK(['Raw Data'.K51]);&quot;&quot;;SUM(['Raw Data'.K51:.L51]))" office:value-type="float" office:value="13.82">
            <text:p>13.82</text:p>
          </table:table-cell>
          <table:table-cell table:formula="oooc:=IF(ISBLANK(['Raw Data'.M51]);&quot;&quot;;SUM(['Raw Data'.M51:.N51]))" office:value-type="float" office:value="13.79">
            <text:p>13.79</text:p>
          </table:table-cell>
          <table:table-cell table:formula="oooc:=IF(ISBLANK(['Raw Data'.O51]);&quot;&quot;;SUM(['Raw Data'.O51:.P51]))">
            <text:p/>
          </table:table-cell>
          <table:table-cell table:formula="oooc:=IF(ISBLANK(['Raw Data'.Q51]);&quot;&quot;;SUM(['Raw Data'.Q51:.R51]))">
            <text:p/>
          </table:table-cell>
          <table:table-cell table:formula="oooc:=IF(ISBLANK(['Raw Data'.S51]);&quot;&quot;;SUM(['Raw Data'.S51:.T51]))">
            <text:p/>
          </table:table-cell>
          <table:table-cell table:formula="oooc:=IF(ISBLANK(['Raw Data'.U51]);&quot;&quot;;SUM(['Raw Data'.U51:.V51]))">
            <text:p/>
          </table:table-cell>
          <table:table-cell table:formula="oooc:=IF(ISBLANK(['Raw Data'.W51]);&quot;&quot;;SUM(['Raw Data'.W51:.X51]))">
            <text:p/>
          </table:table-cell>
          <table:table-cell table:formula="oooc:=IF(ISBLANK(['Raw Data'.Y51]);&quot;&quot;;SUM(['Raw Data'.Y51:.Z5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59:.P59])" office:value-type="float" office:value="24.845">
            <text:p>24.85</text:p>
          </table:table-cell>
          <table:table-cell table:formula="oooc:=STDEV([.E59:.P59])/SQRT(COUNT([.E59:.P59]))" office:value-type="float" office:value="0.0784325612655017">
            <text:p>0.08</text:p>
          </table:table-cell>
          <table:table-cell table:style-name="ce20" table:formula="oooc:=NORMINV(0.5+(CONF_LIMIT/2);0;[.C59])" office:value-type="float" office:value="0.153724995295614">
            <text:p>± 0.15</text:p>
          </table:table-cell>
          <table:table-cell table:formula="oooc:=IF(ISBLANK(['Raw Data'.C52]);&quot;&quot;;SUM(['Raw Data'.C52:.D52]))" office:value-type="float" office:value="25.15">
            <text:p>25.15</text:p>
          </table:table-cell>
          <table:table-cell table:formula="oooc:=IF(ISBLANK(['Raw Data'.E52]);&quot;&quot;;SUM(['Raw Data'.E52:.F52]))" office:value-type="float" office:value="24.82">
            <text:p>24.82</text:p>
          </table:table-cell>
          <table:table-cell table:formula="oooc:=IF(ISBLANK(['Raw Data'.G52]);&quot;&quot;;SUM(['Raw Data'.G52:.H52]))" office:value-type="float" office:value="24.82">
            <text:p>24.82</text:p>
          </table:table-cell>
          <table:table-cell table:formula="oooc:=IF(ISBLANK(['Raw Data'.I52]);&quot;&quot;;SUM(['Raw Data'.I52:.J52]))" office:value-type="float" office:value="24.97">
            <text:p>24.97</text:p>
          </table:table-cell>
          <table:table-cell table:formula="oooc:=IF(ISBLANK(['Raw Data'.K52]);&quot;&quot;;SUM(['Raw Data'.K52:.L52]))" office:value-type="float" office:value="24.62">
            <text:p>24.62</text:p>
          </table:table-cell>
          <table:table-cell table:formula="oooc:=IF(ISBLANK(['Raw Data'.M52]);&quot;&quot;;SUM(['Raw Data'.M52:.N52]))" office:value-type="float" office:value="24.69">
            <text:p>24.69</text:p>
          </table:table-cell>
          <table:table-cell table:formula="oooc:=IF(ISBLANK(['Raw Data'.O52]);&quot;&quot;;SUM(['Raw Data'.O52:.P52]))">
            <text:p/>
          </table:table-cell>
          <table:table-cell table:formula="oooc:=IF(ISBLANK(['Raw Data'.Q52]);&quot;&quot;;SUM(['Raw Data'.Q52:.R52]))">
            <text:p/>
          </table:table-cell>
          <table:table-cell table:formula="oooc:=IF(ISBLANK(['Raw Data'.S52]);&quot;&quot;;SUM(['Raw Data'.S52:.T52]))">
            <text:p/>
          </table:table-cell>
          <table:table-cell table:formula="oooc:=IF(ISBLANK(['Raw Data'.U52]);&quot;&quot;;SUM(['Raw Data'.U52:.V52]))">
            <text:p/>
          </table:table-cell>
          <table:table-cell table:formula="oooc:=IF(ISBLANK(['Raw Data'.W52]);&quot;&quot;;SUM(['Raw Data'.W52:.X52]))">
            <text:p/>
          </table:table-cell>
          <table:table-cell table:formula="oooc:=IF(ISBLANK(['Raw Data'.Y52]);&quot;&quot;;SUM(['Raw Data'.Y52:.Z52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60:.P60])" office:value-type="float" office:value="47.4912700032202">
            <text:p>47.49</text:p>
          </table:table-cell>
          <table:table-cell table:formula="oooc:=STDEV([.E60:.P60])/SQRT(COUNT([.E60:.P60]))" office:value-type="float" office:value="0.149439319160095">
            <text:p>0.15</text:p>
          </table:table-cell>
          <table:table-cell table:style-name="ce20" table:formula="oooc:=NORMINV(0.5+(CONF_LIMIT/2);0;[.C60])" office:value-type="float" office:value="0.292895683427972">
            <text:p>± 0.29</text:p>
          </table:table-cell>
          <table:table-cell table:formula="oooc:=IF([.E59]=&quot;&quot;;&quot;&quot;;[.$B$6]/[.E59]/1000)" office:value-type="float" office:value="46.9130019880716">
            <text:p>46.91</text:p>
          </table:table-cell>
          <table:table-cell table:formula="oooc:=IF([.F59]=&quot;&quot;;&quot;&quot;;[.$B$6]/[.F59]/1000)" office:value-type="float" office:value="47.536744560838">
            <text:p>47.54</text:p>
          </table:table-cell>
          <table:table-cell table:formula="oooc:=IF([.G59]=&quot;&quot;;&quot;&quot;;[.$B$6]/[.G59]/1000)" office:value-type="float" office:value="47.536744560838">
            <text:p>47.54</text:p>
          </table:table-cell>
          <table:table-cell table:formula="oooc:=IF([.H59]=&quot;&quot;;&quot;&quot;;[.$B$6]/[.H59]/1000)" office:value-type="float" office:value="47.2511814177012">
            <text:p>47.25</text:p>
          </table:table-cell>
          <table:table-cell table:formula="oooc:=IF([.I59]=&quot;&quot;;&quot;&quot;;[.$B$6]/[.I59]/1000)" office:value-type="float" office:value="47.9229082047116">
            <text:p>47.92</text:p>
          </table:table-cell>
          <table:table-cell table:formula="oooc:=IF([.J59]=&quot;&quot;;&quot;&quot;;[.$B$6]/[.J59]/1000)" office:value-type="float" office:value="47.7870392871608">
            <text:p>47.79</text:p>
          </table:table-cell>
          <table:table-cell table:formula="oooc:=IF([.K59]=&quot;&quot;;&quot;&quot;;[.$B$6]/[.K59]/1000)">
            <text:p/>
          </table:table-cell>
          <table:table-cell table:formula="oooc:=IF([.L59]=&quot;&quot;;&quot;&quot;;[.$B$6]/[.L59]/1000)">
            <text:p/>
          </table:table-cell>
          <table:table-cell table:formula="oooc:=IF([.M59]=&quot;&quot;;&quot;&quot;;[.$B$6]/[.M59]/1000)">
            <text:p/>
          </table:table-cell>
          <table:table-cell table:formula="oooc:=IF([.N59]=&quot;&quot;;&quot;&quot;;[.$B$6]/[.N59]/1000)">
            <text:p/>
          </table:table-cell>
          <table:table-cell table:formula="oooc:=IF([.O59]=&quot;&quot;;&quot;&quot;;[.$B$6]/[.O59]/1000)">
            <text:p/>
          </table:table-cell>
          <table:table-cell table:formula="oooc:=IF([.P59]=&quot;&quot;;&quot;&quot;;[.$B$6]/[.P59]/1000)">
            <text:p/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OPT Flags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OPT_FAST=-O3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64:.P64])" office:value-type="float" office:value="33.7766666666667">
            <text:p>33.78</text:p>
          </table:table-cell>
          <table:table-cell table:formula="oooc:=STDEV([.E64:.P64])/SQRT(COUNT([.E64:.P64]))" office:value-type="float" office:value="0.252053786147146">
            <text:p>0.25</text:p>
          </table:table-cell>
          <table:table-cell table:style-name="ce20" table:formula="oooc:=NORMINV(0.5+(CONF_LIMIT/2);0;[.C64])" office:value-type="float" office:value="0.494016343015367">
            <text:p>± 0.49</text:p>
          </table:table-cell>
          <table:table-cell table:formula="oooc:=IF(ISBLANK(['Raw Data'.C56]);&quot;&quot;;SUM(['Raw Data'.C56:.D56]))" office:value-type="float" office:value="35.03">
            <text:p>35.03</text:p>
          </table:table-cell>
          <table:table-cell table:formula="oooc:=IF(ISBLANK(['Raw Data'.E56]);&quot;&quot;;SUM(['Raw Data'.E56:.F56]))" office:value-type="float" office:value="33.62">
            <text:p>33.62</text:p>
          </table:table-cell>
          <table:table-cell table:formula="oooc:=IF(ISBLANK(['Raw Data'.G56]);&quot;&quot;;SUM(['Raw Data'.G56:.H56]))" office:value-type="float" office:value="33.46">
            <text:p>33.46</text:p>
          </table:table-cell>
          <table:table-cell table:formula="oooc:=IF(ISBLANK(['Raw Data'.I56]);&quot;&quot;;SUM(['Raw Data'.I56:.J56]))" office:value-type="float" office:value="33.53">
            <text:p>33.53</text:p>
          </table:table-cell>
          <table:table-cell table:formula="oooc:=IF(ISBLANK(['Raw Data'.K56]);&quot;&quot;;SUM(['Raw Data'.K56:.L56]))" office:value-type="float" office:value="33.45">
            <text:p>33.45</text:p>
          </table:table-cell>
          <table:table-cell table:formula="oooc:=IF(ISBLANK(['Raw Data'.M56]);&quot;&quot;;SUM(['Raw Data'.M56:.N56]))" office:value-type="float" office:value="33.57">
            <text:p>33.57</text:p>
          </table:table-cell>
          <table:table-cell table:formula="oooc:=IF(ISBLANK(['Raw Data'.O56]);&quot;&quot;;SUM(['Raw Data'.O56:.P56]))">
            <text:p/>
          </table:table-cell>
          <table:table-cell table:formula="oooc:=IF(ISBLANK(['Raw Data'.Q56]);&quot;&quot;;SUM(['Raw Data'.Q56:.R56]))">
            <text:p/>
          </table:table-cell>
          <table:table-cell table:formula="oooc:=IF(ISBLANK(['Raw Data'.S56]);&quot;&quot;;SUM(['Raw Data'.S56:.T56]))">
            <text:p/>
          </table:table-cell>
          <table:table-cell table:formula="oooc:=IF(ISBLANK(['Raw Data'.U56]);&quot;&quot;;SUM(['Raw Data'.U56:.V56]))">
            <text:p/>
          </table:table-cell>
          <table:table-cell table:formula="oooc:=IF(ISBLANK(['Raw Data'.W56]);&quot;&quot;;SUM(['Raw Data'.W56:.X56]))">
            <text:p/>
          </table:table-cell>
          <table:table-cell table:formula="oooc:=IF(ISBLANK(['Raw Data'.Y56]);&quot;&quot;;SUM(['Raw Data'.Y56:.Z5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65:.P65])" office:value-type="float" office:value="12.3533333333333">
            <text:p>12.35</text:p>
          </table:table-cell>
          <table:table-cell table:formula="oooc:=STDEV([.E65:.P65])/SQRT(COUNT([.E65:.P65]))" office:value-type="float" office:value="0.0276485884711037">
            <text:p>0.03</text:p>
          </table:table-cell>
          <table:table-cell table:style-name="ce20" table:formula="oooc:=NORMINV(0.5+(CONF_LIMIT/2);0;[.C65])" office:value-type="float" office:value="0.0541902376267326">
            <text:p>± 0.05</text:p>
          </table:table-cell>
          <table:table-cell table:formula="oooc:=IF(ISBLANK(['Raw Data'.C57]);&quot;&quot;;SUM(['Raw Data'.C57:.D57]))" office:value-type="float" office:value="12.48">
            <text:p>12.48</text:p>
          </table:table-cell>
          <table:table-cell table:formula="oooc:=IF(ISBLANK(['Raw Data'.E57]);&quot;&quot;;SUM(['Raw Data'.E57:.F57]))" office:value-type="float" office:value="12.33">
            <text:p>12.33</text:p>
          </table:table-cell>
          <table:table-cell table:formula="oooc:=IF(ISBLANK(['Raw Data'.G57]);&quot;&quot;;SUM(['Raw Data'.G57:.H57]))" office:value-type="float" office:value="12.31">
            <text:p>12.31</text:p>
          </table:table-cell>
          <table:table-cell table:formula="oooc:=IF(ISBLANK(['Raw Data'.I57]);&quot;&quot;;SUM(['Raw Data'.I57:.J57]))" office:value-type="float" office:value="12.34">
            <text:p>12.34</text:p>
          </table:table-cell>
          <table:table-cell table:formula="oooc:=IF(ISBLANK(['Raw Data'.K57]);&quot;&quot;;SUM(['Raw Data'.K57:.L57]))" office:value-type="float" office:value="12.37">
            <text:p>12.37</text:p>
          </table:table-cell>
          <table:table-cell table:formula="oooc:=IF(ISBLANK(['Raw Data'.M57]);&quot;&quot;;SUM(['Raw Data'.M57:.N57]))" office:value-type="float" office:value="12.29">
            <text:p>12.29</text:p>
          </table:table-cell>
          <table:table-cell table:formula="oooc:=IF(ISBLANK(['Raw Data'.O57]);&quot;&quot;;SUM(['Raw Data'.O57:.P57]))">
            <text:p/>
          </table:table-cell>
          <table:table-cell table:formula="oooc:=IF(ISBLANK(['Raw Data'.Q57]);&quot;&quot;;SUM(['Raw Data'.Q57:.R57]))">
            <text:p/>
          </table:table-cell>
          <table:table-cell table:formula="oooc:=IF(ISBLANK(['Raw Data'.S57]);&quot;&quot;;SUM(['Raw Data'.S57:.T57]))">
            <text:p/>
          </table:table-cell>
          <table:table-cell table:formula="oooc:=IF(ISBLANK(['Raw Data'.U57]);&quot;&quot;;SUM(['Raw Data'.U57:.V57]))">
            <text:p/>
          </table:table-cell>
          <table:table-cell table:formula="oooc:=IF(ISBLANK(['Raw Data'.W57]);&quot;&quot;;SUM(['Raw Data'.W57:.X57]))">
            <text:p/>
          </table:table-cell>
          <table:table-cell table:formula="oooc:=IF(ISBLANK(['Raw Data'.Y57]);&quot;&quot;;SUM(['Raw Data'.Y57:.Z5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66:.P66])" office:value-type="float" office:value="95.5119841764665">
            <text:p>95.51</text:p>
          </table:table-cell>
          <table:table-cell table:formula="oooc:=STDEV([.E66:.P66])/SQRT(COUNT([.E66:.P66]))" office:value-type="float" office:value="0.212510929548824">
            <text:p>0.21</text:p>
          </table:table-cell>
          <table:table-cell table:style-name="ce20" table:formula="oooc:=NORMINV(0.5+(CONF_LIMIT/2);0;[.C66])" office:value-type="float" office:value="0.416513768236823">
            <text:p>± 0.42</text:p>
          </table:table-cell>
          <table:table-cell table:formula="oooc:=IF([.E65]=&quot;&quot;;&quot;&quot;;[.$B$6]/[.E65]/1000)" office:value-type="float" office:value="94.5402243589744">
            <text:p>94.54</text:p>
          </table:table-cell>
          <table:table-cell table:formula="oooc:=IF([.F65]=&quot;&quot;;&quot;&quot;;[.$B$6]/[.F65]/1000)" office:value-type="float" office:value="95.6903487429035">
            <text:p>95.69</text:p>
          </table:table-cell>
          <table:table-cell table:formula="oooc:=IF([.G65]=&quot;&quot;;&quot;&quot;;[.$B$6]/[.G65]/1000)" office:value-type="float" office:value="95.8458164094232">
            <text:p>95.85</text:p>
          </table:table-cell>
          <table:table-cell table:formula="oooc:=IF([.H65]=&quot;&quot;;&quot;&quot;;[.$B$6]/[.H65]/1000)" office:value-type="float" office:value="95.6128038897893">
            <text:p>95.61</text:p>
          </table:table-cell>
          <table:table-cell table:formula="oooc:=IF([.I65]=&quot;&quot;;&quot;&quot;;[.$B$6]/[.I65]/1000)" office:value-type="float" office:value="95.3809215844786">
            <text:p>95.38</text:p>
          </table:table-cell>
          <table:table-cell table:formula="oooc:=IF([.J65]=&quot;&quot;;&quot;&quot;;[.$B$6]/[.J65]/1000)" office:value-type="float" office:value="96.0017900732303">
            <text:p>96.00</text:p>
          </table:table-cell>
          <table:table-cell table:formula="oooc:=IF([.K65]=&quot;&quot;;&quot;&quot;;[.$B$6]/[.K65]/1000)">
            <text:p/>
          </table:table-cell>
          <table:table-cell table:formula="oooc:=IF([.L65]=&quot;&quot;;&quot;&quot;;[.$B$6]/[.L65]/1000)">
            <text:p/>
          </table:table-cell>
          <table:table-cell table:formula="oooc:=IF([.M65]=&quot;&quot;;&quot;&quot;;[.$B$6]/[.M65]/1000)">
            <text:p/>
          </table:table-cell>
          <table:table-cell table:formula="oooc:=IF([.N65]=&quot;&quot;;&quot;&quot;;[.$B$6]/[.N65]/1000)">
            <text:p/>
          </table:table-cell>
          <table:table-cell table:formula="oooc:=IF([.O65]=&quot;&quot;;&quot;&quot;;[.$B$6]/[.O65]/1000)">
            <text:p/>
          </table:table-cell>
          <table:table-cell table:formula="oooc:=IF([.P65]=&quot;&quot;;&quot;&quot;;[.$B$6]/[.P65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OPT_SLOW=-O3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68:.P68])" office:value-type="float" office:value="14.195">
            <text:p>14.20</text:p>
          </table:table-cell>
          <table:table-cell table:formula="oooc:=STDEV([.E68:.P68])/SQRT(COUNT([.E68:.P68]))" office:value-type="float" office:value="0.101743140636933">
            <text:p>0.10</text:p>
          </table:table-cell>
          <table:table-cell table:style-name="ce20" table:formula="oooc:=NORMINV(0.5+(CONF_LIMIT/2);0;[.C68])" office:value-type="float" office:value="0.199412891322382">
            <text:p>± 0.20</text:p>
          </table:table-cell>
          <table:table-cell table:formula="oooc:=IF(ISBLANK(['Raw Data'.C59]);&quot;&quot;;SUM(['Raw Data'.C59:.D59]))" office:value-type="float" office:value="14.7">
            <text:p>14.70</text:p>
          </table:table-cell>
          <table:table-cell table:formula="oooc:=IF(ISBLANK(['Raw Data'.E59]);&quot;&quot;;SUM(['Raw Data'.E59:.F59]))" office:value-type="float" office:value="14.14">
            <text:p>14.14</text:p>
          </table:table-cell>
          <table:table-cell table:formula="oooc:=IF(ISBLANK(['Raw Data'.G59]);&quot;&quot;;SUM(['Raw Data'.G59:.H59]))" office:value-type="float" office:value="14.08">
            <text:p>14.08</text:p>
          </table:table-cell>
          <table:table-cell table:formula="oooc:=IF(ISBLANK(['Raw Data'.I59]);&quot;&quot;;SUM(['Raw Data'.I59:.J59]))" office:value-type="float" office:value="14.11">
            <text:p>14.11</text:p>
          </table:table-cell>
          <table:table-cell table:formula="oooc:=IF(ISBLANK(['Raw Data'.K59]);&quot;&quot;;SUM(['Raw Data'.K59:.L59]))" office:value-type="float" office:value="14.09">
            <text:p>14.09</text:p>
          </table:table-cell>
          <table:table-cell table:formula="oooc:=IF(ISBLANK(['Raw Data'.M59]);&quot;&quot;;SUM(['Raw Data'.M59:.N59]))" office:value-type="float" office:value="14.05">
            <text:p>14.05</text:p>
          </table:table-cell>
          <table:table-cell table:formula="oooc:=IF(ISBLANK(['Raw Data'.O59]);&quot;&quot;;SUM(['Raw Data'.O59:.P59]))">
            <text:p/>
          </table:table-cell>
          <table:table-cell table:formula="oooc:=IF(ISBLANK(['Raw Data'.Q59]);&quot;&quot;;SUM(['Raw Data'.Q59:.R59]))">
            <text:p/>
          </table:table-cell>
          <table:table-cell table:formula="oooc:=IF(ISBLANK(['Raw Data'.S59]);&quot;&quot;;SUM(['Raw Data'.S59:.T59]))">
            <text:p/>
          </table:table-cell>
          <table:table-cell table:formula="oooc:=IF(ISBLANK(['Raw Data'.U59]);&quot;&quot;;SUM(['Raw Data'.U59:.V59]))">
            <text:p/>
          </table:table-cell>
          <table:table-cell table:formula="oooc:=IF(ISBLANK(['Raw Data'.W59]);&quot;&quot;;SUM(['Raw Data'.W59:.X59]))">
            <text:p/>
          </table:table-cell>
          <table:table-cell table:formula="oooc:=IF(ISBLANK(['Raw Data'.Y59]);&quot;&quot;;SUM(['Raw Data'.Y59:.Z5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69:.P69])" office:value-type="float" office:value="25.3516666666667">
            <text:p>25.35</text:p>
          </table:table-cell>
          <table:table-cell table:formula="oooc:=STDEV([.E69:.P69])/SQRT(COUNT([.E69:.P69]))" office:value-type="float" office:value="0.346327558501743">
            <text:p>0.35</text:p>
          </table:table-cell>
          <table:table-cell table:style-name="ce20" table:formula="oooc:=NORMINV(0.5+(CONF_LIMIT/2);0;[.C69])" office:value-type="float" office:value="0.678789541517104">
            <text:p>± 0.68</text:p>
          </table:table-cell>
          <table:table-cell table:formula="oooc:=IF(ISBLANK(['Raw Data'.C60]);&quot;&quot;;SUM(['Raw Data'.C60:.D60]))" office:value-type="float" office:value="27.08">
            <text:p>27.08</text:p>
          </table:table-cell>
          <table:table-cell table:formula="oooc:=IF(ISBLANK(['Raw Data'.E60]);&quot;&quot;;SUM(['Raw Data'.E60:.F60]))" office:value-type="float" office:value="24.93">
            <text:p>24.93</text:p>
          </table:table-cell>
          <table:table-cell table:formula="oooc:=IF(ISBLANK(['Raw Data'.G60]);&quot;&quot;;SUM(['Raw Data'.G60:.H60]))" office:value-type="float" office:value="25.03">
            <text:p>25.03</text:p>
          </table:table-cell>
          <table:table-cell table:formula="oooc:=IF(ISBLANK(['Raw Data'.I60]);&quot;&quot;;SUM(['Raw Data'.I60:.J60]))" office:value-type="float" office:value="25.07">
            <text:p>25.07</text:p>
          </table:table-cell>
          <table:table-cell table:formula="oooc:=IF(ISBLANK(['Raw Data'.K60]);&quot;&quot;;SUM(['Raw Data'.K60:.L60]))" office:value-type="float" office:value="25.04">
            <text:p>25.04</text:p>
          </table:table-cell>
          <table:table-cell table:formula="oooc:=IF(ISBLANK(['Raw Data'.M60]);&quot;&quot;;SUM(['Raw Data'.M60:.N60]))" office:value-type="float" office:value="24.96">
            <text:p>24.96</text:p>
          </table:table-cell>
          <table:table-cell table:formula="oooc:=IF(ISBLANK(['Raw Data'.O60]);&quot;&quot;;SUM(['Raw Data'.O60:.P60]))">
            <text:p/>
          </table:table-cell>
          <table:table-cell table:formula="oooc:=IF(ISBLANK(['Raw Data'.Q60]);&quot;&quot;;SUM(['Raw Data'.Q60:.R60]))">
            <text:p/>
          </table:table-cell>
          <table:table-cell table:formula="oooc:=IF(ISBLANK(['Raw Data'.S60]);&quot;&quot;;SUM(['Raw Data'.S60:.T60]))">
            <text:p/>
          </table:table-cell>
          <table:table-cell table:formula="oooc:=IF(ISBLANK(['Raw Data'.U60]);&quot;&quot;;SUM(['Raw Data'.U60:.V60]))">
            <text:p/>
          </table:table-cell>
          <table:table-cell table:formula="oooc:=IF(ISBLANK(['Raw Data'.W60]);&quot;&quot;;SUM(['Raw Data'.W60:.X60]))">
            <text:p/>
          </table:table-cell>
          <table:table-cell table:formula="oooc:=IF(ISBLANK(['Raw Data'.Y60]);&quot;&quot;;SUM(['Raw Data'.Y60:.Z6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70:.P70])" office:value-type="float" office:value="46.5810523230906">
            <text:p>46.58</text:p>
          </table:table-cell>
          <table:table-cell table:formula="oooc:=STDEV([.E70:.P70])/SQRT(COUNT([.E70:.P70]))" office:value-type="float" office:value="0.603662813540668">
            <text:p>0.60</text:p>
          </table:table-cell>
          <table:table-cell table:style-name="ce20" table:formula="oooc:=NORMINV(0.5+(CONF_LIMIT/2);0;[.C70])" office:value-type="float" office:value="1.18315737334583">
            <text:p>± 1.18</text:p>
          </table:table-cell>
          <table:table-cell table:formula="oooc:=IF([.E69]=&quot;&quot;;&quot;&quot;;[.$B$6]/[.E69]/1000)" office:value-type="float" office:value="43.5694977843427">
            <text:p>43.57</text:p>
          </table:table-cell>
          <table:table-cell table:formula="oooc:=IF([.F69]=&quot;&quot;;&quot;&quot;;[.$B$6]/[.F69]/1000)" office:value-type="float" office:value="47.3269955876454">
            <text:p>47.33</text:p>
          </table:table-cell>
          <table:table-cell table:formula="oooc:=IF([.G69]=&quot;&quot;;&quot;&quot;;[.$B$6]/[.G69]/1000)" office:value-type="float" office:value="47.1379145025969">
            <text:p>47.14</text:p>
          </table:table-cell>
          <table:table-cell table:formula="oooc:=IF([.H69]=&quot;&quot;;&quot;&quot;;[.$B$6]/[.H69]/1000)" office:value-type="float" office:value="47.0627044276027">
            <text:p>47.06</text:p>
          </table:table-cell>
          <table:table-cell table:formula="oooc:=IF([.I69]=&quot;&quot;;&quot;&quot;;[.$B$6]/[.I69]/1000)" office:value-type="float" office:value="47.119089456869">
            <text:p>47.12</text:p>
          </table:table-cell>
          <table:table-cell table:formula="oooc:=IF([.J69]=&quot;&quot;;&quot;&quot;;[.$B$6]/[.J69]/1000)" office:value-type="float" office:value="47.2701121794872">
            <text:p>47.27</text:p>
          </table:table-cell>
          <table:table-cell table:formula="oooc:=IF([.K69]=&quot;&quot;;&quot;&quot;;[.$B$6]/[.K69]/1000)">
            <text:p/>
          </table:table-cell>
          <table:table-cell table:formula="oooc:=IF([.L69]=&quot;&quot;;&quot;&quot;;[.$B$6]/[.L69]/1000)">
            <text:p/>
          </table:table-cell>
          <table:table-cell table:formula="oooc:=IF([.M69]=&quot;&quot;;&quot;&quot;;[.$B$6]/[.M69]/1000)">
            <text:p/>
          </table:table-cell>
          <table:table-cell table:formula="oooc:=IF([.N69]=&quot;&quot;;&quot;&quot;;[.$B$6]/[.N69]/1000)">
            <text:p/>
          </table:table-cell>
          <table:table-cell table:formula="oooc:=IF([.O69]=&quot;&quot;;&quot;&quot;;[.$B$6]/[.O69]/1000)">
            <text:p/>
          </table:table-cell>
          <table:table-cell table:formula="oooc:=IF([.P69]=&quot;&quot;;&quot;&quot;;[.$B$6]/[.P69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OPT=-O3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72:.P72])" office:value-type="float" office:value="35.345">
            <text:p>35.35</text:p>
          </table:table-cell>
          <table:table-cell table:formula="oooc:=STDEV([.E72:.P72])/SQRT(COUNT([.E72:.P72]))" office:value-type="float" office:value="0.179073795521356">
            <text:p>0.18</text:p>
          </table:table-cell>
          <table:table-cell table:style-name="ce20" table:formula="oooc:=NORMINV(0.5+(CONF_LIMIT/2);0;[.C72])" office:value-type="float" office:value="0.350978189796747">
            <text:p>± 0.35</text:p>
          </table:table-cell>
          <table:table-cell table:formula="oooc:=IF(ISBLANK(['Raw Data'.C62]);&quot;&quot;;SUM(['Raw Data'.C62:.D62]))" office:value-type="float" office:value="36.73">
            <text:p>36.73</text:p>
          </table:table-cell>
          <table:table-cell table:formula="oooc:=IF(ISBLANK(['Raw Data'.E62]);&quot;&quot;;SUM(['Raw Data'.E62:.F62]))" office:value-type="float" office:value="35.39">
            <text:p>35.39</text:p>
          </table:table-cell>
          <table:table-cell table:formula="oooc:=IF(ISBLANK(['Raw Data'.G62]);&quot;&quot;;SUM(['Raw Data'.G62:.H62]))" office:value-type="float" office:value="35.01">
            <text:p>35.01</text:p>
          </table:table-cell>
          <table:table-cell table:formula="oooc:=IF(ISBLANK(['Raw Data'.I62]);&quot;&quot;;SUM(['Raw Data'.I62:.J62]))" office:value-type="float" office:value="35.11">
            <text:p>35.11</text:p>
          </table:table-cell>
          <table:table-cell table:formula="oooc:=IF(ISBLANK(['Raw Data'.K62]);&quot;&quot;;SUM(['Raw Data'.K62:.L62]))" office:value-type="float" office:value="35.13">
            <text:p>35.13</text:p>
          </table:table-cell>
          <table:table-cell table:formula="oooc:=IF(ISBLANK(['Raw Data'.M62]);&quot;&quot;;SUM(['Raw Data'.M62:.N62]))" office:value-type="float" office:value="34.98">
            <text:p>34.98</text:p>
          </table:table-cell>
          <table:table-cell table:formula="oooc:=IF(ISBLANK(['Raw Data'.O62]);&quot;&quot;;SUM(['Raw Data'.O62:.P62]))" office:value-type="float" office:value="36.57">
            <text:p>36.57</text:p>
          </table:table-cell>
          <table:table-cell table:formula="oooc:=IF(ISBLANK(['Raw Data'.Q62]);&quot;&quot;;SUM(['Raw Data'.Q62:.R62]))" office:value-type="float" office:value="35.1">
            <text:p>35.10</text:p>
          </table:table-cell>
          <table:table-cell table:formula="oooc:=IF(ISBLANK(['Raw Data'.S62]);&quot;&quot;;SUM(['Raw Data'.S62:.T62]))" office:value-type="float" office:value="35.1">
            <text:p>35.10</text:p>
          </table:table-cell>
          <table:table-cell table:formula="oooc:=IF(ISBLANK(['Raw Data'.U62]);&quot;&quot;;SUM(['Raw Data'.U62:.V62]))" office:value-type="float" office:value="35.04">
            <text:p>35.04</text:p>
          </table:table-cell>
          <table:table-cell table:formula="oooc:=IF(ISBLANK(['Raw Data'.W62]);&quot;&quot;;SUM(['Raw Data'.W62:.X62]))" office:value-type="float" office:value="34.99">
            <text:p>34.99</text:p>
          </table:table-cell>
          <table:table-cell table:formula="oooc:=IF(ISBLANK(['Raw Data'.Y62]);&quot;&quot;;SUM(['Raw Data'.Y62:.Z62]))" office:value-type="float" office:value="34.99">
            <text:p>34.99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73:.P73])" office:value-type="float" office:value="12.3875">
            <text:p>12.39</text:p>
          </table:table-cell>
          <table:table-cell table:formula="oooc:=STDEV([.E73:.P73])/SQRT(COUNT([.E73:.P73]))" office:value-type="float" office:value="0.00862738768004651">
            <text:p>0.01</text:p>
          </table:table-cell>
          <table:table-cell table:style-name="ce20" table:formula="oooc:=NORMINV(0.5+(CONF_LIMIT/2);0;[.C73])" office:value-type="float" office:value="0.0169093691335557">
            <text:p>± 0.02</text:p>
          </table:table-cell>
          <table:table-cell table:formula="oooc:=IF(ISBLANK(['Raw Data'.C63]);&quot;&quot;;SUM(['Raw Data'.C63:.D63]))" office:value-type="float" office:value="12.46">
            <text:p>12.46</text:p>
          </table:table-cell>
          <table:table-cell table:formula="oooc:=IF(ISBLANK(['Raw Data'.E63]);&quot;&quot;;SUM(['Raw Data'.E63:.F63]))" office:value-type="float" office:value="12.38">
            <text:p>12.38</text:p>
          </table:table-cell>
          <table:table-cell table:formula="oooc:=IF(ISBLANK(['Raw Data'.G63]);&quot;&quot;;SUM(['Raw Data'.G63:.H63]))" office:value-type="float" office:value="12.42">
            <text:p>12.42</text:p>
          </table:table-cell>
          <table:table-cell table:formula="oooc:=IF(ISBLANK(['Raw Data'.I63]);&quot;&quot;;SUM(['Raw Data'.I63:.J63]))" office:value-type="float" office:value="12.37">
            <text:p>12.37</text:p>
          </table:table-cell>
          <table:table-cell table:formula="oooc:=IF(ISBLANK(['Raw Data'.K63]);&quot;&quot;;SUM(['Raw Data'.K63:.L63]))" office:value-type="float" office:value="12.36">
            <text:p>12.36</text:p>
          </table:table-cell>
          <table:table-cell table:formula="oooc:=IF(ISBLANK(['Raw Data'.M63]);&quot;&quot;;SUM(['Raw Data'.M63:.N63]))" office:value-type="float" office:value="12.35">
            <text:p>12.35</text:p>
          </table:table-cell>
          <table:table-cell table:formula="oooc:=IF(ISBLANK(['Raw Data'.O63]);&quot;&quot;;SUM(['Raw Data'.O63:.P63]))" office:value-type="float" office:value="12.38">
            <text:p>12.38</text:p>
          </table:table-cell>
          <table:table-cell table:formula="oooc:=IF(ISBLANK(['Raw Data'.Q63]);&quot;&quot;;SUM(['Raw Data'.Q63:.R63]))" office:value-type="float" office:value="12.39">
            <text:p>12.39</text:p>
          </table:table-cell>
          <table:table-cell table:formula="oooc:=IF(ISBLANK(['Raw Data'.S63]);&quot;&quot;;SUM(['Raw Data'.S63:.T63]))" office:value-type="float" office:value="12.37">
            <text:p>12.37</text:p>
          </table:table-cell>
          <table:table-cell table:formula="oooc:=IF(ISBLANK(['Raw Data'.U63]);&quot;&quot;;SUM(['Raw Data'.U63:.V63]))" office:value-type="float" office:value="12.37">
            <text:p>12.37</text:p>
          </table:table-cell>
          <table:table-cell table:formula="oooc:=IF(ISBLANK(['Raw Data'.W63]);&quot;&quot;;SUM(['Raw Data'.W63:.X63]))" office:value-type="float" office:value="12.4">
            <text:p>12.40</text:p>
          </table:table-cell>
          <table:table-cell table:formula="oooc:=IF(ISBLANK(['Raw Data'.Y63]);&quot;&quot;;SUM(['Raw Data'.Y63:.Z63]))" office:value-type="float" office:value="12.4">
            <text:p>12.40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74:.P74])" office:value-type="float" office:value="95.2466824139221">
            <text:p>95.25</text:p>
          </table:table-cell>
          <table:table-cell table:formula="oooc:=STDEV([.E74:.P74])/SQRT(COUNT([.E74:.P74]))" office:value-type="float" office:value="0.0661574808005642">
            <text:p>0.07</text:p>
          </table:table-cell>
          <table:table-cell table:style-name="ce20" table:formula="oooc:=NORMINV(0.5+(CONF_LIMIT/2);0;[.C74])" office:value-type="float" office:value="0.129666279677006">
            <text:p>± 0.13</text:p>
          </table:table-cell>
          <table:table-cell table:formula="oooc:=IF([.E73]=&quot;&quot;;&quot;&quot;;[.$B$6]/[.E73]/1000)" office:value-type="float" office:value="94.691974317817">
            <text:p>94.69</text:p>
          </table:table-cell>
          <table:table-cell table:formula="oooc:=IF([.F73]=&quot;&quot;;&quot;&quot;;[.$B$6]/[.F73]/1000)" office:value-type="float" office:value="95.3038772213247">
            <text:p>95.30</text:p>
          </table:table-cell>
          <table:table-cell table:formula="oooc:=IF([.G73]=&quot;&quot;;&quot;&quot;;[.$B$6]/[.G73]/1000)" office:value-type="float" office:value="94.9969404186795">
            <text:p>95.00</text:p>
          </table:table-cell>
          <table:table-cell table:formula="oooc:=IF([.H73]=&quot;&quot;;&quot;&quot;;[.$B$6]/[.H73]/1000)" office:value-type="float" office:value="95.3809215844786">
            <text:p>95.38</text:p>
          </table:table-cell>
          <table:table-cell table:formula="oooc:=IF([.I73]=&quot;&quot;;&quot;&quot;;[.$B$6]/[.I73]/1000)" office:value-type="float" office:value="95.4580906148867">
            <text:p>95.46</text:p>
          </table:table-cell>
          <table:table-cell table:formula="oooc:=IF([.J73]=&quot;&quot;;&quot;&quot;;[.$B$6]/[.J73]/1000)" office:value-type="float" office:value="95.5353846153846">
            <text:p>95.54</text:p>
          </table:table-cell>
          <table:table-cell table:formula="oooc:=IF([.K73]=&quot;&quot;;&quot;&quot;;[.$B$6]/[.K73]/1000)" office:value-type="float" office:value="95.3038772213247">
            <text:p>95.30</text:p>
          </table:table-cell>
          <table:table-cell table:formula="oooc:=IF([.L73]=&quot;&quot;;&quot;&quot;;[.$B$6]/[.L73]/1000)" office:value-type="float" office:value="95.2269572235674">
            <text:p>95.23</text:p>
          </table:table-cell>
          <table:table-cell table:formula="oooc:=IF([.M73]=&quot;&quot;;&quot;&quot;;[.$B$6]/[.M73]/1000)" office:value-type="float" office:value="95.3809215844786">
            <text:p>95.38</text:p>
          </table:table-cell>
          <table:table-cell table:formula="oooc:=IF([.N73]=&quot;&quot;;&quot;&quot;;[.$B$6]/[.N73]/1000)" office:value-type="float" office:value="95.3809215844786">
            <text:p>95.38</text:p>
          </table:table-cell>
          <table:table-cell table:formula="oooc:=IF([.O73]=&quot;&quot;;&quot;&quot;;[.$B$6]/[.O73]/1000)" office:value-type="float" office:value="95.1501612903226">
            <text:p>95.15</text:p>
          </table:table-cell>
          <table:table-cell table:formula="oooc:=IF([.P73]=&quot;&quot;;&quot;&quot;;[.$B$6]/[.P73]/1000)" office:value-type="float" office:value="95.1501612903226">
            <text:p>95.15</text:p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Optimization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OPT=-O0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78:.P78])" office:value-type="float" office:value="13.975">
            <text:p>13.98</text:p>
          </table:table-cell>
          <table:table-cell table:formula="oooc:=STDEV([.E78:.P78])/SQRT(COUNT([.E78:.P78]))" office:value-type="float" office:value="0.117239071985409">
            <text:p>0.12</text:p>
          </table:table-cell>
          <table:table-cell table:style-name="ce20" table:formula="oooc:=NORMINV(0.5+(CONF_LIMIT/2);0;[.C78])" office:value-type="float" office:value="0.229784358672301">
            <text:p>± 0.23</text:p>
          </table:table-cell>
          <table:table-cell table:formula="oooc:=IF(ISBLANK(['Raw Data'.C67]);&quot;&quot;;SUM(['Raw Data'.C67:.D67]))" office:value-type="float" office:value="14.56">
            <text:p>14.56</text:p>
          </table:table-cell>
          <table:table-cell table:formula="oooc:=IF(ISBLANK(['Raw Data'.E67]);&quot;&quot;;SUM(['Raw Data'.E67:.F67]))" office:value-type="float" office:value="13.89">
            <text:p>13.89</text:p>
          </table:table-cell>
          <table:table-cell table:formula="oooc:=IF(ISBLANK(['Raw Data'.G67]);&quot;&quot;;SUM(['Raw Data'.G67:.H67]))" office:value-type="float" office:value="13.86">
            <text:p>13.86</text:p>
          </table:table-cell>
          <table:table-cell table:formula="oooc:=IF(ISBLANK(['Raw Data'.I67]);&quot;&quot;;SUM(['Raw Data'.I67:.J67]))" office:value-type="float" office:value="13.84">
            <text:p>13.84</text:p>
          </table:table-cell>
          <table:table-cell table:formula="oooc:=IF(ISBLANK(['Raw Data'.K67]);&quot;&quot;;SUM(['Raw Data'.K67:.L67]))" office:value-type="float" office:value="13.84">
            <text:p>13.84</text:p>
          </table:table-cell>
          <table:table-cell table:formula="oooc:=IF(ISBLANK(['Raw Data'.M67]);&quot;&quot;;SUM(['Raw Data'.M67:.N67]))" office:value-type="float" office:value="13.86">
            <text:p>13.86</text:p>
          </table:table-cell>
          <table:table-cell table:formula="oooc:=IF(ISBLANK(['Raw Data'.O67]);&quot;&quot;;SUM(['Raw Data'.O67:.P67]))">
            <text:p/>
          </table:table-cell>
          <table:table-cell table:formula="oooc:=IF(ISBLANK(['Raw Data'.Q67]);&quot;&quot;;SUM(['Raw Data'.Q67:.R67]))">
            <text:p/>
          </table:table-cell>
          <table:table-cell table:formula="oooc:=IF(ISBLANK(['Raw Data'.S67]);&quot;&quot;;SUM(['Raw Data'.S67:.T67]))">
            <text:p/>
          </table:table-cell>
          <table:table-cell table:formula="oooc:=IF(ISBLANK(['Raw Data'.U67]);&quot;&quot;;SUM(['Raw Data'.U67:.V67]))">
            <text:p/>
          </table:table-cell>
          <table:table-cell table:formula="oooc:=IF(ISBLANK(['Raw Data'.W67]);&quot;&quot;;SUM(['Raw Data'.W67:.X67]))">
            <text:p/>
          </table:table-cell>
          <table:table-cell table:formula="oooc:=IF(ISBLANK(['Raw Data'.Y67]);&quot;&quot;;SUM(['Raw Data'.Y67:.Z6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79:.P79])" office:value-type="float" office:value="25.0533333333333">
            <text:p>25.05</text:p>
          </table:table-cell>
          <table:table-cell table:formula="oooc:=STDEV([.E79:.P79])/SQRT(COUNT([.E79:.P79]))" office:value-type="float" office:value="0.14766328062333">
            <text:p>0.15</text:p>
          </table:table-cell>
          <table:table-cell table:style-name="ce20" table:formula="oooc:=NORMINV(0.5+(CONF_LIMIT/2);0;[.C79])" office:value-type="float" office:value="0.289414711860759">
            <text:p>± 0.29</text:p>
          </table:table-cell>
          <table:table-cell table:formula="oooc:=IF(ISBLANK(['Raw Data'.C68]);&quot;&quot;;SUM(['Raw Data'.C68:.D68]))" office:value-type="float" office:value="25.28">
            <text:p>25.28</text:p>
          </table:table-cell>
          <table:table-cell table:formula="oooc:=IF(ISBLANK(['Raw Data'.E68]);&quot;&quot;;SUM(['Raw Data'.E68:.F68]))" office:value-type="float" office:value="25.07">
            <text:p>25.07</text:p>
          </table:table-cell>
          <table:table-cell table:formula="oooc:=IF(ISBLANK(['Raw Data'.G68]);&quot;&quot;;SUM(['Raw Data'.G68:.H68]))" office:value-type="float" office:value="25.63">
            <text:p>25.63</text:p>
          </table:table-cell>
          <table:table-cell table:formula="oooc:=IF(ISBLANK(['Raw Data'.I68]);&quot;&quot;;SUM(['Raw Data'.I68:.J68]))" office:value-type="float" office:value="24.61">
            <text:p>24.61</text:p>
          </table:table-cell>
          <table:table-cell table:formula="oooc:=IF(ISBLANK(['Raw Data'.K68]);&quot;&quot;;SUM(['Raw Data'.K68:.L68]))" office:value-type="float" office:value="24.83">
            <text:p>24.83</text:p>
          </table:table-cell>
          <table:table-cell table:formula="oooc:=IF(ISBLANK(['Raw Data'.M68]);&quot;&quot;;SUM(['Raw Data'.M68:.N68]))" office:value-type="float" office:value="24.9">
            <text:p>24.90</text:p>
          </table:table-cell>
          <table:table-cell table:formula="oooc:=IF(ISBLANK(['Raw Data'.O68]);&quot;&quot;;SUM(['Raw Data'.O68:.P68]))">
            <text:p/>
          </table:table-cell>
          <table:table-cell table:formula="oooc:=IF(ISBLANK(['Raw Data'.Q68]);&quot;&quot;;SUM(['Raw Data'.Q68:.R68]))">
            <text:p/>
          </table:table-cell>
          <table:table-cell table:formula="oooc:=IF(ISBLANK(['Raw Data'.S68]);&quot;&quot;;SUM(['Raw Data'.S68:.T68]))">
            <text:p/>
          </table:table-cell>
          <table:table-cell table:formula="oooc:=IF(ISBLANK(['Raw Data'.U68]);&quot;&quot;;SUM(['Raw Data'.U68:.V68]))">
            <text:p/>
          </table:table-cell>
          <table:table-cell table:formula="oooc:=IF(ISBLANK(['Raw Data'.W68]);&quot;&quot;;SUM(['Raw Data'.W68:.X68]))">
            <text:p/>
          </table:table-cell>
          <table:table-cell table:formula="oooc:=IF(ISBLANK(['Raw Data'.Y68]);&quot;&quot;;SUM(['Raw Data'.Y68:.Z68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80:.P80])" office:value-type="float" office:value="47.1021450736936">
            <text:p>47.10</text:p>
          </table:table-cell>
          <table:table-cell table:formula="oooc:=STDEV([.E80:.P80])/SQRT(COUNT([.E80:.P80]))" office:value-type="float" office:value="0.275976610726475">
            <text:p>0.28</text:p>
          </table:table-cell>
          <table:table-cell table:style-name="ce20" table:formula="oooc:=NORMINV(0.5+(CONF_LIMIT/2);0;[.C80])" office:value-type="float" office:value="0.540904217599321">
            <text:p>± 0.54</text:p>
          </table:table-cell>
          <table:table-cell table:formula="oooc:=IF([.E79]=&quot;&quot;;&quot;&quot;;[.$B$6]/[.E79]/1000)" office:value-type="float" office:value="46.6717563291139">
            <text:p>46.67</text:p>
          </table:table-cell>
          <table:table-cell table:formula="oooc:=IF([.F79]=&quot;&quot;;&quot;&quot;;[.$B$6]/[.F79]/1000)" office:value-type="float" office:value="47.0627044276027">
            <text:p>47.06</text:p>
          </table:table-cell>
          <table:table-cell table:formula="oooc:=IF([.G79]=&quot;&quot;;&quot;&quot;;[.$B$6]/[.G79]/1000)" office:value-type="float" office:value="46.0344127975029">
            <text:p>46.03</text:p>
          </table:table-cell>
          <table:table-cell table:formula="oooc:=IF([.H79]=&quot;&quot;;&quot;&quot;;[.$B$6]/[.H79]/1000)" office:value-type="float" office:value="47.9423811458757">
            <text:p>47.94</text:p>
          </table:table-cell>
          <table:table-cell table:formula="oooc:=IF([.I79]=&quot;&quot;;&quot;&quot;;[.$B$6]/[.I79]/1000)" office:value-type="float" office:value="47.5175996778091">
            <text:p>47.52</text:p>
          </table:table-cell>
          <table:table-cell table:formula="oooc:=IF([.J79]=&quot;&quot;;&quot;&quot;;[.$B$6]/[.J79]/1000)" office:value-type="float" office:value="47.384016064257">
            <text:p>47.38</text:p>
          </table:table-cell>
          <table:table-cell table:formula="oooc:=IF([.K79]=&quot;&quot;;&quot;&quot;;[.$B$6]/[.K79]/1000)">
            <text:p/>
          </table:table-cell>
          <table:table-cell table:formula="oooc:=IF([.L79]=&quot;&quot;;&quot;&quot;;[.$B$6]/[.L79]/1000)">
            <text:p/>
          </table:table-cell>
          <table:table-cell table:formula="oooc:=IF([.M79]=&quot;&quot;;&quot;&quot;;[.$B$6]/[.M79]/1000)">
            <text:p/>
          </table:table-cell>
          <table:table-cell table:formula="oooc:=IF([.N79]=&quot;&quot;;&quot;&quot;;[.$B$6]/[.N79]/1000)">
            <text:p/>
          </table:table-cell>
          <table:table-cell table:formula="oooc:=IF([.O79]=&quot;&quot;;&quot;&quot;;[.$B$6]/[.O79]/1000)">
            <text:p/>
          </table:table-cell>
          <table:table-cell table:formula="oooc:=IF([.P79]=&quot;&quot;;&quot;&quot;;[.$B$6]/[.P79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OPT=-O1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82:.P82])" office:value-type="float" office:value="21.5133333333333">
            <text:p>21.51</text:p>
          </table:table-cell>
          <table:table-cell table:formula="oooc:=STDEV([.E82:.P82])/SQRT(COUNT([.E82:.P82]))" office:value-type="float" office:value="0.178618152617376">
            <text:p>0.18</text:p>
          </table:table-cell>
          <table:table-cell table:style-name="ce20" table:formula="oooc:=NORMINV(0.5+(CONF_LIMIT/2);0;[.C82])" office:value-type="float" office:value="0.350085146115136">
            <text:p>± 0.35</text:p>
          </table:table-cell>
          <table:table-cell table:formula="oooc:=IF(ISBLANK(['Raw Data'.C70]);&quot;&quot;;SUM(['Raw Data'.C70:.D70]))" office:value-type="float" office:value="22.4">
            <text:p>22.40</text:p>
          </table:table-cell>
          <table:table-cell table:formula="oooc:=IF(ISBLANK(['Raw Data'.E70]);&quot;&quot;;SUM(['Raw Data'.E70:.F70]))" office:value-type="float" office:value="21.44">
            <text:p>21.44</text:p>
          </table:table-cell>
          <table:table-cell table:formula="oooc:=IF(ISBLANK(['Raw Data'.G70]);&quot;&quot;;SUM(['Raw Data'.G70:.H70]))" office:value-type="float" office:value="21.32">
            <text:p>21.32</text:p>
          </table:table-cell>
          <table:table-cell table:formula="oooc:=IF(ISBLANK(['Raw Data'.I70]);&quot;&quot;;SUM(['Raw Data'.I70:.J70]))" office:value-type="float" office:value="21.3">
            <text:p>21.30</text:p>
          </table:table-cell>
          <table:table-cell table:formula="oooc:=IF(ISBLANK(['Raw Data'.K70]);&quot;&quot;;SUM(['Raw Data'.K70:.L70]))" office:value-type="float" office:value="21.31">
            <text:p>21.31</text:p>
          </table:table-cell>
          <table:table-cell table:formula="oooc:=IF(ISBLANK(['Raw Data'.M70]);&quot;&quot;;SUM(['Raw Data'.M70:.N70]))" office:value-type="float" office:value="21.31">
            <text:p>21.31</text:p>
          </table:table-cell>
          <table:table-cell table:formula="oooc:=IF(ISBLANK(['Raw Data'.O70]);&quot;&quot;;SUM(['Raw Data'.O70:.P70]))">
            <text:p/>
          </table:table-cell>
          <table:table-cell table:formula="oooc:=IF(ISBLANK(['Raw Data'.Q70]);&quot;&quot;;SUM(['Raw Data'.Q70:.R70]))">
            <text:p/>
          </table:table-cell>
          <table:table-cell table:formula="oooc:=IF(ISBLANK(['Raw Data'.S70]);&quot;&quot;;SUM(['Raw Data'.S70:.T70]))">
            <text:p/>
          </table:table-cell>
          <table:table-cell table:formula="oooc:=IF(ISBLANK(['Raw Data'.U70]);&quot;&quot;;SUM(['Raw Data'.U70:.V70]))">
            <text:p/>
          </table:table-cell>
          <table:table-cell table:formula="oooc:=IF(ISBLANK(['Raw Data'.W70]);&quot;&quot;;SUM(['Raw Data'.W70:.X70]))">
            <text:p/>
          </table:table-cell>
          <table:table-cell table:formula="oooc:=IF(ISBLANK(['Raw Data'.Y70]);&quot;&quot;;SUM(['Raw Data'.Y70:.Z7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83:.P83])" office:value-type="float" office:value="13.125">
            <text:p>13.13</text:p>
          </table:table-cell>
          <table:table-cell table:formula="oooc:=STDEV([.E83:.P83])/SQRT(COUNT([.E83:.P83]))" office:value-type="float" office:value="0.0247318957353994">
            <text:p>0.02</text:p>
          </table:table-cell>
          <table:table-cell table:style-name="ce20" table:formula="oooc:=NORMINV(0.5+(CONF_LIMIT/2);0;[.C83])" office:value-type="float" office:value="0.0484736249107826">
            <text:p>± 0.05</text:p>
          </table:table-cell>
          <table:table-cell table:formula="oooc:=IF(ISBLANK(['Raw Data'.C71]);&quot;&quot;;SUM(['Raw Data'.C71:.D71]))" office:value-type="float" office:value="13.15">
            <text:p>13.15</text:p>
          </table:table-cell>
          <table:table-cell table:formula="oooc:=IF(ISBLANK(['Raw Data'.E71]);&quot;&quot;;SUM(['Raw Data'.E71:.F71]))" office:value-type="float" office:value="13.18">
            <text:p>13.18</text:p>
          </table:table-cell>
          <table:table-cell table:formula="oooc:=IF(ISBLANK(['Raw Data'.G71]);&quot;&quot;;SUM(['Raw Data'.G71:.H71]))" office:value-type="float" office:value="13.04">
            <text:p>13.04</text:p>
          </table:table-cell>
          <table:table-cell table:formula="oooc:=IF(ISBLANK(['Raw Data'.I71]);&quot;&quot;;SUM(['Raw Data'.I71:.J71]))" office:value-type="float" office:value="13.14">
            <text:p>13.14</text:p>
          </table:table-cell>
          <table:table-cell table:formula="oooc:=IF(ISBLANK(['Raw Data'.K71]);&quot;&quot;;SUM(['Raw Data'.K71:.L71]))" office:value-type="float" office:value="13.06">
            <text:p>13.06</text:p>
          </table:table-cell>
          <table:table-cell table:formula="oooc:=IF(ISBLANK(['Raw Data'.M71]);&quot;&quot;;SUM(['Raw Data'.M71:.N71]))" office:value-type="float" office:value="13.18">
            <text:p>13.18</text:p>
          </table:table-cell>
          <table:table-cell table:formula="oooc:=IF(ISBLANK(['Raw Data'.O71]);&quot;&quot;;SUM(['Raw Data'.O71:.P71]))">
            <text:p/>
          </table:table-cell>
          <table:table-cell table:formula="oooc:=IF(ISBLANK(['Raw Data'.Q71]);&quot;&quot;;SUM(['Raw Data'.Q71:.R71]))">
            <text:p/>
          </table:table-cell>
          <table:table-cell table:formula="oooc:=IF(ISBLANK(['Raw Data'.S71]);&quot;&quot;;SUM(['Raw Data'.S71:.T71]))">
            <text:p/>
          </table:table-cell>
          <table:table-cell table:formula="oooc:=IF(ISBLANK(['Raw Data'.U71]);&quot;&quot;;SUM(['Raw Data'.U71:.V71]))">
            <text:p/>
          </table:table-cell>
          <table:table-cell table:formula="oooc:=IF(ISBLANK(['Raw Data'.W71]);&quot;&quot;;SUM(['Raw Data'.W71:.X71]))">
            <text:p/>
          </table:table-cell>
          <table:table-cell table:formula="oooc:=IF(ISBLANK(['Raw Data'.Y71]);&quot;&quot;;SUM(['Raw Data'.Y71:.Z7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84:.P84])" office:value-type="float" office:value="89.8958471681181">
            <text:p>89.90</text:p>
          </table:table-cell>
          <table:table-cell table:formula="oooc:=STDEV([.E84:.P84])/SQRT(COUNT([.E84:.P84]))" office:value-type="float" office:value="0.169773785326021">
            <text:p>0.17</text:p>
          </table:table-cell>
          <table:table-cell table:style-name="ce20" table:formula="oooc:=NORMINV(0.5+(CONF_LIMIT/2);0;[.C84])" office:value-type="float" office:value="0.332750504758036">
            <text:p>± 0.33</text:p>
          </table:table-cell>
          <table:table-cell table:formula="oooc:=IF([.E83]=&quot;&quot;;&quot;&quot;;[.$B$6]/[.E83]/1000)" office:value-type="float" office:value="89.7233460076046">
            <text:p>89.72</text:p>
          </table:table-cell>
          <table:table-cell table:formula="oooc:=IF([.F83]=&quot;&quot;;&quot;&quot;;[.$B$6]/[.F83]/1000)" office:value-type="float" office:value="89.5191198786039">
            <text:p>89.52</text:p>
          </table:table-cell>
          <table:table-cell table:formula="oooc:=IF([.G83]=&quot;&quot;;&quot;&quot;;[.$B$6]/[.G83]/1000)" office:value-type="float" office:value="90.4802147239264">
            <text:p>90.48</text:p>
          </table:table-cell>
          <table:table-cell table:formula="oooc:=IF([.H83]=&quot;&quot;;&quot;&quot;;[.$B$6]/[.H83]/1000)" office:value-type="float" office:value="89.7916286149163">
            <text:p>89.79</text:p>
          </table:table-cell>
          <table:table-cell table:formula="oooc:=IF([.I83]=&quot;&quot;;&quot;&quot;;[.$B$6]/[.I83]/1000)" office:value-type="float" office:value="90.3416539050536">
            <text:p>90.34</text:p>
          </table:table-cell>
          <table:table-cell table:formula="oooc:=IF([.J83]=&quot;&quot;;&quot;&quot;;[.$B$6]/[.J83]/1000)" office:value-type="float" office:value="89.5191198786039">
            <text:p>89.52</text:p>
          </table:table-cell>
          <table:table-cell table:formula="oooc:=IF([.K83]=&quot;&quot;;&quot;&quot;;[.$B$6]/[.K83]/1000)">
            <text:p/>
          </table:table-cell>
          <table:table-cell table:formula="oooc:=IF([.L83]=&quot;&quot;;&quot;&quot;;[.$B$6]/[.L83]/1000)">
            <text:p/>
          </table:table-cell>
          <table:table-cell table:formula="oooc:=IF([.M83]=&quot;&quot;;&quot;&quot;;[.$B$6]/[.M83]/1000)">
            <text:p/>
          </table:table-cell>
          <table:table-cell table:formula="oooc:=IF([.N83]=&quot;&quot;;&quot;&quot;;[.$B$6]/[.N83]/1000)">
            <text:p/>
          </table:table-cell>
          <table:table-cell table:formula="oooc:=IF([.O83]=&quot;&quot;;&quot;&quot;;[.$B$6]/[.O83]/1000)">
            <text:p/>
          </table:table-cell>
          <table:table-cell table:formula="oooc:=IF([.P83]=&quot;&quot;;&quot;&quot;;[.$B$6]/[.P83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OPT=-O2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86:.P86])" office:value-type="float" office:value="32.7666666666667">
            <text:p>32.77</text:p>
          </table:table-cell>
          <table:table-cell table:formula="oooc:=STDEV([.E86:.P86])/SQRT(COUNT([.E86:.P86]))" office:value-type="float" office:value="0.261389449757339">
            <text:p>0.26</text:p>
          </table:table-cell>
          <table:table-cell table:style-name="ce20" table:formula="oooc:=NORMINV(0.5+(CONF_LIMIT/2);0;[.C86])" office:value-type="float" office:value="0.512313907463126">
            <text:p>± 0.51</text:p>
          </table:table-cell>
          <table:table-cell table:formula="oooc:=IF(ISBLANK(['Raw Data'.C73]);&quot;&quot;;SUM(['Raw Data'.C73:.D73]))" office:value-type="float" office:value="34.07">
            <text:p>34.07</text:p>
          </table:table-cell>
          <table:table-cell table:formula="oooc:=IF(ISBLANK(['Raw Data'.E73]);&quot;&quot;;SUM(['Raw Data'.E73:.F73]))" office:value-type="float" office:value="32.55">
            <text:p>32.55</text:p>
          </table:table-cell>
          <table:table-cell table:formula="oooc:=IF(ISBLANK(['Raw Data'.G73]);&quot;&quot;;SUM(['Raw Data'.G73:.H73]))" office:value-type="float" office:value="32.46">
            <text:p>32.46</text:p>
          </table:table-cell>
          <table:table-cell table:formula="oooc:=IF(ISBLANK(['Raw Data'.I73]);&quot;&quot;;SUM(['Raw Data'.I73:.J73]))" office:value-type="float" office:value="32.45">
            <text:p>32.45</text:p>
          </table:table-cell>
          <table:table-cell table:formula="oooc:=IF(ISBLANK(['Raw Data'.K73]);&quot;&quot;;SUM(['Raw Data'.K73:.L73]))" office:value-type="float" office:value="32.5">
            <text:p>32.50</text:p>
          </table:table-cell>
          <table:table-cell table:formula="oooc:=IF(ISBLANK(['Raw Data'.M73]);&quot;&quot;;SUM(['Raw Data'.M73:.N73]))" office:value-type="float" office:value="32.57">
            <text:p>32.57</text:p>
          </table:table-cell>
          <table:table-cell table:formula="oooc:=IF(ISBLANK(['Raw Data'.O73]);&quot;&quot;;SUM(['Raw Data'.O73:.P73]))">
            <text:p/>
          </table:table-cell>
          <table:table-cell table:formula="oooc:=IF(ISBLANK(['Raw Data'.Q73]);&quot;&quot;;SUM(['Raw Data'.Q73:.R73]))">
            <text:p/>
          </table:table-cell>
          <table:table-cell table:formula="oooc:=IF(ISBLANK(['Raw Data'.S73]);&quot;&quot;;SUM(['Raw Data'.S73:.T73]))">
            <text:p/>
          </table:table-cell>
          <table:table-cell table:formula="oooc:=IF(ISBLANK(['Raw Data'.U73]);&quot;&quot;;SUM(['Raw Data'.U73:.V73]))">
            <text:p/>
          </table:table-cell>
          <table:table-cell table:formula="oooc:=IF(ISBLANK(['Raw Data'.W73]);&quot;&quot;;SUM(['Raw Data'.W73:.X73]))">
            <text:p/>
          </table:table-cell>
          <table:table-cell table:formula="oooc:=IF(ISBLANK(['Raw Data'.Y73]);&quot;&quot;;SUM(['Raw Data'.Y73:.Z7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87:.P87])" office:value-type="float" office:value="12.7616666666667">
            <text:p>12.76</text:p>
          </table:table-cell>
          <table:table-cell table:formula="oooc:=STDEV([.E87:.P87])/SQRT(COUNT([.E87:.P87]))" office:value-type="float" office:value="0.0265099562009779">
            <text:p>0.03</text:p>
          </table:table-cell>
          <table:table-cell table:style-name="ce20" table:formula="oooc:=NORMINV(0.5+(CONF_LIMIT/2);0;[.C87])" office:value-type="float" office:value="0.051958559385651">
            <text:p>± 0.05</text:p>
          </table:table-cell>
          <table:table-cell table:formula="oooc:=IF(ISBLANK(['Raw Data'.C74]);&quot;&quot;;SUM(['Raw Data'.C74:.D74]))" office:value-type="float" office:value="12.87">
            <text:p>12.87</text:p>
          </table:table-cell>
          <table:table-cell table:formula="oooc:=IF(ISBLANK(['Raw Data'.E74]);&quot;&quot;;SUM(['Raw Data'.E74:.F74]))" office:value-type="float" office:value="12.71">
            <text:p>12.71</text:p>
          </table:table-cell>
          <table:table-cell table:formula="oooc:=IF(ISBLANK(['Raw Data'.G74]);&quot;&quot;;SUM(['Raw Data'.G74:.H74]))" office:value-type="float" office:value="12.79">
            <text:p>12.79</text:p>
          </table:table-cell>
          <table:table-cell table:formula="oooc:=IF(ISBLANK(['Raw Data'.I74]);&quot;&quot;;SUM(['Raw Data'.I74:.J74]))" office:value-type="float" office:value="12.72">
            <text:p>12.72</text:p>
          </table:table-cell>
          <table:table-cell table:formula="oooc:=IF(ISBLANK(['Raw Data'.K74]);&quot;&quot;;SUM(['Raw Data'.K74:.L74]))" office:value-type="float" office:value="12.78">
            <text:p>12.78</text:p>
          </table:table-cell>
          <table:table-cell table:formula="oooc:=IF(ISBLANK(['Raw Data'.M74]);&quot;&quot;;SUM(['Raw Data'.M74:.N74]))" office:value-type="float" office:value="12.7">
            <text:p>12.70</text:p>
          </table:table-cell>
          <table:table-cell table:formula="oooc:=IF(ISBLANK(['Raw Data'.O74]);&quot;&quot;;SUM(['Raw Data'.O74:.P74]))">
            <text:p/>
          </table:table-cell>
          <table:table-cell table:formula="oooc:=IF(ISBLANK(['Raw Data'.Q74]);&quot;&quot;;SUM(['Raw Data'.Q74:.R74]))">
            <text:p/>
          </table:table-cell>
          <table:table-cell table:formula="oooc:=IF(ISBLANK(['Raw Data'.S74]);&quot;&quot;;SUM(['Raw Data'.S74:.T74]))">
            <text:p/>
          </table:table-cell>
          <table:table-cell table:formula="oooc:=IF(ISBLANK(['Raw Data'.U74]);&quot;&quot;;SUM(['Raw Data'.U74:.V74]))">
            <text:p/>
          </table:table-cell>
          <table:table-cell table:formula="oooc:=IF(ISBLANK(['Raw Data'.W74]);&quot;&quot;;SUM(['Raw Data'.W74:.X74]))">
            <text:p/>
          </table:table-cell>
          <table:table-cell table:formula="oooc:=IF(ISBLANK(['Raw Data'.Y74]);&quot;&quot;;SUM(['Raw Data'.Y74:.Z74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88:.P88])" office:value-type="float" office:value="92.4555865553567">
            <text:p>92.46</text:p>
          </table:table-cell>
          <table:table-cell table:formula="oooc:=STDEV([.E88:.P88])/SQRT(COUNT([.E88:.P88]))" office:value-type="float" office:value="0.191454788167692">
            <text:p>0.19</text:p>
          </table:table-cell>
          <table:table-cell table:style-name="ce20" table:formula="oooc:=NORMINV(0.5+(CONF_LIMIT/2);0;[.C88])" office:value-type="float" office:value="0.375244489476422">
            <text:p>± 0.38</text:p>
          </table:table-cell>
          <table:table-cell table:formula="oooc:=IF([.E87]=&quot;&quot;;&quot;&quot;;[.$B$6]/[.E87]/1000)" office:value-type="float" office:value="91.6753690753691">
            <text:p>91.68</text:p>
          </table:table-cell>
          <table:table-cell table:formula="oooc:=IF([.F87]=&quot;&quot;;&quot;&quot;;[.$B$6]/[.F87]/1000)" office:value-type="float" office:value="92.8294256490952">
            <text:p>92.83</text:p>
          </table:table-cell>
          <table:table-cell table:formula="oooc:=IF([.G87]=&quot;&quot;;&quot;&quot;;[.$B$6]/[.G87]/1000)" office:value-type="float" office:value="92.2487881157154">
            <text:p>92.25</text:p>
          </table:table-cell>
          <table:table-cell table:formula="oooc:=IF([.H87]=&quot;&quot;;&quot;&quot;;[.$B$6]/[.H87]/1000)" office:value-type="float" office:value="92.7564465408805">
            <text:p>92.76</text:p>
          </table:table-cell>
          <table:table-cell table:formula="oooc:=IF([.I87]=&quot;&quot;;&quot;&quot;;[.$B$6]/[.I87]/1000)" office:value-type="float" office:value="92.3209702660407">
            <text:p>92.32</text:p>
          </table:table-cell>
          <table:table-cell table:formula="oooc:=IF([.J87]=&quot;&quot;;&quot;&quot;;[.$B$6]/[.J87]/1000)" office:value-type="float" office:value="92.9025196850394">
            <text:p>92.90</text:p>
          </table:table-cell>
          <table:table-cell table:formula="oooc:=IF([.K87]=&quot;&quot;;&quot;&quot;;[.$B$6]/[.K87]/1000)">
            <text:p/>
          </table:table-cell>
          <table:table-cell table:formula="oooc:=IF([.L87]=&quot;&quot;;&quot;&quot;;[.$B$6]/[.L87]/1000)">
            <text:p/>
          </table:table-cell>
          <table:table-cell table:formula="oooc:=IF([.M87]=&quot;&quot;;&quot;&quot;;[.$B$6]/[.M87]/1000)">
            <text:p/>
          </table:table-cell>
          <table:table-cell table:formula="oooc:=IF([.N87]=&quot;&quot;;&quot;&quot;;[.$B$6]/[.N87]/1000)">
            <text:p/>
          </table:table-cell>
          <table:table-cell table:formula="oooc:=IF([.O87]=&quot;&quot;;&quot;&quot;;[.$B$6]/[.O87]/1000)">
            <text:p/>
          </table:table-cell>
          <table:table-cell table:formula="oooc:=IF([.P87]=&quot;&quot;;&quot;&quot;;[.$B$6]/[.P8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OPT=-O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90:.P90])" office:value-type="float" office:value="26.2283333333333">
            <text:p>26.23</text:p>
          </table:table-cell>
          <table:table-cell table:formula="oooc:=STDEV([.E90:.P90])/SQRT(COUNT([.E90:.P90]))" office:value-type="float" office:value="0.0195647074544393">
            <text:p>0.02</text:p>
          </table:table-cell>
          <table:table-cell table:style-name="ce20" table:formula="oooc:=NORMINV(0.5+(CONF_LIMIT/2);0;[.C90])" office:value-type="float" office:value="0.0383461219787632">
            <text:p>± 0.04</text:p>
          </table:table-cell>
          <table:table-cell table:formula="oooc:=IF(ISBLANK(['Raw Data'.C76]);&quot;&quot;;SUM(['Raw Data'.C76:.D76]))" office:value-type="float" office:value="26.28">
            <text:p>26.28</text:p>
          </table:table-cell>
          <table:table-cell table:formula="oooc:=IF(ISBLANK(['Raw Data'.E76]);&quot;&quot;;SUM(['Raw Data'.E76:.F76]))" office:value-type="float" office:value="26.27">
            <text:p>26.27</text:p>
          </table:table-cell>
          <table:table-cell table:formula="oooc:=IF(ISBLANK(['Raw Data'.G76]);&quot;&quot;;SUM(['Raw Data'.G76:.H76]))" office:value-type="float" office:value="26.21">
            <text:p>26.21</text:p>
          </table:table-cell>
          <table:table-cell table:formula="oooc:=IF(ISBLANK(['Raw Data'.I76]);&quot;&quot;;SUM(['Raw Data'.I76:.J76]))" office:value-type="float" office:value="26.18">
            <text:p>26.18</text:p>
          </table:table-cell>
          <table:table-cell table:formula="oooc:=IF(ISBLANK(['Raw Data'.K76]);&quot;&quot;;SUM(['Raw Data'.K76:.L76]))" office:value-type="float" office:value="26.17">
            <text:p>26.17</text:p>
          </table:table-cell>
          <table:table-cell table:formula="oooc:=IF(ISBLANK(['Raw Data'.M76]);&quot;&quot;;SUM(['Raw Data'.M76:.N76]))" office:value-type="float" office:value="26.26">
            <text:p>26.26</text:p>
          </table:table-cell>
          <table:table-cell table:formula="oooc:=IF(ISBLANK(['Raw Data'.O76]);&quot;&quot;;SUM(['Raw Data'.O76:.P76]))">
            <text:p/>
          </table:table-cell>
          <table:table-cell table:formula="oooc:=IF(ISBLANK(['Raw Data'.Q76]);&quot;&quot;;SUM(['Raw Data'.Q76:.R76]))">
            <text:p/>
          </table:table-cell>
          <table:table-cell table:formula="oooc:=IF(ISBLANK(['Raw Data'.S76]);&quot;&quot;;SUM(['Raw Data'.S76:.T76]))">
            <text:p/>
          </table:table-cell>
          <table:table-cell table:formula="oooc:=IF(ISBLANK(['Raw Data'.U76]);&quot;&quot;;SUM(['Raw Data'.U76:.V76]))">
            <text:p/>
          </table:table-cell>
          <table:table-cell table:formula="oooc:=IF(ISBLANK(['Raw Data'.W76]);&quot;&quot;;SUM(['Raw Data'.W76:.X76]))">
            <text:p/>
          </table:table-cell>
          <table:table-cell table:formula="oooc:=IF(ISBLANK(['Raw Data'.Y76]);&quot;&quot;;SUM(['Raw Data'.Y76:.Z7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91:.P91])" office:value-type="float" office:value="12.2383333333333">
            <text:p>12.24</text:p>
          </table:table-cell>
          <table:table-cell table:formula="oooc:=STDEV([.E91:.P91])/SQRT(COUNT([.E91:.P91]))" office:value-type="float" office:value="0.0119489655526232">
            <text:p>0.01</text:p>
          </table:table-cell>
          <table:table-cell table:style-name="ce20" table:formula="oooc:=NORMINV(0.5+(CONF_LIMIT/2);0;[.C91])" office:value-type="float" office:value="0.0234195421356512">
            <text:p>± 0.02</text:p>
          </table:table-cell>
          <table:table-cell table:formula="oooc:=IF(ISBLANK(['Raw Data'.C77]);&quot;&quot;;SUM(['Raw Data'.C77:.D77]))" office:value-type="float" office:value="12.25">
            <text:p>12.25</text:p>
          </table:table-cell>
          <table:table-cell table:formula="oooc:=IF(ISBLANK(['Raw Data'.E77]);&quot;&quot;;SUM(['Raw Data'.E77:.F77]))" office:value-type="float" office:value="12.2">
            <text:p>12.20</text:p>
          </table:table-cell>
          <table:table-cell table:formula="oooc:=IF(ISBLANK(['Raw Data'.G77]);&quot;&quot;;SUM(['Raw Data'.G77:.H77]))" office:value-type="float" office:value="12.21">
            <text:p>12.21</text:p>
          </table:table-cell>
          <table:table-cell table:formula="oooc:=IF(ISBLANK(['Raw Data'.I77]);&quot;&quot;;SUM(['Raw Data'.I77:.J77]))" office:value-type="float" office:value="12.25">
            <text:p>12.25</text:p>
          </table:table-cell>
          <table:table-cell table:formula="oooc:=IF(ISBLANK(['Raw Data'.K77]);&quot;&quot;;SUM(['Raw Data'.K77:.L77]))" office:value-type="float" office:value="12.24">
            <text:p>12.24</text:p>
          </table:table-cell>
          <table:table-cell table:formula="oooc:=IF(ISBLANK(['Raw Data'.M77]);&quot;&quot;;SUM(['Raw Data'.M77:.N77]))" office:value-type="float" office:value="12.28">
            <text:p>12.28</text:p>
          </table:table-cell>
          <table:table-cell table:formula="oooc:=IF(ISBLANK(['Raw Data'.O77]);&quot;&quot;;SUM(['Raw Data'.O77:.P77]))">
            <text:p/>
          </table:table-cell>
          <table:table-cell table:formula="oooc:=IF(ISBLANK(['Raw Data'.Q77]);&quot;&quot;;SUM(['Raw Data'.Q77:.R77]))">
            <text:p/>
          </table:table-cell>
          <table:table-cell table:formula="oooc:=IF(ISBLANK(['Raw Data'.S77]);&quot;&quot;;SUM(['Raw Data'.S77:.T77]))">
            <text:p/>
          </table:table-cell>
          <table:table-cell table:formula="oooc:=IF(ISBLANK(['Raw Data'.U77]);&quot;&quot;;SUM(['Raw Data'.U77:.V77]))">
            <text:p/>
          </table:table-cell>
          <table:table-cell table:formula="oooc:=IF(ISBLANK(['Raw Data'.W77]);&quot;&quot;;SUM(['Raw Data'.W77:.X77]))">
            <text:p/>
          </table:table-cell>
          <table:table-cell table:formula="oooc:=IF(ISBLANK(['Raw Data'.Y77]);&quot;&quot;;SUM(['Raw Data'.Y77:.Z77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92:.P92])" office:value-type="float" office:value="96.4075411196859">
            <text:p>96.41</text:p>
          </table:table-cell>
          <table:table-cell table:formula="oooc:=STDEV([.E92:.P92])/SQRT(COUNT([.E92:.P92]))" office:value-type="float" office:value="0.0941350438008122">
            <text:p>0.09</text:p>
          </table:table-cell>
          <table:table-cell table:style-name="ce20" table:formula="oooc:=NORMINV(0.5+(CONF_LIMIT/2);0;[.C92])" office:value-type="float" office:value="0.184501295532692">
            <text:p>± 0.18</text:p>
          </table:table-cell>
          <table:table-cell table:formula="oooc:=IF([.E91]=&quot;&quot;;&quot;&quot;;[.$B$6]/[.E91]/1000)" office:value-type="float" office:value="96.3152653061225">
            <text:p>96.32</text:p>
          </table:table-cell>
          <table:table-cell table:formula="oooc:=IF([.F91]=&quot;&quot;;&quot;&quot;;[.$B$6]/[.F91]/1000)" office:value-type="float" office:value="96.71">
            <text:p>96.71</text:p>
          </table:table-cell>
          <table:table-cell table:formula="oooc:=IF([.G91]=&quot;&quot;;&quot;&quot;;[.$B$6]/[.G91]/1000)" office:value-type="float" office:value="96.6307944307944">
            <text:p>96.63</text:p>
          </table:table-cell>
          <table:table-cell table:formula="oooc:=IF([.H91]=&quot;&quot;;&quot;&quot;;[.$B$6]/[.H91]/1000)" office:value-type="float" office:value="96.3152653061225">
            <text:p>96.32</text:p>
          </table:table-cell>
          <table:table-cell table:formula="oooc:=IF([.I91]=&quot;&quot;;&quot;&quot;;[.$B$6]/[.I91]/1000)" office:value-type="float" office:value="96.393954248366">
            <text:p>96.39</text:p>
          </table:table-cell>
          <table:table-cell table:formula="oooc:=IF([.J91]=&quot;&quot;;&quot;&quot;;[.$B$6]/[.J91]/1000)" office:value-type="float" office:value="96.0799674267101">
            <text:p>96.08</text:p>
          </table:table-cell>
          <table:table-cell table:formula="oooc:=IF([.K91]=&quot;&quot;;&quot;&quot;;[.$B$6]/[.K91]/1000)">
            <text:p/>
          </table:table-cell>
          <table:table-cell table:formula="oooc:=IF([.L91]=&quot;&quot;;&quot;&quot;;[.$B$6]/[.L91]/1000)">
            <text:p/>
          </table:table-cell>
          <table:table-cell table:formula="oooc:=IF([.M91]=&quot;&quot;;&quot;&quot;;[.$B$6]/[.M91]/1000)">
            <text:p/>
          </table:table-cell>
          <table:table-cell table:formula="oooc:=IF([.N91]=&quot;&quot;;&quot;&quot;;[.$B$6]/[.N91]/1000)">
            <text:p/>
          </table:table-cell>
          <table:table-cell table:formula="oooc:=IF([.O91]=&quot;&quot;;&quot;&quot;;[.$B$6]/[.O91]/1000)">
            <text:p/>
          </table:table-cell>
          <table:table-cell table:formula="oooc:=IF([.P91]=&quot;&quot;;&quot;&quot;;[.$B$6]/[.P91]/1000)">
            <text:p/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-Os Profiling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-fbranch-probabilitie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96:.P96])" office:value-type="float" office:value="72.4366666666667">
            <text:p>72.44</text:p>
          </table:table-cell>
          <table:table-cell table:formula="oooc:=STDEV([.E96:.P96])/SQRT(COUNT([.E96:.P96]))" office:value-type="float" office:value="0.163781697525835">
            <text:p>0.16</text:p>
          </table:table-cell>
          <table:table-cell table:style-name="ce20" table:formula="oooc:=NORMINV(0.5+(CONF_LIMIT/2);0;[.C96])" office:value-type="float" office:value="0.32100622847747">
            <text:p>± 0.32</text:p>
          </table:table-cell>
          <table:table-cell table:formula="oooc:=IF(ISBLANK(['Raw Data'.C81]);&quot;&quot;;SUM(['Raw Data'.C81:.D83]))" office:value-type="float" office:value="73.19">
            <text:p>73.19</text:p>
          </table:table-cell>
          <table:table-cell table:formula="oooc:=IF(ISBLANK(['Raw Data'.E81]);&quot;&quot;;SUM(['Raw Data'.E81:.F83]))" office:value-type="float" office:value="72.46">
            <text:p>72.46</text:p>
          </table:table-cell>
          <table:table-cell table:formula="oooc:=IF(ISBLANK(['Raw Data'.G81]);&quot;&quot;;SUM(['Raw Data'.G81:.H83]))" office:value-type="float" office:value="72.49">
            <text:p>72.49</text:p>
          </table:table-cell>
          <table:table-cell table:formula="oooc:=IF(ISBLANK(['Raw Data'.I81]);&quot;&quot;;SUM(['Raw Data'.I81:.J83]))" office:value-type="float" office:value="72.21">
            <text:p>72.21</text:p>
          </table:table-cell>
          <table:table-cell table:formula="oooc:=IF(ISBLANK(['Raw Data'.K81]);&quot;&quot;;SUM(['Raw Data'.K81:.L83]))" office:value-type="float" office:value="72.12">
            <text:p>72.12</text:p>
          </table:table-cell>
          <table:table-cell table:formula="oooc:=IF(ISBLANK(['Raw Data'.M81]);&quot;&quot;;SUM(['Raw Data'.M81:.N83]))" office:value-type="float" office:value="72.15">
            <text:p>72.15</text:p>
          </table:table-cell>
          <table:table-cell table:formula="oooc:=IF(ISBLANK(['Raw Data'.O81]);&quot;&quot;;SUM(['Raw Data'.O81:.P83]))">
            <text:p/>
          </table:table-cell>
          <table:table-cell table:formula="oooc:=IF(ISBLANK(['Raw Data'.Q81]);&quot;&quot;;SUM(['Raw Data'.Q81:.R83]))">
            <text:p/>
          </table:table-cell>
          <table:table-cell table:formula="oooc:=IF(ISBLANK(['Raw Data'.S81]);&quot;&quot;;SUM(['Raw Data'.S81:.T83]))">
            <text:p/>
          </table:table-cell>
          <table:table-cell table:formula="oooc:=IF(ISBLANK(['Raw Data'.U81]);&quot;&quot;;SUM(['Raw Data'.U81:.V83]))">
            <text:p/>
          </table:table-cell>
          <table:table-cell table:formula="oooc:=IF(ISBLANK(['Raw Data'.W81]);&quot;&quot;;SUM(['Raw Data'.W81:.X83]))">
            <text:p/>
          </table:table-cell>
          <table:table-cell table:formula="oooc:=IF(ISBLANK(['Raw Data'.Y81]);&quot;&quot;;SUM(['Raw Data'.Y81:.Z8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97:.P97])" office:value-type="float" office:value="11.9433333333333">
            <text:p>11.94</text:p>
          </table:table-cell>
          <table:table-cell table:formula="oooc:=STDEV([.E97:.P97])/SQRT(COUNT([.E97:.P97]))" office:value-type="float" office:value="0.0154200446749605">
            <text:p>0.02</text:p>
          </table:table-cell>
          <table:table-cell table:style-name="ce20" table:formula="oooc:=NORMINV(0.5+(CONF_LIMIT/2);0;[.C97])" office:value-type="float" office:value="0.0302227322029213">
            <text:p>± 0.03</text:p>
          </table:table-cell>
          <table:table-cell table:formula="oooc:=IF(ISBLANK(['Raw Data'.C84]);&quot;&quot;;SUM(['Raw Data'.C84:.D84]))" office:value-type="float" office:value="11.97">
            <text:p>11.97</text:p>
          </table:table-cell>
          <table:table-cell table:formula="oooc:=IF(ISBLANK(['Raw Data'.E84]);&quot;&quot;;SUM(['Raw Data'.E84:.F84]))" office:value-type="float" office:value="11.99">
            <text:p>11.99</text:p>
          </table:table-cell>
          <table:table-cell table:formula="oooc:=IF(ISBLANK(['Raw Data'.G84]);&quot;&quot;;SUM(['Raw Data'.G84:.H84]))" office:value-type="float" office:value="11.96">
            <text:p>11.96</text:p>
          </table:table-cell>
          <table:table-cell table:formula="oooc:=IF(ISBLANK(['Raw Data'.I84]);&quot;&quot;;SUM(['Raw Data'.I84:.J84]))" office:value-type="float" office:value="11.94">
            <text:p>11.94</text:p>
          </table:table-cell>
          <table:table-cell table:formula="oooc:=IF(ISBLANK(['Raw Data'.K84]);&quot;&quot;;SUM(['Raw Data'.K84:.L84]))" office:value-type="float" office:value="11.89">
            <text:p>11.89</text:p>
          </table:table-cell>
          <table:table-cell table:formula="oooc:=IF(ISBLANK(['Raw Data'.M84]);&quot;&quot;;SUM(['Raw Data'.M84:.N84]))" office:value-type="float" office:value="11.91">
            <text:p>11.91</text:p>
          </table:table-cell>
          <table:table-cell table:formula="oooc:=IF(ISBLANK(['Raw Data'.O84]);&quot;&quot;;SUM(['Raw Data'.O84:.P84]))">
            <text:p/>
          </table:table-cell>
          <table:table-cell table:formula="oooc:=IF(ISBLANK(['Raw Data'.Q84]);&quot;&quot;;SUM(['Raw Data'.Q84:.R84]))">
            <text:p/>
          </table:table-cell>
          <table:table-cell table:formula="oooc:=IF(ISBLANK(['Raw Data'.S84]);&quot;&quot;;SUM(['Raw Data'.S84:.T84]))">
            <text:p/>
          </table:table-cell>
          <table:table-cell table:formula="oooc:=IF(ISBLANK(['Raw Data'.U84]);&quot;&quot;;SUM(['Raw Data'.U84:.V84]))">
            <text:p/>
          </table:table-cell>
          <table:table-cell table:formula="oooc:=IF(ISBLANK(['Raw Data'.W84]);&quot;&quot;;SUM(['Raw Data'.W84:.X84]))">
            <text:p/>
          </table:table-cell>
          <table:table-cell table:formula="oooc:=IF(ISBLANK(['Raw Data'.Y84]);&quot;&quot;;SUM(['Raw Data'.Y84:.Z84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98:.P98])" office:value-type="float" office:value="98.789157796079">
            <text:p>98.79</text:p>
          </table:table-cell>
          <table:table-cell table:formula="oooc:=STDEV([.E98:.P98])/SQRT(COUNT([.E98:.P98]))" office:value-type="float" office:value="0.127643014394171">
            <text:p>0.13</text:p>
          </table:table-cell>
          <table:table-cell table:style-name="ce20" table:formula="oooc:=NORMINV(0.5+(CONF_LIMIT/2);0;[.C98])" office:value-type="float" office:value="0.250175711090703">
            <text:p>± 0.25</text:p>
          </table:table-cell>
          <table:table-cell table:formula="oooc:=IF([.E97]=&quot;&quot;;&quot;&quot;;[.$B$6]/[.E97]/1000)" office:value-type="float" office:value="98.568253968254">
            <text:p>98.57</text:p>
          </table:table-cell>
          <table:table-cell table:formula="oooc:=IF([.F97]=&quot;&quot;;&quot;&quot;;[.$B$6]/[.F97]/1000)" office:value-type="float" office:value="98.403836530442">
            <text:p>98.40</text:p>
          </table:table-cell>
          <table:table-cell table:formula="oooc:=IF([.G97]=&quot;&quot;;&quot;&quot;;[.$B$6]/[.G97]/1000)" office:value-type="float" office:value="98.6506688963211">
            <text:p>98.65</text:p>
          </table:table-cell>
          <table:table-cell table:formula="oooc:=IF([.H97]=&quot;&quot;;&quot;&quot;;[.$B$6]/[.H97]/1000)" office:value-type="float" office:value="98.8159128978224">
            <text:p>98.82</text:p>
          </table:table-cell>
          <table:table-cell table:formula="oooc:=IF([.I97]=&quot;&quot;;&quot;&quot;;[.$B$6]/[.I97]/1000)" office:value-type="float" office:value="99.2314550042052">
            <text:p>99.23</text:p>
          </table:table-cell>
          <table:table-cell table:formula="oooc:=IF([.J97]=&quot;&quot;;&quot;&quot;;[.$B$6]/[.J97]/1000)" office:value-type="float" office:value="99.064819479429">
            <text:p>99.06</text:p>
          </table:table-cell>
          <table:table-cell table:formula="oooc:=IF([.K97]=&quot;&quot;;&quot;&quot;;[.$B$6]/[.K97]/1000)">
            <text:p/>
          </table:table-cell>
          <table:table-cell table:formula="oooc:=IF([.L97]=&quot;&quot;;&quot;&quot;;[.$B$6]/[.L97]/1000)">
            <text:p/>
          </table:table-cell>
          <table:table-cell table:formula="oooc:=IF([.M97]=&quot;&quot;;&quot;&quot;;[.$B$6]/[.M97]/1000)">
            <text:p/>
          </table:table-cell>
          <table:table-cell table:formula="oooc:=IF([.N97]=&quot;&quot;;&quot;&quot;;[.$B$6]/[.N97]/1000)">
            <text:p/>
          </table:table-cell>
          <table:table-cell table:formula="oooc:=IF([.O97]=&quot;&quot;;&quot;&quot;;[.$B$6]/[.O97]/1000)">
            <text:p/>
          </table:table-cell>
          <table:table-cell table:formula="oooc:=IF([.P97]=&quot;&quot;;&quot;&quot;;[.$B$6]/[.P9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vpt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00:.P100])" office:value-type="float" office:value="73.8766666666667">
            <text:p>73.88</text:p>
          </table:table-cell>
          <table:table-cell table:formula="oooc:=STDEV([.E100:.P100])/SQRT(COUNT([.E100:.P100]))" office:value-type="float" office:value="1.5097542110482">
            <text:p>1.51</text:p>
          </table:table-cell>
          <table:table-cell table:style-name="ce20" table:formula="oooc:=NORMINV(0.5+(CONF_LIMIT/2);0;[.C100])" office:value-type="float" office:value="2.95906387916216">
            <text:p>± 2.96</text:p>
          </table:table-cell>
          <table:table-cell table:formula="oooc:=IF(ISBLANK(['Raw Data'.C86]);&quot;&quot;;SUM(['Raw Data'.C86:.D88]))" office:value-type="float" office:value="81.38">
            <text:p>81.38</text:p>
          </table:table-cell>
          <table:table-cell table:formula="oooc:=IF(ISBLANK(['Raw Data'.E86]);&quot;&quot;;SUM(['Raw Data'.E86:.F88]))" office:value-type="float" office:value="73.15">
            <text:p>73.15</text:p>
          </table:table-cell>
          <table:table-cell table:formula="oooc:=IF(ISBLANK(['Raw Data'.G86]);&quot;&quot;;SUM(['Raw Data'.G86:.H88]))" office:value-type="float" office:value="72.11">
            <text:p>72.11</text:p>
          </table:table-cell>
          <table:table-cell table:formula="oooc:=IF(ISBLANK(['Raw Data'.I86]);&quot;&quot;;SUM(['Raw Data'.I86:.J88]))" office:value-type="float" office:value="72.39">
            <text:p>72.39</text:p>
          </table:table-cell>
          <table:table-cell table:formula="oooc:=IF(ISBLANK(['Raw Data'.K86]);&quot;&quot;;SUM(['Raw Data'.K86:.L88]))" office:value-type="float" office:value="72.2">
            <text:p>72.20</text:p>
          </table:table-cell>
          <table:table-cell table:formula="oooc:=IF(ISBLANK(['Raw Data'.M86]);&quot;&quot;;SUM(['Raw Data'.M86:.N88]))" office:value-type="float" office:value="72.03">
            <text:p>72.03</text:p>
          </table:table-cell>
          <table:table-cell table:formula="oooc:=IF(ISBLANK(['Raw Data'.O86]);&quot;&quot;;SUM(['Raw Data'.O86:.P88]))">
            <text:p/>
          </table:table-cell>
          <table:table-cell table:formula="oooc:=IF(ISBLANK(['Raw Data'.Q86]);&quot;&quot;;SUM(['Raw Data'.Q86:.R88]))">
            <text:p/>
          </table:table-cell>
          <table:table-cell table:formula="oooc:=IF(ISBLANK(['Raw Data'.S86]);&quot;&quot;;SUM(['Raw Data'.S86:.T88]))">
            <text:p/>
          </table:table-cell>
          <table:table-cell table:formula="oooc:=IF(ISBLANK(['Raw Data'.U86]);&quot;&quot;;SUM(['Raw Data'.U86:.V88]))">
            <text:p/>
          </table:table-cell>
          <table:table-cell table:formula="oooc:=IF(ISBLANK(['Raw Data'.W86]);&quot;&quot;;SUM(['Raw Data'.W86:.X88]))">
            <text:p/>
          </table:table-cell>
          <table:table-cell table:formula="oooc:=IF(ISBLANK(['Raw Data'.Y86]);&quot;&quot;;SUM(['Raw Data'.Y86:.Z88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01:.P101])" office:value-type="float" office:value="11.9266666666667">
            <text:p>11.93</text:p>
          </table:table-cell>
          <table:table-cell table:formula="oooc:=STDEV([.E101:.P101])/SQRT(COUNT([.E101:.P101]))" office:value-type="float" office:value="0.023190036174568">
            <text:p>0.02</text:p>
          </table:table-cell>
          <table:table-cell table:style-name="ce20" table:formula="oooc:=NORMINV(0.5+(CONF_LIMIT/2);0;[.C101])" office:value-type="float" office:value="0.0454516357023343">
            <text:p>± 0.05</text:p>
          </table:table-cell>
          <table:table-cell table:formula="oooc:=IF(ISBLANK(['Raw Data'.C89]);&quot;&quot;;SUM(['Raw Data'.C89:.D89]))" office:value-type="float" office:value="12.03">
            <text:p>12.03</text:p>
          </table:table-cell>
          <table:table-cell table:formula="oooc:=IF(ISBLANK(['Raw Data'.E89]);&quot;&quot;;SUM(['Raw Data'.E89:.F89]))" office:value-type="float" office:value="11.9">
            <text:p>11.90</text:p>
          </table:table-cell>
          <table:table-cell table:formula="oooc:=IF(ISBLANK(['Raw Data'.G89]);&quot;&quot;;SUM(['Raw Data'.G89:.H89]))" office:value-type="float" office:value="11.95">
            <text:p>11.95</text:p>
          </table:table-cell>
          <table:table-cell table:formula="oooc:=IF(ISBLANK(['Raw Data'.I89]);&quot;&quot;;SUM(['Raw Data'.I89:.J89]))" office:value-type="float" office:value="11.91">
            <text:p>11.91</text:p>
          </table:table-cell>
          <table:table-cell table:formula="oooc:=IF(ISBLANK(['Raw Data'.K89]);&quot;&quot;;SUM(['Raw Data'.K89:.L89]))" office:value-type="float" office:value="11.87">
            <text:p>11.87</text:p>
          </table:table-cell>
          <table:table-cell table:formula="oooc:=IF(ISBLANK(['Raw Data'.M89]);&quot;&quot;;SUM(['Raw Data'.M89:.N89]))" office:value-type="float" office:value="11.9">
            <text:p>11.90</text:p>
          </table:table-cell>
          <table:table-cell table:formula="oooc:=IF(ISBLANK(['Raw Data'.O89]);&quot;&quot;;SUM(['Raw Data'.O89:.P89]))">
            <text:p/>
          </table:table-cell>
          <table:table-cell table:formula="oooc:=IF(ISBLANK(['Raw Data'.Q89]);&quot;&quot;;SUM(['Raw Data'.Q89:.R89]))">
            <text:p/>
          </table:table-cell>
          <table:table-cell table:formula="oooc:=IF(ISBLANK(['Raw Data'.S89]);&quot;&quot;;SUM(['Raw Data'.S89:.T89]))">
            <text:p/>
          </table:table-cell>
          <table:table-cell table:formula="oooc:=IF(ISBLANK(['Raw Data'.U89]);&quot;&quot;;SUM(['Raw Data'.U89:.V89]))">
            <text:p/>
          </table:table-cell>
          <table:table-cell table:formula="oooc:=IF(ISBLANK(['Raw Data'.W89]);&quot;&quot;;SUM(['Raw Data'.W89:.X89]))">
            <text:p/>
          </table:table-cell>
          <table:table-cell table:formula="oooc:=IF(ISBLANK(['Raw Data'.Y89]);&quot;&quot;;SUM(['Raw Data'.Y89:.Z8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02:.P102])" office:value-type="float" office:value="98.9282449139284">
            <text:p>98.93</text:p>
          </table:table-cell>
          <table:table-cell table:formula="oooc:=STDEV([.E102:.P102])/SQRT(COUNT([.E102:.P102]))" office:value-type="float" office:value="0.191471600464422">
            <text:p>0.19</text:p>
          </table:table-cell>
          <table:table-cell table:style-name="ce20" table:formula="oooc:=NORMINV(0.5+(CONF_LIMIT/2);0;[.C102])" office:value-type="float" office:value="0.37527744097251">
            <text:p>± 0.38</text:p>
          </table:table-cell>
          <table:table-cell table:formula="oooc:=IF([.E101]=&quot;&quot;;&quot;&quot;;[.$B$6]/[.E101]/1000)" office:value-type="float" office:value="98.0766417290108">
            <text:p>98.08</text:p>
          </table:table-cell>
          <table:table-cell table:formula="oooc:=IF([.F101]=&quot;&quot;;&quot;&quot;;[.$B$6]/[.F101]/1000)" office:value-type="float" office:value="99.1480672268907">
            <text:p>99.15</text:p>
          </table:table-cell>
          <table:table-cell table:formula="oooc:=IF([.G101]=&quot;&quot;;&quot;&quot;;[.$B$6]/[.G101]/1000)" office:value-type="float" office:value="98.7332217573222">
            <text:p>98.73</text:p>
          </table:table-cell>
          <table:table-cell table:formula="oooc:=IF([.H101]=&quot;&quot;;&quot;&quot;;[.$B$6]/[.H101]/1000)" office:value-type="float" office:value="99.064819479429">
            <text:p>99.06</text:p>
          </table:table-cell>
          <table:table-cell table:formula="oooc:=IF([.I101]=&quot;&quot;;&quot;&quot;;[.$B$6]/[.I101]/1000)" office:value-type="float" office:value="99.398652064027">
            <text:p>99.40</text:p>
          </table:table-cell>
          <table:table-cell table:formula="oooc:=IF([.J101]=&quot;&quot;;&quot;&quot;;[.$B$6]/[.J101]/1000)" office:value-type="float" office:value="99.1480672268907">
            <text:p>99.15</text:p>
          </table:table-cell>
          <table:table-cell table:formula="oooc:=IF([.K101]=&quot;&quot;;&quot;&quot;;[.$B$6]/[.K101]/1000)">
            <text:p/>
          </table:table-cell>
          <table:table-cell table:formula="oooc:=IF([.L101]=&quot;&quot;;&quot;&quot;;[.$B$6]/[.L101]/1000)">
            <text:p/>
          </table:table-cell>
          <table:table-cell table:formula="oooc:=IF([.M101]=&quot;&quot;;&quot;&quot;;[.$B$6]/[.M101]/1000)">
            <text:p/>
          </table:table-cell>
          <table:table-cell table:formula="oooc:=IF([.N101]=&quot;&quot;;&quot;&quot;;[.$B$6]/[.N101]/1000)">
            <text:p/>
          </table:table-cell>
          <table:table-cell table:formula="oooc:=IF([.O101]=&quot;&quot;;&quot;&quot;;[.$B$6]/[.O101]/1000)">
            <text:p/>
          </table:table-cell>
          <table:table-cell table:formula="oooc:=IF([.P101]=&quot;&quot;;&quot;&quot;;[.$B$6]/[.P101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unroll-loop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04:.P104])" office:value-type="float" office:value="72.6333333333333">
            <text:p>72.63</text:p>
          </table:table-cell>
          <table:table-cell table:formula="oooc:=STDEV([.E104:.P104])/SQRT(COUNT([.E104:.P104]))" office:value-type="float" office:value="0.120959129920444">
            <text:p>0.12</text:p>
          </table:table-cell>
          <table:table-cell table:style-name="ce20" table:formula="oooc:=NORMINV(0.5+(CONF_LIMIT/2);0;[.C104])" office:value-type="float" office:value="0.237075538245371">
            <text:p>± 0.24</text:p>
          </table:table-cell>
          <table:table-cell table:formula="oooc:=IF(ISBLANK(['Raw Data'.C91]);&quot;&quot;;SUM(['Raw Data'.C91:.D93]))" office:value-type="float" office:value="73.05">
            <text:p>73.05</text:p>
          </table:table-cell>
          <table:table-cell table:formula="oooc:=IF(ISBLANK(['Raw Data'.E91]);&quot;&quot;;SUM(['Raw Data'.E91:.F93]))" office:value-type="float" office:value="72.97">
            <text:p>72.97</text:p>
          </table:table-cell>
          <table:table-cell table:formula="oooc:=IF(ISBLANK(['Raw Data'.G91]);&quot;&quot;;SUM(['Raw Data'.G91:.H93]))" office:value-type="float" office:value="72.39">
            <text:p>72.39</text:p>
          </table:table-cell>
          <table:table-cell table:formula="oooc:=IF(ISBLANK(['Raw Data'.I91]);&quot;&quot;;SUM(['Raw Data'.I91:.J93]))" office:value-type="float" office:value="72.5">
            <text:p>72.50</text:p>
          </table:table-cell>
          <table:table-cell table:formula="oooc:=IF(ISBLANK(['Raw Data'.K91]);&quot;&quot;;SUM(['Raw Data'.K91:.L93]))" office:value-type="float" office:value="72.49">
            <text:p>72.49</text:p>
          </table:table-cell>
          <table:table-cell table:formula="oooc:=IF(ISBLANK(['Raw Data'.M91]);&quot;&quot;;SUM(['Raw Data'.M91:.N93]))" office:value-type="float" office:value="72.4">
            <text:p>72.40</text:p>
          </table:table-cell>
          <table:table-cell table:formula="oooc:=IF(ISBLANK(['Raw Data'.O91]);&quot;&quot;;SUM(['Raw Data'.O91:.P93]))">
            <text:p/>
          </table:table-cell>
          <table:table-cell table:formula="oooc:=IF(ISBLANK(['Raw Data'.Q91]);&quot;&quot;;SUM(['Raw Data'.Q91:.R93]))">
            <text:p/>
          </table:table-cell>
          <table:table-cell table:formula="oooc:=IF(ISBLANK(['Raw Data'.S91]);&quot;&quot;;SUM(['Raw Data'.S91:.T93]))">
            <text:p/>
          </table:table-cell>
          <table:table-cell table:formula="oooc:=IF(ISBLANK(['Raw Data'.U91]);&quot;&quot;;SUM(['Raw Data'.U91:.V93]))">
            <text:p/>
          </table:table-cell>
          <table:table-cell table:formula="oooc:=IF(ISBLANK(['Raw Data'.W91]);&quot;&quot;;SUM(['Raw Data'.W91:.X93]))">
            <text:p/>
          </table:table-cell>
          <table:table-cell table:formula="oooc:=IF(ISBLANK(['Raw Data'.Y91]);&quot;&quot;;SUM(['Raw Data'.Y91:.Z9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05:.P105])" office:value-type="float" office:value="12.0033333333333">
            <text:p>12.00</text:p>
          </table:table-cell>
          <table:table-cell table:formula="oooc:=STDEV([.E105:.P105])/SQRT(COUNT([.E105:.P105]))" office:value-type="float" office:value="0.0249888864186553">
            <text:p>0.02</text:p>
          </table:table-cell>
          <table:table-cell table:style-name="ce20" table:formula="oooc:=NORMINV(0.5+(CONF_LIMIT/2);0;[.C105])" office:value-type="float" office:value="0.0489773173943264">
            <text:p>± 0.05</text:p>
          </table:table-cell>
          <table:table-cell table:formula="oooc:=IF(ISBLANK(['Raw Data'.C94]);&quot;&quot;;SUM(['Raw Data'.C94:.D94]))" office:value-type="float" office:value="11.94">
            <text:p>11.94</text:p>
          </table:table-cell>
          <table:table-cell table:formula="oooc:=IF(ISBLANK(['Raw Data'.E94]);&quot;&quot;;SUM(['Raw Data'.E94:.F94]))" office:value-type="float" office:value="12.05">
            <text:p>12.05</text:p>
          </table:table-cell>
          <table:table-cell table:formula="oooc:=IF(ISBLANK(['Raw Data'.G94]);&quot;&quot;;SUM(['Raw Data'.G94:.H94]))" office:value-type="float" office:value="12.07">
            <text:p>12.07</text:p>
          </table:table-cell>
          <table:table-cell table:formula="oooc:=IF(ISBLANK(['Raw Data'.I94]);&quot;&quot;;SUM(['Raw Data'.I94:.J94]))" office:value-type="float" office:value="12.05">
            <text:p>12.05</text:p>
          </table:table-cell>
          <table:table-cell table:formula="oooc:=IF(ISBLANK(['Raw Data'.K94]);&quot;&quot;;SUM(['Raw Data'.K94:.L94]))" office:value-type="float" office:value="11.93">
            <text:p>11.93</text:p>
          </table:table-cell>
          <table:table-cell table:formula="oooc:=IF(ISBLANK(['Raw Data'.M94]);&quot;&quot;;SUM(['Raw Data'.M94:.N94]))" office:value-type="float" office:value="11.98">
            <text:p>11.98</text:p>
          </table:table-cell>
          <table:table-cell table:formula="oooc:=IF(ISBLANK(['Raw Data'.O94]);&quot;&quot;;SUM(['Raw Data'.O94:.P94]))">
            <text:p/>
          </table:table-cell>
          <table:table-cell table:formula="oooc:=IF(ISBLANK(['Raw Data'.Q94]);&quot;&quot;;SUM(['Raw Data'.Q94:.R94]))">
            <text:p/>
          </table:table-cell>
          <table:table-cell table:formula="oooc:=IF(ISBLANK(['Raw Data'.S94]);&quot;&quot;;SUM(['Raw Data'.S94:.T94]))">
            <text:p/>
          </table:table-cell>
          <table:table-cell table:formula="oooc:=IF(ISBLANK(['Raw Data'.U94]);&quot;&quot;;SUM(['Raw Data'.U94:.V94]))">
            <text:p/>
          </table:table-cell>
          <table:table-cell table:formula="oooc:=IF(ISBLANK(['Raw Data'.W94]);&quot;&quot;;SUM(['Raw Data'.W94:.X94]))">
            <text:p/>
          </table:table-cell>
          <table:table-cell table:formula="oooc:=IF(ISBLANK(['Raw Data'.Y94]);&quot;&quot;;SUM(['Raw Data'.Y94:.Z94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06:.P106])" office:value-type="float" office:value="98.2966609348693">
            <text:p>98.30</text:p>
          </table:table-cell>
          <table:table-cell table:formula="oooc:=STDEV([.E106:.P106])/SQRT(COUNT([.E106:.P106]))" office:value-type="float" office:value="0.204785631806966">
            <text:p>0.20</text:p>
          </table:table-cell>
          <table:table-cell table:style-name="ce20" table:formula="oooc:=NORMINV(0.5+(CONF_LIMIT/2);0;[.C106])" office:value-type="float" office:value="0.401372462892933">
            <text:p>± 0.40</text:p>
          </table:table-cell>
          <table:table-cell table:formula="oooc:=IF([.E105]=&quot;&quot;;&quot;&quot;;[.$B$6]/[.E105]/1000)" office:value-type="float" office:value="98.8159128978224">
            <text:p>98.82</text:p>
          </table:table-cell>
          <table:table-cell table:formula="oooc:=IF([.F105]=&quot;&quot;;&quot;&quot;;[.$B$6]/[.F105]/1000)" office:value-type="float" office:value="97.9138589211618">
            <text:p>97.91</text:p>
          </table:table-cell>
          <table:table-cell table:formula="oooc:=IF([.G105]=&quot;&quot;;&quot;&quot;;[.$B$6]/[.G105]/1000)" office:value-type="float" office:value="97.7516155758078">
            <text:p>97.75</text:p>
          </table:table-cell>
          <table:table-cell table:formula="oooc:=IF([.H105]=&quot;&quot;;&quot;&quot;;[.$B$6]/[.H105]/1000)" office:value-type="float" office:value="97.9138589211618">
            <text:p>97.91</text:p>
          </table:table-cell>
          <table:table-cell table:formula="oooc:=IF([.I105]=&quot;&quot;;&quot;&quot;;[.$B$6]/[.I105]/1000)" office:value-type="float" office:value="98.898742665549">
            <text:p>98.90</text:p>
          </table:table-cell>
          <table:table-cell table:formula="oooc:=IF([.J105]=&quot;&quot;;&quot;&quot;;[.$B$6]/[.J105]/1000)" office:value-type="float" office:value="98.4859766277128">
            <text:p>98.49</text:p>
          </table:table-cell>
          <table:table-cell table:formula="oooc:=IF([.K105]=&quot;&quot;;&quot;&quot;;[.$B$6]/[.K105]/1000)">
            <text:p/>
          </table:table-cell>
          <table:table-cell table:formula="oooc:=IF([.L105]=&quot;&quot;;&quot;&quot;;[.$B$6]/[.L105]/1000)">
            <text:p/>
          </table:table-cell>
          <table:table-cell table:formula="oooc:=IF([.M105]=&quot;&quot;;&quot;&quot;;[.$B$6]/[.M105]/1000)">
            <text:p/>
          </table:table-cell>
          <table:table-cell table:formula="oooc:=IF([.N105]=&quot;&quot;;&quot;&quot;;[.$B$6]/[.N105]/1000)">
            <text:p/>
          </table:table-cell>
          <table:table-cell table:formula="oooc:=IF([.O105]=&quot;&quot;;&quot;&quot;;[.$B$6]/[.O105]/1000)">
            <text:p/>
          </table:table-cell>
          <table:table-cell table:formula="oooc:=IF([.P105]=&quot;&quot;;&quot;&quot;;[.$B$6]/[.P105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peel-loop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08:.P108])" office:value-type="float" office:value="72.6483333333333">
            <text:p>72.65</text:p>
          </table:table-cell>
          <table:table-cell table:formula="oooc:=STDEV([.E108:.P108])/SQRT(COUNT([.E108:.P108]))" office:value-type="float" office:value="0.0998137153790903">
            <text:p>0.10</text:p>
          </table:table-cell>
          <table:table-cell table:style-name="ce20" table:formula="oooc:=NORMINV(0.5+(CONF_LIMIT/2);0;[.C108])" office:value-type="float" office:value="0.195631287306149">
            <text:p>± 0.20</text:p>
          </table:table-cell>
          <table:table-cell table:formula="oooc:=IF(ISBLANK(['Raw Data'.C96]);&quot;&quot;;SUM(['Raw Data'.C96:.D98]))" office:value-type="float" office:value="73.03">
            <text:p>73.03</text:p>
          </table:table-cell>
          <table:table-cell table:formula="oooc:=IF(ISBLANK(['Raw Data'.E96]);&quot;&quot;;SUM(['Raw Data'.E96:.F98]))" office:value-type="float" office:value="72.87">
            <text:p>72.87</text:p>
          </table:table-cell>
          <table:table-cell table:formula="oooc:=IF(ISBLANK(['Raw Data'.G96]);&quot;&quot;;SUM(['Raw Data'.G96:.H98]))" office:value-type="float" office:value="72.51">
            <text:p>72.51</text:p>
          </table:table-cell>
          <table:table-cell table:formula="oooc:=IF(ISBLANK(['Raw Data'.I96]);&quot;&quot;;SUM(['Raw Data'.I96:.J98]))" office:value-type="float" office:value="72.5">
            <text:p>72.50</text:p>
          </table:table-cell>
          <table:table-cell table:formula="oooc:=IF(ISBLANK(['Raw Data'.K96]);&quot;&quot;;SUM(['Raw Data'.K96:.L98]))" office:value-type="float" office:value="72.57">
            <text:p>72.57</text:p>
          </table:table-cell>
          <table:table-cell table:formula="oooc:=IF(ISBLANK(['Raw Data'.M96]);&quot;&quot;;SUM(['Raw Data'.M96:.N98]))" office:value-type="float" office:value="72.41">
            <text:p>72.41</text:p>
          </table:table-cell>
          <table:table-cell table:formula="oooc:=IF(ISBLANK(['Raw Data'.O96]);&quot;&quot;;SUM(['Raw Data'.O96:.P98]))">
            <text:p/>
          </table:table-cell>
          <table:table-cell table:formula="oooc:=IF(ISBLANK(['Raw Data'.Q96]);&quot;&quot;;SUM(['Raw Data'.Q96:.R98]))">
            <text:p/>
          </table:table-cell>
          <table:table-cell table:formula="oooc:=IF(ISBLANK(['Raw Data'.S96]);&quot;&quot;;SUM(['Raw Data'.S96:.T98]))">
            <text:p/>
          </table:table-cell>
          <table:table-cell table:formula="oooc:=IF(ISBLANK(['Raw Data'.U96]);&quot;&quot;;SUM(['Raw Data'.U96:.V98]))">
            <text:p/>
          </table:table-cell>
          <table:table-cell table:formula="oooc:=IF(ISBLANK(['Raw Data'.W96]);&quot;&quot;;SUM(['Raw Data'.W96:.X98]))">
            <text:p/>
          </table:table-cell>
          <table:table-cell table:formula="oooc:=IF(ISBLANK(['Raw Data'.Y96]);&quot;&quot;;SUM(['Raw Data'.Y96:.Z98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09:.P109])" office:value-type="float" office:value="12.0183333333333">
            <text:p>12.02</text:p>
          </table:table-cell>
          <table:table-cell table:formula="oooc:=STDEV([.E109:.P109])/SQRT(COUNT([.E109:.P109]))" office:value-type="float" office:value="0.0253530624930752">
            <text:p>0.03</text:p>
          </table:table-cell>
          <table:table-cell table:style-name="ce20" table:formula="oooc:=NORMINV(0.5+(CONF_LIMIT/2);0;[.C109])" office:value-type="float" office:value="0.0496910893842206">
            <text:p>± 0.05</text:p>
          </table:table-cell>
          <table:table-cell table:formula="oooc:=IF(ISBLANK(['Raw Data'.C99]);&quot;&quot;;SUM(['Raw Data'.C99:.D99]))" office:value-type="float" office:value="12.03">
            <text:p>12.03</text:p>
          </table:table-cell>
          <table:table-cell table:formula="oooc:=IF(ISBLANK(['Raw Data'.E99]);&quot;&quot;;SUM(['Raw Data'.E99:.F99]))" office:value-type="float" office:value="12.05">
            <text:p>12.05</text:p>
          </table:table-cell>
          <table:table-cell table:formula="oooc:=IF(ISBLANK(['Raw Data'.G99]);&quot;&quot;;SUM(['Raw Data'.G99:.H99]))" office:value-type="float" office:value="12.09">
            <text:p>12.09</text:p>
          </table:table-cell>
          <table:table-cell table:formula="oooc:=IF(ISBLANK(['Raw Data'.I99]);&quot;&quot;;SUM(['Raw Data'.I99:.J99]))" office:value-type="float" office:value="12.05">
            <text:p>12.05</text:p>
          </table:table-cell>
          <table:table-cell table:formula="oooc:=IF(ISBLANK(['Raw Data'.K99]);&quot;&quot;;SUM(['Raw Data'.K99:.L99]))" office:value-type="float" office:value="11.97">
            <text:p>11.97</text:p>
          </table:table-cell>
          <table:table-cell table:formula="oooc:=IF(ISBLANK(['Raw Data'.M99]);&quot;&quot;;SUM(['Raw Data'.M99:.N99]))" office:value-type="float" office:value="11.92">
            <text:p>11.92</text:p>
          </table:table-cell>
          <table:table-cell table:formula="oooc:=IF(ISBLANK(['Raw Data'.O99]);&quot;&quot;;SUM(['Raw Data'.O99:.P99]))">
            <text:p/>
          </table:table-cell>
          <table:table-cell table:formula="oooc:=IF(ISBLANK(['Raw Data'.Q99]);&quot;&quot;;SUM(['Raw Data'.Q99:.R99]))">
            <text:p/>
          </table:table-cell>
          <table:table-cell table:formula="oooc:=IF(ISBLANK(['Raw Data'.S99]);&quot;&quot;;SUM(['Raw Data'.S99:.T99]))">
            <text:p/>
          </table:table-cell>
          <table:table-cell table:formula="oooc:=IF(ISBLANK(['Raw Data'.U99]);&quot;&quot;;SUM(['Raw Data'.U99:.V99]))">
            <text:p/>
          </table:table-cell>
          <table:table-cell table:formula="oooc:=IF(ISBLANK(['Raw Data'.W99]);&quot;&quot;;SUM(['Raw Data'.W99:.X99]))">
            <text:p/>
          </table:table-cell>
          <table:table-cell table:formula="oooc:=IF(ISBLANK(['Raw Data'.Y99]);&quot;&quot;;SUM(['Raw Data'.Y99:.Z99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10:.P110])" office:value-type="float" office:value="98.1740389941166">
            <text:p>98.17</text:p>
          </table:table-cell>
          <table:table-cell table:formula="oooc:=STDEV([.E110:.P110])/SQRT(COUNT([.E110:.P110]))" office:value-type="float" office:value="0.207671340975737">
            <text:p>0.21</text:p>
          </table:table-cell>
          <table:table-cell table:style-name="ce20" table:formula="oooc:=NORMINV(0.5+(CONF_LIMIT/2);0;[.C110])" office:value-type="float" office:value="0.407028348933582">
            <text:p>± 0.41</text:p>
          </table:table-cell>
          <table:table-cell table:formula="oooc:=IF([.E109]=&quot;&quot;;&quot;&quot;;[.$B$6]/[.E109]/1000)" office:value-type="float" office:value="98.0766417290108">
            <text:p>98.08</text:p>
          </table:table-cell>
          <table:table-cell table:formula="oooc:=IF([.F109]=&quot;&quot;;&quot;&quot;;[.$B$6]/[.F109]/1000)" office:value-type="float" office:value="97.9138589211618">
            <text:p>97.91</text:p>
          </table:table-cell>
          <table:table-cell table:formula="oooc:=IF([.G109]=&quot;&quot;;&quot;&quot;;[.$B$6]/[.G109]/1000)" office:value-type="float" office:value="97.5899090157155">
            <text:p>97.59</text:p>
          </table:table-cell>
          <table:table-cell table:formula="oooc:=IF([.H109]=&quot;&quot;;&quot;&quot;;[.$B$6]/[.H109]/1000)" office:value-type="float" office:value="97.9138589211618">
            <text:p>97.91</text:p>
          </table:table-cell>
          <table:table-cell table:formula="oooc:=IF([.I109]=&quot;&quot;;&quot;&quot;;[.$B$6]/[.I109]/1000)" office:value-type="float" office:value="98.568253968254">
            <text:p>98.57</text:p>
          </table:table-cell>
          <table:table-cell table:formula="oooc:=IF([.J109]=&quot;&quot;;&quot;&quot;;[.$B$6]/[.J109]/1000)" office:value-type="float" office:value="98.981711409396">
            <text:p>98.98</text:p>
          </table:table-cell>
          <table:table-cell table:formula="oooc:=IF([.K109]=&quot;&quot;;&quot;&quot;;[.$B$6]/[.K109]/1000)">
            <text:p/>
          </table:table-cell>
          <table:table-cell table:formula="oooc:=IF([.L109]=&quot;&quot;;&quot;&quot;;[.$B$6]/[.L109]/1000)">
            <text:p/>
          </table:table-cell>
          <table:table-cell table:formula="oooc:=IF([.M109]=&quot;&quot;;&quot;&quot;;[.$B$6]/[.M109]/1000)">
            <text:p/>
          </table:table-cell>
          <table:table-cell table:formula="oooc:=IF([.N109]=&quot;&quot;;&quot;&quot;;[.$B$6]/[.N109]/1000)">
            <text:p/>
          </table:table-cell>
          <table:table-cell table:formula="oooc:=IF([.O109]=&quot;&quot;;&quot;&quot;;[.$B$6]/[.O109]/1000)">
            <text:p/>
          </table:table-cell>
          <table:table-cell table:formula="oooc:=IF([.P109]=&quot;&quot;;&quot;&quot;;[.$B$6]/[.P109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tracer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12:.P112])" office:value-type="float" office:value="72.6516666666667">
            <text:p>72.65</text:p>
          </table:table-cell>
          <table:table-cell table:formula="oooc:=STDEV([.E112:.P112])/SQRT(COUNT([.E112:.P112]))" office:value-type="float" office:value="0.0592968052352838">
            <text:p>0.06</text:p>
          </table:table-cell>
          <table:table-cell table:style-name="ce20" table:formula="oooc:=NORMINV(0.5+(CONF_LIMIT/2);0;[.C112])" office:value-type="float" office:value="0.116219602659442">
            <text:p>± 0.12</text:p>
          </table:table-cell>
          <table:table-cell table:formula="oooc:=IF(ISBLANK(['Raw Data'.C101]);&quot;&quot;;SUM(['Raw Data'.C101:.D103]))" office:value-type="float" office:value="72.77">
            <text:p>72.77</text:p>
          </table:table-cell>
          <table:table-cell table:formula="oooc:=IF(ISBLANK(['Raw Data'.E101]);&quot;&quot;;SUM(['Raw Data'.E101:.F103]))" office:value-type="float" office:value="72.82">
            <text:p>72.82</text:p>
          </table:table-cell>
          <table:table-cell table:formula="oooc:=IF(ISBLANK(['Raw Data'.G101]);&quot;&quot;;SUM(['Raw Data'.G101:.H103]))" office:value-type="float" office:value="72.72">
            <text:p>72.72</text:p>
          </table:table-cell>
          <table:table-cell table:formula="oooc:=IF(ISBLANK(['Raw Data'.I101]);&quot;&quot;;SUM(['Raw Data'.I101:.J103]))" office:value-type="float" office:value="72.63">
            <text:p>72.63</text:p>
          </table:table-cell>
          <table:table-cell table:formula="oooc:=IF(ISBLANK(['Raw Data'.K101]);&quot;&quot;;SUM(['Raw Data'.K101:.L103]))" office:value-type="float" office:value="72.45">
            <text:p>72.45</text:p>
          </table:table-cell>
          <table:table-cell table:formula="oooc:=IF(ISBLANK(['Raw Data'.M101]);&quot;&quot;;SUM(['Raw Data'.M101:.N103]))" office:value-type="float" office:value="72.52">
            <text:p>72.52</text:p>
          </table:table-cell>
          <table:table-cell table:formula="oooc:=IF(ISBLANK(['Raw Data'.O101]);&quot;&quot;;SUM(['Raw Data'.O101:.P103]))">
            <text:p/>
          </table:table-cell>
          <table:table-cell table:formula="oooc:=IF(ISBLANK(['Raw Data'.Q101]);&quot;&quot;;SUM(['Raw Data'.Q101:.R103]))">
            <text:p/>
          </table:table-cell>
          <table:table-cell table:formula="oooc:=IF(ISBLANK(['Raw Data'.S101]);&quot;&quot;;SUM(['Raw Data'.S101:.T103]))">
            <text:p/>
          </table:table-cell>
          <table:table-cell table:formula="oooc:=IF(ISBLANK(['Raw Data'.U101]);&quot;&quot;;SUM(['Raw Data'.U101:.V103]))">
            <text:p/>
          </table:table-cell>
          <table:table-cell table:formula="oooc:=IF(ISBLANK(['Raw Data'.W101]);&quot;&quot;;SUM(['Raw Data'.W101:.X103]))">
            <text:p/>
          </table:table-cell>
          <table:table-cell table:formula="oooc:=IF(ISBLANK(['Raw Data'.Y101]);&quot;&quot;;SUM(['Raw Data'.Y101:.Z103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13:.P113])" office:value-type="float" office:value="11.9883333333333">
            <text:p>11.99</text:p>
          </table:table-cell>
          <table:table-cell table:formula="oooc:=STDEV([.E113:.P113])/SQRT(COUNT([.E113:.P113]))" office:value-type="float" office:value="0.0258736244937667">
            <text:p>0.03</text:p>
          </table:table-cell>
          <table:table-cell table:style-name="ce20" table:formula="oooc:=NORMINV(0.5+(CONF_LIMIT/2);0;[.C113])" office:value-type="float" office:value="0.0507113721572962">
            <text:p>± 0.05</text:p>
          </table:table-cell>
          <table:table-cell table:formula="oooc:=IF(ISBLANK(['Raw Data'.C104]);&quot;&quot;;SUM(['Raw Data'.C104:.D104]))" office:value-type="float" office:value="12.02">
            <text:p>12.02</text:p>
          </table:table-cell>
          <table:table-cell table:formula="oooc:=IF(ISBLANK(['Raw Data'.E104]);&quot;&quot;;SUM(['Raw Data'.E104:.F104]))" office:value-type="float" office:value="12.09">
            <text:p>12.09</text:p>
          </table:table-cell>
          <table:table-cell table:formula="oooc:=IF(ISBLANK(['Raw Data'.G104]);&quot;&quot;;SUM(['Raw Data'.G104:.H104]))" office:value-type="float" office:value="11.93">
            <text:p>11.93</text:p>
          </table:table-cell>
          <table:table-cell table:formula="oooc:=IF(ISBLANK(['Raw Data'.I104]);&quot;&quot;;SUM(['Raw Data'.I104:.J104]))" office:value-type="float" office:value="11.93">
            <text:p>11.93</text:p>
          </table:table-cell>
          <table:table-cell table:formula="oooc:=IF(ISBLANK(['Raw Data'.K104]);&quot;&quot;;SUM(['Raw Data'.K104:.L104]))" office:value-type="float" office:value="12.01">
            <text:p>12.01</text:p>
          </table:table-cell>
          <table:table-cell table:formula="oooc:=IF(ISBLANK(['Raw Data'.M104]);&quot;&quot;;SUM(['Raw Data'.M104:.N104]))" office:value-type="float" office:value="11.95">
            <text:p>11.95</text:p>
          </table:table-cell>
          <table:table-cell table:formula="oooc:=IF(ISBLANK(['Raw Data'.O104]);&quot;&quot;;SUM(['Raw Data'.O104:.P104]))">
            <text:p/>
          </table:table-cell>
          <table:table-cell table:formula="oooc:=IF(ISBLANK(['Raw Data'.Q104]);&quot;&quot;;SUM(['Raw Data'.Q104:.R104]))">
            <text:p/>
          </table:table-cell>
          <table:table-cell table:formula="oooc:=IF(ISBLANK(['Raw Data'.S104]);&quot;&quot;;SUM(['Raw Data'.S104:.T104]))">
            <text:p/>
          </table:table-cell>
          <table:table-cell table:formula="oooc:=IF(ISBLANK(['Raw Data'.U104]);&quot;&quot;;SUM(['Raw Data'.U104:.V104]))">
            <text:p/>
          </table:table-cell>
          <table:table-cell table:formula="oooc:=IF(ISBLANK(['Raw Data'.W104]);&quot;&quot;;SUM(['Raw Data'.W104:.X104]))">
            <text:p/>
          </table:table-cell>
          <table:table-cell table:formula="oooc:=IF(ISBLANK(['Raw Data'.Y104]);&quot;&quot;;SUM(['Raw Data'.Y104:.Z104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14:.P114])" office:value-type="float" office:value="98.4198031785726">
            <text:p>98.42</text:p>
          </table:table-cell>
          <table:table-cell table:formula="oooc:=STDEV([.E114:.P114])/SQRT(COUNT([.E114:.P114]))" office:value-type="float" office:value="0.211855296417665">
            <text:p>0.21</text:p>
          </table:table-cell>
          <table:table-cell table:style-name="ce20" table:formula="oooc:=NORMINV(0.5+(CONF_LIMIT/2);0;[.C114])" office:value-type="float" office:value="0.41522875091268">
            <text:p>± 0.42</text:p>
          </table:table-cell>
          <table:table-cell table:formula="oooc:=IF([.E113]=&quot;&quot;;&quot;&quot;;[.$B$6]/[.E113]/1000)" office:value-type="float" office:value="98.1582362728785">
            <text:p>98.16</text:p>
          </table:table-cell>
          <table:table-cell table:formula="oooc:=IF([.F113]=&quot;&quot;;&quot;&quot;;[.$B$6]/[.F113]/1000)" office:value-type="float" office:value="97.5899090157155">
            <text:p>97.59</text:p>
          </table:table-cell>
          <table:table-cell table:formula="oooc:=IF([.G113]=&quot;&quot;;&quot;&quot;;[.$B$6]/[.G113]/1000)" office:value-type="float" office:value="98.898742665549">
            <text:p>98.90</text:p>
          </table:table-cell>
          <table:table-cell table:formula="oooc:=IF([.H113]=&quot;&quot;;&quot;&quot;;[.$B$6]/[.H113]/1000)" office:value-type="float" office:value="98.898742665549">
            <text:p>98.90</text:p>
          </table:table-cell>
          <table:table-cell table:formula="oooc:=IF([.I113]=&quot;&quot;;&quot;&quot;;[.$B$6]/[.I113]/1000)" office:value-type="float" office:value="98.2399666944213">
            <text:p>98.24</text:p>
          </table:table-cell>
          <table:table-cell table:formula="oooc:=IF([.J113]=&quot;&quot;;&quot;&quot;;[.$B$6]/[.J113]/1000)" office:value-type="float" office:value="98.7332217573222">
            <text:p>98.73</text:p>
          </table:table-cell>
          <table:table-cell table:formula="oooc:=IF([.K113]=&quot;&quot;;&quot;&quot;;[.$B$6]/[.K113]/1000)">
            <text:p/>
          </table:table-cell>
          <table:table-cell table:formula="oooc:=IF([.L113]=&quot;&quot;;&quot;&quot;;[.$B$6]/[.L113]/1000)">
            <text:p/>
          </table:table-cell>
          <table:table-cell table:formula="oooc:=IF([.M113]=&quot;&quot;;&quot;&quot;;[.$B$6]/[.M113]/1000)">
            <text:p/>
          </table:table-cell>
          <table:table-cell table:formula="oooc:=IF([.N113]=&quot;&quot;;&quot;&quot;;[.$B$6]/[.N113]/1000)">
            <text:p/>
          </table:table-cell>
          <table:table-cell table:formula="oooc:=IF([.O113]=&quot;&quot;;&quot;&quot;;[.$B$6]/[.O113]/1000)">
            <text:p/>
          </table:table-cell>
          <table:table-cell table:formula="oooc:=IF([.P113]=&quot;&quot;;&quot;&quot;;[.$B$6]/[.P113]/1000)">
            <text:p/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4">
          <table:table-cell table:style-name="ce2" office:value-type="string">
            <text:p>Verilator GCC -O3 Profiling</text:p>
          </table:table-cell>
          <table:table-cell table:style-name="ce15" table:number-columns-repeated="15"/>
          <table:table-cell table:style-name="ce24"/>
          <table:table-cell table:style-name="ce2" table:number-columns-repeated="227"/>
          <table:table-cell table:number-columns-repeated="12"/>
        </table:table-row>
        <table:table-row table:style-name="ro2">
          <table:table-cell table:style-name="ce3" office:value-type="string">
            <text:p>-fbranch-probabilitie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18:.P118])" office:value-type="float" office:value="83.51">
            <text:p>83.51</text:p>
          </table:table-cell>
          <table:table-cell table:formula="oooc:=STDEV([.E118:.P118])/SQRT(COUNT([.E118:.P118]))" office:value-type="float" office:value="0.158912974087495">
            <text:p>0.16</text:p>
          </table:table-cell>
          <table:table-cell table:style-name="ce20" table:formula="oooc:=NORMINV(0.5+(CONF_LIMIT/2);0;[.C118])" office:value-type="float" office:value="0.311463705887638">
            <text:p>± 0.31</text:p>
          </table:table-cell>
          <table:table-cell table:formula="oooc:=IF(ISBLANK(['Raw Data'.C108]);&quot;&quot;;SUM(['Raw Data'.C108:.D110]))" office:value-type="float" office:value="83.66">
            <text:p>83.66</text:p>
          </table:table-cell>
          <table:table-cell table:formula="oooc:=IF(ISBLANK(['Raw Data'.E108]);&quot;&quot;;SUM(['Raw Data'.E108:.F110]))" office:value-type="float" office:value="83.44">
            <text:p>83.44</text:p>
          </table:table-cell>
          <table:table-cell table:formula="oooc:=IF(ISBLANK(['Raw Data'.G108]);&quot;&quot;;SUM(['Raw Data'.G108:.H110]))" office:value-type="float" office:value="83.91">
            <text:p>83.91</text:p>
          </table:table-cell>
          <table:table-cell table:formula="oooc:=IF(ISBLANK(['Raw Data'.I108]);&quot;&quot;;SUM(['Raw Data'.I108:.J110]))" office:value-type="float" office:value="83.12">
            <text:p>83.12</text:p>
          </table:table-cell>
          <table:table-cell table:formula="oooc:=IF(ISBLANK(['Raw Data'.K108]);&quot;&quot;;SUM(['Raw Data'.K108:.L110]))" office:value-type="float" office:value="83.01">
            <text:p>83.01</text:p>
          </table:table-cell>
          <table:table-cell table:formula="oooc:=IF(ISBLANK(['Raw Data'.M108]);&quot;&quot;;SUM(['Raw Data'.M108:.N110]))" office:value-type="float" office:value="83.92">
            <text:p>83.92</text:p>
          </table:table-cell>
          <table:table-cell table:formula="oooc:=IF(ISBLANK(['Raw Data'.O108]);&quot;&quot;;SUM(['Raw Data'.O108:.P110]))">
            <text:p/>
          </table:table-cell>
          <table:table-cell table:formula="oooc:=IF(ISBLANK(['Raw Data'.Q108]);&quot;&quot;;SUM(['Raw Data'.Q108:.R110]))">
            <text:p/>
          </table:table-cell>
          <table:table-cell table:formula="oooc:=IF(ISBLANK(['Raw Data'.S108]);&quot;&quot;;SUM(['Raw Data'.S108:.T110]))">
            <text:p/>
          </table:table-cell>
          <table:table-cell table:formula="oooc:=IF(ISBLANK(['Raw Data'.U108]);&quot;&quot;;SUM(['Raw Data'.U108:.V110]))">
            <text:p/>
          </table:table-cell>
          <table:table-cell table:formula="oooc:=IF(ISBLANK(['Raw Data'.W108]);&quot;&quot;;SUM(['Raw Data'.W108:.X110]))">
            <text:p/>
          </table:table-cell>
          <table:table-cell table:formula="oooc:=IF(ISBLANK(['Raw Data'.Y108]);&quot;&quot;;SUM(['Raw Data'.Y108:.Z11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19:.P119])" office:value-type="float" office:value="9.35666666666667">
            <text:p>9.36</text:p>
          </table:table-cell>
          <table:table-cell table:formula="oooc:=STDEV([.E119:.P119])/SQRT(COUNT([.E119:.P119]))" office:value-type="float" office:value="0.00988826464946081">
            <text:p>0.01</text:p>
          </table:table-cell>
          <table:table-cell table:style-name="ce20" table:formula="oooc:=NORMINV(0.5+(CONF_LIMIT/2);0;[.C119])" office:value-type="float" office:value="0.0193806425825438">
            <text:p>± 0.02</text:p>
          </table:table-cell>
          <table:table-cell table:formula="oooc:=IF(ISBLANK(['Raw Data'.C111]);&quot;&quot;;SUM(['Raw Data'.C111:.D111]))" office:value-type="float" office:value="9.36">
            <text:p>9.36</text:p>
          </table:table-cell>
          <table:table-cell table:formula="oooc:=IF(ISBLANK(['Raw Data'.E111]);&quot;&quot;;SUM(['Raw Data'.E111:.F111]))" office:value-type="float" office:value="9.31">
            <text:p>9.31</text:p>
          </table:table-cell>
          <table:table-cell table:formula="oooc:=IF(ISBLANK(['Raw Data'.G111]);&quot;&quot;;SUM(['Raw Data'.G111:.H111]))" office:value-type="float" office:value="9.38">
            <text:p>9.38</text:p>
          </table:table-cell>
          <table:table-cell table:formula="oooc:=IF(ISBLANK(['Raw Data'.I111]);&quot;&quot;;SUM(['Raw Data'.I111:.J111]))" office:value-type="float" office:value="9.36">
            <text:p>9.36</text:p>
          </table:table-cell>
          <table:table-cell table:formula="oooc:=IF(ISBLANK(['Raw Data'.K111]);&quot;&quot;;SUM(['Raw Data'.K111:.L111]))" office:value-type="float" office:value="9.36">
            <text:p>9.36</text:p>
          </table:table-cell>
          <table:table-cell table:formula="oooc:=IF(ISBLANK(['Raw Data'.M111]);&quot;&quot;;SUM(['Raw Data'.M111:.N111]))" office:value-type="float" office:value="9.37">
            <text:p>9.37</text:p>
          </table:table-cell>
          <table:table-cell table:formula="oooc:=IF(ISBLANK(['Raw Data'.O111]);&quot;&quot;;SUM(['Raw Data'.O111:.P111]))">
            <text:p/>
          </table:table-cell>
          <table:table-cell table:formula="oooc:=IF(ISBLANK(['Raw Data'.Q111]);&quot;&quot;;SUM(['Raw Data'.Q111:.R111]))">
            <text:p/>
          </table:table-cell>
          <table:table-cell table:formula="oooc:=IF(ISBLANK(['Raw Data'.S111]);&quot;&quot;;SUM(['Raw Data'.S111:.T111]))">
            <text:p/>
          </table:table-cell>
          <table:table-cell table:formula="oooc:=IF(ISBLANK(['Raw Data'.U111]);&quot;&quot;;SUM(['Raw Data'.U111:.V111]))">
            <text:p/>
          </table:table-cell>
          <table:table-cell table:formula="oooc:=IF(ISBLANK(['Raw Data'.W111]);&quot;&quot;;SUM(['Raw Data'.W111:.X111]))">
            <text:p/>
          </table:table-cell>
          <table:table-cell table:formula="oooc:=IF(ISBLANK(['Raw Data'.Y111]);&quot;&quot;;SUM(['Raw Data'.Y111:.Z11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20:.P120])" office:value-type="float" office:value="126.099245768321">
            <text:p>126.10</text:p>
          </table:table-cell>
          <table:table-cell table:formula="oooc:=STDEV([.E120:.P120])/SQRT(COUNT([.E120:.P120]))" office:value-type="float" office:value="0.133685464152938">
            <text:p>0.13</text:p>
          </table:table-cell>
          <table:table-cell table:style-name="ce20" table:formula="oooc:=NORMINV(0.5+(CONF_LIMIT/2);0;[.C120])" office:value-type="float" office:value="0.262018694996279">
            <text:p>± 0.26</text:p>
          </table:table-cell>
          <table:table-cell table:formula="oooc:=IF([.E119]=&quot;&quot;;&quot;&quot;;[.$B$6]/[.E119]/1000)" office:value-type="float" office:value="126.053632478632">
            <text:p>126.05</text:p>
          </table:table-cell>
          <table:table-cell table:formula="oooc:=IF([.F119]=&quot;&quot;;&quot;&quot;;[.$B$6]/[.F119]/1000)" office:value-type="float" office:value="126.730612244898">
            <text:p>126.73</text:p>
          </table:table-cell>
          <table:table-cell table:formula="oooc:=IF([.G119]=&quot;&quot;;&quot;&quot;;[.$B$6]/[.G119]/1000)" office:value-type="float" office:value="125.784861407249">
            <text:p>125.78</text:p>
          </table:table-cell>
          <table:table-cell table:formula="oooc:=IF([.H119]=&quot;&quot;;&quot;&quot;;[.$B$6]/[.H119]/1000)" office:value-type="float" office:value="126.053632478632">
            <text:p>126.05</text:p>
          </table:table-cell>
          <table:table-cell table:formula="oooc:=IF([.I119]=&quot;&quot;;&quot;&quot;;[.$B$6]/[.I119]/1000)" office:value-type="float" office:value="126.053632478632">
            <text:p>126.05</text:p>
          </table:table-cell>
          <table:table-cell table:formula="oooc:=IF([.J119]=&quot;&quot;;&quot;&quot;;[.$B$6]/[.J119]/1000)" office:value-type="float" office:value="125.919103521878">
            <text:p>125.92</text:p>
          </table:table-cell>
          <table:table-cell table:formula="oooc:=IF([.K119]=&quot;&quot;;&quot;&quot;;[.$B$6]/[.K119]/1000)">
            <text:p/>
          </table:table-cell>
          <table:table-cell table:formula="oooc:=IF([.L119]=&quot;&quot;;&quot;&quot;;[.$B$6]/[.L119]/1000)">
            <text:p/>
          </table:table-cell>
          <table:table-cell table:formula="oooc:=IF([.M119]=&quot;&quot;;&quot;&quot;;[.$B$6]/[.M119]/1000)">
            <text:p/>
          </table:table-cell>
          <table:table-cell table:formula="oooc:=IF([.N119]=&quot;&quot;;&quot;&quot;;[.$B$6]/[.N119]/1000)">
            <text:p/>
          </table:table-cell>
          <table:table-cell table:formula="oooc:=IF([.O119]=&quot;&quot;;&quot;&quot;;[.$B$6]/[.O119]/1000)">
            <text:p/>
          </table:table-cell>
          <table:table-cell table:formula="oooc:=IF([.P119]=&quot;&quot;;&quot;&quot;;[.$B$6]/[.P119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vpt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22:.P122])" office:value-type="float" office:value="83.2766666666667">
            <text:p>83.28</text:p>
          </table:table-cell>
          <table:table-cell table:formula="oooc:=STDEV([.E122:.P122])/SQRT(COUNT([.E122:.P122]))" office:value-type="float" office:value="0.0883050269111421">
            <text:p>0.09</text:p>
          </table:table-cell>
          <table:table-cell table:style-name="ce20" table:formula="oooc:=NORMINV(0.5+(CONF_LIMIT/2);0;[.C122])" office:value-type="float" office:value="0.173074672399679">
            <text:p>± 0.17</text:p>
          </table:table-cell>
          <table:table-cell table:formula="oooc:=IF(ISBLANK(['Raw Data'.C113]);&quot;&quot;;SUM(['Raw Data'.C113:.D115]))" office:value-type="float" office:value="83.51">
            <text:p>83.51</text:p>
          </table:table-cell>
          <table:table-cell table:formula="oooc:=IF(ISBLANK(['Raw Data'.E113]);&quot;&quot;;SUM(['Raw Data'.E113:.F115]))" office:value-type="float" office:value="83.47">
            <text:p>83.47</text:p>
          </table:table-cell>
          <table:table-cell table:formula="oooc:=IF(ISBLANK(['Raw Data'.G113]);&quot;&quot;;SUM(['Raw Data'.G113:.H115]))" office:value-type="float" office:value="83">
            <text:p>83.00</text:p>
          </table:table-cell>
          <table:table-cell table:formula="oooc:=IF(ISBLANK(['Raw Data'.I113]);&quot;&quot;;SUM(['Raw Data'.I113:.J115]))" office:value-type="float" office:value="83.32">
            <text:p>83.32</text:p>
          </table:table-cell>
          <table:table-cell table:formula="oooc:=IF(ISBLANK(['Raw Data'.K113]);&quot;&quot;;SUM(['Raw Data'.K113:.L115]))" office:value-type="float" office:value="83.03">
            <text:p>83.03</text:p>
          </table:table-cell>
          <table:table-cell table:formula="oooc:=IF(ISBLANK(['Raw Data'.M113]);&quot;&quot;;SUM(['Raw Data'.M113:.N115]))" office:value-type="float" office:value="83.33">
            <text:p>83.33</text:p>
          </table:table-cell>
          <table:table-cell table:formula="oooc:=IF(ISBLANK(['Raw Data'.O113]);&quot;&quot;;SUM(['Raw Data'.O113:.P115]))">
            <text:p/>
          </table:table-cell>
          <table:table-cell table:formula="oooc:=IF(ISBLANK(['Raw Data'.Q113]);&quot;&quot;;SUM(['Raw Data'.Q113:.R115]))">
            <text:p/>
          </table:table-cell>
          <table:table-cell table:formula="oooc:=IF(ISBLANK(['Raw Data'.S113]);&quot;&quot;;SUM(['Raw Data'.S113:.T115]))">
            <text:p/>
          </table:table-cell>
          <table:table-cell table:formula="oooc:=IF(ISBLANK(['Raw Data'.U113]);&quot;&quot;;SUM(['Raw Data'.U113:.V115]))">
            <text:p/>
          </table:table-cell>
          <table:table-cell table:formula="oooc:=IF(ISBLANK(['Raw Data'.W113]);&quot;&quot;;SUM(['Raw Data'.W113:.X115]))">
            <text:p/>
          </table:table-cell>
          <table:table-cell table:formula="oooc:=IF(ISBLANK(['Raw Data'.Y113]);&quot;&quot;;SUM(['Raw Data'.Y113:.Z115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23:.P123])" office:value-type="float" office:value="9.335">
            <text:p>9.34</text:p>
          </table:table-cell>
          <table:table-cell table:formula="oooc:=STDEV([.E123:.P123])/SQRT(COUNT([.E123:.P123]))" office:value-type="float" office:value="0.00428174419288828">
            <text:p>0.00</text:p>
          </table:table-cell>
          <table:table-cell table:style-name="ce20" table:formula="oooc:=NORMINV(0.5+(CONF_LIMIT/2);0;[.C123])" office:value-type="float" office:value="0.00839206440907456">
            <text:p>± 0.01</text:p>
          </table:table-cell>
          <table:table-cell table:formula="oooc:=IF(ISBLANK(['Raw Data'.C116]);&quot;&quot;;SUM(['Raw Data'.C116:.D116]))" office:value-type="float" office:value="9.34">
            <text:p>9.34</text:p>
          </table:table-cell>
          <table:table-cell table:formula="oooc:=IF(ISBLANK(['Raw Data'.E116]);&quot;&quot;;SUM(['Raw Data'.E116:.F116]))" office:value-type="float" office:value="9.33">
            <text:p>9.33</text:p>
          </table:table-cell>
          <table:table-cell table:formula="oooc:=IF(ISBLANK(['Raw Data'.G116]);&quot;&quot;;SUM(['Raw Data'.G116:.H116]))" office:value-type="float" office:value="9.33">
            <text:p>9.33</text:p>
          </table:table-cell>
          <table:table-cell table:formula="oooc:=IF(ISBLANK(['Raw Data'.I116]);&quot;&quot;;SUM(['Raw Data'.I116:.J116]))" office:value-type="float" office:value="9.34">
            <text:p>9.34</text:p>
          </table:table-cell>
          <table:table-cell table:formula="oooc:=IF(ISBLANK(['Raw Data'.K116]);&quot;&quot;;SUM(['Raw Data'.K116:.L116]))" office:value-type="float" office:value="9.32">
            <text:p>9.32</text:p>
          </table:table-cell>
          <table:table-cell table:formula="oooc:=IF(ISBLANK(['Raw Data'.M116]);&quot;&quot;;SUM(['Raw Data'.M116:.N116]))" office:value-type="float" office:value="9.35">
            <text:p>9.35</text:p>
          </table:table-cell>
          <table:table-cell table:formula="oooc:=IF(ISBLANK(['Raw Data'.O116]);&quot;&quot;;SUM(['Raw Data'.O116:.P116]))">
            <text:p/>
          </table:table-cell>
          <table:table-cell table:formula="oooc:=IF(ISBLANK(['Raw Data'.Q116]);&quot;&quot;;SUM(['Raw Data'.Q116:.R116]))">
            <text:p/>
          </table:table-cell>
          <table:table-cell table:formula="oooc:=IF(ISBLANK(['Raw Data'.S116]);&quot;&quot;;SUM(['Raw Data'.S116:.T116]))">
            <text:p/>
          </table:table-cell>
          <table:table-cell table:formula="oooc:=IF(ISBLANK(['Raw Data'.U116]);&quot;&quot;;SUM(['Raw Data'.U116:.V116]))">
            <text:p/>
          </table:table-cell>
          <table:table-cell table:formula="oooc:=IF(ISBLANK(['Raw Data'.W116]);&quot;&quot;;SUM(['Raw Data'.W116:.X116]))">
            <text:p/>
          </table:table-cell>
          <table:table-cell table:formula="oooc:=IF(ISBLANK(['Raw Data'.Y116]);&quot;&quot;;SUM(['Raw Data'.Y116:.Z11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24:.P124])" office:value-type="float" office:value="126.391348808072">
            <text:p>126.39</text:p>
          </table:table-cell>
          <table:table-cell table:formula="oooc:=STDEV([.E124:.P124])/SQRT(COUNT([.E124:.P124]))" office:value-type="float" office:value="0.0579728256135018">
            <text:p>0.06</text:p>
          </table:table-cell>
          <table:table-cell table:style-name="ce20" table:formula="oooc:=NORMINV(0.5+(CONF_LIMIT/2);0;[.C124])" office:value-type="float" office:value="0.113624650284485">
            <text:p>± 0.11</text:p>
          </table:table-cell>
          <table:table-cell table:formula="oooc:=IF([.E123]=&quot;&quot;;&quot;&quot;;[.$B$6]/[.E123]/1000)" office:value-type="float" office:value="126.323554603854">
            <text:p>126.32</text:p>
          </table:table-cell>
          <table:table-cell table:formula="oooc:=IF([.F123]=&quot;&quot;;&quot;&quot;;[.$B$6]/[.F123]/1000)" office:value-type="float" office:value="126.458949624866">
            <text:p>126.46</text:p>
          </table:table-cell>
          <table:table-cell table:formula="oooc:=IF([.G123]=&quot;&quot;;&quot;&quot;;[.$B$6]/[.G123]/1000)" office:value-type="float" office:value="126.458949624866">
            <text:p>126.46</text:p>
          </table:table-cell>
          <table:table-cell table:formula="oooc:=IF([.H123]=&quot;&quot;;&quot;&quot;;[.$B$6]/[.H123]/1000)" office:value-type="float" office:value="126.323554603854">
            <text:p>126.32</text:p>
          </table:table-cell>
          <table:table-cell table:formula="oooc:=IF([.I123]=&quot;&quot;;&quot;&quot;;[.$B$6]/[.I123]/1000)" office:value-type="float" office:value="126.594635193133">
            <text:p>126.59</text:p>
          </table:table-cell>
          <table:table-cell table:formula="oooc:=IF([.J123]=&quot;&quot;;&quot;&quot;;[.$B$6]/[.J123]/1000)" office:value-type="float" office:value="126.188449197861">
            <text:p>126.19</text:p>
          </table:table-cell>
          <table:table-cell table:formula="oooc:=IF([.K122]=&quot;&quot;;&quot;&quot;;[.$B$6]/[.K122]/1000)">
            <text:p/>
          </table:table-cell>
          <table:table-cell table:formula="oooc:=IF([.L122]=&quot;&quot;;&quot;&quot;;[.$B$6]/[.L122]/1000)">
            <text:p/>
          </table:table-cell>
          <table:table-cell table:formula="oooc:=IF([.M122]=&quot;&quot;;&quot;&quot;;[.$B$6]/[.M122]/1000)">
            <text:p/>
          </table:table-cell>
          <table:table-cell table:formula="oooc:=IF([.N122]=&quot;&quot;;&quot;&quot;;[.$B$6]/[.N122]/1000)">
            <text:p/>
          </table:table-cell>
          <table:table-cell table:formula="oooc:=IF([.O122]=&quot;&quot;;&quot;&quot;;[.$B$6]/[.O122]/1000)">
            <text:p/>
          </table:table-cell>
          <table:table-cell table:formula="oooc:=IF([.P122]=&quot;&quot;;&quot;&quot;;[.$B$6]/[.P122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unroll-loop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26:.P126])" office:value-type="float" office:value="83.775">
            <text:p>83.78</text:p>
          </table:table-cell>
          <table:table-cell table:formula="oooc:=STDEV([.E126:.P126])/SQRT(COUNT([.E126:.P126]))" office:value-type="float" office:value="0.302795310399617">
            <text:p>0.30</text:p>
          </table:table-cell>
          <table:table-cell table:style-name="ce20" table:formula="oooc:=NORMINV(0.5+(CONF_LIMIT/2);0;[.C126])" office:value-type="float" office:value="0.593467903070876">
            <text:p>± 0.59</text:p>
          </table:table-cell>
          <table:table-cell table:formula="oooc:=IF(ISBLANK(['Raw Data'.C118]);&quot;&quot;;SUM(['Raw Data'.C118:.D120]))" office:value-type="float" office:value="85.25">
            <text:p>85.25</text:p>
          </table:table-cell>
          <table:table-cell table:formula="oooc:=IF(ISBLANK(['Raw Data'.E118]);&quot;&quot;;SUM(['Raw Data'.E118:.F120]))" office:value-type="float" office:value="83.75">
            <text:p>83.75</text:p>
          </table:table-cell>
          <table:table-cell table:formula="oooc:=IF(ISBLANK(['Raw Data'.G118]);&quot;&quot;;SUM(['Raw Data'.G118:.H120]))" office:value-type="float" office:value="83.38">
            <text:p>83.38</text:p>
          </table:table-cell>
          <table:table-cell table:formula="oooc:=IF(ISBLANK(['Raw Data'.I118]);&quot;&quot;;SUM(['Raw Data'.I118:.J120]))" office:value-type="float" office:value="83.6">
            <text:p>83.60</text:p>
          </table:table-cell>
          <table:table-cell table:formula="oooc:=IF(ISBLANK(['Raw Data'.K118]);&quot;&quot;;SUM(['Raw Data'.K118:.L120]))" office:value-type="float" office:value="83.32">
            <text:p>83.32</text:p>
          </table:table-cell>
          <table:table-cell table:formula="oooc:=IF(ISBLANK(['Raw Data'.M118]);&quot;&quot;;SUM(['Raw Data'.M118:.N120]))" office:value-type="float" office:value="83.35">
            <text:p>83.35</text:p>
          </table:table-cell>
          <table:table-cell table:formula="oooc:=IF(ISBLANK(['Raw Data'.O118]);&quot;&quot;;SUM(['Raw Data'.O118:.P120]))">
            <text:p/>
          </table:table-cell>
          <table:table-cell table:formula="oooc:=IF(ISBLANK(['Raw Data'.Q118]);&quot;&quot;;SUM(['Raw Data'.Q118:.R120]))">
            <text:p/>
          </table:table-cell>
          <table:table-cell table:formula="oooc:=IF(ISBLANK(['Raw Data'.S118]);&quot;&quot;;SUM(['Raw Data'.S118:.T120]))">
            <text:p/>
          </table:table-cell>
          <table:table-cell table:formula="oooc:=IF(ISBLANK(['Raw Data'.U118]);&quot;&quot;;SUM(['Raw Data'.U118:.V120]))">
            <text:p/>
          </table:table-cell>
          <table:table-cell table:formula="oooc:=IF(ISBLANK(['Raw Data'.W118]);&quot;&quot;;SUM(['Raw Data'.W118:.X120]))">
            <text:p/>
          </table:table-cell>
          <table:table-cell table:formula="oooc:=IF(ISBLANK(['Raw Data'.Y118]);&quot;&quot;;SUM(['Raw Data'.Y118:.Z12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27:.P127])" office:value-type="float" office:value="9.335">
            <text:p>9.34</text:p>
          </table:table-cell>
          <table:table-cell table:formula="oooc:=STDEV([.E127:.P127])/SQRT(COUNT([.E127:.P127]))" office:value-type="float" office:value="0.00806225774829863">
            <text:p>0.01</text:p>
          </table:table-cell>
          <table:table-cell table:style-name="ce20" table:formula="oooc:=NORMINV(0.5+(CONF_LIMIT/2);0;[.C127])" office:value-type="float" office:value="0.0158017348207443">
            <text:p>± 0.02</text:p>
          </table:table-cell>
          <table:table-cell table:formula="oooc:=IF(ISBLANK(['Raw Data'.C121]);&quot;&quot;;SUM(['Raw Data'.C121:.D121]))" office:value-type="float" office:value="9.3">
            <text:p>9.30</text:p>
          </table:table-cell>
          <table:table-cell table:formula="oooc:=IF(ISBLANK(['Raw Data'.E121]);&quot;&quot;;SUM(['Raw Data'.E121:.F121]))" office:value-type="float" office:value="9.34">
            <text:p>9.34</text:p>
          </table:table-cell>
          <table:table-cell table:formula="oooc:=IF(ISBLANK(['Raw Data'.G121]);&quot;&quot;;SUM(['Raw Data'.G121:.H121]))" office:value-type="float" office:value="9.33">
            <text:p>9.33</text:p>
          </table:table-cell>
          <table:table-cell table:formula="oooc:=IF(ISBLANK(['Raw Data'.I121]);&quot;&quot;;SUM(['Raw Data'.I121:.J121]))" office:value-type="float" office:value="9.36">
            <text:p>9.36</text:p>
          </table:table-cell>
          <table:table-cell table:formula="oooc:=IF(ISBLANK(['Raw Data'.K121]);&quot;&quot;;SUM(['Raw Data'.K121:.L121]))" office:value-type="float" office:value="9.34">
            <text:p>9.34</text:p>
          </table:table-cell>
          <table:table-cell table:formula="oooc:=IF(ISBLANK(['Raw Data'.M121]);&quot;&quot;;SUM(['Raw Data'.M121:.N121]))" office:value-type="float" office:value="9.34">
            <text:p>9.34</text:p>
          </table:table-cell>
          <table:table-cell table:formula="oooc:=IF(ISBLANK(['Raw Data'.O121]);&quot;&quot;;SUM(['Raw Data'.O121:.P121]))">
            <text:p/>
          </table:table-cell>
          <table:table-cell table:formula="oooc:=IF(ISBLANK(['Raw Data'.Q121]);&quot;&quot;;SUM(['Raw Data'.Q121:.R121]))">
            <text:p/>
          </table:table-cell>
          <table:table-cell table:formula="oooc:=IF(ISBLANK(['Raw Data'.S121]);&quot;&quot;;SUM(['Raw Data'.S121:.T121]))">
            <text:p/>
          </table:table-cell>
          <table:table-cell table:formula="oooc:=IF(ISBLANK(['Raw Data'.U121]);&quot;&quot;;SUM(['Raw Data'.U121:.V121]))">
            <text:p/>
          </table:table-cell>
          <table:table-cell table:formula="oooc:=IF(ISBLANK(['Raw Data'.W121]);&quot;&quot;;SUM(['Raw Data'.W121:.X121]))">
            <text:p/>
          </table:table-cell>
          <table:table-cell table:formula="oooc:=IF(ISBLANK(['Raw Data'.Y121]);&quot;&quot;;SUM(['Raw Data'.Y121:.Z12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28:.P128])" office:value-type="float" office:value="126.391687939249">
            <text:p>126.39</text:p>
          </table:table-cell>
          <table:table-cell table:formula="oooc:=STDEV([.E128:.P128])/SQRT(COUNT([.E128:.P128]))" office:value-type="float" office:value="0.109322338774512">
            <text:p>0.11</text:p>
          </table:table-cell>
          <table:table-cell table:style-name="ce20" table:formula="oooc:=NORMINV(0.5+(CONF_LIMIT/2);0;[.C128])" office:value-type="float" office:value="0.21426784670373">
            <text:p>± 0.21</text:p>
          </table:table-cell>
          <table:table-cell table:formula="oooc:=IF([.E127]=&quot;&quot;;&quot;&quot;;[.$B$6]/[.E127]/1000)" office:value-type="float" office:value="126.86688172043">
            <text:p>126.87</text:p>
          </table:table-cell>
          <table:table-cell table:formula="oooc:=IF([.F127]=&quot;&quot;;&quot;&quot;;[.$B$6]/[.F127]/1000)" office:value-type="float" office:value="126.323554603854">
            <text:p>126.32</text:p>
          </table:table-cell>
          <table:table-cell table:formula="oooc:=IF([.G127]=&quot;&quot;;&quot;&quot;;[.$B$6]/[.G127]/1000)" office:value-type="float" office:value="126.458949624866">
            <text:p>126.46</text:p>
          </table:table-cell>
          <table:table-cell table:formula="oooc:=IF([.H127]=&quot;&quot;;&quot;&quot;;[.$B$6]/[.H127]/1000)" office:value-type="float" office:value="126.053632478632">
            <text:p>126.05</text:p>
          </table:table-cell>
          <table:table-cell table:formula="oooc:=IF([.I127]=&quot;&quot;;&quot;&quot;;[.$B$6]/[.I127]/1000)" office:value-type="float" office:value="126.323554603854">
            <text:p>126.32</text:p>
          </table:table-cell>
          <table:table-cell table:formula="oooc:=IF([.J127]=&quot;&quot;;&quot;&quot;;[.$B$6]/[.J127]/1000)" office:value-type="float" office:value="126.323554603854">
            <text:p>126.32</text:p>
          </table:table-cell>
          <table:table-cell table:formula="oooc:=IF([.K127]=&quot;&quot;;&quot;&quot;;[.$B$6]/[.K127]/1000)">
            <text:p/>
          </table:table-cell>
          <table:table-cell table:formula="oooc:=IF([.L127]=&quot;&quot;;&quot;&quot;;[.$B$6]/[.L127]/1000)">
            <text:p/>
          </table:table-cell>
          <table:table-cell table:formula="oooc:=IF([.M127]=&quot;&quot;;&quot;&quot;;[.$B$6]/[.M127]/1000)">
            <text:p/>
          </table:table-cell>
          <table:table-cell table:formula="oooc:=IF([.N127]=&quot;&quot;;&quot;&quot;;[.$B$6]/[.N127]/1000)">
            <text:p/>
          </table:table-cell>
          <table:table-cell table:formula="oooc:=IF([.O127]=&quot;&quot;;&quot;&quot;;[.$B$6]/[.O127]/1000)">
            <text:p/>
          </table:table-cell>
          <table:table-cell table:formula="oooc:=IF([.P127]=&quot;&quot;;&quot;&quot;;[.$B$6]/[.P127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peel-loops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30:.P130])" office:value-type="float" office:value="84.61">
            <text:p>84.61</text:p>
          </table:table-cell>
          <table:table-cell table:formula="oooc:=STDEV([.E130:.P130])/SQRT(COUNT([.E130:.P130]))" office:value-type="float" office:value="1.0352101235981">
            <text:p>1.04</text:p>
          </table:table-cell>
          <table:table-cell table:style-name="ce20" table:formula="oooc:=NORMINV(0.5+(CONF_LIMIT/2);0;[.C130])" office:value-type="float" office:value="2.02897455868354">
            <text:p>± 2.03</text:p>
          </table:table-cell>
          <table:table-cell table:formula="oooc:=IF(ISBLANK(['Raw Data'.C123]);&quot;&quot;;SUM(['Raw Data'.C123:.D125]))" office:value-type="float" office:value="83.95">
            <text:p>83.95</text:p>
          </table:table-cell>
          <table:table-cell table:formula="oooc:=IF(ISBLANK(['Raw Data'.E123]);&quot;&quot;;SUM(['Raw Data'.E123:.F125]))" office:value-type="float" office:value="83.65">
            <text:p>83.65</text:p>
          </table:table-cell>
          <table:table-cell table:formula="oooc:=IF(ISBLANK(['Raw Data'.G123]);&quot;&quot;;SUM(['Raw Data'.G123:.H125]))" office:value-type="float" office:value="83.23">
            <text:p>83.23</text:p>
          </table:table-cell>
          <table:table-cell table:formula="oooc:=IF(ISBLANK(['Raw Data'.I123]);&quot;&quot;;SUM(['Raw Data'.I123:.J125]))" office:value-type="float" office:value="83.7">
            <text:p>83.70</text:p>
          </table:table-cell>
          <table:table-cell table:formula="oooc:=IF(ISBLANK(['Raw Data'.K123]);&quot;&quot;;SUM(['Raw Data'.K123:.L125]))" office:value-type="float" office:value="89.76">
            <text:p>89.76</text:p>
          </table:table-cell>
          <table:table-cell table:formula="oooc:=IF(ISBLANK(['Raw Data'.M123]);&quot;&quot;;SUM(['Raw Data'.M123:.N125]))" office:value-type="float" office:value="83.37">
            <text:p>83.37</text:p>
          </table:table-cell>
          <table:table-cell table:formula="oooc:=IF(ISBLANK(['Raw Data'.O123]);&quot;&quot;;SUM(['Raw Data'.O123:.P125]))">
            <text:p/>
          </table:table-cell>
          <table:table-cell table:formula="oooc:=IF(ISBLANK(['Raw Data'.Q123]);&quot;&quot;;SUM(['Raw Data'.Q123:.R125]))">
            <text:p/>
          </table:table-cell>
          <table:table-cell table:formula="oooc:=IF(ISBLANK(['Raw Data'.S123]);&quot;&quot;;SUM(['Raw Data'.S123:.T125]))">
            <text:p/>
          </table:table-cell>
          <table:table-cell table:formula="oooc:=IF(ISBLANK(['Raw Data'.U123]);&quot;&quot;;SUM(['Raw Data'.U123:.V125]))">
            <text:p/>
          </table:table-cell>
          <table:table-cell table:formula="oooc:=IF(ISBLANK(['Raw Data'.W123]);&quot;&quot;;SUM(['Raw Data'.W123:.X125]))">
            <text:p/>
          </table:table-cell>
          <table:table-cell table:formula="oooc:=IF(ISBLANK(['Raw Data'.Y123]);&quot;&quot;;SUM(['Raw Data'.Y123:.Z125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31:.P131])" office:value-type="float" office:value="9.26666666666667">
            <text:p>9.27</text:p>
          </table:table-cell>
          <table:table-cell table:formula="oooc:=STDEV([.E131:.P131])/SQRT(COUNT([.E131:.P131]))" office:value-type="float" office:value="0.0130809445802324">
            <text:p>0.01</text:p>
          </table:table-cell>
          <table:table-cell table:style-name="ce20" table:formula="oooc:=NORMINV(0.5+(CONF_LIMIT/2);0;[.C131])" office:value-type="float" office:value="0.0256381802610199">
            <text:p>± 0.03</text:p>
          </table:table-cell>
          <table:table-cell table:formula="oooc:=IF(ISBLANK(['Raw Data'.C126]);&quot;&quot;;SUM(['Raw Data'.C126:.D126]))" office:value-type="float" office:value="9.3">
            <text:p>9.30</text:p>
          </table:table-cell>
          <table:table-cell table:formula="oooc:=IF(ISBLANK(['Raw Data'.E126]);&quot;&quot;;SUM(['Raw Data'.E126:.F126]))" office:value-type="float" office:value="9.26">
            <text:p>9.26</text:p>
          </table:table-cell>
          <table:table-cell table:formula="oooc:=IF(ISBLANK(['Raw Data'.G126]);&quot;&quot;;SUM(['Raw Data'.G126:.H126]))" office:value-type="float" office:value="9.3">
            <text:p>9.30</text:p>
          </table:table-cell>
          <table:table-cell table:formula="oooc:=IF(ISBLANK(['Raw Data'.I126]);&quot;&quot;;SUM(['Raw Data'.I126:.J126]))" office:value-type="float" office:value="9.23">
            <text:p>9.23</text:p>
          </table:table-cell>
          <table:table-cell table:formula="oooc:=IF(ISBLANK(['Raw Data'.K126]);&quot;&quot;;SUM(['Raw Data'.K126:.L126]))" office:value-type="float" office:value="9.23">
            <text:p>9.23</text:p>
          </table:table-cell>
          <table:table-cell table:formula="oooc:=IF(ISBLANK(['Raw Data'.M126]);&quot;&quot;;SUM(['Raw Data'.M126:.N126]))" office:value-type="float" office:value="9.28">
            <text:p>9.28</text:p>
          </table:table-cell>
          <table:table-cell table:formula="oooc:=IF(ISBLANK(['Raw Data'.O126]);&quot;&quot;;SUM(['Raw Data'.O126:.P126]))">
            <text:p/>
          </table:table-cell>
          <table:table-cell table:formula="oooc:=IF(ISBLANK(['Raw Data'.Q126]);&quot;&quot;;SUM(['Raw Data'.Q126:.R126]))">
            <text:p/>
          </table:table-cell>
          <table:table-cell table:formula="oooc:=IF(ISBLANK(['Raw Data'.S126]);&quot;&quot;;SUM(['Raw Data'.S126:.T126]))">
            <text:p/>
          </table:table-cell>
          <table:table-cell table:formula="oooc:=IF(ISBLANK(['Raw Data'.U126]);&quot;&quot;;SUM(['Raw Data'.U126:.V126]))">
            <text:p/>
          </table:table-cell>
          <table:table-cell table:formula="oooc:=IF(ISBLANK(['Raw Data'.W126]);&quot;&quot;;SUM(['Raw Data'.W126:.X126]))">
            <text:p/>
          </table:table-cell>
          <table:table-cell table:formula="oooc:=IF(ISBLANK(['Raw Data'.Y126]);&quot;&quot;;SUM(['Raw Data'.Y126:.Z126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32:.P132])" office:value-type="float" office:value="127.324506579789">
            <text:p>127.32</text:p>
          </table:table-cell>
          <table:table-cell table:formula="oooc:=STDEV([.E132:.P132])/SQRT(COUNT([.E132:.P132]))" office:value-type="float" office:value="0.179818733162639">
            <text:p>0.18</text:p>
          </table:table-cell>
          <table:table-cell table:style-name="ce20" table:formula="oooc:=NORMINV(0.5+(CONF_LIMIT/2);0;[.C132])" office:value-type="float" office:value="0.35243824074439">
            <text:p>± 0.35</text:p>
          </table:table-cell>
          <table:table-cell table:formula="oooc:=IF([.E131]=&quot;&quot;;&quot;&quot;;[.$B$6]/[.E131]/1000)" office:value-type="float" office:value="126.86688172043">
            <text:p>126.87</text:p>
          </table:table-cell>
          <table:table-cell table:formula="oooc:=IF([.F131]=&quot;&quot;;&quot;&quot;;[.$B$6]/[.F131]/1000)" office:value-type="float" office:value="127.414902807775">
            <text:p>127.41</text:p>
          </table:table-cell>
          <table:table-cell table:formula="oooc:=IF([.G131]=&quot;&quot;;&quot;&quot;;[.$B$6]/[.G131]/1000)" office:value-type="float" office:value="126.86688172043">
            <text:p>126.87</text:p>
          </table:table-cell>
          <table:table-cell table:formula="oooc:=IF([.H131]=&quot;&quot;;&quot;&quot;;[.$B$6]/[.H131]/1000)" office:value-type="float" office:value="127.829035752979">
            <text:p>127.83</text:p>
          </table:table-cell>
          <table:table-cell table:formula="oooc:=IF([.I131]=&quot;&quot;;&quot;&quot;;[.$B$6]/[.I131]/1000)" office:value-type="float" office:value="127.829035752979">
            <text:p>127.83</text:p>
          </table:table-cell>
          <table:table-cell table:formula="oooc:=IF([.J131]=&quot;&quot;;&quot;&quot;;[.$B$6]/[.J131]/1000)" office:value-type="float" office:value="127.140301724138">
            <text:p>127.14</text:p>
          </table:table-cell>
          <table:table-cell table:formula="oooc:=IF([.K131]=&quot;&quot;;&quot;&quot;;[.$B$6]/[.K131]/1000)">
            <text:p/>
          </table:table-cell>
          <table:table-cell table:formula="oooc:=IF([.L131]=&quot;&quot;;&quot;&quot;;[.$B$6]/[.L131]/1000)">
            <text:p/>
          </table:table-cell>
          <table:table-cell table:formula="oooc:=IF([.M131]=&quot;&quot;;&quot;&quot;;[.$B$6]/[.M131]/1000)">
            <text:p/>
          </table:table-cell>
          <table:table-cell table:formula="oooc:=IF([.N131]=&quot;&quot;;&quot;&quot;;[.$B$6]/[.N131]/1000)">
            <text:p/>
          </table:table-cell>
          <table:table-cell table:formula="oooc:=IF([.O131]=&quot;&quot;;&quot;&quot;;[.$B$6]/[.O131]/1000)">
            <text:p/>
          </table:table-cell>
          <table:table-cell table:formula="oooc:=IF([.P131]=&quot;&quot;;&quot;&quot;;[.$B$6]/[.P131]/1000)">
            <text:p/>
          </table:table-cell>
          <table:table-cell table:number-columns-repeated="240"/>
        </table:table-row>
        <table:table-row table:style-name="ro2">
          <table:table-cell table:style-name="ce3" office:value-type="string">
            <text:p>Add -ftracer</text:p>
          </table:table-cell>
          <table:table-cell table:style-name="ce16" table:number-columns-repeated="15"/>
          <table:table-cell table:style-name="ce25"/>
          <table:table-cell table:style-name="ce3" table:number-columns-repeated="230"/>
          <table:table-cell table:number-columns-repeated="9"/>
        </table:table-row>
        <table:table-row table:style-name="ro2">
          <table:table-cell table:style-name="ce4" office:value-type="string">
            <text:p>Model build time (s)</text:p>
          </table:table-cell>
          <table:table-cell table:formula="oooc:=AVERAGE([.E134:.P134])" office:value-type="float" office:value="85.8733333333333">
            <text:p>85.87</text:p>
          </table:table-cell>
          <table:table-cell table:formula="oooc:=STDEV([.E134:.P134])/SQRT(COUNT([.E134:.P134]))" office:value-type="float" office:value="0.330481130743918">
            <text:p>0.33</text:p>
          </table:table-cell>
          <table:table-cell table:style-name="ce20" table:formula="oooc:=NORMINV(0.5+(CONF_LIMIT/2);0;[.C134])" office:value-type="float" office:value="0.647731113828151">
            <text:p>± 0.65</text:p>
          </table:table-cell>
          <table:table-cell table:formula="oooc:=IF(ISBLANK(['Raw Data'.C128]);&quot;&quot;;SUM(['Raw Data'.C128:.D130]))" office:value-type="float" office:value="86.6">
            <text:p>86.60</text:p>
          </table:table-cell>
          <table:table-cell table:formula="oooc:=IF(ISBLANK(['Raw Data'.E128]);&quot;&quot;;SUM(['Raw Data'.E128:.F130]))" office:value-type="float" office:value="85.39">
            <text:p>85.39</text:p>
          </table:table-cell>
          <table:table-cell table:formula="oooc:=IF(ISBLANK(['Raw Data'.G128]);&quot;&quot;;SUM(['Raw Data'.G128:.H130]))" office:value-type="float" office:value="85.39">
            <text:p>85.39</text:p>
          </table:table-cell>
          <table:table-cell table:formula="oooc:=IF(ISBLANK(['Raw Data'.I128]);&quot;&quot;;SUM(['Raw Data'.I128:.J130]))" office:value-type="float" office:value="85.29">
            <text:p>85.29</text:p>
          </table:table-cell>
          <table:table-cell table:formula="oooc:=IF(ISBLANK(['Raw Data'.K128]);&quot;&quot;;SUM(['Raw Data'.K128:.L130]))" office:value-type="float" office:value="87.18">
            <text:p>87.18</text:p>
          </table:table-cell>
          <table:table-cell table:formula="oooc:=IF(ISBLANK(['Raw Data'.M128]);&quot;&quot;;SUM(['Raw Data'.M128:.N130]))" office:value-type="float" office:value="85.39">
            <text:p>85.39</text:p>
          </table:table-cell>
          <table:table-cell table:formula="oooc:=IF(ISBLANK(['Raw Data'.O128]);&quot;&quot;;SUM(['Raw Data'.O128:.P130]))">
            <text:p/>
          </table:table-cell>
          <table:table-cell table:formula="oooc:=IF(ISBLANK(['Raw Data'.Q128]);&quot;&quot;;SUM(['Raw Data'.Q128:.R130]))">
            <text:p/>
          </table:table-cell>
          <table:table-cell table:formula="oooc:=IF(ISBLANK(['Raw Data'.S128]);&quot;&quot;;SUM(['Raw Data'.S128:.T130]))">
            <text:p/>
          </table:table-cell>
          <table:table-cell table:formula="oooc:=IF(ISBLANK(['Raw Data'.U128]);&quot;&quot;;SUM(['Raw Data'.U128:.V130]))">
            <text:p/>
          </table:table-cell>
          <table:table-cell table:formula="oooc:=IF(ISBLANK(['Raw Data'.W128]);&quot;&quot;;SUM(['Raw Data'.W128:.X130]))">
            <text:p/>
          </table:table-cell>
          <table:table-cell table:formula="oooc:=IF(ISBLANK(['Raw Data'.Y128]);&quot;&quot;;SUM(['Raw Data'.Y128:.Z130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Model run time (s)</text:p>
          </table:table-cell>
          <table:table-cell table:formula="oooc:=AVERAGE([.E135:.P135])" office:value-type="float" office:value="9.12666666666667">
            <text:p>9.13</text:p>
          </table:table-cell>
          <table:table-cell table:formula="oooc:=STDEV([.E135:.P135])/SQRT(COUNT([.E135:.P135]))" office:value-type="float" office:value="0.020110804171998">
            <text:p>0.02</text:p>
          </table:table-cell>
          <table:table-cell table:style-name="ce20" table:formula="oooc:=NORMINV(0.5+(CONF_LIMIT/2);0;[.C135])" office:value-type="float" office:value="0.0394164518772539">
            <text:p>± 0.04</text:p>
          </table:table-cell>
          <table:table-cell table:formula="oooc:=IF(ISBLANK(['Raw Data'.C131]);&quot;&quot;;SUM(['Raw Data'.C131:.D131]))" office:value-type="float" office:value="9.11">
            <text:p>9.11</text:p>
          </table:table-cell>
          <table:table-cell table:formula="oooc:=IF(ISBLANK(['Raw Data'.E131]);&quot;&quot;;SUM(['Raw Data'.E131:.F131]))" office:value-type="float" office:value="9.09">
            <text:p>9.09</text:p>
          </table:table-cell>
          <table:table-cell table:formula="oooc:=IF(ISBLANK(['Raw Data'.G131]);&quot;&quot;;SUM(['Raw Data'.G131:.H131]))" office:value-type="float" office:value="9.14">
            <text:p>9.14</text:p>
          </table:table-cell>
          <table:table-cell table:formula="oooc:=IF(ISBLANK(['Raw Data'.I131]);&quot;&quot;;SUM(['Raw Data'.I131:.J131]))" office:value-type="float" office:value="9.09">
            <text:p>9.09</text:p>
          </table:table-cell>
          <table:table-cell table:formula="oooc:=IF(ISBLANK(['Raw Data'.K131]);&quot;&quot;;SUM(['Raw Data'.K131:.L131]))" office:value-type="float" office:value="9.22">
            <text:p>9.22</text:p>
          </table:table-cell>
          <table:table-cell table:formula="oooc:=IF(ISBLANK(['Raw Data'.M131]);&quot;&quot;;SUM(['Raw Data'.M131:.N131]))" office:value-type="float" office:value="9.11">
            <text:p>9.11</text:p>
          </table:table-cell>
          <table:table-cell table:formula="oooc:=IF(ISBLANK(['Raw Data'.O131]);&quot;&quot;;SUM(['Raw Data'.O131:.P131]))">
            <text:p/>
          </table:table-cell>
          <table:table-cell table:formula="oooc:=IF(ISBLANK(['Raw Data'.Q131]);&quot;&quot;;SUM(['Raw Data'.Q131:.R131]))">
            <text:p/>
          </table:table-cell>
          <table:table-cell table:formula="oooc:=IF(ISBLANK(['Raw Data'.S131]);&quot;&quot;;SUM(['Raw Data'.S131:.T131]))">
            <text:p/>
          </table:table-cell>
          <table:table-cell table:formula="oooc:=IF(ISBLANK(['Raw Data'.U131]);&quot;&quot;;SUM(['Raw Data'.U131:.V131]))">
            <text:p/>
          </table:table-cell>
          <table:table-cell table:formula="oooc:=IF(ISBLANK(['Raw Data'.W131]);&quot;&quot;;SUM(['Raw Data'.W131:.X131]))">
            <text:p/>
          </table:table-cell>
          <table:table-cell table:formula="oooc:=IF(ISBLANK(['Raw Data'.Y131]);&quot;&quot;;SUM(['Raw Data'.Y131:.Z131]))">
            <text:p/>
          </table:table-cell>
          <table:table-cell table:number-columns-repeated="240"/>
        </table:table-row>
        <table:table-row table:style-name="ro2">
          <table:table-cell table:style-name="ce4" office:value-type="string">
            <text:p>Simulation speed (kHz)</text:p>
          </table:table-cell>
          <table:table-cell table:formula="oooc:=AVERAGE([.E136:.P136])" office:value-type="float" office:value="129.279451791449">
            <text:p>129.28</text:p>
          </table:table-cell>
          <table:table-cell table:formula="oooc:=STDEV([.E136:.P136])/SQRT(COUNT([.E136:.P136]))" office:value-type="float" office:value="0.283067201920936">
            <text:p>0.28</text:p>
          </table:table-cell>
          <table:table-cell table:style-name="ce20" table:formula="oooc:=NORMINV(0.5+(CONF_LIMIT/2);0;[.C136])" office:value-type="float" office:value="0.554801520969561">
            <text:p>± 0.55</text:p>
          </table:table-cell>
          <table:table-cell table:formula="oooc:=IF([.E135]=&quot;&quot;;&quot;&quot;;[.$B$6]/[.E135]/1000)" office:value-type="float" office:value="129.512843029638">
            <text:p>129.51</text:p>
          </table:table-cell>
          <table:table-cell table:formula="oooc:=IF([.F135]=&quot;&quot;;&quot;&quot;;[.$B$6]/[.F135]/1000)" office:value-type="float" office:value="129.797799779978">
            <text:p>129.80</text:p>
          </table:table-cell>
          <table:table-cell table:formula="oooc:=IF([.G135]=&quot;&quot;;&quot;&quot;;[.$B$6]/[.G135]/1000)" office:value-type="float" office:value="129.087746170678">
            <text:p>129.09</text:p>
          </table:table-cell>
          <table:table-cell table:formula="oooc:=IF([.H135]=&quot;&quot;;&quot;&quot;;[.$B$6]/[.H135]/1000)" office:value-type="float" office:value="129.797799779978">
            <text:p>129.80</text:p>
          </table:table-cell>
          <table:table-cell table:formula="oooc:=IF([.I135]=&quot;&quot;;&quot;&quot;;[.$B$6]/[.I135]/1000)" office:value-type="float" office:value="127.967678958785">
            <text:p>127.97</text:p>
          </table:table-cell>
          <table:table-cell table:formula="oooc:=IF([.J135]=&quot;&quot;;&quot;&quot;;[.$B$6]/[.J135]/1000)" office:value-type="float" office:value="129.512843029638">
            <text:p>129.51</text:p>
          </table:table-cell>
          <table:table-cell table:formula="oooc:=IF([.K135]=&quot;&quot;;&quot;&quot;;[.$B$6]/[.K135]/1000)">
            <text:p/>
          </table:table-cell>
          <table:table-cell table:formula="oooc:=IF([.L135]=&quot;&quot;;&quot;&quot;;[.$B$6]/[.L135]/1000)">
            <text:p/>
          </table:table-cell>
          <table:table-cell table:formula="oooc:=IF([.M135]=&quot;&quot;;&quot;&quot;;[.$B$6]/[.M135]/1000)">
            <text:p/>
          </table:table-cell>
          <table:table-cell table:formula="oooc:=IF([.N135]=&quot;&quot;;&quot;&quot;;[.$B$6]/[.N135]/1000)">
            <text:p/>
          </table:table-cell>
          <table:table-cell table:formula="oooc:=IF([.O135]=&quot;&quot;;&quot;&quot;;[.$B$6]/[.O135]/1000)">
            <text:p/>
          </table:table-cell>
          <table:table-cell table:formula="oooc:=IF([.P135]=&quot;&quot;;&quot;&quot;;[.$B$6]/[.P135]/1000)">
            <text:p/>
          </table:table-cell>
          <table:table-cell table:number-columns-repeated="240"/>
        </table:table-row>
        <table:table-row table:style-name="ro2" table:number-rows-repeated="653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mand File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ce6"/>
        <table:table-column table:style-name="co4" table:number-columns-repeated="253" table:default-cell-style-name="Default"/>
        <table:table-row table:style-name="ro4">
          <table:table-cell table:style-name="ce2" office:value-type="string">
            <text:p>Run Descriptions</text:p>
          </table:table-cell>
          <table:table-cell table:style-name="ce28"/>
          <table:table-cell table:style-name="ce2" table:number-columns-repeated="253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Descriptions of the command files used for various simulation ru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4">
          <table:table-cell table:style-name="ce2" office:value-type="string">
            <text:p>Icarus Verilog Simulation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/>
        </table:table-row>
        <table:table-row table:style-name="ro2">
          <table:table-cell table:style-name="ce26" office:value-type="string">
            <text:p>Original baseline</text:p>
          </table:table-cell>
          <table:table-cell table:style-name="ce29" office:value-type="string">
            <text:p>Baseline Icarus Verilog simulation. Command file cf-baseline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Verilator baseline command file</text:p>
          </table:table-cell>
          <table:table-cell table:style-name="ce29" office:value-type="string">
            <text:p>Revised baseline Icarus simulation using the verilator command file. Command file cf-baseline-5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Verilator optimized command file</text:p>
          </table:table-cell>
          <table:table-cell table:style-name="ce29" office:value-type="string">
            <text:p>Revised baseline Icarus simulation using the verilator command file. Command file cf-optimized-8.scr</text:p>
          </table:table-cell>
          <table:table-cell table:number-columns-repeated="253"/>
        </table:table-row>
        <table:table-row table:style-name="ro2">
          <table:table-cell table:style-name="ce26"/>
          <table:table-cell table:number-columns-repeated="254"/>
        </table:table-row>
        <table:table-row table:style-name="ro4">
          <table:table-cell table:style-name="ce2" office:value-type="string">
            <text:p>Verilator Simulations Removing Warning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/>
        </table:table-row>
        <table:table-row table:style-name="ro2">
          <table:table-cell table:style-name="ce26" office:value-type="string">
            <text:p>Baseline</text:p>
          </table:table-cell>
          <table:table-cell table:style-name="ce29" office:value-type="string">
            <text:p>Baseline Verilator simulation. Command file cf-baseline-5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CASEX fixed</text:p>
          </table:table-cell>
          <table:table-cell table:style-name="ce29" office:value-type="string">
            <text:p>Optimized Verilator simulation. Command file cf-optimized-1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VARHIDDEN fixed</text:p>
          </table:table-cell>
          <table:table-cell table:style-name="ce29" office:value-type="string">
            <text:p>Optimized Verilator simulation. Command file cf-optimized-2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IMPLICIT fixed</text:p>
          </table:table-cell>
          <table:table-cell table:style-name="ce29" office:value-type="string">
            <text:p>Optimized Verilator simulation. Command file cf-optimized-3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WIDTH fixed</text:p>
          </table:table-cell>
          <table:table-cell table:style-name="ce29" office:value-type="string">
            <text:p>Optimized Verilator simulation. Command file cf-optimized-4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CASEINCOMPLETE fixed</text:p>
          </table:table-cell>
          <table:table-cell table:style-name="ce29" office:value-type="string">
            <text:p>Optimized Verilator simulation. Command file cf-optimized-5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COMBDLY fixed</text:p>
          </table:table-cell>
          <table:table-cell table:style-name="ce29" office:value-type="string">
            <text:p>Optimized Verilator simulation. Command file cf-optimized-6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UNOPTFLAT fixed</text:p>
          </table:table-cell>
          <table:table-cell table:style-name="ce29" office:value-type="string">
            <text:p>Optimized Verilator simulation. Command file cf-optimized-7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SystemVerilog fixed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/>
          <table:table-cell table:number-columns-repeated="254"/>
        </table:table-row>
        <table:table-row table:style-name="ro4">
          <table:table-cell table:style-name="ce2" office:value-type="string">
            <text:p>Verilator Simulations Comparing OPT Flag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/>
        </table:table-row>
        <table:table-row table:style-name="ro2">
          <table:table-cell table:style-name="ce26" office:value-type="string">
            <text:p>OPT_FAST=-O3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OPT_SLOW=-O3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OPT=-O3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/>
          <table:table-cell table:number-columns-repeated="254"/>
        </table:table-row>
        <table:table-row table:style-name="ro4">
          <table:table-cell table:style-name="ce2" office:value-type="string">
            <text:p>Verilator Simulations Companing GCC -O flags</text:p>
          </table:table-cell>
          <table:table-cell table:style-name="ce10"/>
          <table:table-cell table:style-name="ce15" table:number-columns-repeated="12"/>
          <table:table-cell table:style-name="ce2" table:number-columns-repeated="240"/>
          <table:table-cell/>
        </table:table-row>
        <table:table-row table:style-name="ro2">
          <table:table-cell table:style-name="ce26" office:value-type="string">
            <text:p>OPT=-O0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OPT=-O1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OPT=-O2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 office:value-type="string">
            <text:p>OPT=-O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6"/>
          <table:table-cell table:style-name="ce29"/>
          <table:table-cell table:number-columns-repeated="253"/>
        </table:table-row>
        <table:table-row table:style-name="ro4">
          <table:table-cell table:style-name="ce2" office:value-type="string">
            <text:p>Verilator Simulations Comparing -Os Profiling</text:p>
          </table:table-cell>
          <table:table-cell table:number-columns-repeated="254"/>
        </table:table-row>
        <table:table-row table:style-name="ro2">
          <table:table-cell table:style-name="ce27" office:value-type="string">
            <text:p>-fbranch-probabilitie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vpt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unroll-loop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peel-loop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tracer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 table:number-rows-repeated="2">
          <table:table-cell table:style-name="ce26"/>
          <table:table-cell table:number-columns-repeated="254"/>
        </table:table-row>
        <table:table-row table:style-name="ro4">
          <table:table-cell table:style-name="ce2" office:value-type="string">
            <text:p>Verilator Simulations Comparing -O3 Profiling</text:p>
          </table:table-cell>
          <table:table-cell table:number-columns-repeated="254"/>
        </table:table-row>
        <table:table-row table:style-name="ro2">
          <table:table-cell table:style-name="ce27" office:value-type="string">
            <text:p>-fbranch-probabilitie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vpt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unroll-loop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peel-loops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add -ftracer</text:p>
          </table:table-cell>
          <table:table-cell table:style-name="ce29" office:value-type="string">
            <text:p>Optimized Verilator simulation. Command file cf-optimized-8.scr</text:p>
          </table:table-cell>
          <table:table-cell table:number-columns-repeated="253"/>
        </table:table-row>
        <table:table-row table:style-name="ro2" table:number-rows-repeated="6549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Data Analysi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4" table:number-columns-repeated="243" table:default-cell-style-name="Default"/>
        <table:table-row table:style-name="ro4">
          <table:table-cell table:style-name="ce2" office:value-type="string">
            <text:p>Dhrystone Simulation for Application Note: Summary</text:p>
          </table:table-cell>
          <table:table-cell table:style-name="ce28"/>
          <table:table-cell table:style-name="ce2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 table:style-name="ce4" office:value-type="string">
            <text:p>Summary of data with graphical analysis</text:p>
          </table:table-cell>
          <table:table-cell table:style-name="ce29"/>
          <table:table-cell table:style-name="ce4" table:number-columns-repeated="250"/>
        </table:table-row>
        <table:table-row table:style-name="ro2">
          <table:table-cell table:number-columns-repeated="252"/>
        </table:table-row>
        <table:table-row table:style-name="ro2">
          <table:table-cell office:value-type="string">
            <text:p>Clock cyles</text:p>
          </table:table-cell>
          <table:table-cell table:formula="oooc:=['Command Files'.B#REF!]" office:value-type="float" office:value="0">
            <text:p>#REF!</text:p>
          </table:table-cell>
          <table:table-cell table:number-columns-repeated="250"/>
        </table:table-row>
        <table:table-row table:style-name="ro2">
          <table:table-cell office:value-type="string">
            <text:p>95%ile time variation</text:p>
          </table:table-cell>
          <table:table-cell table:style-name="ce36" table:formula="oooc:=[#REF!.L329]" office:value-type="float" office:value="0">
            <text:p>#REF!</text:p>
          </table:table-cell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5">
          <table:table-cell table:style-name="ce30" office:value-type="string">
            <text:p>Icarus Verilog Simulation</text:p>
          </table:table-cell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9" office:value-type="string" table:number-columns-spanned="2" table:number-rows-spanned="1">
            <text:p>Elaboration</text:p>
          </table:table-cell>
          <table:covered-table-cell/>
          <table:table-cell table:style-name="ce9" office:value-type="string" table:number-columns-spanned="2" table:number-rows-spanned="1">
            <text:p>Simulatio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table:style-name="ce26" office:value-type="string">
            <text:p>Original baseline</text:p>
          </table:table-cell>
          <table:table-cell table:style-name="ce36" table:formula="oooc:=['Processed Data'.B12]" office:value-type="float" office:value="1.78166666666667">
            <text:p>1.78 s</text:p>
          </table:table-cell>
          <table:table-cell table:style-name="ce49" table:formula="oooc:=['Processed Data'.D12]" office:value-type="float" office:value="0.00935413787370355">
            <text:p>± 0.01 s</text:p>
          </table:table-cell>
          <table:table-cell table:style-name="ce36" table:formula="oooc:=['Processed Data'.B13]" office:value-type="float" office:value="796.841666666667">
            <text:p>796.84 s</text:p>
          </table:table-cell>
          <table:table-cell table:style-name="ce49" table:formula="oooc:=['Processed Data'.D13]" office:value-type="float" office:value="9.15886985055869">
            <text:p>± 9.16 s</text:p>
          </table:table-cell>
          <table:table-cell table:style-name="ce55" table:formula="oooc:=['Processed Data'.B14]" office:value-type="float" office:value="1.48092738007273">
            <text:p>1.48 kHz</text:p>
          </table:table-cell>
          <table:table-cell table:style-name="ce58" table:formula="oooc:=['Processed Data'.D14]" office:value-type="float" office:value="0.0169994144474279">
            <text:p>± 0.02 kHz</text:p>
          </table:table-cell>
          <table:table-cell table:number-columns-repeated="245"/>
        </table:table-row>
        <table:table-row table:style-name="ro2">
          <table:table-cell table:style-name="ce26" office:value-type="string">
            <text:p>Verilator baseline command file</text:p>
          </table:table-cell>
          <table:table-cell table:style-name="ce36" table:formula="oooc:=['Processed Data'.B16]" office:value-type="float" office:value="1.77333333333333">
            <text:p>1.77 s</text:p>
          </table:table-cell>
          <table:table-cell table:style-name="ce49" table:formula="oooc:=['Processed Data'.D16]" office:value-type="float" office:value="0.0109321567954074">
            <text:p>± 0.01 s</text:p>
          </table:table-cell>
          <table:table-cell table:style-name="ce36" table:formula="oooc:=['Processed Data'.B17]" office:value-type="float" office:value="793.326666666667">
            <text:p>793.33 s</text:p>
          </table:table-cell>
          <table:table-cell table:style-name="ce49" table:formula="oooc:=['Processed Data'.D17]" office:value-type="float" office:value="6.48124788565014">
            <text:p>± 6.48 s</text:p>
          </table:table-cell>
          <table:table-cell table:style-name="ce55" table:formula="oooc:=['Processed Data'.B18]" office:value-type="float" office:value="1.48736177170534">
            <text:p>1.49 kHz</text:p>
          </table:table-cell>
          <table:table-cell table:style-name="ce58" table:formula="oooc:=['Processed Data'.D18]" office:value-type="float" office:value="0.0120625217436621">
            <text:p>± 0.01 kHz</text:p>
          </table:table-cell>
          <table:table-cell table:number-columns-repeated="245"/>
        </table:table-row>
        <table:table-row table:style-name="ro2">
          <table:table-cell table:style-name="ce26" office:value-type="string">
            <text:p>Verilator optimized command file</text:p>
          </table:table-cell>
          <table:table-cell table:style-name="ce36" table:formula="oooc:=['Processed Data'.B20]" office:value-type="float" office:value="1.78">
            <text:p>1.78 s</text:p>
          </table:table-cell>
          <table:table-cell table:style-name="ce49" table:formula="oooc:=['Processed Data'.D20]" office:value-type="float" office:value="0.0182462717048394">
            <text:p>± 0.02 s</text:p>
          </table:table-cell>
          <table:table-cell table:style-name="ce36" table:formula="oooc:=['Processed Data'.B21]" office:value-type="float" office:value="803.388333333333">
            <text:p>803.39 s</text:p>
          </table:table-cell>
          <table:table-cell table:style-name="ce49" table:formula="oooc:=['Processed Data'.D21]" office:value-type="float" office:value="23.2508280897141">
            <text:p>± 23.25 s</text:p>
          </table:table-cell>
          <table:table-cell table:style-name="ce55" table:formula="oooc:=['Processed Data'.B22]" office:value-type="float" office:value="1.4701795159436">
            <text:p>1.47 kHz</text:p>
          </table:table-cell>
          <table:table-cell table:style-name="ce58" table:formula="oooc:=['Processed Data'.D22]" office:value-type="float" office:value="0.0417545162780547">
            <text:p>± 0.04 kHz</text:p>
          </table:table-cell>
          <table:table-cell table:number-columns-repeated="245"/>
        </table:table-row>
        <table:table-row table:style-name="ro2">
          <table:table-cell>
            <draw:frame table:end-cell-address="'Data Analysis'.H36" table:end-x="0.128cm" table:end-y="0.013cm" draw:z-index="0" draw:style-name="gr1" svg:width="17.862cm" svg:height="8.759cm" svg:x="0cm" svg:y="0.369cm">
              <draw:object draw:notify-on-update-of-ranges="'Data Analysis'.A12:'Data Analysis'.A14 'Data Analysis'.B10:'Data Analysis'.B10 'Data Analysis'.B12:'Data Analysis'.B14 'Data Analysis'.D10:'Data Analysis'.D10 'Data Analysis'.D12:'Data Analysis'.D1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number-columns-repeated="247"/>
        </table:table-row>
        <table:table-row table:style-name="ro2" table:number-rows-repeated="21">
          <table:table-cell/>
          <table:table-cell table:style-name="ce36"/>
          <table:table-cell table:style-name="ce50"/>
          <table:table-cell table:style-name="ce36"/>
          <table:table-cell table:style-name="ce50"/>
          <table:table-cell table:number-columns-repeated="247"/>
        </table:table-row>
        <table:table-row table:style-name="ro2">
          <table:table-cell>
            <draw:frame table:end-cell-address="'Data Analysis'.H56" table:end-x="0.155cm" table:end-y="0.393cm" draw:z-index="2" draw:style-name="gr1" svg:width="17.783cm" svg:height="8.552cm" svg:x="0.106cm" svg:y="0.088cm">
              <draw:object draw:notify-on-update-of-ranges="'Data Analysis'.A12:'Data Analysis'.A14 'Data Analysis'.F10:'Data Analysis'.F10 'Data Analysis'.F12:'Data Analysis'.F1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36"/>
          <table:table-cell table:style-name="ce50"/>
          <table:table-cell table:style-name="ce36"/>
          <table:table-cell table:style-name="ce50"/>
          <table:table-cell table:number-columns-repeated="247"/>
        </table:table-row>
        <table:table-row table:style-name="ro2" table:number-rows-repeated="21">
          <table:table-cell/>
          <table:table-cell table:style-name="ce36"/>
          <table:table-cell table:style-name="ce50"/>
          <table:table-cell table:style-name="ce36"/>
          <table:table-cell table:style-name="ce50"/>
          <table:table-cell table:number-columns-repeated="247"/>
        </table:table-row>
        <table:table-row table:style-name="ro6">
          <table:table-cell table:style-name="ce30" office:value-type="string">
            <text:p>Verilator Language Fixes</text:p>
          </table:table-cell>
          <table:table-cell table:style-name="ce37"/>
          <table:table-cell table:style-name="ce30" table:number-columns-repeated="250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9" office:value-type="string" table:number-columns-spanned="2" table:number-rows-spanned="1">
            <text:p>Model Build</text:p>
          </table:table-cell>
          <table:covered-table-cell/>
          <table:table-cell table:style-name="ce9" office:value-type="string" table:number-columns-spanned="2" table:number-rows-spanned="1">
            <text:p>Model Ru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office:value-type="string">
            <text:p>Baseline</text:p>
          </table:table-cell>
          <table:table-cell table:style-name="ce36" table:formula="oooc:=['Processed Data'.B26]" office:value-type="float" office:value="13.9433333333333">
            <text:p>13.94 s</text:p>
          </table:table-cell>
          <table:table-cell table:style-name="ce49" table:formula="oooc:=['Processed Data'.D26]" office:value-type="float" office:value="0.112553443008793">
            <text:p>± 0.11 s</text:p>
          </table:table-cell>
          <table:table-cell table:style-name="ce36" table:formula="oooc:=['Processed Data'.B27]" office:value-type="float" office:value="27.6683333333333">
            <text:p>27.67 s</text:p>
          </table:table-cell>
          <table:table-cell table:style-name="ce49" table:formula="oooc:=['Processed Data'.D27]" office:value-type="float" office:value="0.513231621386685">
            <text:p>± 0.51 s</text:p>
          </table:table-cell>
          <table:table-cell table:style-name="ce55" table:formula="oooc:=['Processed Data'.B28]" office:value-type="float" office:value="42.661473097071">
            <text:p>42.66 kHz</text:p>
          </table:table-cell>
          <table:table-cell table:style-name="ce58" table:formula="oooc:=['Processed Data'.D28]" office:value-type="float" office:value="0.763256473029654">
            <text:p>± 0.76 kHz</text:p>
          </table:table-cell>
          <table:table-cell table:number-columns-repeated="245"/>
        </table:table-row>
        <table:table-row table:style-name="ro2">
          <table:table-cell office:value-type="string">
            <text:p>CASEX fixed</text:p>
          </table:table-cell>
          <table:table-cell table:style-name="ce36" table:formula="oooc:=['Processed Data'.B30]" office:value-type="float" office:value="13.9133333333333">
            <text:p>13.91 s</text:p>
          </table:table-cell>
          <table:table-cell table:style-name="ce49" table:formula="oooc:=['Processed Data'.D30]" office:value-type="float" office:value="0.0890532330740668">
            <text:p>± 0.09 s</text:p>
          </table:table-cell>
          <table:table-cell table:style-name="ce36" table:formula="oooc:=['Processed Data'.B31]" office:value-type="float" office:value="27.5933333333333">
            <text:p>27.59 s</text:p>
          </table:table-cell>
          <table:table-cell table:style-name="ce49" table:formula="oooc:=['Processed Data'.D31]" office:value-type="float" office:value="0.283243240566139">
            <text:p>± 0.28 s</text:p>
          </table:table-cell>
          <table:table-cell table:style-name="ce55" table:formula="oooc:=['Processed Data'.B32]" office:value-type="float" office:value="42.7647425575077">
            <text:p>42.76 kHz</text:p>
          </table:table-cell>
          <table:table-cell table:style-name="ce58" table:formula="oooc:=['Processed Data'.D32]" office:value-type="float" office:value="0.433464367207369">
            <text:p>± 0.43 kHz</text:p>
          </table:table-cell>
          <table:table-cell table:number-columns-repeated="245"/>
        </table:table-row>
        <table:table-row table:style-name="ro2">
          <table:table-cell office:value-type="string">
            <text:p>VARHIDDEN fixed</text:p>
          </table:table-cell>
          <table:table-cell table:style-name="ce36" table:formula="oooc:=['Processed Data'.B34]" office:value-type="float" office:value="13.905">
            <text:p>13.91 s</text:p>
          </table:table-cell>
          <table:table-cell table:style-name="ce49" table:formula="oooc:=['Processed Data'.D34]" office:value-type="float" office:value="0.0879075347223607">
            <text:p>± 0.09 s</text:p>
          </table:table-cell>
          <table:table-cell table:style-name="ce36" table:formula="oooc:=['Processed Data'.B35]" office:value-type="float" office:value="27.6583333333333">
            <text:p>27.66 s</text:p>
          </table:table-cell>
          <table:table-cell table:style-name="ce49" table:formula="oooc:=['Processed Data'.D35]" office:value-type="float" office:value="0.25691814505494">
            <text:p>± 0.26 s</text:p>
          </table:table-cell>
          <table:table-cell table:style-name="ce55" table:formula="oooc:=['Processed Data'.B36]" office:value-type="float" office:value="42.6632130750053">
            <text:p>42.66 kHz</text:p>
          </table:table-cell>
          <table:table-cell table:style-name="ce58" table:formula="oooc:=['Processed Data'.D36]" office:value-type="float" office:value="0.392858085206736">
            <text:p>± 0.39 kHz</text:p>
          </table:table-cell>
          <table:table-cell table:number-columns-repeated="245"/>
        </table:table-row>
        <table:table-row table:style-name="ro2">
          <table:table-cell office:value-type="string">
            <text:p>IMPLICIT fixed</text:p>
          </table:table-cell>
          <table:table-cell table:style-name="ce36" table:formula="oooc:=['Processed Data'.B38]" office:value-type="float" office:value="13.89">
            <text:p>13.89 s</text:p>
          </table:table-cell>
          <table:table-cell table:style-name="ce49" table:formula="oooc:=['Processed Data'.D38]" office:value-type="float" office:value="0.102469446388817">
            <text:p>± 0.10 s</text:p>
          </table:table-cell>
          <table:table-cell table:style-name="ce36" table:formula="oooc:=['Processed Data'.B39]" office:value-type="float" office:value="27.7666666666667">
            <text:p>27.77 s</text:p>
          </table:table-cell>
          <table:table-cell table:style-name="ce49" table:formula="oooc:=['Processed Data'.D39]" office:value-type="float" office:value="0.331331188571618">
            <text:p>± 0.33 s</text:p>
          </table:table-cell>
          <table:table-cell table:style-name="ce55" table:formula="oooc:=['Processed Data'.B40]" office:value-type="float" office:value="42.4998336424209">
            <text:p>42.50 kHz</text:p>
          </table:table-cell>
          <table:table-cell table:style-name="ce58" table:formula="oooc:=['Processed Data'.D40]" office:value-type="float" office:value="0.502522451690558">
            <text:p>± 0.50 kHz</text:p>
          </table:table-cell>
          <table:table-cell table:number-columns-repeated="245"/>
        </table:table-row>
        <table:table-row table:style-name="ro2">
          <table:table-cell office:value-type="string">
            <text:p>WIDTH fixed</text:p>
          </table:table-cell>
          <table:table-cell table:style-name="ce36" table:formula="oooc:=['Processed Data'.B42]" office:value-type="float" office:value="13.9233333333333">
            <text:p>13.92 s</text:p>
          </table:table-cell>
          <table:table-cell table:style-name="ce49" table:formula="oooc:=['Processed Data'.D42]" office:value-type="float" office:value="0.134527095163198">
            <text:p>± 0.13 s</text:p>
          </table:table-cell>
          <table:table-cell table:style-name="ce36" table:formula="oooc:=['Processed Data'.B43]" office:value-type="float" office:value="27.4116666666667">
            <text:p>27.41 s</text:p>
          </table:table-cell>
          <table:table-cell table:style-name="ce49" table:formula="oooc:=['Processed Data'.D43]" office:value-type="float" office:value="0.0376723455583478">
            <text:p>± 0.04 s</text:p>
          </table:table-cell>
          <table:table-cell table:style-name="ce55" table:formula="oooc:=['Processed Data'.B44]" office:value-type="float" office:value="43.0424358527925">
            <text:p>43.04 kHz</text:p>
          </table:table-cell>
          <table:table-cell table:style-name="ce58" table:formula="oooc:=['Processed Data'.D44]" office:value-type="float" office:value="0.059226803942686">
            <text:p>± 0.06 kHz</text:p>
          </table:table-cell>
          <table:table-cell table:number-columns-repeated="245"/>
        </table:table-row>
        <table:table-row table:style-name="ro2">
          <table:table-cell office:value-type="string">
            <text:p>CASEINCOMPLETE fixed</text:p>
          </table:table-cell>
          <table:table-cell table:style-name="ce36" table:formula="oooc:=['Processed Data'.B46]" office:value-type="float" office:value="13.9316666666667">
            <text:p>13.93 s</text:p>
          </table:table-cell>
          <table:table-cell table:style-name="ce49" table:formula="oooc:=['Processed Data'.D46]" office:value-type="float" office:value="0.169164813334162">
            <text:p>± 0.17 s</text:p>
          </table:table-cell>
          <table:table-cell table:style-name="ce36" table:formula="oooc:=['Processed Data'.B47]" office:value-type="float" office:value="27.2433333333333">
            <text:p>27.24 s</text:p>
          </table:table-cell>
          <table:table-cell table:style-name="ce49" table:formula="oooc:=['Processed Data'.D47]" office:value-type="float" office:value="0.0873107187880649">
            <text:p>± 0.09 s</text:p>
          </table:table-cell>
          <table:table-cell table:style-name="ce55" table:formula="oooc:=['Processed Data'.B48]" office:value-type="float" office:value="43.3088609379719">
            <text:p>43.31 kHz</text:p>
          </table:table-cell>
          <table:table-cell table:style-name="ce58" table:formula="oooc:=['Processed Data'.D48]" office:value-type="float" office:value="0.13845982375841">
            <text:p>± 0.14 kHz</text:p>
          </table:table-cell>
          <table:table-cell table:number-columns-repeated="245"/>
        </table:table-row>
        <table:table-row table:style-name="ro2">
          <table:table-cell office:value-type="string">
            <text:p>COMBDLY fixed</text:p>
          </table:table-cell>
          <table:table-cell table:style-name="ce36" table:formula="oooc:=['Processed Data'.B50]" office:value-type="float" office:value="13.9183333333333">
            <text:p>13.92 s</text:p>
          </table:table-cell>
          <table:table-cell table:style-name="ce49" table:formula="oooc:=['Processed Data'.D50]" office:value-type="float" office:value="0.170145997606493">
            <text:p>± 0.17 s</text:p>
          </table:table-cell>
          <table:table-cell table:style-name="ce36" table:formula="oooc:=['Processed Data'.B51]" office:value-type="float" office:value="27.3183333333333">
            <text:p>27.32 s</text:p>
          </table:table-cell>
          <table:table-cell table:style-name="ce49" table:formula="oooc:=['Processed Data'.D51]" office:value-type="float" office:value="0.27890393861555">
            <text:p>± 0.28 s</text:p>
          </table:table-cell>
          <table:table-cell table:style-name="ce55" table:formula="oooc:=['Processed Data'.B52]" office:value-type="float" office:value="43.1951552763733">
            <text:p>43.20 kHz</text:p>
          </table:table-cell>
          <table:table-cell table:style-name="ce58" table:formula="oooc:=['Processed Data'.D52]" office:value-type="float" office:value="0.43428966422309">
            <text:p>± 0.43 kHz</text:p>
          </table:table-cell>
          <table:table-cell table:number-columns-repeated="245"/>
        </table:table-row>
        <table:table-row table:style-name="ro2">
          <table:table-cell office:value-type="string">
            <text:p>UNOPTFLAT fixed</text:p>
          </table:table-cell>
          <table:table-cell table:style-name="ce36" table:formula="oooc:=['Processed Data'.B54]" office:value-type="float" office:value="13.9533333333333">
            <text:p>13.95 s</text:p>
          </table:table-cell>
          <table:table-cell table:style-name="ce49" table:formula="oooc:=['Processed Data'.D54]" office:value-type="float" office:value="0.149922654687806">
            <text:p>± 0.15 s</text:p>
          </table:table-cell>
          <table:table-cell table:style-name="ce36" table:formula="oooc:=['Processed Data'.B55]" office:value-type="float" office:value="25.0733333333333">
            <text:p>25.07 s</text:p>
          </table:table-cell>
          <table:table-cell table:style-name="ce49" table:formula="oooc:=['Processed Data'.D55]" office:value-type="float" office:value="0.281701974896136">
            <text:p>± 0.28 s</text:p>
          </table:table-cell>
          <table:table-cell table:style-name="ce55" table:formula="oooc:=['Processed Data'.B56]" office:value-type="float" office:value="47.0641175967313">
            <text:p>47.06 kHz</text:p>
          </table:table-cell>
          <table:table-cell table:style-name="ce58" table:formula="oooc:=['Processed Data'.D56]" office:value-type="float" office:value="0.524499082501571">
            <text:p>± 0.52 kHz</text:p>
          </table:table-cell>
          <table:table-cell table:number-columns-repeated="245"/>
        </table:table-row>
        <table:table-row table:style-name="ro2">
          <table:table-cell office:value-type="string">
            <text:p>SystemVerilog fixed</text:p>
          </table:table-cell>
          <table:table-cell table:style-name="ce36" table:formula="oooc:=['Processed Data'.B58]" office:value-type="float" office:value="13.9083333333333">
            <text:p>13.91 s</text:p>
          </table:table-cell>
          <table:table-cell table:style-name="ce49" table:formula="oooc:=['Processed Data'.D58]" office:value-type="float" office:value="0.122443293485815">
            <text:p>± 0.12 s</text:p>
          </table:table-cell>
          <table:table-cell table:style-name="ce36" table:formula="oooc:=['Processed Data'.B59]" office:value-type="float" office:value="24.845">
            <text:p>24.85 s</text:p>
          </table:table-cell>
          <table:table-cell table:style-name="ce49" table:formula="oooc:=['Processed Data'.D59]" office:value-type="float" office:value="0.153724995295614">
            <text:p>± 0.15 s</text:p>
          </table:table-cell>
          <table:table-cell table:style-name="ce55" table:formula="oooc:=['Processed Data'.B60]" office:value-type="float" office:value="47.4912700032202">
            <text:p>47.49 kHz</text:p>
          </table:table-cell>
          <table:table-cell table:style-name="ce58" table:formula="oooc:=['Processed Data'.D60]" office:value-type="float" office:value="0.292895683427972">
            <text:p>± 0.29 kHz</text:p>
          </table:table-cell>
          <table:table-cell table:number-columns-repeated="245"/>
        </table:table-row>
        <table:table-row table:style-name="ro2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>
            <draw:frame table:end-cell-address="'Data Analysis'.H92" table:end-x="0.032cm" table:end-y="0.42cm" draw:z-index="1" draw:style-name="gr1" svg:width="17.765cm" svg:height="8.653cm" svg:x="0.001cm" svg:y="0.014cm">
              <draw:object draw:notify-on-update-of-ranges="'Data Analysis'.A63:'Data Analysis'.A71 'Data Analysis'.B61:'Data Analysis'.B61 'Data Analysis'.B63:'Data Analysis'.B71 'Data Analysis'.D61:'Data Analysis'.D61 'Data Analysis'.D63:'Data Analysis'.D7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39" table:number-columns-repeated="2"/>
          <table:table-cell table:number-columns-repeated="249"/>
        </table:table-row>
        <table:table-row table:style-name="ro2" table:number-rows-repeated="19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>
            <draw:frame table:end-cell-address="'Data Analysis'.H113" table:end-x="0.476cm" table:end-y="0.014cm" draw:z-index="3" draw:style-name="gr1" svg:width="18.21cm" svg:height="8.266cm" svg:x="0cm" svg:y="0.429cm">
              <draw:object draw:notify-on-update-of-ranges="'Data Analysis'.A63:'Data Analysis'.A71 'Data Analysis'.F61:'Data Analysis'.F61 'Data Analysis'.F63:'Data Analysis'.F7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ce39" table:number-columns-repeated="2"/>
          <table:table-cell table:number-columns-repeated="249"/>
        </table:table-row>
        <table:table-row table:style-name="ro2" table:number-rows-repeated="20">
          <table:table-cell/>
          <table:table-cell table:style-name="ce39" table:number-columns-repeated="2"/>
          <table:table-cell table:number-columns-repeated="249"/>
        </table:table-row>
        <table:table-row table:style-name="ro6">
          <table:table-cell table:style-name="ce30" office:value-type="string">
            <text:p>Verilator OPT Flag Comparison</text:p>
          </table:table-cell>
          <table:table-cell table:style-name="ce40"/>
          <table:table-cell table:style-name="ce30"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9" office:value-type="string" table:number-columns-spanned="2" table:number-rows-spanned="1">
            <text:p>Model Build</text:p>
          </table:table-cell>
          <table:covered-table-cell/>
          <table:table-cell table:style-name="ce9" office:value-type="string" table:number-columns-spanned="2" table:number-rows-spanned="1">
            <text:p>Model Ru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office:value-type="string">
            <text:p>No optimization</text:p>
          </table:table-cell>
          <table:table-cell table:style-name="ce36" table:formula="oooc:=['Processed Data'.B58]" office:value-type="float" office:value="13.9083333333333">
            <text:p>13.91 s</text:p>
          </table:table-cell>
          <table:table-cell table:style-name="ce49" table:formula="oooc:=['Processed Data'.D58]" office:value-type="float" office:value="0.122443293485815">
            <text:p>± 0.12 s</text:p>
          </table:table-cell>
          <table:table-cell table:style-name="ce36" table:formula="oooc:=['Processed Data'.B59]" office:value-type="float" office:value="24.845">
            <text:p>24.85 s</text:p>
          </table:table-cell>
          <table:table-cell table:style-name="ce49" table:formula="oooc:=['Processed Data'.D59]" office:value-type="float" office:value="0.153724995295614">
            <text:p>± 0.15 s</text:p>
          </table:table-cell>
          <table:table-cell table:style-name="ce55" table:formula="oooc:=['Processed Data'.B60]" office:value-type="float" office:value="47.4912700032202">
            <text:p>47.49 kHz</text:p>
          </table:table-cell>
          <table:table-cell table:style-name="ce58" table:formula="oooc:=['Processed Data'.D60]" office:value-type="float" office:value="0.292895683427972">
            <text:p>± 0.29 kHz</text:p>
          </table:table-cell>
          <table:table-cell table:number-columns-repeated="245"/>
        </table:table-row>
        <table:table-row table:style-name="ro2">
          <table:table-cell office:value-type="string">
            <text:p>OPT_FAST=-O3</text:p>
          </table:table-cell>
          <table:table-cell table:style-name="ce36" table:formula="oooc:=['Processed Data'.B64]" office:value-type="float" office:value="33.7766666666667">
            <text:p>33.78 s</text:p>
          </table:table-cell>
          <table:table-cell table:style-name="ce49" table:formula="oooc:=['Processed Data'.D64]" office:value-type="float" office:value="0.494016343015367">
            <text:p>± 0.49 s</text:p>
          </table:table-cell>
          <table:table-cell table:style-name="ce36" table:formula="oooc:=['Processed Data'.B65]" office:value-type="float" office:value="12.3533333333333">
            <text:p>12.35 s</text:p>
          </table:table-cell>
          <table:table-cell table:style-name="ce49" table:formula="oooc:=['Processed Data'.D65]" office:value-type="float" office:value="0.0541902376267326">
            <text:p>± 0.05 s</text:p>
          </table:table-cell>
          <table:table-cell table:style-name="ce55" table:formula="oooc:=['Processed Data'.B66]" office:value-type="float" office:value="95.5119841764665">
            <text:p>95.51 kHz</text:p>
          </table:table-cell>
          <table:table-cell table:style-name="ce58" table:formula="oooc:=['Processed Data'.D66]" office:value-type="float" office:value="0.416513768236823">
            <text:p>± 0.42 kHz</text:p>
          </table:table-cell>
          <table:table-cell table:number-columns-repeated="245"/>
        </table:table-row>
        <table:table-row table:style-name="ro2">
          <table:table-cell office:value-type="string">
            <text:p>OPT_SLOW=-O3</text:p>
          </table:table-cell>
          <table:table-cell table:style-name="ce36" table:formula="oooc:=['Processed Data'.B68]" office:value-type="float" office:value="14.195">
            <text:p>14.20 s</text:p>
          </table:table-cell>
          <table:table-cell table:style-name="ce49" table:formula="oooc:=['Processed Data'.D68]" office:value-type="float" office:value="0.199412891322382">
            <text:p>± 0.20 s</text:p>
          </table:table-cell>
          <table:table-cell table:style-name="ce36" table:formula="oooc:=['Processed Data'.B69]" office:value-type="float" office:value="25.3516666666667">
            <text:p>25.35 s</text:p>
          </table:table-cell>
          <table:table-cell table:style-name="ce49" table:formula="oooc:=['Processed Data'.D69]" office:value-type="float" office:value="0.678789541517104">
            <text:p>± 0.68 s</text:p>
          </table:table-cell>
          <table:table-cell table:style-name="ce55" table:formula="oooc:=['Processed Data'.B70]" office:value-type="float" office:value="46.5810523230906">
            <text:p>46.58 kHz</text:p>
          </table:table-cell>
          <table:table-cell table:style-name="ce58" table:formula="oooc:=['Processed Data'.D70]" office:value-type="float" office:value="1.18315737334583">
            <text:p>± 1.18 kHz</text:p>
          </table:table-cell>
          <table:table-cell table:number-columns-repeated="245"/>
        </table:table-row>
        <table:table-row table:style-name="ro2">
          <table:table-cell office:value-type="string">
            <text:p>OPT=-O3</text:p>
          </table:table-cell>
          <table:table-cell table:style-name="ce36" table:formula="oooc:=['Processed Data'.B72]" office:value-type="float" office:value="35.345">
            <text:p>35.35 s</text:p>
          </table:table-cell>
          <table:table-cell table:style-name="ce49" table:formula="oooc:=['Processed Data'.D72]" office:value-type="float" office:value="0.350978189796747">
            <text:p>± 0.35 s</text:p>
          </table:table-cell>
          <table:table-cell table:style-name="ce36" table:formula="oooc:=['Processed Data'.B73]" office:value-type="float" office:value="12.3875">
            <text:p>12.39 s</text:p>
          </table:table-cell>
          <table:table-cell table:style-name="ce49" table:formula="oooc:=['Processed Data'.D73]" office:value-type="float" office:value="0.0169093691335557">
            <text:p>± 0.02 s</text:p>
          </table:table-cell>
          <table:table-cell table:style-name="ce55" table:formula="oooc:=['Processed Data'.B74]" office:value-type="float" office:value="95.2466824139221">
            <text:p>95.25 kHz</text:p>
          </table:table-cell>
          <table:table-cell table:style-name="ce58" table:formula="oooc:=['Processed Data'.D74]" office:value-type="float" office:value="0.129666279677006">
            <text:p>± 0.13 kHz</text:p>
          </table:table-cell>
          <table:table-cell table:number-columns-repeated="245"/>
        </table:table-row>
        <table:table-row table:style-name="ro2">
          <table:table-cell table:number-columns-repeated="252"/>
        </table:table-row>
        <table:table-row table:style-name="ro2">
          <table:table-cell>
            <draw:frame table:end-cell-address="'Data Analysis'.H142" table:end-x="0.397cm" table:end-y="0.298cm" draw:z-index="4" draw:style-name="gr1" svg:width="18.025cm" svg:height="8.449cm" svg:x="0.106cm" svg:y="0.138cm">
              <draw:object draw:notify-on-update-of-ranges="'Data Analysis'.A118:'Data Analysis'.A121 'Data Analysis'.B116:'Data Analysis'.B116 'Data Analysis'.B118:'Data Analysis'.B121 'Data Analysis'.D116:'Data Analysis'.D116 'Data Analysis'.D118:'Data Analysis'.D1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>
            <draw:frame table:end-cell-address="'Data Analysis'.H163" table:end-x="0.423cm" table:end-y="0.338cm" draw:z-index="5" draw:style-name="gr1" svg:width="18.104cm" svg:height="8.449cm" svg:x="0.053cm" svg:y="0.136cm">
              <draw:object draw:notify-on-update-of-ranges="'Data Analysis'.A118:'Data Analysis'.A121 'Data Analysis'.F116:'Data Analysis'.F116 'Data Analysis'.F118:'Data Analysis'.F12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2" table:number-rows-repeated="20">
          <table:table-cell table:number-columns-repeated="252"/>
        </table:table-row>
        <table:table-row table:style-name="ro6">
          <table:table-cell table:style-name="ce30" office:value-type="string">
            <text:p>C++ Optimization Comparison</text:p>
          </table:table-cell>
          <table:table-cell table:style-name="ce40"/>
          <table:table-cell table:style-name="ce30"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9" office:value-type="string" table:number-columns-spanned="2" table:number-rows-spanned="1">
            <text:p>Model Build</text:p>
          </table:table-cell>
          <table:covered-table-cell/>
          <table:table-cell table:style-name="ce9" office:value-type="string" table:number-columns-spanned="2" table:number-rows-spanned="1">
            <text:p>Model Ru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office:value-type="string">
            <text:p>OPT=-O0</text:p>
          </table:table-cell>
          <table:table-cell table:style-name="ce36" table:formula="oooc:=['Processed Data'.B78]" office:value-type="float" office:value="13.975">
            <text:p>13.98 s</text:p>
          </table:table-cell>
          <table:table-cell table:style-name="ce49" table:formula="oooc:=['Processed Data'.D78]" office:value-type="float" office:value="0.229784358672301">
            <text:p>± 0.23 s</text:p>
          </table:table-cell>
          <table:table-cell table:style-name="ce36" table:formula="oooc:=['Processed Data'.B79]" office:value-type="float" office:value="25.0533333333333">
            <text:p>25.05 s</text:p>
          </table:table-cell>
          <table:table-cell table:style-name="ce49" table:formula="oooc:=['Processed Data'.D79]" office:value-type="float" office:value="0.289414711860759">
            <text:p>± 0.29 s</text:p>
          </table:table-cell>
          <table:table-cell table:style-name="ce55" table:formula="oooc:=['Processed Data'.B80]" office:value-type="float" office:value="47.1021450736936">
            <text:p>47.10 kHz</text:p>
          </table:table-cell>
          <table:table-cell table:style-name="ce58" table:formula="oooc:=['Processed Data'.D80]" office:value-type="float" office:value="0.540904217599321">
            <text:p>± 0.54 kHz</text:p>
          </table:table-cell>
          <table:table-cell table:number-columns-repeated="245"/>
        </table:table-row>
        <table:table-row table:style-name="ro2">
          <table:table-cell office:value-type="string">
            <text:p>OPT=-O1</text:p>
          </table:table-cell>
          <table:table-cell table:style-name="ce36" table:formula="oooc:=['Processed Data'.B82]" office:value-type="float" office:value="21.5133333333333">
            <text:p>21.51 s</text:p>
          </table:table-cell>
          <table:table-cell table:style-name="ce49" table:formula="oooc:=['Processed Data'.D82]" office:value-type="float" office:value="0.350085146115136">
            <text:p>± 0.35 s</text:p>
          </table:table-cell>
          <table:table-cell table:style-name="ce36" table:formula="oooc:=['Processed Data'.B83]" office:value-type="float" office:value="13.125">
            <text:p>13.13 s</text:p>
          </table:table-cell>
          <table:table-cell table:style-name="ce49" table:formula="oooc:=['Processed Data'.D83]" office:value-type="float" office:value="0.0484736249107826">
            <text:p>± 0.05 s</text:p>
          </table:table-cell>
          <table:table-cell table:style-name="ce55" table:formula="oooc:=['Processed Data'.B84]" office:value-type="float" office:value="89.8958471681181">
            <text:p>89.90 kHz</text:p>
          </table:table-cell>
          <table:table-cell table:style-name="ce58" table:formula="oooc:=['Processed Data'.D84]" office:value-type="float" office:value="0.332750504758036">
            <text:p>± 0.33 kHz</text:p>
          </table:table-cell>
          <table:table-cell table:number-columns-repeated="245"/>
        </table:table-row>
        <table:table-row table:style-name="ro2">
          <table:table-cell office:value-type="string">
            <text:p>OPT=-O2</text:p>
          </table:table-cell>
          <table:table-cell table:style-name="ce36" table:formula="oooc:=['Processed Data'.B86]" office:value-type="float" office:value="32.7666666666667">
            <text:p>32.77 s</text:p>
          </table:table-cell>
          <table:table-cell table:style-name="ce49" table:formula="oooc:=['Processed Data'.D86]" office:value-type="float" office:value="0.512313907463126">
            <text:p>± 0.51 s</text:p>
          </table:table-cell>
          <table:table-cell table:style-name="ce36" table:formula="oooc:=['Processed Data'.B87]" office:value-type="float" office:value="12.7616666666667">
            <text:p>12.76 s</text:p>
          </table:table-cell>
          <table:table-cell table:style-name="ce49" table:formula="oooc:=['Processed Data'.D87]" office:value-type="float" office:value="0.051958559385651">
            <text:p>± 0.05 s</text:p>
          </table:table-cell>
          <table:table-cell table:style-name="ce55" table:formula="oooc:=['Processed Data'.B88]" office:value-type="float" office:value="92.4555865553567">
            <text:p>92.46 kHz</text:p>
          </table:table-cell>
          <table:table-cell table:style-name="ce58" table:formula="oooc:=['Processed Data'.D88]" office:value-type="float" office:value="0.375244489476422">
            <text:p>± 0.38 kHz</text:p>
          </table:table-cell>
          <table:table-cell table:number-columns-repeated="245"/>
        </table:table-row>
        <table:table-row table:style-name="ro2">
          <table:table-cell office:value-type="string">
            <text:p>OPT=-O3</text:p>
          </table:table-cell>
          <table:table-cell table:style-name="ce36" table:formula="oooc:=['Processed Data'.B72]" office:value-type="float" office:value="35.345">
            <text:p>35.35 s</text:p>
          </table:table-cell>
          <table:table-cell table:style-name="ce49" table:formula="oooc:=['Processed Data'.D72]" office:value-type="float" office:value="0.350978189796747">
            <text:p>± 0.35 s</text:p>
          </table:table-cell>
          <table:table-cell table:style-name="ce36" table:formula="oooc:=['Processed Data'.B73]" office:value-type="float" office:value="12.3875">
            <text:p>12.39 s</text:p>
          </table:table-cell>
          <table:table-cell table:style-name="ce49" table:formula="oooc:=['Processed Data'.D73]" office:value-type="float" office:value="0.0169093691335557">
            <text:p>± 0.02 s</text:p>
          </table:table-cell>
          <table:table-cell table:style-name="ce55" table:formula="oooc:=['Processed Data'.B74]" office:value-type="float" office:value="95.2466824139221">
            <text:p>95.25 kHz</text:p>
          </table:table-cell>
          <table:table-cell table:style-name="ce58" table:formula="oooc:=['Processed Data'.D74]" office:value-type="float" office:value="0.129666279677006">
            <text:p>± 0.13 kHz</text:p>
          </table:table-cell>
          <table:table-cell table:number-columns-repeated="245"/>
        </table:table-row>
        <table:table-row table:style-name="ro2">
          <table:table-cell office:value-type="string">
            <text:p>OPT=-Os</text:p>
          </table:table-cell>
          <table:table-cell table:style-name="ce36" table:formula="oooc:=['Processed Data'.B90]" office:value-type="float" office:value="26.2283333333333">
            <text:p>26.23 s</text:p>
          </table:table-cell>
          <table:table-cell table:style-name="ce49" table:formula="oooc:=['Processed Data'.D90]" office:value-type="float" office:value="0.0383461219787632">
            <text:p>± 0.04 s</text:p>
          </table:table-cell>
          <table:table-cell table:style-name="ce36" table:formula="oooc:=['Processed Data'.B91]" office:value-type="float" office:value="12.2383333333333">
            <text:p>12.24 s</text:p>
          </table:table-cell>
          <table:table-cell table:style-name="ce49" table:formula="oooc:=['Processed Data'.D91]" office:value-type="float" office:value="0.0234195421356512">
            <text:p>± 0.02 s</text:p>
          </table:table-cell>
          <table:table-cell table:style-name="ce55" table:formula="oooc:=['Processed Data'.B92]" office:value-type="float" office:value="96.4075411196859">
            <text:p>96.41 kHz</text:p>
          </table:table-cell>
          <table:table-cell table:style-name="ce58" table:formula="oooc:=['Processed Data'.D92]" office:value-type="float" office:value="0.184501295532692">
            <text:p>± 0.18 kHz</text:p>
          </table:table-cell>
          <table:table-cell table:number-columns-repeated="245"/>
        </table:table-row>
        <table:table-row table:style-name="ro2">
          <table:table-cell>
            <draw:frame table:end-cell-address="'Data Analysis'.H195" table:end-x="0.006cm" table:end-y="0.008cm" draw:z-index="6" draw:style-name="gr1" svg:width="17.74cm" svg:height="8.692cm" svg:x="0cm" svg:y="0.431cm">
              <draw:object draw:notify-on-update-of-ranges="'Data Analysis'.A169:'Data Analysis'.A173 'Data Analysis'.B167:'Data Analysis'.B167 'Data Analysis'.B169:'Data Analysis'.B173 'Data Analysis'.D167:'Data Analysis'.D167 'Data Analysis'.D169:'Data Analysis'.D17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1"/>
        </table:table-row>
        <table:table-row table:style-name="ro2" table:number-rows-repeated="21">
          <table:table-cell table:number-columns-repeated="252"/>
        </table:table-row>
        <table:table-row table:style-name="ro2">
          <table:table-cell>
            <draw:frame table:end-cell-address="'Data Analysis'.H216" table:end-x="0.032cm" table:end-y="0.006cm" draw:z-index="7" draw:style-name="gr1" svg:width="17.766cm" svg:height="8.692cm" svg:x="0cm" svg:y="0.037cm">
              <draw:object draw:notify-on-update-of-ranges="'Data Analysis'.A169:'Data Analysis'.A173 'Data Analysis'.F167:'Data Analysis'.F167 'Data Analysis'.F169:'Data Analysis'.F17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6">
          <table:table-cell table:style-name="ce30" office:value-type="string">
            <text:p>C++ -Os Profiling Comparison</text:p>
          </table:table-cell>
          <table:table-cell table:style-name="ce40"/>
          <table:table-cell table:style-name="ce30"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9" office:value-type="string" table:number-columns-spanned="2" table:number-rows-spanned="1">
            <text:p>Model Build</text:p>
          </table:table-cell>
          <table:covered-table-cell/>
          <table:table-cell table:style-name="ce9" office:value-type="string" table:number-columns-spanned="2" table:number-rows-spanned="1">
            <text:p>Model Ru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table:style-name="ce12" office:value-type="string">
            <text:p>no profile optimization</text:p>
          </table:table-cell>
          <table:table-cell table:style-name="ce36" table:formula="oooc:=['Processed Data'.B90]" office:value-type="float" office:value="26.2283333333333">
            <text:p>26.23 s</text:p>
          </table:table-cell>
          <table:table-cell table:style-name="ce49" table:formula="oooc:=['Processed Data'.D90]" office:value-type="float" office:value="0.0383461219787632">
            <text:p>± 0.04 s</text:p>
          </table:table-cell>
          <table:table-cell table:style-name="ce36" table:formula="oooc:=['Processed Data'.B91]" office:value-type="float" office:value="12.2383333333333">
            <text:p>12.24 s</text:p>
          </table:table-cell>
          <table:table-cell table:style-name="ce49" table:formula="oooc:=['Processed Data'.D91]" office:value-type="float" office:value="0.0234195421356512">
            <text:p>± 0.02 s</text:p>
          </table:table-cell>
          <table:table-cell table:style-name="ce55" table:formula="oooc:=['Processed Data'.B92]" office:value-type="float" office:value="96.4075411196859">
            <text:p>96.41 kHz</text:p>
          </table:table-cell>
          <table:table-cell table:style-name="ce58" table:formula="oooc:=['Processed Data'.D92]" office:value-type="float" office:value="0.184501295532692">
            <text:p>± 0.18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-fbranch-probabilities</text:p>
          </table:table-cell>
          <table:table-cell table:style-name="ce36" table:formula="oooc:=['Processed Data'.B96]" office:value-type="float" office:value="72.4366666666667">
            <text:p>72.44 s</text:p>
          </table:table-cell>
          <table:table-cell table:style-name="ce49" table:formula="oooc:=['Processed Data'.D96]" office:value-type="float" office:value="0.32100622847747">
            <text:p>± 0.32 s</text:p>
          </table:table-cell>
          <table:table-cell table:style-name="ce36" table:formula="oooc:=['Processed Data'.B97]" office:value-type="float" office:value="11.9433333333333">
            <text:p>11.94 s</text:p>
          </table:table-cell>
          <table:table-cell table:style-name="ce49" table:formula="oooc:=['Processed Data'.D97]" office:value-type="float" office:value="0.0302227322029213">
            <text:p>± 0.03 s</text:p>
          </table:table-cell>
          <table:table-cell table:style-name="ce55" table:formula="oooc:=['Processed Data'.B98]" office:value-type="float" office:value="98.789157796079">
            <text:p>98.79 kHz</text:p>
          </table:table-cell>
          <table:table-cell table:style-name="ce58" table:formula="oooc:=['Processed Data'.D98]" office:value-type="float" office:value="0.250175711090703">
            <text:p>± 0.25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vpt</text:p>
          </table:table-cell>
          <table:table-cell table:style-name="ce36" table:formula="oooc:=['Processed Data'.B100]" office:value-type="float" office:value="73.8766666666667">
            <text:p>73.88 s</text:p>
          </table:table-cell>
          <table:table-cell table:style-name="ce49" table:formula="oooc:=['Processed Data'.D100]" office:value-type="float" office:value="2.95906387916216">
            <text:p>± 2.96 s</text:p>
          </table:table-cell>
          <table:table-cell table:style-name="ce36" table:formula="oooc:=['Processed Data'.B101]" office:value-type="float" office:value="11.9266666666667">
            <text:p>11.93 s</text:p>
          </table:table-cell>
          <table:table-cell table:style-name="ce49" table:formula="oooc:=['Processed Data'.D101]" office:value-type="float" office:value="0.0454516357023343">
            <text:p>± 0.05 s</text:p>
          </table:table-cell>
          <table:table-cell table:style-name="ce55" table:formula="oooc:=['Processed Data'.B102]" office:value-type="float" office:value="98.9282449139284">
            <text:p>98.93 kHz</text:p>
          </table:table-cell>
          <table:table-cell table:style-name="ce58" table:formula="oooc:=['Processed Data'.D102]" office:value-type="float" office:value="0.37527744097251">
            <text:p>± 0.38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unroll-loops</text:p>
          </table:table-cell>
          <table:table-cell table:style-name="ce36" table:formula="oooc:=['Processed Data'.B104]" office:value-type="float" office:value="72.6333333333333">
            <text:p>72.63 s</text:p>
          </table:table-cell>
          <table:table-cell table:style-name="ce49" table:formula="oooc:=['Processed Data'.D104]" office:value-type="float" office:value="0.237075538245371">
            <text:p>± 0.24 s</text:p>
          </table:table-cell>
          <table:table-cell table:style-name="ce36" table:formula="oooc:=['Processed Data'.B105]" office:value-type="float" office:value="12.0033333333333">
            <text:p>12.00 s</text:p>
          </table:table-cell>
          <table:table-cell table:style-name="ce49" table:formula="oooc:=['Processed Data'.D105]" office:value-type="float" office:value="0.0489773173943264">
            <text:p>± 0.05 s</text:p>
          </table:table-cell>
          <table:table-cell table:style-name="ce55" table:formula="oooc:=['Processed Data'.B106]" office:value-type="float" office:value="98.2966609348693">
            <text:p>98.30 kHz</text:p>
          </table:table-cell>
          <table:table-cell table:style-name="ce58" table:formula="oooc:=['Processed Data'.D106]" office:value-type="float" office:value="0.401372462892933">
            <text:p>± 0.40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peel-loops</text:p>
          </table:table-cell>
          <table:table-cell table:style-name="ce36" table:formula="oooc:=['Processed Data'.B108]" office:value-type="float" office:value="72.6483333333333">
            <text:p>72.65 s</text:p>
          </table:table-cell>
          <table:table-cell table:style-name="ce49" table:formula="oooc:=['Processed Data'.D108]" office:value-type="float" office:value="0.195631287306149">
            <text:p>± 0.20 s</text:p>
          </table:table-cell>
          <table:table-cell table:style-name="ce36" table:formula="oooc:=['Processed Data'.B109]" office:value-type="float" office:value="12.0183333333333">
            <text:p>12.02 s</text:p>
          </table:table-cell>
          <table:table-cell table:style-name="ce49" table:formula="oooc:=['Processed Data'.D109]" office:value-type="float" office:value="0.0496910893842206">
            <text:p>± 0.05 s</text:p>
          </table:table-cell>
          <table:table-cell table:style-name="ce55" table:formula="oooc:=['Processed Data'.B110]" office:value-type="float" office:value="98.1740389941166">
            <text:p>98.17 kHz</text:p>
          </table:table-cell>
          <table:table-cell table:style-name="ce58" table:formula="oooc:=['Processed Data'.D110]" office:value-type="float" office:value="0.407028348933582">
            <text:p>± 0.41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tracer</text:p>
          </table:table-cell>
          <table:table-cell table:style-name="ce36" table:formula="oooc:=['Processed Data'.B112]" office:value-type="float" office:value="72.6516666666667">
            <text:p>72.65 s</text:p>
          </table:table-cell>
          <table:table-cell table:style-name="ce49" table:formula="oooc:=['Processed Data'.D112]" office:value-type="float" office:value="0.116219602659442">
            <text:p>± 0.12 s</text:p>
          </table:table-cell>
          <table:table-cell table:style-name="ce36" table:formula="oooc:=['Processed Data'.B113]" office:value-type="float" office:value="11.9883333333333">
            <text:p>11.99 s</text:p>
          </table:table-cell>
          <table:table-cell table:style-name="ce49" table:formula="oooc:=['Processed Data'.D113]" office:value-type="float" office:value="0.0507113721572962">
            <text:p>± 0.05 s</text:p>
          </table:table-cell>
          <table:table-cell table:style-name="ce55" table:formula="oooc:=['Processed Data'.B114]" office:value-type="float" office:value="98.4198031785726">
            <text:p>98.42 kHz</text:p>
          </table:table-cell>
          <table:table-cell table:style-name="ce58" table:formula="oooc:=['Processed Data'.D114]" office:value-type="float" office:value="0.41522875091268">
            <text:p>± 0.42 kHz</text:p>
          </table:table-cell>
          <table:table-cell table:number-columns-repeated="245"/>
        </table:table-row>
        <table:table-row table:style-name="ro2">
          <table:table-cell>
            <draw:frame table:end-cell-address="'Data Analysis'.H247" table:end-x="0.006cm" table:end-y="0.395cm" draw:z-index="8" draw:style-name="gr1" svg:width="17.74cm" svg:height="8.663cm" svg:x="0cm" svg:y="0.413cm">
              <draw:object draw:notify-on-update-of-ranges="'Data Analysis'.A221:'Data Analysis'.A226 'Data Analysis'.B219:'Data Analysis'.B219 'Data Analysis'.B221:'Data Analysis'.B226 'Data Analysis'.D219:'Data Analysis'.D219 'Data Analysis'.D221:'Data Analysis'.D2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1"/>
        </table:table-row>
        <table:table-row table:style-name="ro2" table:number-rows-repeated="21">
          <table:table-cell table:number-columns-repeated="252"/>
        </table:table-row>
        <table:table-row table:style-name="ro2">
          <table:table-cell>
            <draw:frame table:end-cell-address="'Data Analysis'.H268" table:end-x="0.423cm" table:end-y="0.418cm" draw:z-index="9" draw:style-name="gr1" svg:width="18.077cm" svg:height="8.664cm" svg:x="0.08cm" svg:y="0.043cm">
              <draw:object draw:notify-on-update-of-ranges="'Data Analysis'.A221:'Data Analysis'.A226 'Data Analysis'.F219:'Data Analysis'.F219 'Data Analysis'.F221:'Data Analysis'.F22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6">
          <table:table-cell table:style-name="ce30" office:value-type="string">
            <text:p>C++ -O3 Profiling Comparison</text:p>
          </table:table-cell>
          <table:table-cell table:style-name="ce40"/>
          <table:table-cell table:style-name="ce30"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9" office:value-type="string" table:number-columns-spanned="2" table:number-rows-spanned="1">
            <text:p>Model Build</text:p>
          </table:table-cell>
          <table:covered-table-cell/>
          <table:table-cell table:style-name="ce9" office:value-type="string" table:number-columns-spanned="2" table:number-rows-spanned="1">
            <text:p>Model Run</text:p>
          </table:table-cell>
          <table:covered-table-cell/>
          <table:table-cell table:style-name="ce54" office:value-type="string" table:number-columns-spanned="2" table:number-rows-spanned="1">
            <text:p>Performance</text:p>
          </table:table-cell>
          <table:covered-table-cell/>
          <table:table-cell table:number-columns-repeated="245"/>
        </table:table-row>
        <table:table-row table:style-name="ro2">
          <table:table-cell table:style-name="ce4" office:value-type="string">
            <text:p>Description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Time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38" office:value-type="string">
            <text:p>Perf</text:p>
          </table:table-cell>
          <table:table-cell table:style-name="ce19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table:style-name="ce12" office:value-type="string">
            <text:p>no profile optimization</text:p>
          </table:table-cell>
          <table:table-cell table:style-name="ce36" table:formula="oooc:=['Processed Data'.B72]" office:value-type="float" office:value="35.345">
            <text:p>35.35 s</text:p>
          </table:table-cell>
          <table:table-cell table:style-name="ce49" table:formula="oooc:=['Processed Data'.D72]" office:value-type="float" office:value="0.350978189796747">
            <text:p>± 0.35 s</text:p>
          </table:table-cell>
          <table:table-cell table:style-name="ce36" table:formula="oooc:=['Processed Data'.B73]" office:value-type="float" office:value="12.3875">
            <text:p>12.39 s</text:p>
          </table:table-cell>
          <table:table-cell table:style-name="ce49" table:formula="oooc:=['Processed Data'.D73]" office:value-type="float" office:value="0.0169093691335557">
            <text:p>± 0.02 s</text:p>
          </table:table-cell>
          <table:table-cell table:style-name="ce55" table:formula="oooc:=['Processed Data'.B74]" office:value-type="float" office:value="95.2466824139221">
            <text:p>95.25 kHz</text:p>
          </table:table-cell>
          <table:table-cell table:style-name="ce58" table:formula="oooc:=['Processed Data'.D74]" office:value-type="float" office:value="0.129666279677006">
            <text:p>± 0.13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-fbranch-probabilities</text:p>
          </table:table-cell>
          <table:table-cell table:style-name="ce36" table:formula="oooc:=['Processed Data'.B118]" office:value-type="float" office:value="83.51">
            <text:p>83.51 s</text:p>
          </table:table-cell>
          <table:table-cell table:style-name="ce49" table:formula="oooc:=['Processed Data'.D118]" office:value-type="float" office:value="0.311463705887638">
            <text:p>± 0.31 s</text:p>
          </table:table-cell>
          <table:table-cell table:style-name="ce36" table:formula="oooc:=['Processed Data'.B119]" office:value-type="float" office:value="9.35666666666667">
            <text:p>9.36 s</text:p>
          </table:table-cell>
          <table:table-cell table:style-name="ce49" table:formula="oooc:=['Processed Data'.D119]" office:value-type="float" office:value="0.0193806425825438">
            <text:p>± 0.02 s</text:p>
          </table:table-cell>
          <table:table-cell table:style-name="ce55" table:formula="oooc:=['Processed Data'.B120]" office:value-type="float" office:value="126.099245768321">
            <text:p>126.10 kHz</text:p>
          </table:table-cell>
          <table:table-cell table:style-name="ce58" table:formula="oooc:=['Processed Data'.D120]" office:value-type="float" office:value="0.262018694996279">
            <text:p>± 0.26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vpt</text:p>
          </table:table-cell>
          <table:table-cell table:style-name="ce36" table:formula="oooc:=['Processed Data'.B122]" office:value-type="float" office:value="83.2766666666667">
            <text:p>83.28 s</text:p>
          </table:table-cell>
          <table:table-cell table:style-name="ce49" table:formula="oooc:=['Processed Data'.D122]" office:value-type="float" office:value="0.173074672399679">
            <text:p>± 0.17 s</text:p>
          </table:table-cell>
          <table:table-cell table:style-name="ce36" table:formula="oooc:=['Processed Data'.B123]" office:value-type="float" office:value="9.335">
            <text:p>9.34 s</text:p>
          </table:table-cell>
          <table:table-cell table:style-name="ce49" table:formula="oooc:=['Processed Data'.D123]" office:value-type="float" office:value="0.00839206440907456">
            <text:p>± 0.01 s</text:p>
          </table:table-cell>
          <table:table-cell table:style-name="ce55" table:formula="oooc:=['Processed Data'.B124]" office:value-type="float" office:value="126.391348808072">
            <text:p>126.39 kHz</text:p>
          </table:table-cell>
          <table:table-cell table:style-name="ce58" table:formula="oooc:=['Processed Data'.D124]" office:value-type="float" office:value="0.113624650284485">
            <text:p>± 0.11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unroll-loops</text:p>
          </table:table-cell>
          <table:table-cell table:style-name="ce36" table:formula="oooc:=['Processed Data'.B126]" office:value-type="float" office:value="83.775">
            <text:p>83.78 s</text:p>
          </table:table-cell>
          <table:table-cell table:style-name="ce49" table:formula="oooc:=['Processed Data'.D126]" office:value-type="float" office:value="0.593467903070876">
            <text:p>± 0.59 s</text:p>
          </table:table-cell>
          <table:table-cell table:style-name="ce36" table:formula="oooc:=['Processed Data'.B127]" office:value-type="float" office:value="9.335">
            <text:p>9.34 s</text:p>
          </table:table-cell>
          <table:table-cell table:style-name="ce49" table:formula="oooc:=['Processed Data'.D127]" office:value-type="float" office:value="0.0158017348207443">
            <text:p>± 0.02 s</text:p>
          </table:table-cell>
          <table:table-cell table:style-name="ce55" table:formula="oooc:=['Processed Data'.B128]" office:value-type="float" office:value="126.391687939249">
            <text:p>126.39 kHz</text:p>
          </table:table-cell>
          <table:table-cell table:style-name="ce58" table:formula="oooc:=['Processed Data'.D128]" office:value-type="float" office:value="0.21426784670373">
            <text:p>± 0.21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peel-loops</text:p>
          </table:table-cell>
          <table:table-cell table:style-name="ce36" table:formula="oooc:=['Processed Data'.B130]" office:value-type="float" office:value="84.61">
            <text:p>84.61 s</text:p>
          </table:table-cell>
          <table:table-cell table:style-name="ce49" table:formula="oooc:=['Processed Data'.D130]" office:value-type="float" office:value="2.02897455868354">
            <text:p>± 2.03 s</text:p>
          </table:table-cell>
          <table:table-cell table:style-name="ce36" table:formula="oooc:=['Processed Data'.B131]" office:value-type="float" office:value="9.26666666666667">
            <text:p>9.27 s</text:p>
          </table:table-cell>
          <table:table-cell table:style-name="ce49" table:formula="oooc:=['Processed Data'.D131]" office:value-type="float" office:value="0.0256381802610199">
            <text:p>± 0.03 s</text:p>
          </table:table-cell>
          <table:table-cell table:style-name="ce55" table:formula="oooc:=['Processed Data'.B132]" office:value-type="float" office:value="127.324506579789">
            <text:p>127.32 kHz</text:p>
          </table:table-cell>
          <table:table-cell table:style-name="ce58" table:formula="oooc:=['Processed Data'.D132]" office:value-type="float" office:value="0.35243824074439">
            <text:p>± 0.35 kHz</text:p>
          </table:table-cell>
          <table:table-cell table:number-columns-repeated="245"/>
        </table:table-row>
        <table:table-row table:style-name="ro2">
          <table:table-cell table:style-name="ce12" office:value-type="string">
            <text:p>add -ftracer</text:p>
          </table:table-cell>
          <table:table-cell table:style-name="ce36" table:formula="oooc:=['Processed Data'.B134]" office:value-type="float" office:value="85.8733333333333">
            <text:p>85.87 s</text:p>
          </table:table-cell>
          <table:table-cell table:style-name="ce49" table:formula="oooc:=['Processed Data'.D134]" office:value-type="float" office:value="0.647731113828151">
            <text:p>± 0.65 s</text:p>
          </table:table-cell>
          <table:table-cell table:style-name="ce36" table:formula="oooc:=['Processed Data'.B135]" office:value-type="float" office:value="9.12666666666667">
            <text:p>9.13 s</text:p>
          </table:table-cell>
          <table:table-cell table:style-name="ce49" table:formula="oooc:=['Processed Data'.D135]" office:value-type="float" office:value="0.0394164518772539">
            <text:p>± 0.04 s</text:p>
          </table:table-cell>
          <table:table-cell table:style-name="ce55" table:formula="oooc:=['Processed Data'.B136]" office:value-type="float" office:value="129.279451791449">
            <text:p>129.28 kHz</text:p>
          </table:table-cell>
          <table:table-cell table:style-name="ce58" table:formula="oooc:=['Processed Data'.D136]" office:value-type="float" office:value="0.554801520969561">
            <text:p>± 0.55 kHz</text:p>
          </table:table-cell>
          <table:table-cell table:number-columns-repeated="245"/>
        </table:table-row>
        <table:table-row table:style-name="ro2">
          <table:table-cell>
            <draw:frame table:end-cell-address="'Data Analysis'.H300" table:end-x="0.032cm" table:end-y="0.377cm" draw:z-index="10" draw:style-name="gr1" svg:width="17.766cm" svg:height="8.718cm" svg:x="0cm" svg:y="0.382cm">
              <draw:object draw:notify-on-update-of-ranges="'Data Analysis'.A274:'Data Analysis'.A279 'Data Analysis'.B272:'Data Analysis'.B272 'Data Analysis'.B274:'Data Analysis'.B279 'Data Analysis'.D272:'Data Analysis'.D272 'Data Analysis'.D274:'Data Analysis'.D27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>
            <draw:frame table:end-cell-address="'Data Analysis'.H321" table:end-x="0.032cm" table:end-y="0.399cm" draw:z-index="11" draw:style-name="gr1" svg:width="17.766cm" svg:height="8.691cm" svg:x="0cm" svg:y="0.432cm">
              <draw:object draw:notify-on-update-of-ranges="'Data Analysis'.A274:'Data Analysis'.A279 'Data Analysis'.F272:'Data Analysis'.F272 'Data Analysis'.F274:'Data Analysis'.F279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6">
          <table:table-cell table:style-name="ce32" office:value-type="string">
            <text:p>Summary</text:p>
          </table:table-cell>
          <table:table-cell table:style-name="ce44"/>
          <table:table-cell table:style-name="ce32" table:number-columns-repeated="5"/>
          <table:table-cell table:style-name="ce30" table:number-columns-repeated="245"/>
        </table:table-row>
        <table:table-row table:style-name="ro2">
          <table:table-cell table:style-name="ce33"/>
          <table:table-cell table:style-name="ce45"/>
          <table:table-cell table:style-name="ce33" table:number-columns-repeated="5"/>
          <table:table-cell table:number-columns-repeated="245"/>
        </table:table-row>
        <table:table-row table:style-name="ro2">
          <table:table-cell table:style-name="ce33"/>
          <table:table-cell table:style-name="ce46" office:value-type="string" table:number-columns-spanned="2" table:number-rows-spanned="1">
            <text:p>Model Build</text:p>
          </table:table-cell>
          <table:covered-table-cell table:style-name="ce33"/>
          <table:table-cell table:style-name="ce46" office:value-type="string" table:number-columns-spanned="2" table:number-rows-spanned="1">
            <text:p>Model Run</text:p>
          </table:table-cell>
          <table:covered-table-cell table:style-name="ce33"/>
          <table:table-cell table:style-name="ce56" office:value-type="string" table:number-columns-spanned="2" table:number-rows-spanned="1">
            <text:p>Performance</text:p>
          </table:table-cell>
          <table:covered-table-cell table:style-name="ce33"/>
          <table:table-cell table:number-columns-repeated="245"/>
        </table:table-row>
        <table:table-row table:style-name="ro2">
          <table:table-cell table:style-name="ce34" office:value-type="string">
            <text:p>Description</text:p>
          </table:table-cell>
          <table:table-cell table:style-name="ce47" office:value-type="string">
            <text:p>Time</text:p>
          </table:table-cell>
          <table:table-cell table:style-name="ce51" table:formula="oooc:=CONF_LIMIT" office:value-type="percentage" office:value="0.95">
            <text:p>95%</text:p>
          </table:table-cell>
          <table:table-cell table:style-name="ce47" office:value-type="string">
            <text:p>Time</text:p>
          </table:table-cell>
          <table:table-cell table:style-name="ce51" table:formula="oooc:=CONF_LIMIT" office:value-type="percentage" office:value="0.95">
            <text:p>95%</text:p>
          </table:table-cell>
          <table:table-cell table:style-name="ce47" office:value-type="string">
            <text:p>Perf</text:p>
          </table:table-cell>
          <table:table-cell table:style-name="ce51" table:formula="oooc:=CONF_LIMIT" office:value-type="percentage" office:value="0.95">
            <text:p>95%</text:p>
          </table:table-cell>
          <table:table-cell table:style-name="ce4" table:number-columns-repeated="245"/>
        </table:table-row>
        <table:table-row table:style-name="ro2">
          <table:table-cell table:style-name="ce35" office:value-type="string">
            <text:p>Baseline event driven simulation</text:p>
          </table:table-cell>
          <table:table-cell table:style-name="ce48" table:formula="oooc:=[.B12]" office:value-type="float" office:value="1.78166666666667">
            <text:p>1.78 s</text:p>
          </table:table-cell>
          <table:table-cell table:style-name="ce52" table:formula="oooc:=[.C12]" office:value-type="float" office:value="0.00935413787370355">
            <text:p>± 0.01 s</text:p>
          </table:table-cell>
          <table:table-cell table:style-name="ce48" table:formula="oooc:=[.D12]" office:value-type="float" office:value="796.841666666667">
            <text:p>796.84 s</text:p>
          </table:table-cell>
          <table:table-cell table:style-name="ce52" table:formula="oooc:=[.E12]" office:value-type="float" office:value="9.15886985055869">
            <text:p>± 9.16 s</text:p>
          </table:table-cell>
          <table:table-cell table:style-name="ce57" table:formula="oooc:=[.F12]" office:value-type="float" office:value="1.48092738007273">
            <text:p>1.48 kHz</text:p>
          </table:table-cell>
          <table:table-cell table:style-name="ce59" table:formula="oooc:=[.G12]" office:value-type="float" office:value="0.0169994144474279">
            <text:p>± 0.02 kHz</text:p>
          </table:table-cell>
          <table:table-cell table:number-columns-repeated="245"/>
        </table:table-row>
        <table:table-row table:style-name="ro2">
          <table:table-cell table:style-name="ce35" office:value-type="string">
            <text:p>Optimized event driven simulation</text:p>
          </table:table-cell>
          <table:table-cell table:style-name="ce48" table:formula="oooc:=[.B14]" office:value-type="float" office:value="1.78">
            <text:p>1.78 s</text:p>
          </table:table-cell>
          <table:table-cell table:style-name="ce52" table:formula="oooc:=[.C14]" office:value-type="float" office:value="0.0182462717048394">
            <text:p>± 0.02 s</text:p>
          </table:table-cell>
          <table:table-cell table:style-name="ce48" table:formula="oooc:=[.D14]" office:value-type="float" office:value="803.388333333333">
            <text:p>803.39 s</text:p>
          </table:table-cell>
          <table:table-cell table:style-name="ce52" table:formula="oooc:=[.E14]" office:value-type="float" office:value="23.2508280897141">
            <text:p>± 23.25 s</text:p>
          </table:table-cell>
          <table:table-cell table:style-name="ce57" table:formula="oooc:=[.F14]" office:value-type="float" office:value="1.4701795159436">
            <text:p>1.47 kHz</text:p>
          </table:table-cell>
          <table:table-cell table:style-name="ce59" table:formula="oooc:=[.G14]" office:value-type="float" office:value="0.0417545162780547">
            <text:p>± 0.04 kHz</text:p>
          </table:table-cell>
          <table:table-cell table:number-columns-repeated="245"/>
        </table:table-row>
        <table:table-row table:style-name="ro2">
          <table:table-cell table:style-name="ce35" office:value-type="string">
            <text:p>Baseline Verilator modeling</text:p>
          </table:table-cell>
          <table:table-cell table:style-name="ce48" table:formula="oooc:=[.B63]" office:value-type="float" office:value="13.9433333333333">
            <text:p>13.94 s</text:p>
          </table:table-cell>
          <table:table-cell table:style-name="ce52" table:formula="oooc:=[.C63]" office:value-type="float" office:value="0.112553443008793">
            <text:p>± 0.11 s</text:p>
          </table:table-cell>
          <table:table-cell table:style-name="ce48" table:formula="oooc:=[.D63]" office:value-type="float" office:value="27.6683333333333">
            <text:p>27.67 s</text:p>
          </table:table-cell>
          <table:table-cell table:style-name="ce52" table:formula="oooc:=[.E63]" office:value-type="float" office:value="0.513231621386685">
            <text:p>± 0.51 s</text:p>
          </table:table-cell>
          <table:table-cell table:style-name="ce57" table:formula="oooc:=[.F63]" office:value-type="float" office:value="42.661473097071">
            <text:p>42.66 kHz</text:p>
          </table:table-cell>
          <table:table-cell table:style-name="ce59" table:formula="oooc:=[.G63]" office:value-type="float" office:value="0.763256473029654">
            <text:p>± 0.76 kHz</text:p>
          </table:table-cell>
          <table:table-cell table:number-columns-repeated="245"/>
        </table:table-row>
        <table:table-row table:style-name="ro2">
          <table:table-cell table:style-name="ce35" office:value-type="string">
            <text:p>Verilator with all language fixes</text:p>
          </table:table-cell>
          <table:table-cell table:style-name="ce48" table:formula="oooc:=[.B71]" office:value-type="float" office:value="13.9083333333333">
            <text:p>13.91 s</text:p>
          </table:table-cell>
          <table:table-cell table:style-name="ce52" table:formula="oooc:=[.C71]" office:value-type="float" office:value="0.122443293485815">
            <text:p>± 0.12 s</text:p>
          </table:table-cell>
          <table:table-cell table:style-name="ce48" table:formula="oooc:=[.D71]" office:value-type="float" office:value="24.845">
            <text:p>24.85 s</text:p>
          </table:table-cell>
          <table:table-cell table:style-name="ce52" table:formula="oooc:=[.E71]" office:value-type="float" office:value="0.153724995295614">
            <text:p>± 0.15 s</text:p>
          </table:table-cell>
          <table:table-cell table:style-name="ce57" table:formula="oooc:=[.F71]" office:value-type="float" office:value="47.4912700032202">
            <text:p>47.49 kHz</text:p>
          </table:table-cell>
          <table:table-cell table:style-name="ce59" table:formula="oooc:=[.G71]" office:value-type="float" office:value="0.292895683427972">
            <text:p>± 0.29 kHz</text:p>
          </table:table-cell>
          <table:table-cell table:number-columns-repeated="245"/>
        </table:table-row>
        <table:table-row table:style-name="ro2">
          <table:table-cell table:style-name="ce35" office:value-type="string">
            <text:p>Verilator g++ -Os</text:p>
          </table:table-cell>
          <table:table-cell table:style-name="ce48" table:formula="oooc:=[.B173]" office:value-type="float" office:value="26.2283333333333">
            <text:p>26.23 s</text:p>
          </table:table-cell>
          <table:table-cell table:style-name="ce52" table:formula="oooc:=[.C173]" office:value-type="float" office:value="0.0383461219787632">
            <text:p>± 0.04 s</text:p>
          </table:table-cell>
          <table:table-cell table:style-name="ce48" table:formula="oooc:=[.D173]" office:value-type="float" office:value="12.2383333333333">
            <text:p>12.24 s</text:p>
          </table:table-cell>
          <table:table-cell table:style-name="ce52" table:formula="oooc:=[.E173]" office:value-type="float" office:value="0.0234195421356512">
            <text:p>± 0.02 s</text:p>
          </table:table-cell>
          <table:table-cell table:style-name="ce57" table:formula="oooc:=[.F173]" office:value-type="float" office:value="96.4075411196859">
            <text:p>96.41 kHz</text:p>
          </table:table-cell>
          <table:table-cell table:style-name="ce59" table:formula="oooc:=[.G173]" office:value-type="float" office:value="0.184501295532692">
            <text:p>± 0.18 kHz</text:p>
          </table:table-cell>
          <table:table-cell table:number-columns-repeated="245"/>
        </table:table-row>
        <table:table-row table:style-name="ro2">
          <table:table-cell table:style-name="ce35" office:value-type="string">
            <text:p>Verilator g++ -O3 and profiling</text:p>
          </table:table-cell>
          <table:table-cell table:style-name="ce48" table:formula="oooc:=[.B279]" office:value-type="float" office:value="85.8733333333333">
            <text:p>85.87 s</text:p>
          </table:table-cell>
          <table:table-cell table:style-name="ce52" table:formula="oooc:=[.C279]" office:value-type="float" office:value="0.647731113828151">
            <text:p>± 0.65 s</text:p>
          </table:table-cell>
          <table:table-cell table:style-name="ce48" table:formula="oooc:=[.D279]" office:value-type="float" office:value="9.12666666666667">
            <text:p>9.13 s</text:p>
          </table:table-cell>
          <table:table-cell table:style-name="ce52" table:formula="oooc:=[.E279]" office:value-type="float" office:value="0.0394164518772539">
            <text:p>± 0.04 s</text:p>
          </table:table-cell>
          <table:table-cell table:style-name="ce57" table:formula="oooc:=[.F279]" office:value-type="float" office:value="129.279451791449">
            <text:p>129.28 kHz</text:p>
          </table:table-cell>
          <table:table-cell table:style-name="ce59" table:formula="oooc:=[.G279]" office:value-type="float" office:value="0.554801520969561">
            <text:p>± 0.55 kHz</text:p>
          </table:table-cell>
          <table:table-cell table:number-columns-repeated="245"/>
        </table:table-row>
        <table:table-row table:style-name="ro2">
          <table:table-cell>
            <draw:frame table:end-cell-address="'Data Analysis'.H353" table:end-x="0.006cm" table:end-y="0.385cm" draw:z-index="12" draw:style-name="gr1" svg:width="17.74cm" svg:height="8.702cm" svg:x="0cm" svg:y="0.406cm">
              <draw:object draw:notify-on-update-of-ranges="'Data Analysis'.A327:'Data Analysis'.A332 'Data Analysis'.B325:'Data Analysis'.B325 'Data Analysis'.B327:'Data Analysis'.B332 'Data Analysis'.D325:'Data Analysis'.D325 'Data Analysis'.D327:'Data Analysis'.D33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39" table:number-columns-repeated="2"/>
          <table:table-cell table:number-columns-repeated="249"/>
        </table:table-row>
        <table:table-row table:style-name="ro2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2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>
            <draw:frame table:end-cell-address="'Data Analysis'.H374" table:end-x="0.032cm" table:end-y="0.38cm" draw:z-index="13" draw:style-name="gr1" svg:width="17.766cm" svg:height="8.718cm" svg:x="0cm" svg:y="0.385cm">
              <draw:object draw:notify-on-update-of-ranges="'Data Analysis'.A327:'Data Analysis'.A332 'Data Analysis'.F325:'Data Analysis'.F325 'Data Analysis'.F327:'Data Analysis'.F33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 table:number-columns-repeated="250"/>
        </table:table-row>
        <table:table-row table:style-name="ro2">
          <table:table-cell table:number-columns-repeated="252"/>
        </table:table-row>
        <table:table-row table:style-name="ro6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6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6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3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>
          <table:table-cell table:number-columns-repeated="252"/>
        </table:table-row>
        <table:table-row table:style-name="ro5">
          <table:table-cell table:style-name="ce30"/>
          <table:table-cell table:style-name="ce37"/>
          <table:table-cell table:style-name="ce30" table:number-columns-repeated="249"/>
          <table:table-cell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29"/>
          <table:table-cell table:number-columns-repeated="250"/>
        </table:table-row>
        <table:table-row table:style-name="ro2" table:number-rows-repeated="4">
          <table:table-cell table:number-columns-repeated="252"/>
        </table:table-row>
        <table:table-row table:style-name="ro2">
          <table:table-cell/>
          <table:table-cell table:style-name="ce7"/>
          <table:table-cell table:number-columns-repeated="250"/>
        </table:table-row>
        <table:table-row table:style-name="ro2" table:number-rows-repeated="3">
          <table:table-cell table:number-columns-repeated="252"/>
        </table:table-row>
        <table:table-row table:style-name="ro2">
          <table:table-cell/>
          <table:table-cell table:style-name="Default"/>
          <table:table-cell table:number-columns-repeated="250"/>
        </table:table-row>
        <table:table-row table:style-name="ro2">
          <table:table-cell table:style-name="ce31"/>
          <table:table-cell table:style-name="ce42"/>
          <table:table-cell table:style-name="ce31" table:number-columns-repeated="249"/>
          <table:table-cell/>
        </table:table-row>
        <table:table-row table:style-name="ro2" table:number-rows-repeated="5">
          <table:table-cell/>
          <table:table-cell table:style-name="ce39" table:number-columns-repeated="2"/>
          <table:table-cell table:number-columns-repeated="249"/>
        </table:table-row>
        <table:table-row table:style-name="ro2">
          <table:table-cell table:number-columns-repeated="252"/>
        </table:table-row>
        <table:table-row table:style-name="ro2">
          <table:table-cell/>
          <table:table-cell table:style-name="ce43"/>
          <table:table-cell table:number-columns-repeated="250"/>
        </table:table-row>
        <table:table-row table:style-name="ro2">
          <table:table-cell/>
          <table:table-cell table:style-name="ce41"/>
          <table:table-cell/>
          <table:table-cell table:style-name="ce53"/>
          <table:table-cell table:number-columns-repeated="248"/>
        </table:table-row>
        <table:table-row table:style-name="ro2" table:number-rows-repeated="64798">
          <table:table-cell table:number-columns-repeated="252"/>
        </table:table-row>
        <table:table-row table:style-name="ro2">
          <table:table-cell table:number-columns-repeated="252"/>
        </table:table-row>
      </table:table>
      <table:named-expressions>
        <table:named-range table:name="CLOCK_CYCLES" table:base-cell-address="$'Command Files'.$K$32" table:cell-range-address="$'Processed Data'.$B$6"/>
        <table:named-range table:name="TIME_95PC" table:base-cell-address="$'Command Files'.$B$6" table:cell-range-address="$'Data Analysis'.$B$6"/>
        <table:named-range table:name="CONF_LIMIT" table:base-cell-address="$'Processed Data'.$B$7" table:cell-range-address="$'Processed Data'.$B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ookman Old Style" svg:font-family="'Bookman Old Style'" style:font-family-generic="roman" style:font-pitch="variable"/>
    <style:font-face style:name="Bookman Old Style1" svg:font-family="'Bookman Old Style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rrow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number:number-style style:name="N108">
      <number:number number:decimal-places="3" number:min-integer-digits="1" number:grouping="true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2" number:min-integer-digits="1" number:grouping="true"/>
      <number:text> s</number:text>
    </number:number-style>
    <number:number-style style:name="N112">
      <number:number number:decimal-places="2" number:min-integer-digits="1"/>
      <number:text> kHz</number:text>
    </number:number-style>
    <number:number-style style:name="N113">
      <number:number number:decimal-places="2" number:min-integer-digits="1"/>
      <number:text> kHz</number:text>
    </number:number-style>
    <number:percentage-style style:name="N114">
      <number:number number:decimal-places="1" number:min-integer-digits="1"/>
      <number:text>%</number:text>
    </number:percentage-style>
    <number:number-style style:name="N115">
      <number:text>+/- </number:text>
      <number:number number:decimal-places="2" number:min-integer-digits="1"/>
    </number:number-style>
    <number:number-style style:name="N116">
      <number:text>± </number:text>
      <number:number number:decimal-places="2" number:min-integer-digits="1"/>
    </number:number-style>
    <number:number-style style:name="N117">
      <number:text>± </number:text>
      <number:number number:decimal-places="2" number:min-integer-digits="1"/>
      <number:text> s</number:text>
    </number:number-style>
    <number:number-style style:name="N118">
      <number:number number:decimal-places="2" number:min-integer-digits="1" number:grouping="true"/>
      <number:text> kHz</number:text>
    </number:number-style>
    <number:number-style style:name="N119">
      <number:text>± </number:text>
      <number:number number:decimal-places="2" number:min-integer-digits="1"/>
      <number:text> kHz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.499cm" fo:margin-bottom="1.499cm" fo:margin-left="1.499cm" fo:margin-right="1.49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T1" style:family="text">
      <style:text-properties style:font-name="Bookman Old Style1" fo:font-weight="250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9">19/02/2009</text:date>, <text:time>12:0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Jeremy Bennett</meta:initial-creator>
    <meta:creation-date>2009-01-24T19:21:30</meta:creation-date>
    <dc:creator>Jeremy Bennett</dc:creator>
    <dc:date>2009-02-19T12:07:17</dc:date>
    <meta:editing-cycles>47</meta:editing-cycles>
    <meta:editing-duration>P5DT10H3M8S</meta:editing-duration>
    <meta:user-defined meta:name="Info 1"/>
    <meta:user-defined meta:name="Info 2"/>
    <meta:user-defined meta:name="Info 3"/>
    <meta:user-defined meta:name="Info 4"/>
    <meta:document-statistic meta:table-count="4" meta:cell-count="3366" meta:object-count="1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display-label="true" chart:tick-marks-major-inner="true" chart:tick-marks-major-outer="true" chart:tick-marks-minor-inner="false" chart:tick-marks-minor-outer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211cm" svg:height="8.267cm" chart:class="chart:line" chart:style-name="ch1">
        <chart:title svg:x="6.457cm" svg:y="0.166cm" chart:style-name="ch2">
          <text:p>Verilator Language Fixes</text:p>
        </chart:title>
        <chart:legend chart:legend-position="end" svg:x="15.55cm" svg:y="3.862cm" chart:style-name="ch3"/>
        <chart:plot-area chart:style-name="ch4" table:cell-range-address="'Data Analysis'.A63:'Data Analysis'.A71 'Data Analysis'.F61:'Data Analysis'.F61 'Data Analysis'.F63:'Data Analysis'.F71 'Data Analysis'.A61:'Data Analysis'.A61" chart:data-source-has-labels="both" svg:x="0.558cm" svg:y="0.842cm" svg:width="16.352cm" svg:height="7.089cm">
          <chart:axis chart:dimension="x" chart:name="primary-x" chart:style-name="ch5">
            <chart:categories table:cell-range-address="'Data Analysis'.A63:'Data Analysis'.A71"/>
          </chart:axis>
          <chart:axis chart:dimension="y" chart:name="primary-y" chart:style-name="ch6">
            <chart:title svg:x="0.395cm" svg:y="5.332cm" chart:style-name="ch7">
              <text:p>Performance</text:p>
            </chart:title>
            <chart:grid chart:style-name="ch8" chart:class="major"/>
          </chart:axis>
          <chart:series chart:style-name="ch9" chart:values-cell-range-address="'Data Analysis'.F63:'Data Analysis'.F71" chart:label-cell-address="'Data Analysis'.F61:'Data Analysis'.F6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Baseline</text:p>
              </table:table-cell>
              <table:table-cell office:value-type="float" office:value="42.661473097071">
                <text:p>42.661473097071</text:p>
              </table:table-cell>
            </table:table-row>
            <table:table-row>
              <table:table-cell office:value-type="string">
                <text:p>CASEX fixed</text:p>
              </table:table-cell>
              <table:table-cell office:value-type="float" office:value="42.7647425575077">
                <text:p>42.7647425575077</text:p>
              </table:table-cell>
            </table:table-row>
            <table:table-row>
              <table:table-cell office:value-type="string">
                <text:p>VARHIDDEN fixed</text:p>
              </table:table-cell>
              <table:table-cell office:value-type="float" office:value="42.6632130750053">
                <text:p>42.6632130750053</text:p>
              </table:table-cell>
            </table:table-row>
            <table:table-row>
              <table:table-cell office:value-type="string">
                <text:p>IMPLICIT fixed</text:p>
              </table:table-cell>
              <table:table-cell office:value-type="float" office:value="42.4998336424209">
                <text:p>42.4998336424209</text:p>
              </table:table-cell>
            </table:table-row>
            <table:table-row>
              <table:table-cell office:value-type="string">
                <text:p>WIDTH fixed</text:p>
              </table:table-cell>
              <table:table-cell office:value-type="float" office:value="43.0424358527925">
                <text:p>43.0424358527925</text:p>
              </table:table-cell>
            </table:table-row>
            <table:table-row>
              <table:table-cell office:value-type="string">
                <text:p>CASEINCOMPLETE fixed</text:p>
              </table:table-cell>
              <table:table-cell office:value-type="float" office:value="43.3088609379719">
                <text:p>43.3088609379719</text:p>
              </table:table-cell>
            </table:table-row>
            <table:table-row>
              <table:table-cell office:value-type="string">
                <text:p>COMBDLY fixed</text:p>
              </table:table-cell>
              <table:table-cell office:value-type="float" office:value="43.1951552763733">
                <text:p>43.1951552763733</text:p>
              </table:table-cell>
            </table:table-row>
            <table:table-row>
              <table:table-cell office:value-type="string">
                <text:p>UNOPTFLAT fixed</text:p>
              </table:table-cell>
              <table:table-cell office:value-type="float" office:value="47.0641175967313">
                <text:p>47.0641175967313</text:p>
              </table:table-cell>
            </table:table-row>
            <table:table-row>
              <table:table-cell office:value-type="string">
                <text:p>SystemVerilog fixed</text:p>
              </table:table-cell>
              <table:table-cell office:value-type="float" office:value="47.4912700032202">
                <text:p>47.491270003220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display-label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105cm" svg:height="8.45cm" chart:class="chart:line" chart:style-name="ch1">
        <chart:title svg:x="5.742cm" svg:y="0.17cm" chart:style-name="ch2">
          <text:p>Verilator OPT Flag Comparison</text:p>
        </chart:title>
        <chart:legend chart:legend-position="end" svg:x="15.446cm" svg:y="3.954cm" chart:style-name="ch3"/>
        <chart:plot-area chart:style-name="ch4" table:cell-range-address="'Data Analysis'.A118:'Data Analysis'.A121 'Data Analysis'.F116:'Data Analysis'.F116 'Data Analysis'.F118:'Data Analysis'.F121 'Data Analysis'.A116:'Data Analysis'.A116" chart:data-source-has-labels="both" svg:x="0.555cm" svg:y="0.852cm" svg:width="15.59cm" svg:height="7.258cm">
          <chart:axis chart:dimension="x" chart:name="primary-x" chart:style-name="ch5">
            <chart:categories table:cell-range-address="'Data Analysis'.A118:'Data Analysis'.A121"/>
          </chart:axis>
          <chart:axis chart:dimension="y" chart:name="primary-y" chart:style-name="ch6">
            <chart:title svg:x="0.394cm" svg:y="5.427cm" chart:style-name="ch7">
              <text:p>Performance</text:p>
            </chart:title>
            <chart:grid chart:style-name="ch8" chart:class="major"/>
          </chart:axis>
          <chart:series chart:style-name="ch9" chart:values-cell-range-address="'Data Analysis'.F118:'Data Analysis'.F121" chart:label-cell-address="'Data Analysis'.F116:'Data Analysis'.F116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No optimization</text:p>
              </table:table-cell>
              <table:table-cell office:value-type="float" office:value="47.4912700032202">
                <text:p>47.4912700032202</text:p>
              </table:table-cell>
            </table:table-row>
            <table:table-row>
              <table:table-cell office:value-type="string">
                <text:p>OPT_FAST=-O3</text:p>
              </table:table-cell>
              <table:table-cell office:value-type="float" office:value="95.5119841764665">
                <text:p>95.5119841764665</text:p>
              </table:table-cell>
            </table:table-row>
            <table:table-row>
              <table:table-cell office:value-type="string">
                <text:p>OPT_SLOW=-O3</text:p>
              </table:table-cell>
              <table:table-cell office:value-type="float" office:value="46.5810523230906">
                <text:p>46.5810523230906</text:p>
              </table:table-cell>
            </table:table-row>
            <table:table-row>
              <table:table-cell office:value-type="string">
                <text:p>OPT=-O3</text:p>
              </table:table-cell>
              <table:table-cell office:value-type="float" office:value="95.2466824139221">
                <text:p>95.24668241392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67cm" svg:height="8.693cm" chart:class="chart:line" chart:style-name="ch1">
        <chart:title svg:x="5.721cm" svg:y="0.174cm" chart:style-name="ch2">
          <text:p>C++ Optimization Comparison</text:p>
        </chart:title>
        <chart:legend chart:legend-position="end" svg:x="15.115cm" svg:y="4.075cm" chart:style-name="ch3"/>
        <chart:plot-area chart:style-name="ch4" table:cell-range-address="'Data Analysis'.A169:'Data Analysis'.A173 'Data Analysis'.F167:'Data Analysis'.F167 'Data Analysis'.F169:'Data Analysis'.F173 'Data Analysis'.A167:'Data Analysis'.A167" chart:data-source-has-labels="both" svg:x="0.546cm" svg:y="0.858cm" svg:width="15.269cm" svg:height="7.483cm">
          <chart:axis chart:dimension="x" chart:name="primary-x" chart:style-name="ch5">
            <chart:categories table:cell-range-address="'Data Analysis'.A169:'Data Analysis'.A173"/>
          </chart:axis>
          <chart:axis chart:dimension="y" chart:name="primary-y" chart:style-name="ch6">
            <chart:title svg:x="0.392cm" svg:y="5.545cm" chart:style-name="ch7">
              <text:p>Performance</text:p>
            </chart:title>
            <chart:grid chart:style-name="ch8" chart:class="major"/>
          </chart:axis>
          <chart:series chart:style-name="ch9" chart:values-cell-range-address="'Data Analysis'.F169:'Data Analysis'.F173" chart:label-cell-address="'Data Analysis'.F167:'Data Analysis'.F16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OPT=-O0</text:p>
              </table:table-cell>
              <table:table-cell office:value-type="float" office:value="47.1021450736936">
                <text:p>47.1021450736936</text:p>
              </table:table-cell>
            </table:table-row>
            <table:table-row>
              <table:table-cell office:value-type="string">
                <text:p>OPT=-O1</text:p>
              </table:table-cell>
              <table:table-cell office:value-type="float" office:value="89.8958471681181">
                <text:p>89.8958471681181</text:p>
              </table:table-cell>
            </table:table-row>
            <table:table-row>
              <table:table-cell office:value-type="string">
                <text:p>OPT=-O2</text:p>
              </table:table-cell>
              <table:table-cell office:value-type="float" office:value="92.4555865553567">
                <text:p>92.4555865553567</text:p>
              </table:table-cell>
            </table:table-row>
            <table:table-row>
              <table:table-cell office:value-type="string">
                <text:p>OPT=-O3</text:p>
              </table:table-cell>
              <table:table-cell office:value-type="float" office:value="95.2466824139221">
                <text:p>95.2466824139221</text:p>
              </table:table-cell>
            </table:table-row>
            <table:table-row>
              <table:table-cell office:value-type="string">
                <text:p>OPT=-Os</text:p>
              </table:table-cell>
              <table:table-cell office:value-type="float" office:value="96.4075411196859">
                <text:p>96.40754111968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18">
      <style:chart-properties chart:display-label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078cm" svg:height="8.665cm" chart:class="chart:line" chart:style-name="ch1">
        <chart:legend chart:legend-position="end" svg:x="15.42cm" svg:y="4.061cm" chart:style-name="ch2"/>
        <chart:plot-area chart:style-name="ch3" table:cell-range-address="'Data Analysis'.A221:'Data Analysis'.A226 'Data Analysis'.F219:'Data Analysis'.F219 'Data Analysis'.F221:'Data Analysis'.F226 'Data Analysis'.A219:'Data Analysis'.A219" chart:data-source-has-labels="both" svg:x="0.554cm" svg:y="0.173cm" svg:width="15.651cm" svg:height="8.142cm">
          <chart:axis chart:dimension="x" chart:name="primary-x" chart:style-name="ch4">
            <chart:categories table:cell-range-address="'Data Analysis'.A221:'Data Analysis'.A226"/>
          </chart:axis>
          <chart:axis chart:dimension="y" chart:name="primary-y" chart:style-name="ch5">
            <chart:title svg:x="0.394cm" svg:y="5.19cm" chart:style-name="ch6">
              <text:p>Performance</text:p>
            </chart:title>
            <chart:grid chart:style-name="ch7" chart:class="major"/>
          </chart:axis>
          <chart:series chart:style-name="ch8" chart:values-cell-range-address="'Data Analysis'.F221:'Data Analysis'.F226" chart:label-cell-address="'Data Analysis'.F219:'Data Analysis'.F219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no profile optimization</text:p>
              </table:table-cell>
              <table:table-cell office:value-type="float" office:value="96.4075411196859">
                <text:p>96.4075411196859</text:p>
              </table:table-cell>
            </table:table-row>
            <table:table-row>
              <table:table-cell office:value-type="string">
                <text:p>-fbranch-probabilities</text:p>
              </table:table-cell>
              <table:table-cell office:value-type="float" office:value="98.789157796079">
                <text:p>98.789157796079</text:p>
              </table:table-cell>
            </table:table-row>
            <table:table-row>
              <table:table-cell office:value-type="string">
                <text:p>add -fvpt</text:p>
              </table:table-cell>
              <table:table-cell office:value-type="float" office:value="98.9282449139284">
                <text:p>98.9282449139284</text:p>
              </table:table-cell>
            </table:table-row>
            <table:table-row>
              <table:table-cell office:value-type="string">
                <text:p>add -funroll-loops</text:p>
              </table:table-cell>
              <table:table-cell office:value-type="float" office:value="98.2966609348693">
                <text:p>98.2966609348693</text:p>
              </table:table-cell>
            </table:table-row>
            <table:table-row>
              <table:table-cell office:value-type="string">
                <text:p>add -fpeel-loops</text:p>
              </table:table-cell>
              <table:table-cell office:value-type="float" office:value="98.1740389941166">
                <text:p>98.1740389941166</text:p>
              </table:table-cell>
            </table:table-row>
            <table:table-row>
              <table:table-cell office:value-type="string">
                <text:p>add -ftracer</text:p>
              </table:table-cell>
              <table:table-cell office:value-type="float" office:value="98.4198031785726">
                <text:p>98.41980317857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display-label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67cm" svg:height="8.692cm" chart:class="chart:line" chart:style-name="ch1">
        <chart:title svg:x="6.208cm" svg:y="0.174cm" chart:style-name="ch2">
          <text:p>C++ Profiling Comparison</text:p>
        </chart:title>
        <chart:legend chart:legend-position="end" svg:x="15.115cm" svg:y="4.075cm" chart:style-name="ch3"/>
        <chart:plot-area chart:style-name="ch4" table:cell-range-address="'Data Analysis'.A274:'Data Analysis'.A279 'Data Analysis'.F272:'Data Analysis'.F272 'Data Analysis'.F274:'Data Analysis'.F279 'Data Analysis'.A272:'Data Analysis'.A272" chart:data-source-has-labels="both" svg:x="0.548cm" svg:y="0.86cm" svg:width="15.482cm" svg:height="7.484cm">
          <chart:axis chart:dimension="x" chart:name="primary-x" chart:style-name="ch5">
            <chart:categories table:cell-range-address="'Data Analysis'.A274:'Data Analysis'.A279"/>
          </chart:axis>
          <chart:axis chart:dimension="y" chart:name="primary-y" chart:style-name="ch6">
            <chart:title svg:x="0.394cm" svg:y="5.548cm" chart:style-name="ch7">
              <text:p>Performance</text:p>
            </chart:title>
            <chart:grid chart:style-name="ch8" chart:class="major"/>
          </chart:axis>
          <chart:series chart:style-name="ch9" chart:values-cell-range-address="'Data Analysis'.F274:'Data Analysis'.F279" chart:label-cell-address="'Data Analysis'.F272:'Data Analysis'.F27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no profile optimization</text:p>
              </table:table-cell>
              <table:table-cell office:value-type="float" office:value="95.2466824139221">
                <text:p>95.2466824139221</text:p>
              </table:table-cell>
            </table:table-row>
            <table:table-row>
              <table:table-cell office:value-type="string">
                <text:p>-fbranch-probabilities</text:p>
              </table:table-cell>
              <table:table-cell office:value-type="float" office:value="126.099245768321">
                <text:p>126.099245768321</text:p>
              </table:table-cell>
            </table:table-row>
            <table:table-row>
              <table:table-cell office:value-type="string">
                <text:p>add -fvpt</text:p>
              </table:table-cell>
              <table:table-cell office:value-type="float" office:value="126.391348808072">
                <text:p>126.391348808072</text:p>
              </table:table-cell>
            </table:table-row>
            <table:table-row>
              <table:table-cell office:value-type="string">
                <text:p>add -funroll-loops</text:p>
              </table:table-cell>
              <table:table-cell office:value-type="float" office:value="126.391687939249">
                <text:p>126.391687939249</text:p>
              </table:table-cell>
            </table:table-row>
            <table:table-row>
              <table:table-cell office:value-type="string">
                <text:p>add -fpeel-loops</text:p>
              </table:table-cell>
              <table:table-cell office:value-type="float" office:value="127.324506579789">
                <text:p>127.324506579789</text:p>
              </table:table-cell>
            </table:table-row>
            <table:table-row>
              <table:table-cell office:value-type="string">
                <text:p>add -ftracer</text:p>
              </table:table-cell>
              <table:table-cell office:value-type="float" office:value="129.279451791449">
                <text:p>129.2794517914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'Bookman Old Style'" style:font-style-name="Negreta" style:font-family-generic="roman" fo:font-size="11pt" fo:font-weight="6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6" style:family="chart" style:data-style-name="N111">
      <style:chart-properties chart:display-label="true" chart:logarithmic="false" chart:maximum="100" chart:reverse-direction="false" text:line-break="false"/>
      <style:graphic-properties svg:stroke-color="#b3b3b3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7" style:family="chart">
      <style:chart-properties style:rotation-angle="90"/>
      <style:text-properties fo:font-family="'Bookman Old Style'" style:font-style-name="Normal" style:font-family-generic="roman" fo:font-size="9pt" fo:font-weight="250" style:font-size-asian="9pt" style:font-size-complex="9pt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stroke="none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41cm" svg:height="8.703cm" chart:class="chart:bar" chart:style-name="ch1">
        <chart:title svg:x="4.737cm" svg:y="0.006cm" chart:style-name="ch2">
          <text:p>Summary Model Build and Run Times</text:p>
        </chart:title>
        <chart:legend chart:legend-position="end" svg:x="9.733cm" svg:y="1.245cm" chart:style-name="ch3"/>
        <chart:plot-area chart:style-name="ch4" table:cell-range-address="'Data Analysis'.A327:'Data Analysis'.B332 'Data Analysis'.A325:'Data Analysis'.B325 'Data Analysis'.D325:'Data Analysis'.D325 'Data Analysis'.D327:'Data Analysis'.D332" chart:data-source-has-labels="both" svg:x="0.142cm" svg:y="0.781cm" svg:width="17.458cm" svg:height="7.758cm">
          <chart:axis chart:dimension="x" chart:name="primary-x" chart:style-name="ch5">
            <chart:categories table:cell-range-address="'Data Analysis'.A327:'Data Analysis'.A332"/>
          </chart:axis>
          <chart:axis chart:dimension="y" chart:name="primary-y" chart:style-name="ch6">
            <chart:title svg:x="-0.011cm" svg:y="5.066cm" chart:style-name="ch7">
              <text:p>Time</text:p>
            </chart:title>
          </chart:axis>
          <chart:series chart:style-name="ch8" chart:values-cell-range-address="'Data Analysis'.B327:'Data Analysis'.B332" chart:label-cell-address="'Data Analysis'.B325:'Data Analysis'.B325" chart:class="chart:bar">
            <chart:data-point chart:repeated="6"/>
          </chart:series>
          <chart:series chart:style-name="ch9" chart:values-cell-range-address="'Data Analysis'.D327:'Data Analysis'.D332" chart:label-cell-address="'Data Analysis'.D325:'Data Analysis'.D3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78166666666667">
                <text:p>1.78166666666667</text:p>
              </table:table-cell>
              <table:table-cell office:value-type="float" office:value="796.841666666667">
                <text:p>796.841666666667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78">
                <text:p>1.78</text:p>
              </table:table-cell>
              <table:table-cell office:value-type="float" office:value="803.388333333333">
                <text:p>803.388333333333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13.9433333333333">
                <text:p>13.9433333333333</text:p>
              </table:table-cell>
              <table:table-cell office:value-type="float" office:value="27.6683333333333">
                <text:p>27.6683333333333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13.9083333333333">
                <text:p>13.9083333333333</text:p>
              </table:table-cell>
              <table:table-cell office:value-type="float" office:value="24.845">
                <text:p>24.845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26.2283333333333">
                <text:p>26.2283333333333</text:p>
              </table:table-cell>
              <table:table-cell office:value-type="float" office:value="12.2383333333333">
                <text:p>12.2383333333333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85.8733333333333">
                <text:p>85.8733333333333</text:p>
              </table:table-cell>
              <table:table-cell office:value-type="float" office:value="9.12666666666667">
                <text:p>9.1266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text-properties fo:font-family="'Bookman Old Style'" style:font-style-name="Negreta" style:font-family-generic="roman" fo:font-size="11pt" fo:font-weight="600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6" style:family="chart" style:data-style-name="N118">
      <style:chart-properties chart:display-label="true" chart:logarithmic="false" chart:reverse-direction="false" text:line-break="false"/>
      <style:graphic-properties svg:stroke-color="#b3b3b3"/>
      <style:text-properties fo:font-family="'Bookman Old Style'" style:font-style-name="Normal" style:font-family-generic="roman" fo:font-size="8pt" fo:font-weight="250" style:font-size-asian="8pt" style:font-size-complex="8pt"/>
    </style:style>
    <style:style style:name="ch7" style:family="chart">
      <style:chart-properties style:rotation-angle="90"/>
      <style:text-properties fo:font-family="'Bookman Old Style'" style:font-style-name="Normal" style:font-family-generic="roman" fo:font-size="9pt" fo:font-weight="250" style:font-size-asian="9pt" style:font-size-complex="9pt"/>
    </style:style>
    <style:style style:name="ch8" style:family="chart">
      <style:chart-properties chart:symbol-type="named-symbol" chart:symbol-name="square" chart:symbol-width="0.15cm" chart:symbol-height="0.15cm">
        <chart:symbol-image/>
      </style:chart-properties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none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7.767cm" svg:height="8.719cm" chart:class="chart:line" chart:style-name="ch1">
        <chart:title svg:x="5.762cm" svg:y="0.174cm" chart:style-name="ch2">
          <text:p>Summary Model Performance</text:p>
        </chart:title>
        <chart:legend chart:legend-position="end" svg:x="4.702cm" svg:y="1.215cm" chart:style-name="ch3"/>
        <chart:plot-area chart:style-name="ch4" table:cell-range-address="'Data Analysis'.A327:'Data Analysis'.A332 'Data Analysis'.F325:'Data Analysis'.F325 'Data Analysis'.F327:'Data Analysis'.F332 'Data Analysis'.A325:'Data Analysis'.A325" chart:data-source-has-labels="both" svg:x="0.215cm" svg:y="0.855cm" svg:width="17.378cm" svg:height="7.861cm">
          <chart:axis chart:dimension="x" chart:name="primary-x" chart:style-name="ch5">
            <chart:categories table:cell-range-address="'Data Analysis'.A327:'Data Analysis'.A332"/>
          </chart:axis>
          <chart:axis chart:dimension="y" chart:name="primary-y" chart:style-name="ch6">
            <chart:title svg:x="0.061cm" svg:y="5.853cm" chart:style-name="ch7">
              <text:p>Performance</text:p>
            </chart:title>
          </chart:axis>
          <chart:series chart:style-name="ch8" chart:values-cell-range-address="'Data Analysis'.F327:'Data Analysis'.F332" chart:label-cell-address="'Data Analysis'.F325:'Data Analysis'.F32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Baseline event driven simulation</text:p>
              </table:table-cell>
              <table:table-cell office:value-type="float" office:value="1.48092738007273">
                <text:p>1.48092738007273</text:p>
              </table:table-cell>
            </table:table-row>
            <table:table-row>
              <table:table-cell office:value-type="string">
                <text:p>Optimized event driven simulation</text:p>
              </table:table-cell>
              <table:table-cell office:value-type="float" office:value="1.4701795159436">
                <text:p>1.4701795159436</text:p>
              </table:table-cell>
            </table:table-row>
            <table:table-row>
              <table:table-cell office:value-type="string">
                <text:p>Baseline Verilator modeling</text:p>
              </table:table-cell>
              <table:table-cell office:value-type="float" office:value="42.661473097071">
                <text:p>42.661473097071</text:p>
              </table:table-cell>
            </table:table-row>
            <table:table-row>
              <table:table-cell office:value-type="string">
                <text:p>Verilator with all language fixes</text:p>
              </table:table-cell>
              <table:table-cell office:value-type="float" office:value="47.4912700032202">
                <text:p>47.4912700032202</text:p>
              </table:table-cell>
            </table:table-row>
            <table:table-row>
              <table:table-cell office:value-type="string">
                <text:p>Verilator g++ -Os</text:p>
              </table:table-cell>
              <table:table-cell office:value-type="float" office:value="96.4075411196859">
                <text:p>96.4075411196859</text:p>
              </table:table-cell>
            </table:table-row>
            <table:table-row>
              <table:table-cell office:value-type="string">
                <text:p>Verilator g++ -O3 and profiling</text:p>
              </table:table-cell>
              <table:table-cell office:value-type="float" office:value="129.279451791449">
                <text:p>129.2794517914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766cm" svg:height="8.654cm" chart:class="chart:bar" chart:style-name="ch1">
        <chart:title svg:x="6.235cm" svg:y="0.174cm" chart:style-name="ch2">
          <text:p>Verilator Language Fixes</text:p>
        </chart:title>
        <chart:legend chart:legend-position="end" svg:x="15.249cm" svg:y="3.879cm" chart:style-name="ch3"/>
        <chart:plot-area chart:style-name="ch4" table:cell-range-address="'Data Analysis'.A63:'Data Analysis'.B71 'Data Analysis'.A61:'Data Analysis'.B61 'Data Analysis'.D61:'Data Analysis'.D61 'Data Analysis'.D63:'Data Analysis'.D71" chart:data-source-has-labels="both" svg:x="0.509cm" svg:y="0.86cm" svg:width="14.385cm" svg:height="7.4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63:'Data Analysis'.A71"/>
          </chart:axis>
          <chart:axis chart:dimension="y" chart:name="primary-y" chart:style-name="ch6">
            <chart:title svg:x="0.356cm" svg:y="4.963cm" chart:style-name="ch7">
              <text:p>Tim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Data Analysis'.B63:'Data Analysis'.B71" chart:label-cell-address="'Data Analysis'.B61:'Data Analysis'.B61" chart:class="chart:bar">
            <chart:data-point chart:repeated="9"/>
          </chart:series>
          <chart:series chart:style-name="ch11" chart:values-cell-range-address="'Data Analysis'.D63:'Data Analysis'.D71" chart:label-cell-address="'Data Analysis'.D61:'Data Analysis'.D6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Baseline</text:p>
              </table:table-cell>
              <table:table-cell office:value-type="float" office:value="13.9433333333333">
                <text:p>13.9433333333333</text:p>
              </table:table-cell>
              <table:table-cell office:value-type="float" office:value="27.6683333333333">
                <text:p>27.6683333333333</text:p>
              </table:table-cell>
            </table:table-row>
            <table:table-row>
              <table:table-cell office:value-type="string">
                <text:p>CASEX fixed</text:p>
              </table:table-cell>
              <table:table-cell office:value-type="float" office:value="13.9133333333333">
                <text:p>13.9133333333333</text:p>
              </table:table-cell>
              <table:table-cell office:value-type="float" office:value="27.5933333333333">
                <text:p>27.5933333333333</text:p>
              </table:table-cell>
            </table:table-row>
            <table:table-row>
              <table:table-cell office:value-type="string">
                <text:p>VARHIDDEN fixed</text:p>
              </table:table-cell>
              <table:table-cell office:value-type="float" office:value="13.905">
                <text:p>13.905</text:p>
              </table:table-cell>
              <table:table-cell office:value-type="float" office:value="27.6583333333333">
                <text:p>27.6583333333333</text:p>
              </table:table-cell>
            </table:table-row>
            <table:table-row>
              <table:table-cell office:value-type="string">
                <text:p>IMPLICIT fixed</text:p>
              </table:table-cell>
              <table:table-cell office:value-type="float" office:value="13.89">
                <text:p>13.89</text:p>
              </table:table-cell>
              <table:table-cell office:value-type="float" office:value="27.7666666666667">
                <text:p>27.7666666666667</text:p>
              </table:table-cell>
            </table:table-row>
            <table:table-row>
              <table:table-cell office:value-type="string">
                <text:p>WIDTH fixed</text:p>
              </table:table-cell>
              <table:table-cell office:value-type="float" office:value="13.9233333333333">
                <text:p>13.9233333333333</text:p>
              </table:table-cell>
              <table:table-cell office:value-type="float" office:value="27.4116666666667">
                <text:p>27.4116666666667</text:p>
              </table:table-cell>
            </table:table-row>
            <table:table-row>
              <table:table-cell office:value-type="string">
                <text:p>CASEINCOMPLETE fixed</text:p>
              </table:table-cell>
              <table:table-cell office:value-type="float" office:value="13.9316666666667">
                <text:p>13.9316666666667</text:p>
              </table:table-cell>
              <table:table-cell office:value-type="float" office:value="27.2433333333333">
                <text:p>27.2433333333333</text:p>
              </table:table-cell>
            </table:table-row>
            <table:table-row>
              <table:table-cell office:value-type="string">
                <text:p>COMBDLY fixed</text:p>
              </table:table-cell>
              <table:table-cell office:value-type="float" office:value="13.9183333333333">
                <text:p>13.9183333333333</text:p>
              </table:table-cell>
              <table:table-cell office:value-type="float" office:value="27.3183333333333">
                <text:p>27.3183333333333</text:p>
              </table:table-cell>
            </table:table-row>
            <table:table-row>
              <table:table-cell office:value-type="string">
                <text:p>UNOPTFLAT fixed</text:p>
              </table:table-cell>
              <table:table-cell office:value-type="float" office:value="13.9533333333333">
                <text:p>13.9533333333333</text:p>
              </table:table-cell>
              <table:table-cell office:value-type="float" office:value="25.0733333333333">
                <text:p>25.0733333333333</text:p>
              </table:table-cell>
            </table:table-row>
            <table:table-row>
              <table:table-cell office:value-type="string">
                <text:p>SystemVerilog fixed</text:p>
              </table:table-cell>
              <table:table-cell office:value-type="float" office:value="13.9083333333333">
                <text:p>13.9083333333333</text:p>
              </table:table-cell>
              <table:table-cell office:value-type="float" office:value="24.845">
                <text:p>24.8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olid-type="cuboid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8.026cm" svg:height="8.45cm" chart:class="chart:bar" chart:style-name="ch1">
        <chart:title svg:x="5.703cm" svg:y="0.17cm" chart:style-name="ch2">
          <text:p>Verilator OPT Flag Comparison</text:p>
        </chart:title>
        <chart:legend chart:legend-position="end" svg:x="15.504cm" svg:y="3.777cm" chart:style-name="ch3"/>
        <chart:plot-area chart:style-name="ch4" table:cell-range-address="'Data Analysis'.A118:'Data Analysis'.B121 'Data Analysis'.A116:'Data Analysis'.B116 'Data Analysis'.D116:'Data Analysis'.D116 'Data Analysis'.D118:'Data Analysis'.D121" chart:data-source-has-labels="both" svg:x="0.36cm" svg:y="0.852cm" svg:width="14.784cm" svg:height="7.2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118:'Data Analysis'.A12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Data Analysis'.B118:'Data Analysis'.B121" chart:label-cell-address="'Data Analysis'.B116:'Data Analysis'.B116" chart:class="chart:bar">
            <chart:data-point chart:repeated="4"/>
          </chart:series>
          <chart:series chart:style-name="ch10" chart:values-cell-range-address="'Data Analysis'.D118:'Data Analysis'.D121" chart:label-cell-address="'Data Analysis'.D116:'Data Analysis'.D1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No optimization</text:p>
              </table:table-cell>
              <table:table-cell office:value-type="float" office:value="13.9083333333333">
                <text:p>13.9083333333333</text:p>
              </table:table-cell>
              <table:table-cell office:value-type="float" office:value="24.845">
                <text:p>24.845</text:p>
              </table:table-cell>
            </table:table-row>
            <table:table-row>
              <table:table-cell office:value-type="string">
                <text:p>OPT_FAST=-O3</text:p>
              </table:table-cell>
              <table:table-cell office:value-type="float" office:value="33.7766666666667">
                <text:p>33.7766666666667</text:p>
              </table:table-cell>
              <table:table-cell office:value-type="float" office:value="12.3533333333333">
                <text:p>12.3533333333333</text:p>
              </table:table-cell>
            </table:table-row>
            <table:table-row>
              <table:table-cell office:value-type="string">
                <text:p>OPT_SLOW=-O3</text:p>
              </table:table-cell>
              <table:table-cell office:value-type="float" office:value="14.195">
                <text:p>14.195</text:p>
              </table:table-cell>
              <table:table-cell office:value-type="float" office:value="25.3516666666667">
                <text:p>25.3516666666667</text:p>
              </table:table-cell>
            </table:table-row>
            <table:table-row>
              <table:table-cell office:value-type="string">
                <text:p>OPT=-O3</text:p>
              </table:table-cell>
              <table:table-cell office:value-type="float" office:value="35.345">
                <text:p>35.345</text:p>
              </table:table-cell>
              <table:table-cell office:value-type="float" office:value="12.3875">
                <text:p>12.3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741cm" svg:height="8.693cm" chart:class="chart:bar" chart:style-name="ch1">
        <chart:title svg:x="5.708cm" svg:y="0.174cm" chart:style-name="ch2">
          <text:p>C++ Optimization Comparison</text:p>
        </chart:title>
        <chart:legend chart:legend-position="end" svg:x="15.225cm" svg:y="3.898cm" chart:style-name="ch3"/>
        <chart:plot-area chart:style-name="ch4" table:cell-range-address="'Data Analysis'.A169:'Data Analysis'.B173 'Data Analysis'.A167:'Data Analysis'.B167 'Data Analysis'.D167:'Data Analysis'.D167 'Data Analysis'.D169:'Data Analysis'.D173" chart:data-source-has-labels="both" svg:x="0.507cm" svg:y="0.86cm" svg:width="14.364cm" svg:height="7.4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169:'Data Analysis'.A173"/>
          </chart:axis>
          <chart:axis chart:dimension="y" chart:name="primary-y" chart:style-name="ch6">
            <chart:title svg:x="0.355cm" svg:y="4.982cm" chart:style-name="ch7">
              <text:p>Tim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Data Analysis'.B169:'Data Analysis'.B173" chart:label-cell-address="'Data Analysis'.B167:'Data Analysis'.B167" chart:class="chart:bar">
            <chart:data-point chart:repeated="5"/>
          </chart:series>
          <chart:series chart:style-name="ch11" chart:values-cell-range-address="'Data Analysis'.D169:'Data Analysis'.D173" chart:label-cell-address="'Data Analysis'.D167:'Data Analysis'.D16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OPT=-O0</text:p>
              </table:table-cell>
              <table:table-cell office:value-type="float" office:value="13.975">
                <text:p>13.975</text:p>
              </table:table-cell>
              <table:table-cell office:value-type="float" office:value="25.0533333333333">
                <text:p>25.0533333333333</text:p>
              </table:table-cell>
            </table:table-row>
            <table:table-row>
              <table:table-cell office:value-type="string">
                <text:p>OPT=-O1</text:p>
              </table:table-cell>
              <table:table-cell office:value-type="float" office:value="21.5133333333333">
                <text:p>21.5133333333333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string">
                <text:p>OPT=-O2</text:p>
              </table:table-cell>
              <table:table-cell office:value-type="float" office:value="32.7666666666667">
                <text:p>32.7666666666667</text:p>
              </table:table-cell>
              <table:table-cell office:value-type="float" office:value="12.7616666666667">
                <text:p>12.7616666666667</text:p>
              </table:table-cell>
            </table:table-row>
            <table:table-row>
              <table:table-cell office:value-type="string">
                <text:p>OPT=-O3</text:p>
              </table:table-cell>
              <table:table-cell office:value-type="float" office:value="35.345">
                <text:p>35.345</text:p>
              </table:table-cell>
              <table:table-cell office:value-type="float" office:value="12.3875">
                <text:p>12.3875</text:p>
              </table:table-cell>
            </table:table-row>
            <table:table-row>
              <table:table-cell office:value-type="string">
                <text:p>OPT=-Os</text:p>
              </table:table-cell>
              <table:table-cell office:value-type="float" office:value="26.2283333333333">
                <text:p>26.2283333333333</text:p>
              </table:table-cell>
              <table:table-cell office:value-type="float" office:value="12.2383333333333">
                <text:p>12.238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741cm" svg:height="8.664cm" chart:class="chart:bar" chart:style-name="ch1">
        <chart:title svg:x="5.749cm" svg:y="0.174cm" chart:style-name="ch2">
          <text:p>C++ -Os Profiling Comparison</text:p>
        </chart:title>
        <chart:legend chart:legend-position="end" svg:x="15.225cm" svg:y="3.884cm" chart:style-name="ch3"/>
        <chart:plot-area chart:style-name="ch4" table:cell-range-address="'Data Analysis'.A221:'Data Analysis'.B226 'Data Analysis'.A219:'Data Analysis'.B219 'Data Analysis'.D219:'Data Analysis'.D219 'Data Analysis'.D221:'Data Analysis'.D226" chart:data-source-has-labels="both" svg:x="0.507cm" svg:y="0.86cm" svg:width="14.364cm" svg:height="7.4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221:'Data Analysis'.A226"/>
          </chart:axis>
          <chart:axis chart:dimension="y" chart:name="primary-y" chart:style-name="ch6">
            <chart:title svg:x="0.355cm" svg:y="4.968cm" chart:style-name="ch7">
              <text:p>Tim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Data Analysis'.B221:'Data Analysis'.B226" chart:label-cell-address="'Data Analysis'.B219:'Data Analysis'.B219" chart:class="chart:bar">
            <chart:data-point chart:repeated="6"/>
          </chart:series>
          <chart:series chart:style-name="ch11" chart:values-cell-range-address="'Data Analysis'.D221:'Data Analysis'.D226" chart:label-cell-address="'Data Analysis'.D219:'Data Analysis'.D21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no profile optimization</text:p>
              </table:table-cell>
              <table:table-cell office:value-type="float" office:value="26.2283333333333">
                <text:p>26.2283333333333</text:p>
              </table:table-cell>
              <table:table-cell office:value-type="float" office:value="12.2383333333333">
                <text:p>12.2383333333333</text:p>
              </table:table-cell>
            </table:table-row>
            <table:table-row>
              <table:table-cell office:value-type="string">
                <text:p>-fbranch-probabilities</text:p>
              </table:table-cell>
              <table:table-cell office:value-type="float" office:value="72.4366666666667">
                <text:p>72.4366666666667</text:p>
              </table:table-cell>
              <table:table-cell office:value-type="float" office:value="11.9433333333333">
                <text:p>11.9433333333333</text:p>
              </table:table-cell>
            </table:table-row>
            <table:table-row>
              <table:table-cell office:value-type="string">
                <text:p>add -fvpt</text:p>
              </table:table-cell>
              <table:table-cell office:value-type="float" office:value="73.8766666666667">
                <text:p>73.8766666666667</text:p>
              </table:table-cell>
              <table:table-cell office:value-type="float" office:value="11.9266666666667">
                <text:p>11.9266666666667</text:p>
              </table:table-cell>
            </table:table-row>
            <table:table-row>
              <table:table-cell office:value-type="string">
                <text:p>add -funroll-loops</text:p>
              </table:table-cell>
              <table:table-cell office:value-type="float" office:value="72.6333333333333">
                <text:p>72.6333333333333</text:p>
              </table:table-cell>
              <table:table-cell office:value-type="float" office:value="12.0033333333333">
                <text:p>12.0033333333333</text:p>
              </table:table-cell>
            </table:table-row>
            <table:table-row>
              <table:table-cell office:value-type="string">
                <text:p>add -fpeel-loops</text:p>
              </table:table-cell>
              <table:table-cell office:value-type="float" office:value="72.6483333333333">
                <text:p>72.6483333333333</text:p>
              </table:table-cell>
              <table:table-cell office:value-type="float" office:value="12.0183333333333">
                <text:p>12.0183333333333</text:p>
              </table:table-cell>
            </table:table-row>
            <table:table-row>
              <table:table-cell office:value-type="string">
                <text:p>add -ftracer</text:p>
              </table:table-cell>
              <table:table-cell office:value-type="float" office:value="72.6516666666667">
                <text:p>72.6516666666667</text:p>
              </table:table-cell>
              <table:table-cell office:value-type="float" office:value="11.9883333333333">
                <text:p>11.988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767cm" svg:height="8.719cm" chart:class="chart:bar" chart:style-name="ch1">
        <chart:title svg:x="5.748cm" svg:y="0.175cm" chart:style-name="ch2">
          <text:p>C++ -O3 Profiling Comparison</text:p>
        </chart:title>
        <chart:legend chart:legend-position="end" svg:x="15.25cm" svg:y="3.911cm" chart:style-name="ch3"/>
        <chart:plot-area chart:style-name="ch4" table:cell-range-address="'Data Analysis'.A274:'Data Analysis'.B279 'Data Analysis'.A272:'Data Analysis'.B272 'Data Analysis'.D272:'Data Analysis'.D272 'Data Analysis'.D274:'Data Analysis'.D279" chart:data-source-has-labels="both" svg:x="0.509cm" svg:y="0.862cm" svg:width="14.386cm" svg:height="7.5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274:'Data Analysis'.A279"/>
          </chart:axis>
          <chart:axis chart:dimension="y" chart:name="primary-y" chart:style-name="ch6">
            <chart:title svg:x="0.356cm" svg:y="4.995cm" chart:style-name="ch7">
              <text:p>Time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Data Analysis'.B274:'Data Analysis'.B279" chart:label-cell-address="'Data Analysis'.B272:'Data Analysis'.B272" chart:class="chart:bar">
            <chart:data-point chart:repeated="6"/>
          </chart:series>
          <chart:series chart:style-name="ch11" chart:values-cell-range-address="'Data Analysis'.D274:'Data Analysis'.D279" chart:label-cell-address="'Data Analysis'.D272:'Data Analysis'.D27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 Build</text:p>
              </table:table-cell>
              <table:table-cell office:value-type="string">
                <text:p>Model Run</text:p>
              </table:table-cell>
            </table:table-row>
          </table:table-header-rows>
          <table:table-rows>
            <table:table-row>
              <table:table-cell office:value-type="string">
                <text:p>no profile optimization</text:p>
              </table:table-cell>
              <table:table-cell office:value-type="float" office:value="35.345">
                <text:p>35.345</text:p>
              </table:table-cell>
              <table:table-cell office:value-type="float" office:value="12.3875">
                <text:p>12.3875</text:p>
              </table:table-cell>
            </table:table-row>
            <table:table-row>
              <table:table-cell office:value-type="string">
                <text:p>-fbranch-probabilities</text:p>
              </table:table-cell>
              <table:table-cell office:value-type="float" office:value="83.51">
                <text:p>83.51</text:p>
              </table:table-cell>
              <table:table-cell office:value-type="float" office:value="9.35666666666667">
                <text:p>9.35666666666667</text:p>
              </table:table-cell>
            </table:table-row>
            <table:table-row>
              <table:table-cell office:value-type="string">
                <text:p>add -fvpt</text:p>
              </table:table-cell>
              <table:table-cell office:value-type="float" office:value="83.2766666666667">
                <text:p>83.2766666666667</text:p>
              </table:table-cell>
              <table:table-cell office:value-type="float" office:value="9.335">
                <text:p>9.335</text:p>
              </table:table-cell>
            </table:table-row>
            <table:table-row>
              <table:table-cell office:value-type="string">
                <text:p>add -funroll-loops</text:p>
              </table:table-cell>
              <table:table-cell office:value-type="float" office:value="83.775">
                <text:p>83.775</text:p>
              </table:table-cell>
              <table:table-cell office:value-type="float" office:value="9.335">
                <text:p>9.335</text:p>
              </table:table-cell>
            </table:table-row>
            <table:table-row>
              <table:table-cell office:value-type="string">
                <text:p>add -fpeel-loops</text:p>
              </table:table-cell>
              <table:table-cell office:value-type="float" office:value="84.61">
                <text:p>84.61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add -ftracer</text:p>
              </table:table-cell>
              <table:table-cell office:value-type="float" office:value="85.8733333333333">
                <text:p>85.8733333333333</text:p>
              </table:table-cell>
              <table:table-cell office:value-type="float" office:value="9.12666666666667">
                <text:p>9.12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1">
      <number:number number:decimal-places="2" number:min-integer-digits="1" number:grouping="true"/>
      <number:text> s</number:text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 style:data-style-name="N1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olid-type="cuboid" chart:symbol-type="named-symbol" chart:symbol-name="diamond" chart:symbol-width="0.25cm" chart:symbol-height="0.25cm"/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7.863cm" svg:height="8.76cm" chart:class="chart:bar" chart:style-name="ch1">
        <chart:title svg:x="6.31cm" svg:y="0.176cm" chart:style-name="ch2">
          <text:p>Icarus Verilog Simulation</text:p>
        </chart:title>
        <chart:legend chart:legend-position="end" svg:x="15.398cm" svg:y="3.932cm" chart:style-name="ch3"/>
        <chart:plot-area chart:style-name="ch4" table:cell-range-address="'Data Analysis'.A12:'Data Analysis'.B14 'Data Analysis'.A10:'Data Analysis'.B10 'Data Analysis'.D10:'Data Analysis'.D10 'Data Analysis'.D12:'Data Analysis'.D14" chart:data-source-has-labels="both" svg:x="0.513cm" svg:y="0.864cm" svg:width="14.528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'Data Analysis'.A12:'Data Analysis'.A14"/>
          </chart:axis>
          <chart:axis chart:dimension="y" chart:name="primary-y" chart:style-name="ch6">
            <chart:title svg:x="0.358cm" svg:y="5.016cm" chart:style-name="ch7">
              <text:p>Time</text:p>
            </chart:title>
            <chart:grid chart:style-name="ch8" chart:class="major"/>
          </chart:axis>
          <chart:axis chart:dimension="y" chart:name="secondary-y" chart:style-name="ch9"/>
          <chart:axis chart:dimension="z" chart:name="primary-z" chart:style-name="ch10"/>
          <chart:series chart:attached-axis="primary-y" chart:style-name="ch11" chart:values-cell-range-address="'Data Analysis'.B12:'Data Analysis'.B14" chart:label-cell-address="'Data Analysis'.B10:'Data Analysis'.B10" chart:class="chart:bar">
            <chart:data-point chart:repeated="3"/>
          </chart:series>
          <chart:series chart:attached-axis="primary-y" chart:style-name="ch12" chart:values-cell-range-address="'Data Analysis'.D12:'Data Analysis'.D14" chart:label-cell-address="'Data Analysis'.D10:'Data Analysis'.D1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oration</text:p>
              </table:table-cell>
              <table:table-cell office:value-type="string">
                <text:p>Simulation</text:p>
              </table:table-cell>
            </table:table-row>
          </table:table-header-rows>
          <table:table-rows>
            <table:table-row>
              <table:table-cell office:value-type="string">
                <text:p>Original baseline</text:p>
              </table:table-cell>
              <table:table-cell office:value-type="float" office:value="1.78166666666667">
                <text:p>1.78166666666667</text:p>
              </table:table-cell>
              <table:table-cell office:value-type="float" office:value="796.841666666667">
                <text:p>796.841666666667</text:p>
              </table:table-cell>
            </table:table-row>
            <table:table-row>
              <table:table-cell office:value-type="string">
                <text:p>Verilator baseline command file</text:p>
              </table:table-cell>
              <table:table-cell office:value-type="float" office:value="1.77333333333333">
                <text:p>1.77333333333333</text:p>
              </table:table-cell>
              <table:table-cell office:value-type="float" office:value="793.326666666667">
                <text:p>793.326666666667</text:p>
              </table:table-cell>
            </table:table-row>
            <table:table-row>
              <table:table-cell office:value-type="string">
                <text:p>Verilator optimized command file</text:p>
              </table:table-cell>
              <table:table-cell office:value-type="float" office:value="1.78">
                <text:p>1.78</text:p>
              </table:table-cell>
              <table:table-cell office:value-type="float" office:value="803.388333333333">
                <text:p>803.388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18">
      <number:number number:decimal-places="2" number:min-integer-digits="1" number:grouping="true"/>
      <number:text> kHz</number:text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8">
      <style:chart-properties chart:display-label="true" chart:tick-marks-major-inner="true" chart:tick-marks-major-outer="true" chart:tick-marks-minor-inner="false" chart:tick-marks-minor-outer="true" chart:logarithmic="false" chart:minimum="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7.784cm" svg:height="8.553cm" chart:class="chart:line" chart:style-name="ch1">
        <chart:title svg:x="6.271cm" svg:y="0.172cm" chart:style-name="ch2">
          <text:p>Icarus Verilog Simulation</text:p>
        </chart:title>
        <chart:legend chart:legend-position="end" svg:x="15.132cm" svg:y="4.005cm" chart:style-name="ch3"/>
        <chart:plot-area chart:style-name="ch4" table:cell-range-address="'Data Analysis'.A12:'Data Analysis'.A14 'Data Analysis'.F10:'Data Analysis'.F10 'Data Analysis'.F12:'Data Analysis'.F14 'Data Analysis'.A10:'Data Analysis'.A10" chart:data-source-has-labels="both" svg:x="0.545cm" svg:y="0.856cm" svg:width="16.544cm" svg:height="7.349cm">
          <chart:axis chart:dimension="x" chart:name="primary-x" chart:style-name="ch5">
            <chart:categories table:cell-range-address="'Data Analysis'.A12:'Data Analysis'.A14"/>
          </chart:axis>
          <chart:axis chart:dimension="y" chart:name="primary-y" chart:style-name="ch6">
            <chart:title svg:x="0.391cm" svg:y="5.476cm" chart:style-name="ch7">
              <text:p>Performance</text:p>
            </chart:title>
            <chart:grid chart:style-name="ch8" chart:class="major"/>
          </chart:axis>
          <chart:series chart:style-name="ch9" chart:values-cell-range-address="'Data Analysis'.F12:'Data Analysis'.F14" chart:label-cell-address="'Data Analysis'.F10:'Data Analysis'.F10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formance</text:p>
              </table:table-cell>
            </table:table-row>
          </table:table-header-rows>
          <table:table-rows>
            <table:table-row>
              <table:table-cell office:value-type="string">
                <text:p>Original baseline</text:p>
              </table:table-cell>
              <table:table-cell office:value-type="float" office:value="1.48092738007273">
                <text:p>1.48092738007273</text:p>
              </table:table-cell>
            </table:table-row>
            <table:table-row>
              <table:table-cell office:value-type="string">
                <text:p>Verilator baseline command file</text:p>
              </table:table-cell>
              <table:table-cell office:value-type="float" office:value="1.48736177170534">
                <text:p>1.48736177170534</text:p>
              </table:table-cell>
            </table:table-row>
            <table:table-row>
              <table:table-cell office:value-type="string">
                <text:p>Verilator optimized command file</text:p>
              </table:table-cell>
              <table:table-cell office:value-type="float" office:value="1.4701795159436">
                <text:p>1.47017951594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